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TOC1" style:family="paragraph">
      <style:paragraph-properties>
        <style:tab-stops>
          <style:tab-stop style:type="right" style:leader-style="dotted" style:leader-text="." style:position="6.693in"/>
        </style:tab-stops>
      </style:paragraph-properties>
    </style:style>
    <style:style style:name="P3" style:parent-style-name="TOC1" style:family="paragraph">
      <style:paragraph-properties>
        <style:tab-stops>
          <style:tab-stop style:type="right" style:leader-style="dotted" style:leader-text="." style:position="6.693in"/>
        </style:tab-stops>
      </style:paragraph-properties>
    </style:style>
    <style:style style:name="P4" style:parent-style-name="TOC2" style:family="paragraph">
      <style:paragraph-properties>
        <style:tab-stops>
          <style:tab-stop style:type="right" style:leader-style="dotted" style:leader-text="." style:position="6.5263in"/>
        </style:tab-stops>
      </style:paragraph-properties>
    </style:style>
    <style:style style:name="P5" style:parent-style-name="TOC1" style:family="paragraph">
      <style:paragraph-properties>
        <style:tab-stops>
          <style:tab-stop style:type="right" style:leader-style="dotted" style:leader-text="." style:position="6.693in"/>
        </style:tab-stops>
      </style:paragraph-properties>
    </style:style>
    <style:style style:name="P6" style:parent-style-name="TOC1" style:family="paragraph">
      <style:paragraph-properties>
        <style:tab-stops>
          <style:tab-stop style:type="right" style:leader-style="dotted" style:leader-text="." style:position="6.693in"/>
        </style:tab-stops>
      </style:paragraph-properties>
    </style:style>
    <style:style style:name="P7" style:parent-style-name="TOC1" style:family="paragraph">
      <style:paragraph-properties>
        <style:tab-stops>
          <style:tab-stop style:type="right" style:leader-style="dotted" style:leader-text="." style:position="6.693in"/>
        </style:tab-stops>
      </style:paragraph-properties>
    </style:style>
    <style:style style:name="P8" style:parent-style-name="TOC2" style:family="paragraph">
      <style:paragraph-properties>
        <style:tab-stops>
          <style:tab-stop style:type="right" style:leader-style="dotted" style:leader-text="." style:position="6.5263in"/>
        </style:tab-stops>
      </style:paragraph-properties>
    </style:style>
    <style:style style:name="P9" style:parent-style-name="TOC2" style:family="paragraph">
      <style:paragraph-properties>
        <style:tab-stops>
          <style:tab-stop style:type="right" style:leader-style="dotted" style:leader-text="." style:position="6.5263in"/>
        </style:tab-stops>
      </style:paragraph-properties>
    </style:style>
    <style:style style:name="P10" style:parent-style-name="TOC2" style:family="paragraph">
      <style:paragraph-properties>
        <style:tab-stops>
          <style:tab-stop style:type="right" style:leader-style="dotted" style:leader-text="." style:position="6.5263in"/>
        </style:tab-stops>
      </style:paragraph-properties>
    </style:style>
    <style:style style:name="P11" style:parent-style-name="TOC1" style:family="paragraph">
      <style:paragraph-properties>
        <style:tab-stops>
          <style:tab-stop style:type="right" style:leader-style="dotted" style:leader-text="." style:position="6.693in"/>
        </style:tab-stops>
      </style:paragraph-properties>
    </style:style>
    <style:style style:name="P12" style:parent-style-name="TOC1" style:family="paragraph">
      <style:paragraph-properties>
        <style:tab-stops>
          <style:tab-stop style:type="right" style:leader-style="dotted" style:leader-text="." style:position="6.693in"/>
        </style:tab-stops>
      </style:paragraph-properties>
    </style:style>
    <style:style style:name="P13" style:parent-style-name="TOC3" style:family="paragraph">
      <style:paragraph-properties>
        <style:tab-stops>
          <style:tab-stop style:type="right" style:leader-style="dotted" style:leader-text="." style:position="6.3597in"/>
        </style:tab-stops>
      </style:paragraph-properties>
    </style:style>
    <style:style style:name="P14" style:parent-style-name="TOC3" style:family="paragraph">
      <style:paragraph-properties>
        <style:tab-stops>
          <style:tab-stop style:type="right" style:leader-style="dotted" style:leader-text="." style:position="6.3597in"/>
        </style:tab-stops>
      </style:paragraph-properties>
    </style:style>
    <style:style style:name="P15" style:parent-style-name="TOC3" style:family="paragraph">
      <style:paragraph-properties>
        <style:tab-stops>
          <style:tab-stop style:type="right" style:leader-style="dotted" style:leader-text="." style:position="6.3597in"/>
        </style:tab-stops>
      </style:paragraph-properties>
    </style:style>
    <style:style style:name="P16" style:parent-style-name="TOC3" style:family="paragraph">
      <style:paragraph-properties>
        <style:tab-stops>
          <style:tab-stop style:type="right" style:leader-style="dotted" style:leader-text="." style:position="6.3597in"/>
        </style:tab-stops>
      </style:paragraph-properties>
    </style:style>
    <style:style style:name="P17" style:parent-style-name="TOC3" style:family="paragraph">
      <style:paragraph-properties>
        <style:tab-stops>
          <style:tab-stop style:type="right" style:leader-style="dotted" style:leader-text="." style:position="6.3597in"/>
        </style:tab-stops>
      </style:paragraph-properties>
    </style:style>
    <style:style style:name="P18" style:parent-style-name="TOC3" style:family="paragraph">
      <style:paragraph-properties>
        <style:tab-stops>
          <style:tab-stop style:type="right" style:leader-style="dotted" style:leader-text="." style:position="6.3597in"/>
        </style:tab-stops>
      </style:paragraph-properties>
    </style:style>
    <style:style style:name="P19" style:parent-style-name="TOC3" style:family="paragraph">
      <style:paragraph-properties>
        <style:tab-stops>
          <style:tab-stop style:type="right" style:leader-style="dotted" style:leader-text="." style:position="6.3597in"/>
        </style:tab-stops>
      </style:paragraph-properties>
    </style:style>
    <style:style style:name="P20" style:parent-style-name="TOC3" style:family="paragraph">
      <style:paragraph-properties>
        <style:tab-stops>
          <style:tab-stop style:type="right" style:leader-style="dotted" style:leader-text="." style:position="6.3597in"/>
        </style:tab-stops>
      </style:paragraph-properties>
    </style:style>
    <style:style style:name="P21" style:parent-style-name="TOC3" style:family="paragraph">
      <style:paragraph-properties>
        <style:tab-stops>
          <style:tab-stop style:type="right" style:leader-style="dotted" style:leader-text="." style:position="6.3597in"/>
        </style:tab-stops>
      </style:paragraph-properties>
    </style:style>
    <style:style style:name="P22" style:parent-style-name="TOC3" style:family="paragraph">
      <style:paragraph-properties>
        <style:tab-stops>
          <style:tab-stop style:type="right" style:leader-style="dotted" style:leader-text="." style:position="6.3597in"/>
        </style:tab-stops>
      </style:paragraph-properties>
    </style:style>
    <style:style style:name="P23" style:parent-style-name="TOC1" style:family="paragraph">
      <style:paragraph-properties>
        <style:tab-stops>
          <style:tab-stop style:type="right" style:leader-style="dotted" style:leader-text="." style:position="6.693in"/>
        </style:tab-stops>
      </style:paragraph-properties>
    </style:style>
    <style:style style:name="P24" style:parent-style-name="TOC3" style:family="paragraph">
      <style:paragraph-properties>
        <style:tab-stops>
          <style:tab-stop style:type="right" style:leader-style="dotted" style:leader-text="." style:position="6.3597in"/>
        </style:tab-stops>
      </style:paragraph-properties>
    </style:style>
    <style:style style:name="P25" style:parent-style-name="TOC3" style:family="paragraph">
      <style:paragraph-properties>
        <style:tab-stops>
          <style:tab-stop style:type="right" style:leader-style="dotted" style:leader-text="." style:position="6.3597in"/>
        </style:tab-stops>
      </style:paragraph-properties>
    </style:style>
    <style:style style:name="P26" style:parent-style-name="TOC3" style:family="paragraph">
      <style:paragraph-properties>
        <style:tab-stops>
          <style:tab-stop style:type="right" style:leader-style="dotted" style:leader-text="." style:position="6.3597in"/>
        </style:tab-stops>
      </style:paragraph-properties>
    </style:style>
    <style:style style:name="P27" style:parent-style-name="TOC3" style:family="paragraph">
      <style:paragraph-properties>
        <style:tab-stops>
          <style:tab-stop style:type="right" style:leader-style="dotted" style:leader-text="." style:position="6.3597in"/>
        </style:tab-stops>
      </style:paragraph-properties>
    </style:style>
    <style:style style:name="P28" style:parent-style-name="TOC3" style:family="paragraph">
      <style:paragraph-properties>
        <style:tab-stops>
          <style:tab-stop style:type="right" style:leader-style="dotted" style:leader-text="." style:position="6.3597in"/>
        </style:tab-stops>
      </style:paragraph-properties>
    </style:style>
    <style:style style:name="P29" style:parent-style-name="TOC3" style:family="paragraph">
      <style:paragraph-properties>
        <style:tab-stops>
          <style:tab-stop style:type="right" style:leader-style="dotted" style:leader-text="." style:position="6.3597in"/>
        </style:tab-stops>
      </style:paragraph-properties>
    </style:style>
    <style:style style:name="P30" style:parent-style-name="TOC3" style:family="paragraph">
      <style:paragraph-properties>
        <style:tab-stops>
          <style:tab-stop style:type="right" style:leader-style="dotted" style:leader-text="." style:position="6.3597in"/>
        </style:tab-stops>
      </style:paragraph-properties>
    </style:style>
    <style:style style:name="P31" style:parent-style-name="TOC3" style:family="paragraph">
      <style:paragraph-properties>
        <style:tab-stops>
          <style:tab-stop style:type="right" style:leader-style="dotted" style:leader-text="." style:position="6.3597in"/>
        </style:tab-stops>
      </style:paragraph-properties>
    </style:style>
    <style:style style:name="P32" style:parent-style-name="TOC3" style:family="paragraph">
      <style:paragraph-properties>
        <style:tab-stops>
          <style:tab-stop style:type="right" style:leader-style="dotted" style:leader-text="." style:position="6.3597in"/>
        </style:tab-stops>
      </style:paragraph-properties>
    </style:style>
    <style:style style:name="P33" style:parent-style-name="TOC3" style:family="paragraph">
      <style:paragraph-properties>
        <style:tab-stops>
          <style:tab-stop style:type="right" style:leader-style="dotted" style:leader-text="." style:position="6.3597in"/>
        </style:tab-stops>
      </style:paragraph-properties>
    </style:style>
    <style:style style:name="P34" style:parent-style-name="TOC3" style:family="paragraph">
      <style:paragraph-properties>
        <style:tab-stops>
          <style:tab-stop style:type="right" style:leader-style="dotted" style:leader-text="." style:position="6.3597in"/>
        </style:tab-stops>
      </style:paragraph-properties>
    </style:style>
    <style:style style:name="P35" style:parent-style-name="TOC3" style:family="paragraph">
      <style:paragraph-properties>
        <style:tab-stops>
          <style:tab-stop style:type="right" style:leader-style="dotted" style:leader-text="." style:position="6.3597in"/>
        </style:tab-stops>
      </style:paragraph-properties>
    </style:style>
    <style:style style:name="P36" style:parent-style-name="TOC3" style:family="paragraph">
      <style:paragraph-properties>
        <style:tab-stops>
          <style:tab-stop style:type="right" style:leader-style="dotted" style:leader-text="." style:position="6.3597in"/>
        </style:tab-stops>
      </style:paragraph-properties>
    </style:style>
    <style:style style:name="P37" style:parent-style-name="TOC3" style:family="paragraph">
      <style:paragraph-properties>
        <style:tab-stops>
          <style:tab-stop style:type="right" style:leader-style="dotted" style:leader-text="." style:position="6.3597in"/>
        </style:tab-stops>
      </style:paragraph-properties>
    </style:style>
    <style:style style:name="P38" style:parent-style-name="TOC3" style:family="paragraph">
      <style:paragraph-properties>
        <style:tab-stops>
          <style:tab-stop style:type="right" style:leader-style="dotted" style:leader-text="." style:position="6.3597in"/>
        </style:tab-stops>
      </style:paragraph-properties>
    </style:style>
    <style:style style:name="P39" style:parent-style-name="TOC3" style:family="paragraph">
      <style:paragraph-properties>
        <style:tab-stops>
          <style:tab-stop style:type="right" style:leader-style="dotted" style:leader-text="." style:position="6.3597in"/>
        </style:tab-stops>
      </style:paragraph-properties>
    </style:style>
    <style:style style:name="P40" style:parent-style-name="TOC3" style:family="paragraph">
      <style:paragraph-properties>
        <style:tab-stops>
          <style:tab-stop style:type="right" style:leader-style="dotted" style:leader-text="." style:position="6.3597in"/>
        </style:tab-stops>
      </style:paragraph-properties>
    </style:style>
    <style:style style:name="P41" style:parent-style-name="TOC3" style:family="paragraph">
      <style:paragraph-properties>
        <style:tab-stops>
          <style:tab-stop style:type="right" style:leader-style="dotted" style:leader-text="." style:position="6.3597in"/>
        </style:tab-stops>
      </style:paragraph-properties>
    </style:style>
    <style:style style:name="P42" style:parent-style-name="TOC3" style:family="paragraph">
      <style:paragraph-properties>
        <style:tab-stops>
          <style:tab-stop style:type="right" style:leader-style="dotted" style:leader-text="." style:position="6.3597in"/>
        </style:tab-stops>
      </style:paragraph-properties>
    </style:style>
    <style:style style:name="P43" style:parent-style-name="TOC3" style:family="paragraph">
      <style:paragraph-properties>
        <style:tab-stops>
          <style:tab-stop style:type="right" style:leader-style="dotted" style:leader-text="." style:position="6.3597in"/>
        </style:tab-stops>
      </style:paragraph-properties>
    </style:style>
    <style:style style:name="P44" style:parent-style-name="TOC3" style:family="paragraph">
      <style:paragraph-properties>
        <style:tab-stops>
          <style:tab-stop style:type="right" style:leader-style="dotted" style:leader-text="." style:position="6.3597in"/>
        </style:tab-stops>
      </style:paragraph-properties>
    </style:style>
    <style:style style:name="P45" style:parent-style-name="TOC3" style:family="paragraph">
      <style:paragraph-properties>
        <style:tab-stops>
          <style:tab-stop style:type="right" style:leader-style="dotted" style:leader-text="." style:position="6.3597in"/>
        </style:tab-stops>
      </style:paragraph-properties>
    </style:style>
    <style:style style:name="P46" style:parent-style-name="TOC3" style:family="paragraph">
      <style:paragraph-properties>
        <style:tab-stops>
          <style:tab-stop style:type="right" style:leader-style="dotted" style:leader-text="." style:position="6.3597in"/>
        </style:tab-stops>
      </style:paragraph-properties>
    </style:style>
    <style:style style:name="P47" style:parent-style-name="TOC3" style:family="paragraph">
      <style:paragraph-properties>
        <style:tab-stops>
          <style:tab-stop style:type="right" style:leader-style="dotted" style:leader-text="." style:position="6.3597in"/>
        </style:tab-stops>
      </style:paragraph-properties>
    </style:style>
    <style:style style:name="P48" style:parent-style-name="TOC1" style:family="paragraph">
      <style:paragraph-properties>
        <style:tab-stops>
          <style:tab-stop style:type="right" style:leader-style="dotted" style:leader-text="." style:position="6.693in"/>
        </style:tab-stops>
      </style:paragraph-properties>
    </style:style>
    <style:style style:name="P49" style:parent-style-name="Heading1" style:family="paragraph">
      <style:paragraph-properties fo:break-before="page"/>
    </style:style>
    <style:style style:name="P50" style:parent-style-name="Textbody" style:family="paragraph">
      <style:paragraph-properties fo:text-align="justify"/>
    </style:style>
    <style:style style:name="T51" style:parent-style-name="DefaultParagraphFont" style:family="text">
      <style:text-properties style:font-name="DejaVu Sans Mono" fo:font-weight="bold" style:font-weight-asian="bold" style:font-weight-complex="bold" fo:color="#21409A"/>
    </style:style>
    <style:style style:name="T52" style:parent-style-name="DefaultParagraphFont" style:family="text">
      <style:text-properties style:font-name="DejaVu Sans Mono" fo:font-weight="bold" style:font-weight-asian="bold" style:font-weight-complex="bold" fo:color="#21409A" fo:language="en" fo:country="US"/>
    </style:style>
    <style:style style:name="T53" style:parent-style-name="DefaultParagraphFont" style:family="text">
      <style:text-properties style:font-name="DejaVu Sans Mono" fo:font-weight="bold" style:font-weight-asian="bold" style:font-weight-complex="bold" fo:color="#21409A"/>
    </style:style>
    <style:style style:name="T54" style:parent-style-name="DefaultParagraphFont" style:family="text">
      <style:text-properties style:font-name="DejaVu Sans Mono" fo:font-weight="bold" style:font-weight-asian="bold" style:font-weight-complex="bold" fo:color="#21409A" fo:language="en" fo:country="US"/>
    </style:style>
    <style:style style:name="T55" style:parent-style-name="DefaultParagraphFont" style:family="text">
      <style:text-properties style:font-name="DejaVu Sans Mono" fo:font-weight="bold" style:font-weight-asian="bold" style:font-weight-complex="bold" fo:color="#21409A"/>
    </style:style>
    <style:style style:name="T56" style:parent-style-name="DefaultParagraphFont" style:family="text">
      <style:text-properties style:font-name="DejaVu Sans Mono" fo:font-weight="bold" style:font-weight-asian="bold" style:font-weight-complex="bold" fo:color="#21409A" fo:language="en" fo:country="US"/>
    </style:style>
    <style:style style:name="T57" style:parent-style-name="DefaultParagraphFont" style:family="text">
      <style:text-properties style:font-name="DejaVu Sans Mono" fo:font-weight="bold" style:font-weight-asian="bold" style:font-weight-complex="bold" fo:color="#21409A"/>
    </style:style>
    <style:style style:name="S1" style:family="section">
      <style:section-properties fo:margin-left="0in" fo:margin-right="0in" style:writing-mode="lr-tb"/>
    </style:style>
    <style:style style:name="T58" style:parent-style-name="DefaultParagraphFont" style:family="text">
      <style:text-properties style:font-name="DejaVu Sans Mono" fo:font-weight="bold" style:font-weight-asian="bold" style:font-weight-complex="bold" fo:color="#21409A"/>
    </style:style>
    <style:style style:name="T59" style:parent-style-name="DefaultParagraphFont" style:family="text">
      <style:text-properties style:font-name="DejaVu Sans Mono" fo:font-weight="bold" style:font-weight-asian="bold" style:font-weight-complex="bold" fo:color="#B47804"/>
    </style:style>
    <style:style style:name="T60" style:parent-style-name="DefaultParagraphFont" style:family="text">
      <style:text-properties style:font-name="DejaVu Sans Mono" fo:font-weight="bold" style:font-weight-asian="bold" style:font-weight-complex="bold" fo:color="#21409A"/>
    </style:style>
    <style:style style:name="T61" style:parent-style-name="DefaultParagraphFont" style:family="text">
      <style:text-properties style:font-name="DejaVu Sans Mono" fo:font-weight="bold" style:font-weight-asian="bold" style:font-weight-complex="bold" fo:color="#21409A" fo:language="en" fo:country="US"/>
    </style:style>
    <style:style style:name="T62" style:parent-style-name="DefaultParagraphFont" style:family="text">
      <style:text-properties style:font-name="DejaVu Sans Mono" fo:font-weight="bold" style:font-weight-asian="bold" style:font-weight-complex="bold" fo:color="#21409A"/>
    </style:style>
    <style:style style:name="T63" style:parent-style-name="DefaultParagraphFont" style:family="text">
      <style:text-properties style:font-name="DejaVu Sans Mono" fo:font-weight="bold" style:font-weight-asian="bold" style:font-weight-complex="bold" fo:color="#21409A" fo:language="en" fo:country="US"/>
    </style:style>
    <style:style style:name="T64" style:parent-style-name="DefaultParagraphFont" style:family="text">
      <style:text-properties style:font-name="DejaVu Sans Mono" fo:font-weight="bold" style:font-weight-asian="bold" style:font-weight-complex="bold" fo:color="#21409A"/>
    </style:style>
    <style:style style:name="T65" style:parent-style-name="DefaultParagraphFont" style:family="text">
      <style:text-properties style:font-name="DejaVu Sans Mono" fo:font-weight="bold" style:font-weight-asian="bold" style:font-weight-complex="bold" fo:color="#21409A" fo:language="en" fo:country="US"/>
    </style:style>
    <style:style style:name="T66" style:parent-style-name="DefaultParagraphFont" style:family="text">
      <style:text-properties style:font-name="DejaVu Sans Mono" fo:font-weight="bold" style:font-weight-asian="bold" style:font-weight-complex="bold" fo:color="#21409A"/>
    </style:style>
    <style:style style:name="T67" style:parent-style-name="DefaultParagraphFont" style:family="text">
      <style:text-properties style:font-name="DejaVu Sans Mono" fo:font-weight="bold" style:font-weight-asian="bold" style:font-weight-complex="bold" fo:color="#21409A"/>
    </style:style>
    <style:style style:name="T68" style:parent-style-name="DefaultParagraphFont" style:family="text">
      <style:text-properties style:font-name="DejaVu Sans Mono" fo:font-weight="bold" style:font-weight-asian="bold" style:font-weight-complex="bold" fo:color="#21409A" fo:language="en" fo:country="US"/>
    </style:style>
    <style:style style:name="T69" style:parent-style-name="DefaultParagraphFont" style:family="text">
      <style:text-properties style:font-name="DejaVu Sans Mono" fo:font-weight="bold" style:font-weight-asian="bold" style:font-weight-complex="bold" fo:color="#21409A"/>
    </style:style>
    <style:style style:name="T70" style:parent-style-name="DefaultParagraphFont" style:family="text">
      <style:text-properties style:font-name="DejaVu Sans Mono" fo:font-weight="bold" style:font-weight-asian="bold" style:font-weight-complex="bold" fo:color="#21409A" fo:language="en" fo:country="US"/>
    </style:style>
    <style:style style:name="T71" style:parent-style-name="DefaultParagraphFont" style:family="text">
      <style:text-properties style:font-name="DejaVu Sans Mono" fo:font-weight="bold" style:font-weight-asian="bold" style:font-weight-complex="bold" fo:color="#21409A"/>
    </style:style>
    <style:style style:name="T72" style:parent-style-name="DefaultParagraphFont" style:family="text">
      <style:text-properties style:font-name="DejaVu Sans Mono" fo:font-weight="bold" style:font-weight-asian="bold" style:font-weight-complex="bold" fo:color="#21409A" fo:language="en" fo:country="US"/>
    </style:style>
    <style:style style:name="T73" style:parent-style-name="DefaultParagraphFont" style:family="text">
      <style:text-properties style:font-name="DejaVu Sans Mono" fo:font-weight="bold" style:font-weight-asian="bold" style:font-weight-complex="bold" fo:color="#21409A"/>
    </style:style>
    <style:style style:name="T74" style:parent-style-name="DefaultParagraphFont" style:family="text">
      <style:text-properties style:font-name="DejaVu Sans Mono" fo:font-weight="bold" style:font-weight-asian="bold" style:font-weight-complex="bold" fo:color="#B47804"/>
    </style:style>
    <style:style style:name="T75" style:parent-style-name="DefaultParagraphFont" style:family="text">
      <style:text-properties style:font-name="DejaVu Sans Mono" fo:font-weight="bold" style:font-weight-asian="bold" style:font-weight-complex="bold" fo:color="#B47804"/>
    </style:style>
    <style:style style:name="T76" style:parent-style-name="DefaultParagraphFont" style:family="text">
      <style:text-properties style:font-name="DejaVu Sans Mono" fo:font-weight="bold" style:font-weight-asian="bold" style:font-weight-complex="bold" fo:color="#21409A"/>
    </style:style>
    <style:style style:name="T77" style:parent-style-name="DefaultParagraphFont" style:family="text">
      <style:text-properties style:font-name="DejaVu Sans Mono" fo:font-weight="bold" style:font-weight-asian="bold" style:font-weight-complex="bold" fo:color="#21409A" fo:language="en" fo:country="US"/>
    </style:style>
    <style:style style:name="T78" style:parent-style-name="DefaultParagraphFont" style:family="text">
      <style:text-properties style:font-name="DejaVu Sans Mono" fo:font-weight="bold" style:font-weight-asian="bold" style:font-weight-complex="bold" fo:color="#21409A" fo:language="en" fo:country="US"/>
    </style:style>
    <style:style style:name="P79" style:parent-style-name="PreformattedText" style:family="paragraph">
      <style:text-properties fo:language="en" fo:country="US"/>
    </style:style>
    <style:style style:name="T80" style:parent-style-name="DefaultParagraphFont" style:family="text">
      <style:text-properties style:font-name="DejaVu Sans Mono" fo:font-weight="bold" style:font-weight-asian="bold" style:font-weight-complex="bold" fo:color="#B47804" fo:language="en" fo:country="US"/>
    </style:style>
    <style:style style:name="T81" style:parent-style-name="DefaultParagraphFont" style:family="text">
      <style:text-properties style:font-name="DejaVu Sans Mono" fo:font-weight="bold" style:font-weight-asian="bold" style:font-weight-complex="bold" fo:color="#B47804"/>
    </style:style>
    <style:style style:name="T82" style:parent-style-name="DefaultParagraphFont" style:family="text">
      <style:text-properties style:font-name="DejaVu Sans Mono" fo:font-weight="bold" style:font-weight-asian="bold" style:font-weight-complex="bold" fo:color="#B47804"/>
    </style:style>
    <style:style style:name="T83" style:parent-style-name="DefaultParagraphFont" style:family="text">
      <style:text-properties style:font-name="DejaVu Sans Mono" fo:font-weight="bold" style:font-weight-asian="bold" style:font-weight-complex="bold" fo:color="#21409A"/>
    </style:style>
    <style:style style:name="T84" style:parent-style-name="DefaultParagraphFont" style:family="text">
      <style:text-properties style:font-name="DejaVu Sans Mono" fo:font-weight="bold" style:font-weight-asian="bold" style:font-weight-complex="bold" fo:color="#21409A" fo:language="en" fo:country="US"/>
    </style:style>
    <style:style style:name="T85" style:parent-style-name="DefaultParagraphFont" style:family="text">
      <style:text-properties style:font-name="DejaVu Sans Mono" fo:font-weight="bold" style:font-weight-asian="bold" style:font-weight-complex="bold" fo:color="#21409A" fo:language="en" fo:country="US"/>
    </style:style>
    <style:style style:name="T86" style:parent-style-name="DefaultParagraphFont" style:family="text">
      <style:text-properties style:font-name="DejaVu Sans Mono" fo:font-weight="bold" style:font-weight-asian="bold" style:font-weight-complex="bold" fo:color="#21409A" fo:language="en" fo:country="US"/>
    </style:style>
    <style:style style:name="T87" style:parent-style-name="DefaultParagraphFont" style:family="text">
      <style:text-properties style:font-name="DejaVu Sans Mono" fo:font-weight="bold" style:font-weight-asian="bold" style:font-weight-complex="bold" fo:color="#21409A"/>
    </style:style>
    <style:style style:name="T88" style:parent-style-name="DefaultParagraphFont" style:family="text">
      <style:text-properties style:font-name="DejaVu Sans Mono" fo:font-weight="bold" style:font-weight-asian="bold" style:font-weight-complex="bold" fo:color="#21409A"/>
    </style:style>
    <style:style style:name="T89" style:parent-style-name="DefaultParagraphFont" style:family="text">
      <style:text-properties style:font-name="DejaVu Sans Mono" fo:font-weight="bold" style:font-weight-asian="bold" style:font-weight-complex="bold" fo:color="#21409A" fo:language="en" fo:country="US"/>
    </style:style>
    <style:style style:name="T90" style:parent-style-name="DefaultParagraphFont" style:family="text">
      <style:text-properties style:font-name="DejaVu Sans Mono" fo:font-weight="bold" style:font-weight-asian="bold" style:font-weight-complex="bold" fo:color="#21409A"/>
    </style:style>
    <style:style style:name="T91" style:parent-style-name="DefaultParagraphFont" style:family="text">
      <style:text-properties style:font-name="DejaVu Sans Mono" fo:font-weight="bold" style:font-weight-asian="bold" style:font-weight-complex="bold" fo:color="#21409A" fo:language="en" fo:country="US"/>
    </style:style>
    <style:style style:name="T92" style:parent-style-name="DefaultParagraphFont" style:family="text">
      <style:text-properties style:font-name="DejaVu Sans Mono" fo:font-weight="bold" style:font-weight-asian="bold" style:font-weight-complex="bold" fo:color="#21409A"/>
    </style:style>
    <style:style style:name="T93" style:parent-style-name="DefaultParagraphFont" style:family="text">
      <style:text-properties style:font-name="DejaVu Sans Mono" fo:font-weight="bold" style:font-weight-asian="bold" style:font-weight-complex="bold" fo:color="#21409A" fo:language="en" fo:country="US"/>
    </style:style>
    <style:style style:name="T94" style:parent-style-name="DefaultParagraphFont" style:family="text">
      <style:text-properties style:font-name="DejaVu Sans Mono" fo:font-weight="bold" style:font-weight-asian="bold" style:font-weight-complex="bold" fo:color="#21409A"/>
    </style:style>
    <style:style style:name="T95" style:parent-style-name="DefaultParagraphFont" style:family="text">
      <style:text-properties style:font-name="DejaVu Sans Mono" fo:font-weight="bold" style:font-weight-asian="bold" style:font-weight-complex="bold" fo:color="#B47804"/>
    </style:style>
    <style:style style:name="T96" style:parent-style-name="DefaultParagraphFont" style:family="text">
      <style:text-properties style:font-name="DejaVu Sans Mono" fo:font-weight="bold" style:font-weight-asian="bold" style:font-weight-complex="bold" fo:color="#B47804"/>
    </style:style>
    <style:style style:name="T97" style:parent-style-name="DefaultParagraphFont" style:family="text">
      <style:text-properties style:font-name="DejaVu Sans Mono" fo:font-weight="bold" style:font-weight-asian="bold" style:font-weight-complex="bold" fo:color="#21409A"/>
    </style:style>
    <style:style style:name="T98" style:parent-style-name="DefaultParagraphFont" style:family="text">
      <style:text-properties style:font-name="DejaVu Sans Mono" fo:font-weight="bold" style:font-weight-asian="bold" style:font-weight-complex="bold" fo:color="#21409A" fo:language="en" fo:country="US"/>
    </style:style>
    <style:style style:name="P99" style:parent-style-name="PreformattedText" style:family="paragraph">
      <style:text-properties fo:language="en" fo:country="US"/>
    </style:style>
    <style:style style:name="T100" style:parent-style-name="DefaultParagraphFont" style:family="text">
      <style:text-properties style:font-name="DejaVu Sans Mono" fo:font-weight="bold" style:font-weight-asian="bold" style:font-weight-complex="bold" fo:color="#B47804" fo:language="en" fo:country="US"/>
    </style:style>
    <style:style style:name="T101" style:parent-style-name="DefaultParagraphFont" style:family="text">
      <style:text-properties style:font-name="DejaVu Sans Mono" fo:font-weight="bold" style:font-weight-asian="bold" style:font-weight-complex="bold" fo:color="#B47804"/>
    </style:style>
    <style:style style:name="T102" style:parent-style-name="DefaultParagraphFont" style:family="text">
      <style:text-properties style:font-name="DejaVu Sans Mono" fo:font-weight="bold" style:font-weight-asian="bold" style:font-weight-complex="bold" fo:color="#21409A"/>
    </style:style>
    <style:style style:name="T103" style:parent-style-name="DefaultParagraphFont" style:family="text">
      <style:text-properties style:font-name="DejaVu Sans Mono" fo:font-weight="bold" style:font-weight-asian="bold" style:font-weight-complex="bold" fo:color="#21409A" fo:language="en" fo:country="US"/>
    </style:style>
    <style:style style:name="T104" style:parent-style-name="DefaultParagraphFont" style:family="text">
      <style:text-properties style:font-name="DejaVu Sans Mono" fo:font-weight="bold" style:font-weight-asian="bold" style:font-weight-complex="bold" fo:color="#21409A" fo:language="en" fo:country="US"/>
    </style:style>
    <style:style style:name="T105" style:parent-style-name="DefaultParagraphFont" style:family="text">
      <style:text-properties style:font-name="DejaVu Sans Mono" fo:font-weight="bold" style:font-weight-asian="bold" style:font-weight-complex="bold" fo:color="#21409A"/>
    </style:style>
    <style:style style:name="T106" style:parent-style-name="DefaultParagraphFont" style:family="text">
      <style:text-properties style:font-name="DejaVu Sans Mono" fo:font-weight="bold" style:font-weight-asian="bold" style:font-weight-complex="bold" fo:color="#B47804"/>
    </style:style>
    <style:style style:name="T107" style:parent-style-name="DefaultParagraphFont" style:family="text">
      <style:text-properties style:font-name="DejaVu Sans Mono" fo:font-weight="bold" style:font-weight-asian="bold" style:font-weight-complex="bold" fo:color="#21409A"/>
    </style:style>
    <style:style style:name="T108" style:parent-style-name="DefaultParagraphFont" style:family="text">
      <style:text-properties style:font-name="DejaVu Sans Mono" fo:font-weight="bold" style:font-weight-asian="bold" style:font-weight-complex="bold" fo:color="#21409A" fo:language="en" fo:country="US"/>
    </style:style>
    <style:style style:name="T109" style:parent-style-name="DefaultParagraphFont" style:family="text">
      <style:text-properties style:font-name="DejaVu Sans Mono" fo:font-weight="bold" style:font-weight-asian="bold" style:font-weight-complex="bold" fo:color="#21409A" fo:language="en" fo:country="US"/>
    </style:style>
    <style:style style:name="T110" style:parent-style-name="DefaultParagraphFont" style:family="text">
      <style:text-properties style:font-name="DejaVu Sans Mono" fo:font-weight="bold" style:font-weight-asian="bold" style:font-weight-complex="bold" fo:color="#21409A" fo:language="en" fo:country="US"/>
    </style:style>
    <style:style style:name="T111" style:parent-style-name="DefaultParagraphFont" style:family="text">
      <style:text-properties style:font-name="DejaVu Sans Mono" fo:font-weight="bold" style:font-weight-asian="bold" style:font-weight-complex="bold" fo:color="#21409A"/>
    </style:style>
    <style:style style:name="T112" style:parent-style-name="DefaultParagraphFont" style:family="text">
      <style:text-properties style:font-name="DejaVu Sans Mono" fo:font-weight="bold" style:font-weight-asian="bold" style:font-weight-complex="bold" fo:color="#21409A"/>
    </style:style>
    <style:style style:name="T113" style:parent-style-name="DefaultParagraphFont" style:family="text">
      <style:text-properties style:font-name="DejaVu Sans Mono" fo:font-weight="bold" style:font-weight-asian="bold" style:font-weight-complex="bold" fo:color="#21409A" fo:language="en" fo:country="US"/>
    </style:style>
    <style:style style:name="T114" style:parent-style-name="DefaultParagraphFont" style:family="text">
      <style:text-properties style:font-name="DejaVu Sans Mono" fo:font-weight="bold" style:font-weight-asian="bold" style:font-weight-complex="bold" fo:color="#21409A"/>
    </style:style>
    <style:style style:name="T115" style:parent-style-name="DefaultParagraphFont" style:family="text">
      <style:text-properties style:font-name="DejaVu Sans Mono" fo:font-weight="bold" style:font-weight-asian="bold" style:font-weight-complex="bold" fo:color="#21409A" fo:language="en" fo:country="US"/>
    </style:style>
    <style:style style:name="T116" style:parent-style-name="DefaultParagraphFont" style:family="text">
      <style:text-properties style:font-name="DejaVu Sans Mono" fo:font-weight="bold" style:font-weight-asian="bold" style:font-weight-complex="bold" fo:color="#21409A"/>
    </style:style>
    <style:style style:name="T117" style:parent-style-name="DefaultParagraphFont" style:family="text">
      <style:text-properties style:font-name="DejaVu Sans Mono" fo:font-weight="bold" style:font-weight-asian="bold" style:font-weight-complex="bold" fo:color="#B47804"/>
    </style:style>
    <style:style style:name="T118" style:parent-style-name="DefaultParagraphFont" style:family="text">
      <style:text-properties style:font-name="DejaVu Sans Mono" fo:font-weight="bold" style:font-weight-asian="bold" style:font-weight-complex="bold" fo:color="#21409A"/>
    </style:style>
    <style:style style:name="T119" style:parent-style-name="DefaultParagraphFont" style:family="text">
      <style:text-properties style:font-name="DejaVu Sans Mono" fo:font-weight="bold" style:font-weight-asian="bold" style:font-weight-complex="bold" fo:color="#21409A" fo:language="en" fo:country="US"/>
    </style:style>
    <style:style style:name="T120" style:parent-style-name="DefaultParagraphFont" style:family="text">
      <style:text-properties style:font-name="DejaVu Sans Mono" fo:font-weight="bold" style:font-weight-asian="bold" style:font-weight-complex="bold" fo:color="#21409A" fo:language="en" fo:country="US"/>
    </style:style>
    <style:style style:name="T121" style:parent-style-name="DefaultParagraphFont" style:family="text">
      <style:text-properties style:font-name="DejaVu Sans Mono" fo:font-weight="bold" style:font-weight-asian="bold" style:font-weight-complex="bold" fo:color="#21409A"/>
    </style:style>
    <style:style style:name="T122" style:parent-style-name="DefaultParagraphFont" style:family="text">
      <style:text-properties style:font-name="DejaVu Sans Mono" fo:font-weight="bold" style:font-weight-asian="bold" style:font-weight-complex="bold" fo:color="#21409A"/>
    </style:style>
    <style:style style:name="T123" style:parent-style-name="DefaultParagraphFont" style:family="text">
      <style:text-properties style:font-name="DejaVu Sans Mono" fo:font-weight="bold" style:font-weight-asian="bold" style:font-weight-complex="bold" fo:color="#21409A" fo:language="en" fo:country="US"/>
    </style:style>
    <style:style style:name="T124" style:parent-style-name="DefaultParagraphFont" style:family="text">
      <style:text-properties style:font-name="DejaVu Sans Mono" fo:font-weight="bold" style:font-weight-asian="bold" style:font-weight-complex="bold" fo:color="#21409A"/>
    </style:style>
    <style:style style:name="T125" style:parent-style-name="DefaultParagraphFont" style:family="text">
      <style:text-properties style:font-name="DejaVu Sans Mono" fo:font-weight="bold" style:font-weight-asian="bold" style:font-weight-complex="bold" fo:color="#21409A" fo:language="en" fo:country="US"/>
    </style:style>
    <style:style style:name="T126" style:parent-style-name="DefaultParagraphFont" style:family="text">
      <style:text-properties style:font-name="DejaVu Sans Mono" fo:font-weight="bold" style:font-weight-asian="bold" style:font-weight-complex="bold" fo:color="#21409A"/>
    </style:style>
    <style:style style:name="T127" style:parent-style-name="DefaultParagraphFont" style:family="text">
      <style:text-properties style:font-name="DejaVu Sans Mono" fo:font-weight="bold" style:font-weight-asian="bold" style:font-weight-complex="bold" fo:color="#21409A" fo:language="en" fo:country="US"/>
    </style:style>
    <style:style style:name="T128" style:parent-style-name="DefaultParagraphFont" style:family="text">
      <style:text-properties style:font-name="DejaVu Sans Mono" fo:font-weight="bold" style:font-weight-asian="bold" style:font-weight-complex="bold" fo:color="#21409A"/>
    </style:style>
    <style:style style:name="T129" style:parent-style-name="DefaultParagraphFont" style:family="text">
      <style:text-properties style:font-name="DejaVu Sans Mono" fo:font-weight="bold" style:font-weight-asian="bold" style:font-weight-complex="bold" fo:color="#21409A"/>
    </style:style>
    <style:style style:name="T130" style:parent-style-name="DefaultParagraphFont" style:family="text">
      <style:text-properties style:font-name="DejaVu Sans Mono" fo:font-weight="bold" style:font-weight-asian="bold" style:font-weight-complex="bold" fo:color="#B47804"/>
    </style:style>
    <style:style style:name="T131" style:parent-style-name="DefaultParagraphFont" style:family="text">
      <style:text-properties style:font-name="DejaVu Sans Mono" fo:font-weight="bold" style:font-weight-asian="bold" style:font-weight-complex="bold" fo:color="#B47804"/>
    </style:style>
    <style:style style:name="T132" style:parent-style-name="DefaultParagraphFont" style:family="text">
      <style:text-properties style:font-name="DejaVu Sans Mono" fo:font-weight="bold" style:font-weight-asian="bold" style:font-weight-complex="bold" fo:color="#21409A"/>
    </style:style>
    <style:style style:name="T133" style:parent-style-name="DefaultParagraphFont" style:family="text">
      <style:text-properties style:font-name="DejaVu Sans Mono" fo:font-weight="bold" style:font-weight-asian="bold" style:font-weight-complex="bold" fo:color="#21409A" fo:language="en" fo:country="US"/>
    </style:style>
    <style:style style:name="P134" style:parent-style-name="PreformattedText" style:family="paragraph">
      <style:text-properties fo:language="en" fo:country="US"/>
    </style:style>
    <style:style style:name="T135" style:parent-style-name="DefaultParagraphFont" style:family="text">
      <style:text-properties style:font-name="DejaVu Sans Mono" fo:font-weight="bold" style:font-weight-asian="bold" style:font-weight-complex="bold" fo:color="#B47804" fo:language="en" fo:country="US"/>
    </style:style>
    <style:style style:name="T136" style:parent-style-name="DefaultParagraphFont" style:family="text">
      <style:text-properties style:font-name="DejaVu Sans Mono" fo:font-weight="bold" style:font-weight-asian="bold" style:font-weight-complex="bold" fo:color="#B47804"/>
    </style:style>
    <style:style style:name="T137" style:parent-style-name="DefaultParagraphFont" style:family="text">
      <style:text-properties style:font-name="DejaVu Sans Mono" fo:font-weight="bold" style:font-weight-asian="bold" style:font-weight-complex="bold" fo:color="#B47804"/>
    </style:style>
    <style:style style:name="T138" style:parent-style-name="DefaultParagraphFont" style:family="text">
      <style:text-properties style:font-name="DejaVu Sans Mono" fo:font-weight="bold" style:font-weight-asian="bold" style:font-weight-complex="bold" fo:color="#B47804" fo:language="en" fo:country="US"/>
    </style:style>
    <style:style style:name="T139" style:parent-style-name="DefaultParagraphFont" style:family="text">
      <style:text-properties style:font-name="DejaVu Sans Mono" fo:font-weight="bold" style:font-weight-asian="bold" style:font-weight-complex="bold" fo:color="#B47804"/>
    </style:style>
    <style:style style:name="T140" style:parent-style-name="DefaultParagraphFont" style:family="text">
      <style:text-properties style:font-name="DejaVu Sans Mono" fo:font-weight="bold" style:font-weight-asian="bold" style:font-weight-complex="bold" fo:color="#21409A"/>
    </style:style>
    <style:style style:name="T141" style:parent-style-name="DefaultParagraphFont" style:family="text">
      <style:text-properties style:font-name="DejaVu Sans Mono" fo:font-weight="bold" style:font-weight-asian="bold" style:font-weight-complex="bold" fo:color="#21409A" fo:language="en" fo:country="US"/>
    </style:style>
    <style:style style:name="T142" style:parent-style-name="DefaultParagraphFont" style:family="text">
      <style:text-properties style:font-name="DejaVu Sans Mono" fo:font-weight="bold" style:font-weight-asian="bold" style:font-weight-complex="bold" fo:color="#21409A" fo:language="en" fo:country="US"/>
    </style:style>
    <style:style style:name="P143" style:parent-style-name="PreformattedText" style:family="paragraph">
      <style:text-properties fo:language="en" fo:country="US"/>
    </style:style>
    <style:style style:name="T144" style:parent-style-name="DefaultParagraphFont" style:family="text">
      <style:text-properties style:font-name="DejaVu Sans Mono" fo:font-weight="bold" style:font-weight-asian="bold" style:font-weight-complex="bold" fo:color="#B47804" fo:language="en" fo:country="US"/>
    </style:style>
    <style:style style:name="T145" style:parent-style-name="DefaultParagraphFont" style:family="text">
      <style:text-properties style:font-name="DejaVu Sans Mono" fo:font-weight="bold" style:font-weight-asian="bold" style:font-weight-complex="bold" fo:color="#B47804"/>
    </style:style>
    <style:style style:name="T146" style:parent-style-name="DefaultParagraphFont" style:family="text">
      <style:text-properties style:font-name="DejaVu Sans Mono" fo:font-weight="bold" style:font-weight-asian="bold" style:font-weight-complex="bold" fo:color="#B47804"/>
    </style:style>
    <style:style style:name="T147" style:parent-style-name="DefaultParagraphFont" style:family="text">
      <style:text-properties style:font-name="DejaVu Sans Mono" fo:font-weight="bold" style:font-weight-asian="bold" style:font-weight-complex="bold" fo:color="#21409A"/>
    </style:style>
    <style:style style:name="T148" style:parent-style-name="DefaultParagraphFont" style:family="text">
      <style:text-properties style:font-name="DejaVu Sans Mono" fo:font-weight="bold" style:font-weight-asian="bold" style:font-weight-complex="bold" fo:color="#21409A" fo:language="en" fo:country="US"/>
    </style:style>
    <style:style style:name="T149" style:parent-style-name="DefaultParagraphFont" style:family="text">
      <style:text-properties style:font-name="DejaVu Sans Mono" fo:font-weight="bold" style:font-weight-asian="bold" style:font-weight-complex="bold" fo:color="#21409A"/>
    </style:style>
    <style:style style:name="T150" style:parent-style-name="DefaultParagraphFont" style:family="text">
      <style:text-properties style:font-name="DejaVu Sans Mono" fo:font-weight="bold" style:font-weight-asian="bold" style:font-weight-complex="bold" fo:color="#21409A" fo:language="en" fo:country="US"/>
    </style:style>
    <style:style style:name="T151" style:parent-style-name="DefaultParagraphFont" style:family="text">
      <style:text-properties style:font-name="DejaVu Sans Mono" fo:font-weight="bold" style:font-weight-asian="bold" style:font-weight-complex="bold" fo:color="#21409A"/>
    </style:style>
    <style:style style:name="T152" style:parent-style-name="DefaultParagraphFont" style:family="text">
      <style:text-properties style:font-name="DejaVu Sans Mono" fo:font-weight="bold" style:font-weight-asian="bold" style:font-weight-complex="bold" fo:color="#21409A" fo:language="en" fo:country="US"/>
    </style:style>
    <style:style style:name="T153" style:parent-style-name="DefaultParagraphFont" style:family="text">
      <style:text-properties style:font-name="DejaVu Sans Mono" fo:font-weight="bold" style:font-weight-asian="bold" style:font-weight-complex="bold" fo:color="#21409A"/>
    </style:style>
    <style:style style:name="T154" style:parent-style-name="DefaultParagraphFont" style:family="text">
      <style:text-properties style:font-name="DejaVu Sans Mono" fo:font-weight="bold" style:font-weight-asian="bold" style:font-weight-complex="bold" fo:color="#21409A" fo:language="en" fo:country="US"/>
    </style:style>
    <style:style style:name="T155" style:parent-style-name="DefaultParagraphFont" style:family="text">
      <style:text-properties style:font-name="DejaVu Sans Mono" fo:font-weight="bold" style:font-weight-asian="bold" style:font-weight-complex="bold" fo:color="#21409A"/>
    </style:style>
    <style:style style:name="T156" style:parent-style-name="DefaultParagraphFont" style:family="text">
      <style:text-properties style:font-name="DejaVu Sans Mono" fo:font-weight="bold" style:font-weight-asian="bold" style:font-weight-complex="bold" fo:color="#21409A" fo:language="en" fo:country="US"/>
    </style:style>
    <style:style style:name="T157" style:parent-style-name="DefaultParagraphFont" style:family="text">
      <style:text-properties style:font-name="DejaVu Sans Mono" fo:font-weight="bold" style:font-weight-asian="bold" style:font-weight-complex="bold" fo:color="#21409A"/>
    </style:style>
    <style:style style:name="T158" style:parent-style-name="DefaultParagraphFont" style:family="text">
      <style:text-properties style:font-name="DejaVu Sans Mono" fo:font-weight="bold" style:font-weight-asian="bold" style:font-weight-complex="bold" fo:color="#21409A" fo:language="en" fo:country="US"/>
    </style:style>
    <style:style style:name="T159" style:parent-style-name="DefaultParagraphFont" style:family="text">
      <style:text-properties style:font-name="DejaVu Sans Mono" fo:font-weight="bold" style:font-weight-asian="bold" style:font-weight-complex="bold" fo:color="#21409A"/>
    </style:style>
    <style:style style:name="T160" style:parent-style-name="DefaultParagraphFont" style:family="text">
      <style:text-properties style:font-name="DejaVu Sans Mono" fo:font-weight="bold" style:font-weight-asian="bold" style:font-weight-complex="bold" fo:color="#21409A" fo:language="en" fo:country="US"/>
    </style:style>
    <style:style style:name="T161" style:parent-style-name="DefaultParagraphFont" style:family="text">
      <style:text-properties style:font-name="DejaVu Sans Mono" fo:font-weight="bold" style:font-weight-asian="bold" style:font-weight-complex="bold" fo:color="#21409A"/>
    </style:style>
    <style:style style:name="T162" style:parent-style-name="DefaultParagraphFont" style:family="text">
      <style:text-properties style:font-name="DejaVu Sans Mono" fo:font-weight="bold" style:font-weight-asian="bold" style:font-weight-complex="bold" fo:color="#21409A"/>
    </style:style>
    <style:style style:name="T163" style:parent-style-name="DefaultParagraphFont" style:family="text">
      <style:text-properties style:font-name="DejaVu Sans Mono" fo:font-weight="bold" style:font-weight-asian="bold" style:font-weight-complex="bold" fo:color="#21409A" fo:language="en" fo:country="US"/>
    </style:style>
    <style:style style:name="P164" style:parent-style-name="PreformattedText" style:family="paragraph">
      <style:text-properties fo:language="en" fo:country="US"/>
    </style:style>
    <style:style style:name="T165" style:parent-style-name="DefaultParagraphFont" style:family="text">
      <style:text-properties style:font-name="DejaVu Sans Mono" fo:font-weight="bold" style:font-weight-asian="bold" style:font-weight-complex="bold" fo:color="#B47804" fo:language="en" fo:country="US"/>
    </style:style>
    <style:style style:name="T166" style:parent-style-name="DefaultParagraphFont" style:family="text">
      <style:text-properties style:font-name="DejaVu Sans Mono" fo:font-weight="bold" style:font-weight-asian="bold" style:font-weight-complex="bold" fo:color="#B47804"/>
    </style:style>
    <style:style style:name="T167" style:parent-style-name="DefaultParagraphFont" style:family="text">
      <style:text-properties style:font-name="DejaVu Sans Mono" fo:font-weight="bold" style:font-weight-asian="bold" style:font-weight-complex="bold" fo:color="#21409A"/>
    </style:style>
    <style:style style:name="T168" style:parent-style-name="DefaultParagraphFont" style:family="text">
      <style:text-properties style:font-name="DejaVu Sans Mono" fo:font-weight="bold" style:font-weight-asian="bold" style:font-weight-complex="bold" fo:color="#21409A" fo:language="en" fo:country="US"/>
    </style:style>
    <style:style style:name="T169" style:parent-style-name="DefaultParagraphFont" style:family="text">
      <style:text-properties style:font-name="DejaVu Sans Mono" fo:font-weight="bold" style:font-weight-asian="bold" style:font-weight-complex="bold" fo:color="#21409A"/>
    </style:style>
    <style:style style:name="T170" style:parent-style-name="DefaultParagraphFont" style:family="text">
      <style:text-properties style:font-name="DejaVu Sans Mono" fo:font-weight="bold" style:font-weight-asian="bold" style:font-weight-complex="bold" fo:color="#21409A" fo:language="en" fo:country="US"/>
    </style:style>
    <style:style style:name="T171" style:parent-style-name="DefaultParagraphFont" style:family="text">
      <style:text-properties style:font-name="DejaVu Sans Mono" fo:font-weight="bold" style:font-weight-asian="bold" style:font-weight-complex="bold" fo:color="#21409A"/>
    </style:style>
    <style:style style:name="T172" style:parent-style-name="DefaultParagraphFont" style:family="text">
      <style:text-properties style:font-name="DejaVu Sans Mono" fo:font-weight="bold" style:font-weight-asian="bold" style:font-weight-complex="bold" fo:color="#21409A" fo:language="en" fo:country="US"/>
    </style:style>
    <style:style style:name="T173" style:parent-style-name="DefaultParagraphFont" style:family="text">
      <style:text-properties style:font-name="DejaVu Sans Mono" fo:font-weight="bold" style:font-weight-asian="bold" style:font-weight-complex="bold" fo:color="#21409A"/>
    </style:style>
    <style:style style:name="T174" style:parent-style-name="DefaultParagraphFont" style:family="text">
      <style:text-properties style:font-name="DejaVu Sans Mono" fo:font-weight="bold" style:font-weight-asian="bold" style:font-weight-complex="bold" fo:color="#B47804"/>
    </style:style>
    <style:style style:name="T175" style:parent-style-name="DefaultParagraphFont" style:family="text">
      <style:text-properties style:font-name="DejaVu Sans Mono" fo:font-weight="bold" style:font-weight-asian="bold" style:font-weight-complex="bold" fo:color="#21409A"/>
    </style:style>
    <style:style style:name="T176" style:parent-style-name="DefaultParagraphFont" style:family="text">
      <style:text-properties style:font-name="DejaVu Sans Mono" fo:font-weight="bold" style:font-weight-asian="bold" style:font-weight-complex="bold" fo:color="#21409A" fo:language="en" fo:country="US"/>
    </style:style>
    <style:style style:name="T177" style:parent-style-name="DefaultParagraphFont" style:family="text">
      <style:text-properties style:font-name="DejaVu Sans Mono" fo:font-weight="bold" style:font-weight-asian="bold" style:font-weight-complex="bold" fo:color="#21409A"/>
    </style:style>
    <style:style style:name="T178" style:parent-style-name="DefaultParagraphFont" style:family="text">
      <style:text-properties style:font-name="DejaVu Sans Mono" fo:font-weight="bold" style:font-weight-asian="bold" style:font-weight-complex="bold" fo:color="#21409A"/>
    </style:style>
    <style:style style:name="S2" style:family="section">
      <style:section-properties fo:margin-left="0in" fo:margin-right="0in" style:writing-mode="lr-tb"/>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T181" style:parent-style-name="DefaultParagraphFont" style:family="text">
      <style:text-properties fo:color="#2A6099"/>
    </style:style>
    <style:style style:name="P182" style:parent-style-name="Textbody" style:family="paragraph">
      <style:paragraph-properties fo:text-align="justify"/>
    </style:style>
    <style:style style:name="T183" style:parent-style-name="DefaultParagraphFont" style:family="text">
      <style:text-properties fo:font-weight="bold" style:font-weight-asian="bold" style:font-weight-complex="bold"/>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T186" style:parent-style-name="DefaultParagraphFont" style:family="text">
      <style:text-properties fo:background-color="#FFF200"/>
    </style:style>
    <style:style style:name="T187" style:parent-style-name="SourceText" style:family="text">
      <style:text-properties style:font-name="Liberation Serif" fo:font-style="italic" style:font-style-asian="italic" style:font-style-complex="italic" fo:background-color="#FFFF00"/>
    </style:style>
    <style:style style:name="T188" style:parent-style-name="SourceText" style:family="text">
      <style:text-properties style:font-name="Liberation Serif" fo:font-style="italic" style:font-style-asian="italic" style:font-style-complex="italic" fo:background-color="#FFFF00"/>
    </style:style>
    <style:style style:name="T189" style:parent-style-name="SourceText" style:family="text">
      <style:text-properties style:font-name="Liberation Serif"/>
    </style:style>
    <style:style style:name="T190" style:parent-style-name="SourceText" style:family="text">
      <style:text-properties style:font-name="Liberation Serif" fo:background-color="#FFF200"/>
    </style:style>
    <style:style style:name="T191" style:parent-style-name="SourceText" style:family="text">
      <style:text-properties style:font-name="Liberation Sans"/>
    </style:style>
    <style:style style:name="T192" style:parent-style-name="SourceText" style:family="text">
      <style:text-properties style:font-name="Liberation Sans"/>
    </style:style>
    <style:style style:name="P193" style:parent-style-name="Textbody" style:family="paragraph">
      <style:paragraph-properties fo:text-align="justify"/>
    </style:style>
    <style:style style:name="T194" style:parent-style-name="SourceText" style:family="text">
      <style:text-properties style:font-name="Liberation Serif"/>
    </style:style>
    <style:style style:name="P195" style:parent-style-name="Textbody" style:family="paragraph">
      <style:paragraph-properties fo:text-align="justify"/>
    </style:style>
    <style:style style:name="T196" style:parent-style-name="SourceText" style:family="text">
      <style:text-properties style:font-name="Liberation Serif"/>
    </style:style>
    <style:style style:name="T197" style:parent-style-name="SourceText" style:family="text">
      <style:text-properties style:font-name="Liberation Serif" fo:font-style="italic" style:font-style-asian="italic" style:font-style-complex="italic"/>
    </style:style>
    <style:style style:name="T198" style:parent-style-name="SourceText" style:family="text">
      <style:text-properties style:font-name="Liberation Serif"/>
    </style:style>
    <style:style style:name="T199" style:parent-style-name="SourceText" style:family="text">
      <style:text-properties style:font-name="Liberation Serif" fo:font-style="italic" style:font-style-asian="italic" style:font-style-complex="italic"/>
    </style:style>
    <style:style style:name="T200" style:parent-style-name="SourceText" style:family="text">
      <style:text-properties style:font-name="Liberation Serif"/>
    </style:style>
    <style:style style:name="T201" style:parent-style-name="SourceText" style:family="text">
      <style:text-properties style:font-name="Liberation Serif" fo:font-weight="bold" style:font-weight-asian="bold" style:font-weight-complex="bold"/>
    </style:style>
    <style:style style:name="T202" style:parent-style-name="SourceText" style:family="text">
      <style:text-properties style:font-name="Liberation Serif"/>
    </style:style>
    <style:style style:name="T203" style:parent-style-name="SourceText" style:family="text">
      <style:text-properties style:font-name="Liberation Serif" fo:font-weight="bold" style:font-weight-asian="bold" style:font-weight-complex="bold"/>
    </style:style>
    <style:style style:name="T204" style:parent-style-name="SourceText" style:family="text">
      <style:text-properties style:font-name="Liberation Serif"/>
    </style:style>
    <style:style style:name="P205" style:parent-style-name="Textbody" style:family="paragraph">
      <style:paragraph-properties fo:text-align="justify"/>
    </style:style>
    <style:style style:name="T206" style:parent-style-name="SourceText" style:family="text">
      <style:text-properties style:font-name="Liberation Serif"/>
    </style:style>
    <style:style style:name="T207" style:parent-style-name="SourceText" style:family="text">
      <style:text-properties style:font-name="Liberation Serif" fo:font-style="italic" style:font-style-asian="italic" style:font-style-complex="italic"/>
    </style:style>
    <style:style style:name="T208" style:parent-style-name="SourceText" style:family="text">
      <style:text-properties style:font-name="Liberation Serif"/>
    </style:style>
    <style:style style:name="T209" style:parent-style-name="SourceText" style:family="text">
      <style:text-properties style:font-name="Liberation Serif"/>
    </style:style>
    <style:style style:name="T210" style:parent-style-name="SourceText" style:family="text">
      <style:text-properties style:font-name="Liberation Serif"/>
    </style:style>
    <style:style style:name="T211" style:parent-style-name="SourceText" style:family="text">
      <style:text-properties style:font-name="Liberation Serif" fo:font-style="italic" style:font-style-asian="italic" style:font-style-complex="italic"/>
    </style:style>
    <style:style style:name="T212" style:parent-style-name="SourceText" style:family="text">
      <style:text-properties style:font-name="Liberation Serif"/>
    </style:style>
    <style:style style:name="T213" style:parent-style-name="SourceText" style:family="text">
      <style:text-properties style:font-name="Liberation Sans"/>
    </style:style>
    <style:style style:name="P214" style:parent-style-name="Textbody" style:family="paragraph">
      <style:paragraph-properties fo:text-align="justify"/>
    </style:style>
    <style:style style:name="T215" style:parent-style-name="SourceText" style:family="text">
      <style:text-properties style:font-name="Liberation Serif"/>
    </style:style>
    <style:style style:name="T216" style:parent-style-name="SourceText" style:family="text">
      <style:text-properties style:font-name="Liberation Serif" fo:font-style="italic" style:font-style-asian="italic" style:font-style-complex="italic"/>
    </style:style>
    <style:style style:name="T217" style:parent-style-name="SourceText" style:family="text">
      <style:text-properties style:font-name="Liberation Serif"/>
    </style:style>
    <style:style style:name="T218" style:parent-style-name="SourceText" style:family="text">
      <style:text-properties style:font-name="Liberation Serif" fo:font-style="italic" style:font-style-asian="italic" style:font-style-complex="italic"/>
    </style:style>
    <style:style style:name="T219" style:parent-style-name="SourceText" style:family="text">
      <style:text-properties style:font-name="Liberation Serif"/>
    </style:style>
    <style:style style:name="T220" style:parent-style-name="SourceText" style:family="text">
      <style:text-properties style:font-name="Liberation Serif" fo:font-style="italic" style:font-style-asian="italic" style:font-style-complex="italic"/>
    </style:style>
    <style:style style:name="T221" style:parent-style-name="SourceText" style:family="text">
      <style:text-properties style:font-name="Liberation Serif"/>
    </style:style>
    <style:style style:name="T222" style:parent-style-name="SourceText" style:family="text">
      <style:text-properties style:font-name="Liberation Serif" fo:font-style="italic" style:font-style-asian="italic" style:font-style-complex="italic"/>
    </style:style>
    <style:style style:name="T223" style:parent-style-name="SourceText" style:family="text">
      <style:text-properties style:font-name="Liberation Serif"/>
    </style:style>
    <style:style style:name="T224" style:parent-style-name="SourceText" style:family="text">
      <style:text-properties style:font-name="Liberation Serif" fo:font-style="italic" style:font-style-asian="italic" style:font-style-complex="italic"/>
    </style:style>
    <style:style style:name="T225" style:parent-style-name="SourceText" style:family="text">
      <style:text-properties style:font-name="Liberation Serif"/>
    </style:style>
    <style:style style:name="T226" style:parent-style-name="SourceText" style:family="text">
      <style:text-properties style:font-name="Liberation Serif" fo:font-style="italic" style:font-style-asian="italic" style:font-style-complex="italic"/>
    </style:style>
    <style:style style:name="T227" style:parent-style-name="SourceText" style:family="text">
      <style:text-properties style:font-name="Liberation Serif"/>
    </style:style>
    <style:style style:name="T228" style:parent-style-name="SourceText" style:family="text">
      <style:text-properties style:font-name="Liberation Serif" fo:font-style="italic" style:font-style-asian="italic" style:font-style-complex="italic"/>
    </style:style>
    <style:style style:name="T229" style:parent-style-name="SourceText" style:family="text">
      <style:text-properties style:font-name="Liberation Serif"/>
    </style:style>
    <style:style style:name="T230" style:parent-style-name="SourceText" style:family="text">
      <style:text-properties style:font-name="Liberation Serif" fo:font-style="italic" style:font-style-asian="italic" style:font-style-complex="italic"/>
    </style:style>
    <style:style style:name="T231" style:parent-style-name="SourceText" style:family="text">
      <style:text-properties style:font-name="Liberation Serif"/>
    </style:style>
    <style:style style:name="T232" style:parent-style-name="SourceText" style:family="text">
      <style:text-properties style:font-name="Liberation Serif" fo:font-style="italic" style:font-style-asian="italic" style:font-style-complex="italic"/>
    </style:style>
    <style:style style:name="T233" style:parent-style-name="SourceText" style:family="text">
      <style:text-properties style:font-name="Liberation Serif"/>
    </style:style>
    <style:style style:name="T234" style:parent-style-name="SourceText" style:family="text">
      <style:text-properties style:font-name="Liberation Serif" fo:font-style="italic" style:font-style-asian="italic" style:font-style-complex="italic"/>
    </style:style>
    <style:style style:name="T235" style:parent-style-name="SourceText" style:family="text">
      <style:text-properties style:font-name="Liberation Serif"/>
    </style:style>
    <style:style style:name="T236" style:parent-style-name="SourceText" style:family="text">
      <style:text-properties style:font-name="Liberation Serif" fo:font-style="italic" style:font-style-asian="italic" style:font-style-complex="italic"/>
    </style:style>
    <style:style style:name="T237" style:parent-style-name="SourceText" style:family="text">
      <style:text-properties style:font-name="Liberation Serif"/>
    </style:style>
    <style:style style:name="T238" style:parent-style-name="SourceText" style:family="text">
      <style:text-properties style:font-name="Liberation Serif" fo:font-style="italic" style:font-style-asian="italic" style:font-style-complex="italic"/>
    </style:style>
    <style:style style:name="T239" style:parent-style-name="SourceText" style:family="text">
      <style:text-properties style:font-name="Liberation Serif"/>
    </style:style>
    <style:style style:name="T240" style:parent-style-name="SourceText" style:family="text">
      <style:text-properties style:font-name="Liberation Serif" fo:font-style="italic" style:font-style-asian="italic" style:font-style-complex="italic"/>
    </style:style>
    <style:style style:name="T241" style:parent-style-name="SourceText" style:family="text">
      <style:text-properties style:font-name="Liberation Serif"/>
    </style:style>
    <style:style style:name="T242" style:parent-style-name="SourceText" style:family="text">
      <style:text-properties style:font-name="Liberation Serif" fo:font-style="italic" style:font-style-asian="italic" style:font-style-complex="italic"/>
    </style:style>
    <style:style style:name="T243" style:parent-style-name="SourceText" style:family="text">
      <style:text-properties style:font-name="Liberation Serif"/>
    </style:style>
    <style:style style:name="T244" style:parent-style-name="SourceText" style:family="text">
      <style:text-properties style:font-name="Liberation Serif" fo:font-style="italic" style:font-style-asian="italic" style:font-style-complex="italic"/>
    </style:style>
    <style:style style:name="T245" style:parent-style-name="SourceText" style:family="text">
      <style:text-properties style:font-name="Liberation Serif"/>
    </style:style>
    <style:style style:name="T246" style:parent-style-name="SourceText" style:family="text">
      <style:text-properties style:font-name="Liberation Serif" fo:font-style="italic" style:font-style-asian="italic" style:font-style-complex="italic"/>
    </style:style>
    <style:style style:name="T247" style:parent-style-name="SourceText" style:family="text">
      <style:text-properties style:font-name="Liberation Serif"/>
    </style:style>
    <style:style style:name="T248" style:parent-style-name="SourceText" style:family="text">
      <style:text-properties style:font-name="Liberation Serif" fo:font-style="italic" style:font-style-asian="italic" style:font-style-complex="italic"/>
    </style:style>
    <style:style style:name="T249" style:parent-style-name="SourceText" style:family="text">
      <style:text-properties style:font-name="Liberation Serif"/>
    </style:style>
    <style:style style:name="T250" style:parent-style-name="SourceText" style:family="text">
      <style:text-properties style:font-name="Liberation Serif" fo:font-style="italic" style:font-style-asian="italic" style:font-style-complex="italic"/>
    </style:style>
    <style:style style:name="T251" style:parent-style-name="SourceText" style:family="text">
      <style:text-properties style:font-name="Liberation Serif"/>
    </style:style>
    <style:style style:name="T252" style:parent-style-name="SourceText" style:family="text">
      <style:text-properties style:font-name="Liberation Serif" fo:font-style="italic" style:font-style-asian="italic" style:font-style-complex="italic"/>
    </style:style>
    <style:style style:name="T253" style:parent-style-name="SourceText" style:family="text">
      <style:text-properties style:font-name="Liberation Serif"/>
    </style:style>
    <style:style style:name="T254" style:parent-style-name="SourceText" style:family="text">
      <style:text-properties style:font-name="Liberation Serif" fo:font-style="italic" style:font-style-asian="italic" style:font-style-complex="italic"/>
    </style:style>
    <style:style style:name="T255" style:parent-style-name="SourceText" style:family="text">
      <style:text-properties style:font-name="Liberation Serif"/>
    </style:style>
    <style:style style:name="T256" style:parent-style-name="SourceText" style:family="text">
      <style:text-properties style:font-name="Liberation Serif" fo:font-style="italic" style:font-style-asian="italic" style:font-style-complex="italic"/>
    </style:style>
    <style:style style:name="T257" style:parent-style-name="SourceText" style:family="text">
      <style:text-properties style:font-name="Liberation Serif"/>
    </style:style>
    <style:style style:name="T258" style:parent-style-name="SourceText" style:family="text">
      <style:text-properties style:font-name="Liberation Serif" fo:font-style="italic" style:font-style-asian="italic" style:font-style-complex="italic"/>
    </style:style>
    <style:style style:name="T259" style:parent-style-name="SourceText" style:family="text">
      <style:text-properties style:font-name="Liberation Serif"/>
    </style:style>
    <style:style style:name="P260" style:parent-style-name="Textbody" style:family="paragraph">
      <style:paragraph-properties fo:text-align="justify"/>
    </style:style>
    <style:style style:name="T261" style:parent-style-name="SourceText" style:family="text">
      <style:text-properties style:font-name="Liberation Serif"/>
    </style:style>
    <style:style style:name="T262" style:parent-style-name="SourceText" style:family="text">
      <style:text-properties style:font-name="Liberation Serif" fo:background-color="#FFFF00"/>
    </style:style>
    <style:style style:name="T263" style:parent-style-name="SourceText" style:family="text">
      <style:text-properties style:font-name="Liberation Serif"/>
    </style:style>
    <style:style style:name="T264" style:parent-style-name="SourceText" style:family="text">
      <style:text-properties style:font-name="Liberation Sans"/>
    </style:style>
    <style:style style:name="P265" style:parent-style-name="Textbody" style:family="paragraph">
      <style:paragraph-properties fo:text-align="justify"/>
    </style:style>
    <style:style style:name="T266" style:parent-style-name="DefaultParagraphFont" style:family="text">
      <style:text-properties fo:background-color="#FFF200"/>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fo:font-style="italic" style:font-style-asian="italic" style:font-style-complex="italic"/>
    </style:style>
    <style:style style:name="P269" style:parent-style-name="Textbody" style:family="paragraph">
      <style:paragraph-properties fo:text-align="justify"/>
    </style:style>
    <style:style style:name="T270" style:parent-style-name="DefaultParagraphFont" style:family="text">
      <style:text-properties fo:font-style="italic" style:font-style-asian="italic" style:font-style-complex="italic"/>
    </style:style>
    <style:style style:name="P271" style:parent-style-name="Textbody" style:family="paragraph">
      <style:paragraph-properties fo:text-align="justify"/>
    </style:style>
    <style:style style:name="T272" style:parent-style-name="DefaultParagraphFont" style:family="text">
      <style:text-properties fo:font-style="italic" style:font-style-asian="italic" style:font-style-complex="italic"/>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P277" style:parent-style-name="Textbody" style:family="paragraph">
      <style:paragraph-properties fo:text-align="justify"/>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P280" style:parent-style-name="Textbody" style:family="paragraph">
      <style:paragraph-properties fo:text-align="justify"/>
    </style:style>
    <style:style style:name="T281" style:parent-style-name="DefaultParagraphFont" style:family="text">
      <style:text-properties fo:font-style="italic" style:font-style-asian="italic" style:font-style-complex="italic"/>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T284" style:parent-style-name="DefaultParagraphFont" style:family="text">
      <style:text-properties fo:background-color="#FFFF00"/>
    </style:style>
    <style:style style:name="T285" style:parent-style-name="DefaultParagraphFont" style:family="text">
      <style:text-properties fo:font-style="italic" style:font-style-asian="italic" style:font-style-complex="italic" fo:background-color="#FFFF00"/>
    </style:style>
    <style:style style:name="T286" style:parent-style-name="DefaultParagraphFont" style:family="text">
      <style:text-properties fo:font-style="italic" style:font-style-asian="italic" style:font-style-complex="italic" fo:background-color="#FFFF00"/>
    </style:style>
    <style:style style:name="T287" style:parent-style-name="DefaultParagraphFont" style:family="text">
      <style:text-properties fo:font-style="italic" style:font-style-asian="italic" style:font-style-complex="italic" fo:background-color="#FFFF00"/>
    </style:style>
    <style:style style:name="P288" style:parent-style-name="Textbody" style:family="paragraph">
      <style:paragraph-properties fo:text-align="justify"/>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fo:font-style="italic" style:font-style-asian="italic" style:font-style-complex="italic"/>
    </style:style>
    <style:style style:name="P291" style:parent-style-name="Textbody" style:family="paragraph">
      <style:paragraph-properties fo:text-align="justify"/>
    </style:style>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fo:font-style="italic" style:font-style-asian="italic" style:font-style-complex="italic"/>
    </style:style>
    <style:style style:name="P294" style:parent-style-name="Heading3" style:family="paragraph">
      <style:text-properties fo:language="en" fo:country="US"/>
    </style:style>
    <style:style style:name="P295" style:parent-style-name="Heading3" style:family="paragraph">
      <style:text-properties fo:language="en" fo:country="US"/>
    </style:style>
    <style:style style:name="P296" style:parent-style-name="Textbody" style:family="paragraph">
      <style:paragraph-properties fo:text-align="justify"/>
    </style:style>
    <style:style style:name="T297" style:parent-style-name="DefaultParagraphFont" style:family="text">
      <style:text-properties fo:font-style="italic" style:font-style-asian="italic" style:font-style-complex="italic"/>
    </style:style>
    <style:style style:name="T298" style:parent-style-name="DefaultParagraphFont" style:family="text">
      <style:text-properties fo:font-style="italic" style:font-style-asian="italic" style:font-style-complex="italic"/>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style="italic" style:font-style-asian="italic" style:font-style-complex="italic"/>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PreformattedText" style:family="paragraph">
      <style:paragraph-properties fo:text-align="justify"/>
    </style:style>
    <style:style style:name="T305" style:parent-style-name="DefaultParagraphFont" style:family="text">
      <style:text-properties style:font-name="DejaVu Sans Mono" fo:font-weight="bold" style:font-weight-asian="bold" style:font-weight-complex="bold" fo:color="#21409A"/>
    </style:style>
    <style:style style:name="T306" style:parent-style-name="DefaultParagraphFont" style:family="text">
      <style:text-properties style:font-name="DejaVu Sans Mono" fo:font-weight="bold" style:font-weight-asian="bold" style:font-weight-complex="bold" fo:color="#21409A" fo:language="en" fo:country="US"/>
    </style:style>
    <style:style style:name="P307" style:parent-style-name="PreformattedText" style:family="paragraph">
      <style:text-properties style:font-name="DejaVu Sans Mono" fo:font-weight="bold" style:font-weight-asian="bold" style:font-weight-complex="bold" fo:color="#21409A" fo:language="en" fo:country="US"/>
    </style:style>
    <style:style style:name="P308"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09" style:parent-style-name="Heading3" style:family="paragraph">
      <style:text-properties fo:language="en" fo:country="US"/>
    </style:style>
    <style:style style:name="P310" style:parent-style-name="Textbody" style:family="paragraph">
      <style:paragraph-properties fo:text-align="justify"/>
    </style:style>
    <style:style style:name="T311" style:parent-style-name="DefaultParagraphFont" style:family="text">
      <style:text-properties fo:font-style="italic" style:font-style-asian="italic" style:font-style-complex="italic"/>
    </style:style>
    <style:style style:name="T312" style:parent-style-name="DefaultParagraphFont" style:family="text">
      <style:text-properties fo:font-style="italic" style:font-style-asian="italic" style:font-style-complex="italic" fo:background-color="#FFFF00"/>
    </style:style>
    <style:style style:name="P313" style:parent-style-name="Textbody" style:family="paragraph">
      <style:paragraph-properties fo:text-align="justify"/>
    </style:style>
    <style:style style:name="T314" style:parent-style-name="DefaultParagraphFont" style:family="text">
      <style:text-properties style:font-name="DejaVu Sans Mono" fo:color="#21409A"/>
    </style:style>
    <style:style style:name="T315" style:parent-style-name="DefaultParagraphFont" style:family="text">
      <style:text-properties style:font-name="DejaVu Sans Mono" fo:font-weight="bold" style:font-weight-asian="bold" style:font-weight-complex="bold" fo:color="#21409A"/>
    </style:style>
    <style:style style:name="T316" style:parent-style-name="DefaultParagraphFont" style:family="text">
      <style:text-properties style:font-name="DejaVu Sans Mono" fo:font-weight="bold" style:font-weight-asian="bold" style:font-weight-complex="bold" fo:color="#21409A" fo:language="en" fo:country="US"/>
    </style:style>
    <style:style style:name="P317"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18" style:parent-style-name="Heading3" style:family="paragraph">
      <style:text-properties fo:language="en" fo:country="US"/>
    </style:style>
    <style:style style:name="P319" style:parent-style-name="Textbody" style:family="paragraph">
      <style:paragraph-properties fo:text-align="justify"/>
    </style:style>
    <style:style style:name="T320" style:parent-style-name="DefaultParagraphFont" style:family="text">
      <style:text-properties fo:font-style="italic" style:font-style-asian="italic" style:font-style-complex="italic"/>
    </style:style>
    <style:style style:name="P321" style:parent-style-name="Heading3" style:family="paragraph">
      <style:text-properties fo:language="en" fo:country="US"/>
    </style:style>
    <style:style style:name="P322" style:parent-style-name="Textbody" style:family="paragraph">
      <style:paragraph-properties fo:text-align="justify"/>
    </style:style>
    <style:style style:name="P323" style:parent-style-name="Textbody" style:family="paragraph">
      <style:paragraph-properties fo:text-align="justify"/>
    </style:style>
    <style:style style:name="T324" style:parent-style-name="DefaultParagraphFont" style:family="text">
      <style:text-properties fo:font-style="italic" style:font-style-asian="italic" style:font-style-complex="italic" fo:background-color="#FFFF00"/>
    </style:style>
    <style:style style:name="P325" style:parent-style-name="Heading3" style:family="paragraph">
      <style:text-properties fo:language="en" fo:country="US"/>
    </style:style>
    <style:style style:name="P326" style:parent-style-name="Textbody" style:family="paragraph">
      <style:paragraph-properties fo:text-align="justify"/>
    </style:style>
    <style:style style:name="T327" style:parent-style-name="DefaultParagraphFont" style:family="text">
      <style:text-properties fo:font-style="italic" style:font-style-asian="italic" style:font-style-complex="italic"/>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style:style>
    <style:style style:name="P330" style:parent-style-name="Textbody" style:family="paragraph">
      <style:paragraph-properties fo:text-align="justify"/>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P334" style:parent-style-name="Textbody" style:family="paragraph">
      <style:paragraph-properties fo:text-align="justify"/>
    </style:style>
    <style:style style:name="P335" style:parent-style-name="Textbody" style:family="paragraph">
      <style:paragraph-properties fo:text-align="justify"/>
    </style:style>
    <style:style style:name="T336" style:parent-style-name="DefaultParagraphFont" style:family="text">
      <style:text-properties fo:font-style="italic" style:font-style-asian="italic" style:font-style-complex="italic"/>
    </style:style>
    <style:style style:name="P337" style:parent-style-name="PreformattedText" style:family="paragraph">
      <style:paragraph-properties fo:text-align="justify"/>
    </style:style>
    <style:style style:name="T338" style:parent-style-name="DefaultParagraphFont" style:family="text">
      <style:text-properties style:font-name="DejaVu Sans Mono" fo:font-weight="bold" style:font-weight-asian="bold" style:font-weight-complex="bold" fo:color="#21409A"/>
    </style:style>
    <style:style style:name="T339" style:parent-style-name="DefaultParagraphFont" style:family="text">
      <style:text-properties style:font-name="DejaVu Sans Mono" fo:font-weight="bold" style:font-weight-asian="bold" style:font-weight-complex="bold" fo:color="#21409A" fo:language="en" fo:country="US"/>
    </style:style>
    <style:style style:name="P340" style:parent-style-name="PreformattedText" style:family="paragraph">
      <style:text-properties style:font-name="DejaVu Sans Mono" fo:font-weight="bold" style:font-weight-asian="bold" style:font-weight-complex="bold" fo:color="#21409A" fo:language="en" fo:country="US"/>
    </style:style>
    <style:style style:name="P341" style:parent-style-name="PreformattedText" style:family="paragraph">
      <style:text-properties style:font-name="DejaVu Sans Mono" fo:font-weight="bold" style:font-weight-asian="bold" style:font-weight-complex="bold" fo:color="#21409A" fo:language="en" fo:country="US"/>
    </style:style>
    <style:style style:name="P342" style:parent-style-name="PreformattedText" style:family="paragraph">
      <style:text-properties style:font-name="DejaVu Sans Mono" fo:font-weight="bold" style:font-weight-asian="bold" style:font-weight-complex="bold" fo:color="#21409A" fo:language="en" fo:country="US"/>
    </style:style>
    <style:style style:name="P343" style:parent-style-name="PreformattedText" style:family="paragraph">
      <style:text-properties style:font-name="DejaVu Sans Mono" fo:font-weight="bold" style:font-weight-asian="bold" style:font-weight-complex="bold" fo:color="#21409A" fo:language="en" fo:country="US"/>
    </style:style>
    <style:style style:name="P344" style:parent-style-name="PreformattedText" style:family="paragraph">
      <style:text-properties style:font-name="DejaVu Sans Mono" fo:font-weight="bold" style:font-weight-asian="bold" style:font-weight-complex="bold" fo:color="#21409A" fo:language="en" fo:country="US"/>
    </style:style>
    <style:style style:name="T345" style:parent-style-name="DefaultParagraphFont" style:family="text">
      <style:text-properties style:font-name="DejaVu Sans Mono" fo:font-weight="bold" style:font-weight-asian="bold" style:font-weight-complex="bold" fo:color="#21409A" fo:language="en" fo:country="US"/>
    </style:style>
    <style:style style:name="T346" style:parent-style-name="DefaultParagraphFont" style:family="text">
      <style:text-properties style:font-name="DejaVu Sans Mono" fo:font-weight="bold" style:font-weight-asian="bold" style:font-weight-complex="bold" fo:color="#21409A"/>
    </style:style>
    <style:style style:name="P347" style:parent-style-name="PreformattedText" style:family="paragraph">
      <style:text-properties style:font-name="DejaVu Sans Mono" fo:font-weight="bold" style:font-weight-asian="bold" style:font-weight-complex="bold" fo:color="#21409A"/>
    </style:style>
    <style:style style:name="P348" style:parent-style-name="PreformattedText" style:family="paragraph">
      <style:paragraph-properties fo:margin-bottom="0.1965in"/>
      <style:text-properties style:font-name="DejaVu Sans Mono" fo:font-weight="bold" style:font-weight-asian="bold" style:font-weight-complex="bold" fo:color="#21409A"/>
    </style:style>
    <style:style style:name="P349" style:parent-style-name="Textbody" style:family="paragraph">
      <style:paragraph-properties fo:text-align="justify"/>
    </style:style>
    <style:style style:name="P350" style:parent-style-name="PreformattedText" style:family="paragraph">
      <style:paragraph-properties fo:text-align="justify"/>
    </style:style>
    <style:style style:name="T351" style:parent-style-name="DefaultParagraphFont" style:family="text">
      <style:text-properties style:font-name="DejaVu Sans Mono" fo:font-weight="bold" style:font-weight-asian="bold" style:font-weight-complex="bold" fo:color="#21409A"/>
    </style:style>
    <style:style style:name="T352" style:parent-style-name="DefaultParagraphFont" style:family="text">
      <style:text-properties style:font-name="DejaVu Sans Mono" fo:font-weight="bold" style:font-weight-asian="bold" style:font-weight-complex="bold" fo:color="#21409A" fo:language="en" fo:country="US"/>
    </style:style>
    <style:style style:name="T353" style:parent-style-name="DefaultParagraphFont" style:family="text">
      <style:text-properties style:font-name="DejaVu Sans Mono" fo:font-weight="bold" style:font-weight-asian="bold" style:font-weight-complex="bold" fo:color="#21409A" fo:language="en" fo:country="US"/>
    </style:style>
    <style:style style:name="T354" style:parent-style-name="DefaultParagraphFont" style:family="text">
      <style:text-properties style:font-name="DejaVu Sans Mono" fo:font-weight="bold" style:font-weight-asian="bold" style:font-weight-complex="bold" fo:color="#E8A202" fo:language="en" fo:country="US"/>
    </style:style>
    <style:style style:name="T355" style:parent-style-name="DefaultParagraphFont" style:family="text">
      <style:text-properties style:font-name="DejaVu Sans Mono" fo:font-weight="bold" style:font-weight-asian="bold" style:font-weight-complex="bold" fo:color="#21409A" fo:language="en" fo:country="US"/>
    </style:style>
    <style:style style:name="P356" style:parent-style-name="PreformattedText" style:family="paragraph">
      <style:text-properties style:font-name="DejaVu Sans Mono" fo:font-weight="bold" style:font-weight-asian="bold" style:font-weight-complex="bold" fo:color="#21409A" fo:language="en" fo:country="US"/>
    </style:style>
    <style:style style:name="P357" style:parent-style-name="PreformattedText" style:family="paragraph">
      <style:text-properties style:font-name="DejaVu Sans Mono" fo:font-weight="bold" style:font-weight-asian="bold" style:font-weight-complex="bold" fo:color="#21409A" fo:language="en" fo:country="US"/>
    </style:style>
    <style:style style:name="P358" style:parent-style-name="PreformattedText" style:family="paragraph">
      <style:text-properties style:font-name="DejaVu Sans Mono" fo:font-weight="bold" style:font-weight-asian="bold" style:font-weight-complex="bold" fo:color="#21409A" fo:language="en" fo:country="US"/>
    </style:style>
    <style:style style:name="P359" style:parent-style-name="PreformattedText" style:family="paragraph">
      <style:text-properties style:font-name="DejaVu Sans Mono" fo:font-weight="bold" style:font-weight-asian="bold" style:font-weight-complex="bold" fo:color="#21409A" fo:language="en" fo:country="US"/>
    </style:style>
    <style:style style:name="P360" style:parent-style-name="PreformattedText" style:family="paragraph">
      <style:text-properties style:font-name="DejaVu Sans Mono" fo:font-weight="bold" style:font-weight-asian="bold" style:font-weight-complex="bold" fo:color="#21409A" fo:language="en" fo:country="US"/>
    </style:style>
    <style:style style:name="P361" style:parent-style-name="PreformattedText" style:family="paragraph">
      <style:text-properties style:font-name="DejaVu Sans Mono" fo:font-weight="bold" style:font-weight-asian="bold" style:font-weight-complex="bold" fo:color="#21409A" fo:language="en" fo:country="US"/>
    </style:style>
    <style:style style:name="P362" style:parent-style-name="PreformattedText" style:family="paragraph">
      <style:text-properties style:font-name="DejaVu Sans Mono" fo:font-weight="bold" style:font-weight-asian="bold" style:font-weight-complex="bold" fo:color="#21409A" fo:language="en" fo:country="US"/>
    </style:style>
    <style:style style:name="T363" style:parent-style-name="DefaultParagraphFont" style:family="text">
      <style:text-properties style:font-name="DejaVu Sans Mono" fo:font-weight="bold" style:font-weight-asian="bold" style:font-weight-complex="bold" fo:color="#21409A" fo:language="en" fo:country="US"/>
    </style:style>
    <style:style style:name="T364" style:parent-style-name="DefaultParagraphFont" style:family="text">
      <style:text-properties style:font-name="DejaVu Sans Mono" fo:font-weight="bold" style:font-weight-asian="bold" style:font-weight-complex="bold" fo:color="#E8A202" fo:language="en" fo:country="US"/>
    </style:style>
    <style:style style:name="T365" style:parent-style-name="DefaultParagraphFont" style:family="text">
      <style:text-properties style:font-name="DejaVu Sans Mono" fo:font-weight="bold" style:font-weight-asian="bold" style:font-weight-complex="bold" fo:color="#21409A" fo:language="en" fo:country="US"/>
    </style:style>
    <style:style style:name="P366" style:parent-style-name="PreformattedText" style:family="paragraph">
      <style:text-properties style:font-name="DejaVu Sans Mono" fo:font-weight="bold" style:font-weight-asian="bold" style:font-weight-complex="bold" fo:color="#21409A" fo:language="en" fo:country="US"/>
    </style:style>
    <style:style style:name="P367" style:parent-style-name="PreformattedText" style:family="paragraph">
      <style:text-properties style:font-name="DejaVu Sans Mono" fo:font-weight="bold" style:font-weight-asian="bold" style:font-weight-complex="bold" fo:color="#21409A" fo:language="en" fo:country="US"/>
    </style:style>
    <style:style style:name="P368" style:parent-style-name="PreformattedText" style:family="paragraph">
      <style:text-properties style:font-name="DejaVu Sans Mono" fo:font-weight="bold" style:font-weight-asian="bold" style:font-weight-complex="bold" fo:color="#21409A" fo:language="en" fo:country="US"/>
    </style:style>
    <style:style style:name="T369" style:parent-style-name="DefaultParagraphFont" style:family="text">
      <style:text-properties style:font-name="DejaVu Sans Mono" fo:font-weight="bold" style:font-weight-asian="bold" style:font-weight-complex="bold" fo:color="#21409A" fo:language="en" fo:country="US"/>
    </style:style>
    <style:style style:name="T370" style:parent-style-name="DefaultParagraphFont" style:family="text">
      <style:text-properties style:font-name="DejaVu Sans Mono" fo:font-weight="bold" style:font-weight-asian="bold" style:font-weight-complex="bold" fo:color="#FFA6A6" fo:language="en" fo:country="US"/>
    </style:style>
    <style:style style:name="T371" style:parent-style-name="DefaultParagraphFont" style:family="text">
      <style:text-properties style:font-name="DejaVu Sans Mono" fo:font-weight="bold" style:font-weight-asian="bold" style:font-weight-complex="bold" fo:color="#21409A" fo:language="en" fo:country="US"/>
    </style:style>
    <style:style style:name="P372" style:parent-style-name="PreformattedText" style:family="paragraph">
      <style:text-properties style:font-name="DejaVu Sans Mono" fo:font-weight="bold" style:font-weight-asian="bold" style:font-weight-complex="bold" fo:color="#21409A" fo:language="en" fo:country="US"/>
    </style:style>
    <style:style style:name="P373" style:parent-style-name="PreformattedText" style:family="paragraph">
      <style:text-properties style:font-name="DejaVu Sans Mono" fo:font-weight="bold" style:font-weight-asian="bold" style:font-weight-complex="bold" fo:color="#21409A" fo:language="en" fo:country="US"/>
    </style:style>
    <style:style style:name="P374" style:parent-style-name="PreformattedText" style:family="paragraph">
      <style:text-properties style:font-name="DejaVu Sans Mono" fo:font-weight="bold" style:font-weight-asian="bold" style:font-weight-complex="bold" fo:color="#21409A" fo:language="en" fo:country="US"/>
    </style:style>
    <style:style style:name="P375" style:parent-style-name="PreformattedText" style:family="paragraph">
      <style:text-properties style:font-name="DejaVu Sans Mono" fo:font-weight="bold" style:font-weight-asian="bold" style:font-weight-complex="bold" fo:color="#21409A" fo:language="en" fo:country="US"/>
    </style:style>
    <style:style style:name="P37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77" style:parent-style-name="Heading3" style:family="paragraph">
      <style:text-properties fo:language="en" fo:country="US"/>
    </style:style>
    <style:style style:name="P378" style:parent-style-name="Textbody" style:family="paragraph">
      <style:paragraph-properties fo:text-align="justify"/>
    </style:style>
    <style:style style:name="T379" style:parent-style-name="DefaultParagraphFont" style:family="text">
      <style:text-properties fo:font-style="italic" style:font-style-asian="italic" style:font-style-complex="italic"/>
    </style:style>
    <style:style style:name="T380" style:parent-style-name="DefaultParagraphFont" style:family="text">
      <style:text-properties fo:font-style="italic" style:font-style-asian="italic" style:font-style-complex="italic"/>
    </style:style>
    <style:style style:name="T381" style:parent-style-name="DefaultParagraphFont" style:family="text">
      <style:text-properties fo:font-style="italic" style:font-style-asian="italic" style:font-style-complex="italic"/>
    </style:style>
    <style:style style:name="T382" style:parent-style-name="DefaultParagraphFont" style:family="text">
      <style:text-properties fo:font-style="italic" style:font-style-asian="italic" style:font-style-complex="italic"/>
    </style:style>
    <style:style style:name="P383" style:parent-style-name="Textbody" style:family="paragraph">
      <style:paragraph-properties fo:text-align="justify"/>
    </style:style>
    <style:style style:name="P384" style:parent-style-name="PreformattedText" style:family="paragraph">
      <style:paragraph-properties fo:text-align="justify"/>
    </style:style>
    <style:style style:name="T385" style:parent-style-name="DefaultParagraphFont" style:family="text">
      <style:text-properties style:font-name="DejaVu Sans Mono" fo:font-weight="bold" style:font-weight-asian="bold" style:font-weight-complex="bold" fo:color="#21409A"/>
    </style:style>
    <style:style style:name="T386" style:parent-style-name="DefaultParagraphFont" style:family="text">
      <style:text-properties style:font-name="DejaVu Sans Mono" fo:font-weight="bold" style:font-weight-asian="bold" style:font-weight-complex="bold" fo:color="#21409A" fo:language="en" fo:country="US"/>
    </style:style>
    <style:style style:name="T387" style:parent-style-name="DefaultParagraphFont" style:family="text">
      <style:text-properties style:font-name="DejaVu Sans Mono" fo:font-weight="bold" style:font-weight-asian="bold" style:font-weight-complex="bold" fo:color="#21409A" fo:language="en" fo:country="US"/>
    </style:style>
    <style:style style:name="T388" style:parent-style-name="DefaultParagraphFont" style:family="text">
      <style:text-properties style:font-name="DejaVu Sans Mono" fo:font-weight="bold" style:font-weight-asian="bold" style:font-weight-complex="bold" fo:color="#E8A202" fo:language="en" fo:country="US"/>
    </style:style>
    <style:style style:name="T389" style:parent-style-name="DefaultParagraphFont" style:family="text">
      <style:text-properties style:font-name="DejaVu Sans Mono" fo:font-weight="bold" style:font-weight-asian="bold" style:font-weight-complex="bold" fo:color="#21409A" fo:language="en" fo:country="US"/>
    </style:style>
    <style:style style:name="P390" style:parent-style-name="PreformattedText" style:family="paragraph">
      <style:text-properties style:font-name="DejaVu Sans Mono" fo:font-weight="bold" style:font-weight-asian="bold" style:font-weight-complex="bold" fo:color="#21409A" fo:language="en" fo:country="US"/>
    </style:style>
    <style:style style:name="P391" style:parent-style-name="PreformattedText" style:family="paragraph">
      <style:text-properties style:font-name="DejaVu Sans Mono" fo:font-weight="bold" style:font-weight-asian="bold" style:font-weight-complex="bold" fo:color="#21409A" fo:language="en" fo:country="US"/>
    </style:style>
    <style:style style:name="P392" style:parent-style-name="PreformattedText" style:family="paragraph">
      <style:text-properties style:font-name="DejaVu Sans Mono" fo:font-weight="bold" style:font-weight-asian="bold" style:font-weight-complex="bold" fo:color="#21409A" fo:language="en" fo:country="US"/>
    </style:style>
    <style:style style:name="P393" style:parent-style-name="PreformattedText" style:family="paragraph">
      <style:text-properties style:font-name="DejaVu Sans Mono" fo:font-weight="bold" style:font-weight-asian="bold" style:font-weight-complex="bold" fo:color="#21409A" fo:language="en" fo:country="US"/>
    </style:style>
    <style:style style:name="P394" style:parent-style-name="PreformattedText" style:family="paragraph">
      <style:text-properties style:font-name="DejaVu Sans Mono" fo:font-weight="bold" style:font-weight-asian="bold" style:font-weight-complex="bold" fo:color="#21409A" fo:language="en" fo:country="US"/>
    </style:style>
    <style:style style:name="P395" style:parent-style-name="PreformattedText" style:family="paragraph">
      <style:text-properties style:font-name="DejaVu Sans Mono" fo:font-weight="bold" style:font-weight-asian="bold" style:font-weight-complex="bold" fo:color="#21409A" fo:language="en" fo:country="US"/>
    </style:style>
    <style:style style:name="P39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97" style:parent-style-name="Heading3" style:family="paragraph">
      <style:text-properties fo:language="en" fo:country="US"/>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T400" style:parent-style-name="DefaultParagraphFont" style:family="text">
      <style:text-properties fo:font-style="italic" style:font-style-asian="italic" style:font-style-complex="italic"/>
    </style:style>
    <style:style style:name="T401" style:parent-style-name="DefaultParagraphFont" style:family="text">
      <style:text-properties fo:font-style="italic" style:font-style-asian="italic" style:font-style-complex="italic"/>
    </style:style>
    <style:style style:name="T402" style:parent-style-name="DefaultParagraphFont" style:family="text">
      <style:text-properties fo:font-style="italic" style:font-style-asian="italic" style:font-style-complex="italic" fo:background-color="#FFFF00"/>
    </style:style>
    <style:style style:name="T403" style:parent-style-name="DefaultParagraphFont" style:family="text">
      <style:text-properties fo:background-color="#FFFF00"/>
    </style:style>
    <style:style style:name="P404" style:parent-style-name="Textbody" style:family="paragraph">
      <style:paragraph-properties fo:text-align="justify"/>
    </style:style>
    <style:style style:name="T405" style:parent-style-name="DefaultParagraphFont" style:family="text">
      <style:text-properties fo:font-style="italic" style:font-style-asian="italic" style:font-style-complex="italic"/>
    </style:style>
    <style:style style:name="T406" style:parent-style-name="DefaultParagraphFont" style:family="text">
      <style:text-properties fo:font-style="italic" style:font-style-asian="italic" style:font-style-complex="italic"/>
    </style:style>
    <style:style style:name="P407" style:parent-style-name="Textbody" style:family="paragraph">
      <style:paragraph-properties fo:text-align="justify"/>
    </style:style>
    <style:style style:name="T408" style:parent-style-name="DefaultParagraphFont" style:family="text">
      <style:text-properties fo:font-style="italic" style:font-style-asian="italic" style:font-style-complex="italic"/>
    </style:style>
    <style:style style:name="T409" style:parent-style-name="DefaultParagraphFont" style:family="text">
      <style:text-properties fo:font-style="italic" style:font-style-asian="italic" style:font-style-complex="italic"/>
    </style:style>
    <style:style style:name="P410" style:parent-style-name="Heading3" style:family="paragraph">
      <style:text-properties fo:language="en" fo:country="US"/>
    </style:style>
    <style:style style:name="P411" style:parent-style-name="Textbody" style:family="paragraph">
      <style:paragraph-properties fo:text-align="justify"/>
    </style:style>
    <style:style style:name="T412" style:parent-style-name="DefaultParagraphFont" style:family="text">
      <style:text-properties fo:font-style="italic" style:font-style-asian="italic" style:font-style-complex="italic"/>
    </style:style>
    <style:style style:name="T413" style:parent-style-name="DefaultParagraphFont" style:family="text">
      <style:text-properties fo:font-style="italic" style:font-style-asian="italic" style:font-style-complex="italic" fo:background-color="#FFFF00"/>
    </style:style>
    <style:style style:name="P414" style:parent-style-name="Textbody" style:family="paragraph">
      <style:paragraph-properties fo:text-align="justify"/>
    </style:style>
    <style:style style:name="T415" style:parent-style-name="DefaultParagraphFont" style:family="text">
      <style:text-properties fo:font-style="italic" style:font-style-asian="italic" style:font-style-complex="italic" fo:background-color="#FFFF00"/>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T418" style:parent-style-name="DefaultParagraphFont" style:family="text">
      <style:text-properties fo:font-style="italic" style:font-style-asian="italic" style:font-style-complex="italic" fo:background-color="#FFFF00"/>
    </style:style>
    <style:style style:name="T419" style:parent-style-name="DefaultParagraphFont" style:family="text">
      <style:text-properties fo:font-style="italic" style:font-style-asian="italic" style:font-style-complex="italic"/>
    </style:style>
    <style:style style:name="P420" style:parent-style-name="Textbody" style:family="paragraph">
      <style:paragraph-properties fo:text-align="justify"/>
    </style:style>
    <style:style style:name="T421" style:parent-style-name="DefaultParagraphFont" style:family="text">
      <style:text-properties fo:font-style="italic" style:font-style-asian="italic" style:font-style-complex="italic"/>
    </style:style>
    <style:style style:name="P422" style:parent-style-name="Textbody" style:family="paragraph">
      <style:paragraph-properties fo:text-align="justify"/>
    </style:style>
    <style:style style:name="T423" style:parent-style-name="DefaultParagraphFont" style:family="text">
      <style:text-properties fo:font-weight="bold" style:font-weight-asian="bold" style:font-weight-complex="bold" fo:font-style="italic" style:font-style-asian="italic" style:font-style-complex="italic"/>
    </style:style>
    <style:style style:name="P424" style:parent-style-name="Textbody" style:family="paragraph">
      <style:paragraph-properties fo:text-align="justify"/>
    </style:style>
    <style:style style:name="T425" style:parent-style-name="DefaultParagraphFont" style:family="text">
      <style:text-properties fo:font-style="italic" style:font-style-asian="italic" style:font-style-complex="italic" fo:background-color="#FFFF00"/>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P432" style:parent-style-name="Textbody" style:family="paragraph">
      <style:paragraph-properties fo:text-align="justify"/>
    </style:style>
    <style:style style:name="P433" style:parent-style-name="PreformattedText" style:family="paragraph">
      <style:paragraph-properties fo:text-align="justify"/>
    </style:style>
    <style:style style:name="T434" style:parent-style-name="DefaultParagraphFont" style:family="text">
      <style:text-properties style:font-name="DejaVu Sans Mono" fo:font-weight="bold" style:font-weight-asian="bold" style:font-weight-complex="bold" fo:color="#21409A"/>
    </style:style>
    <style:style style:name="T435" style:parent-style-name="DefaultParagraphFont" style:family="text">
      <style:text-properties style:font-name="DejaVu Sans Mono" fo:font-weight="bold" style:font-weight-asian="bold" style:font-weight-complex="bold" fo:color="#21409A" fo:language="en" fo:country="US"/>
    </style:style>
    <style:style style:name="P43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37" style:parent-style-name="Textbody" style:family="paragraph">
      <style:paragraph-properties fo:text-align="justify"/>
    </style:style>
    <style:style style:name="P438" style:parent-style-name="PreformattedText" style:family="paragraph">
      <style:paragraph-properties fo:text-align="justify"/>
    </style:style>
    <style:style style:name="T439" style:parent-style-name="DefaultParagraphFont" style:family="text">
      <style:text-properties style:font-name="DejaVu Sans Mono" fo:font-weight="bold" style:font-weight-asian="bold" style:font-weight-complex="bold" fo:color="#21409A"/>
    </style:style>
    <style:style style:name="T440" style:parent-style-name="DefaultParagraphFont" style:family="text">
      <style:text-properties style:font-name="DejaVu Sans Mono" fo:font-weight="bold" style:font-weight-asian="bold" style:font-weight-complex="bold" fo:color="#21409A" fo:language="en" fo:country="US"/>
    </style:style>
    <style:style style:name="P441" style:parent-style-name="Heading3" style:family="paragraph">
      <style:text-properties fo:language="en" fo:country="US"/>
    </style:style>
    <style:style style:name="P442" style:parent-style-name="Textbody" style:family="paragraph">
      <style:paragraph-properties fo:text-align="justify"/>
    </style:style>
    <style:style style:name="T443" style:parent-style-name="DefaultParagraphFont" style:family="text">
      <style:text-properties fo:font-style="italic" style:font-style-asian="italic" style:font-style-complex="italic"/>
    </style:style>
    <style:style style:name="P444" style:parent-style-name="Textbody" style:family="paragraph">
      <style:paragraph-properties fo:text-align="justify"/>
    </style:style>
    <style:style style:name="P445" style:parent-style-name="Textbody" style:family="paragraph">
      <style:paragraph-properties fo:text-align="justify"/>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style="italic" style:font-style-asian="italic" style:font-style-complex="italic"/>
    </style:style>
    <style:style style:name="P449" style:parent-style-name="Textbody" style:family="paragraph">
      <style:paragraph-properties fo:text-align="justify"/>
    </style:style>
    <style:style style:name="P450" style:parent-style-name="Textbody" style:family="paragraph">
      <style:paragraph-properties fo:text-align="justify"/>
    </style:style>
    <style:style style:name="T451" style:parent-style-name="SourceText" style:family="text">
      <style:text-properties style:font-name="Liberation Serif"/>
    </style:style>
    <style:style style:name="P452" style:parent-style-name="Textbody" style:family="paragraph">
      <style:paragraph-properties fo:text-align="justify"/>
    </style:style>
    <style:style style:name="T453" style:parent-style-name="SourceText" style:family="text">
      <style:text-properties style:font-name="Liberation Serif"/>
    </style:style>
    <style:style style:name="T454" style:parent-style-name="SourceText" style:family="text">
      <style:text-properties style:font-name="Liberation Serif" fo:font-style="italic" style:font-style-asian="italic" style:font-style-complex="italic"/>
    </style:style>
    <style:style style:name="T455" style:parent-style-name="SourceText" style:family="text">
      <style:text-properties style:font-name="Liberation Serif"/>
    </style:style>
    <style:style style:name="T456" style:parent-style-name="SourceText" style:family="text">
      <style:text-properties style:font-name="Liberation Serif" fo:font-style="italic" style:font-style-asian="italic" style:font-style-complex="italic"/>
    </style:style>
    <style:style style:name="T457" style:parent-style-name="SourceText" style:family="text">
      <style:text-properties style:font-name="Liberation Serif"/>
    </style:style>
    <style:style style:name="P458" style:parent-style-name="Textbody" style:family="paragraph">
      <style:paragraph-properties fo:text-align="justify"/>
    </style:style>
    <style:style style:name="T459" style:parent-style-name="SourceText" style:family="text">
      <style:text-properties style:font-name="Liberation Serif"/>
    </style:style>
    <style:style style:name="T460" style:parent-style-name="SourceText" style:family="text">
      <style:text-properties style:font-name="Liberation Serif" fo:font-style="italic" style:font-style-asian="italic" style:font-style-complex="italic" fo:background-color="#FFFF00"/>
    </style:style>
    <style:style style:name="T461" style:parent-style-name="SourceText" style:family="text">
      <style:text-properties style:font-name="Liberation Serif"/>
    </style:style>
    <style:style style:name="T462" style:parent-style-name="SourceText" style:family="text">
      <style:text-properties style:font-name="Liberation Serif" fo:font-style="italic" style:font-style-asian="italic" style:font-style-complex="italic"/>
    </style:style>
    <style:style style:name="T463" style:parent-style-name="SourceText" style:family="text">
      <style:text-properties style:font-name="Liberation Serif"/>
    </style:style>
    <style:style style:name="T464" style:parent-style-name="SourceText" style:family="text">
      <style:text-properties style:font-name="Liberation Serif" fo:font-style="italic" style:font-style-asian="italic" style:font-style-complex="italic"/>
    </style:style>
    <style:style style:name="T465" style:parent-style-name="SourceText" style:family="text">
      <style:text-properties style:font-name="Liberation Serif"/>
    </style:style>
    <style:style style:name="P466" style:parent-style-name="Textbody" style:family="paragraph">
      <style:paragraph-properties fo:text-align="justify"/>
    </style:style>
    <style:style style:name="T467" style:parent-style-name="SourceText" style:family="text">
      <style:text-properties style:font-name="Liberation Serif"/>
    </style:style>
    <style:style style:name="T468" style:parent-style-name="SourceText" style:family="text">
      <style:text-properties style:font-name="Liberation Serif" fo:font-style="italic" style:font-style-asian="italic" style:font-style-complex="italic"/>
    </style:style>
    <style:style style:name="T469" style:parent-style-name="SourceText" style:family="text">
      <style:text-properties style:font-name="Liberation Serif"/>
    </style:style>
    <style:style style:name="T470" style:parent-style-name="SourceText" style:family="text">
      <style:text-properties style:font-name="Liberation Serif" fo:font-style="italic" style:font-style-asian="italic" style:font-style-complex="italic"/>
    </style:style>
    <style:style style:name="T471" style:parent-style-name="SourceText" style:family="text">
      <style:text-properties style:font-name="Liberation Serif"/>
    </style:style>
    <style:style style:name="T472" style:parent-style-name="SourceText" style:family="text">
      <style:text-properties style:font-name="Liberation Serif" fo:font-style="italic" style:font-style-asian="italic" style:font-style-complex="italic"/>
    </style:style>
    <style:style style:name="T473" style:parent-style-name="SourceText" style:family="text">
      <style:text-properties style:font-name="Liberation Serif"/>
    </style:style>
    <style:style style:name="T474" style:parent-style-name="SourceText" style:family="text">
      <style:text-properties style:font-name="Liberation Serif" fo:font-style="italic" style:font-style-asian="italic" style:font-style-complex="italic"/>
    </style:style>
    <style:style style:name="T475" style:parent-style-name="SourceText" style:family="text">
      <style:text-properties style:font-name="Liberation Serif"/>
    </style:style>
    <style:style style:name="P476" style:parent-style-name="Textbody" style:family="paragraph">
      <style:paragraph-properties fo:text-align="justify"/>
    </style:style>
    <style:style style:name="T477" style:parent-style-name="SourceText" style:family="text">
      <style:text-properties style:font-name="Liberation Serif"/>
    </style:style>
    <style:style style:name="T478" style:parent-style-name="SourceText" style:family="text">
      <style:text-properties style:font-name="Liberation Serif" fo:font-style="italic" style:font-style-asian="italic" style:font-style-complex="italic"/>
    </style:style>
    <style:style style:name="T479" style:parent-style-name="SourceText" style:family="text">
      <style:text-properties style:font-name="Liberation Serif"/>
    </style:style>
    <style:style style:name="T480" style:parent-style-name="SourceText" style:family="text">
      <style:text-properties style:font-name="Liberation Serif" fo:font-style="italic" style:font-style-asian="italic" style:font-style-complex="italic"/>
    </style:style>
    <style:style style:name="T481" style:parent-style-name="SourceText" style:family="text">
      <style:text-properties style:font-name="Liberation Serif"/>
    </style:style>
    <style:style style:name="T482" style:parent-style-name="SourceText" style:family="text">
      <style:text-properties style:font-name="Liberation Serif"/>
    </style:style>
    <style:style style:name="T483" style:parent-style-name="SourceText" style:family="text">
      <style:text-properties style:font-name="Liberation Serif" fo:font-style="italic" style:font-style-asian="italic" style:font-style-complex="italic"/>
    </style:style>
    <style:style style:name="T484" style:parent-style-name="SourceText" style:family="text">
      <style:text-properties style:font-name="Liberation Serif"/>
    </style:style>
    <style:style style:name="P485" style:parent-style-name="Textbody" style:family="paragraph">
      <style:paragraph-properties fo:text-align="justify"/>
    </style:style>
    <style:style style:name="T486" style:parent-style-name="SourceText" style:family="text">
      <style:text-properties style:font-name="Liberation Serif"/>
    </style:style>
    <style:style style:name="T487" style:parent-style-name="SourceText" style:family="text">
      <style:text-properties style:font-name="Liberation Serif" fo:font-style="italic" style:font-style-asian="italic" style:font-style-complex="italic"/>
    </style:style>
    <style:style style:name="T488" style:parent-style-name="SourceText" style:family="text">
      <style:text-properties style:font-name="Liberation Serif"/>
    </style:style>
    <style:style style:name="P489" style:parent-style-name="Textbody" style:family="paragraph">
      <style:paragraph-properties fo:text-align="justify"/>
    </style:style>
    <style:style style:name="T490" style:parent-style-name="SourceText" style:family="text">
      <style:text-properties style:font-name="Liberation Serif"/>
    </style:style>
    <style:style style:name="T491" style:parent-style-name="SourceText" style:family="text">
      <style:text-properties style:font-name="Liberation Serif" fo:font-style="italic" style:font-style-asian="italic"/>
    </style:style>
    <style:style style:name="T492" style:parent-style-name="SourceText" style:family="text">
      <style:text-properties style:font-name="Liberation Serif"/>
    </style:style>
    <style:style style:name="T493" style:parent-style-name="SourceText" style:family="text">
      <style:text-properties style:font-name="Liberation Serif" fo:font-style="italic" style:font-style-asian="italic" style:font-style-complex="italic" fo:background-color="#FFFF00"/>
    </style:style>
    <style:style style:name="T494" style:parent-style-name="SourceText" style:family="text">
      <style:text-properties style:font-name="Liberation Serif" fo:font-style="italic" style:font-style-asian="italic" style:font-style-complex="italic"/>
    </style:style>
    <style:style style:name="T495" style:parent-style-name="SourceText" style:family="text">
      <style:text-properties style:font-name="Liberation Serif"/>
    </style:style>
    <style:style style:name="T496" style:parent-style-name="SourceText" style:family="text">
      <style:text-properties style:font-name="Liberation Serif"/>
    </style:style>
    <style:style style:name="T497" style:parent-style-name="SourceText" style:family="text">
      <style:text-properties style:font-name="Liberation Serif" fo:font-style="italic" style:font-style-asian="italic" style:font-style-complex="italic"/>
    </style:style>
    <style:style style:name="T498" style:parent-style-name="SourceText" style:family="text">
      <style:text-properties style:font-name="Liberation Serif"/>
    </style:style>
    <style:style style:name="T499" style:parent-style-name="SourceText" style:family="text">
      <style:text-properties style:font-name="Liberation Serif" fo:font-style="italic" style:font-style-asian="italic" style:font-style-complex="italic"/>
    </style:style>
    <style:style style:name="T500" style:parent-style-name="SourceText" style:family="text">
      <style:text-properties style:font-name="Liberation Serif"/>
    </style:style>
    <style:style style:name="T501" style:parent-style-name="SourceText" style:family="text">
      <style:text-properties style:font-name="Liberation Serif" fo:font-style="italic" style:font-style-asian="italic" style:font-style-complex="italic"/>
    </style:style>
    <style:style style:name="T502" style:parent-style-name="SourceText" style:family="text">
      <style:text-properties style:font-name="Liberation Serif"/>
    </style:style>
    <style:style style:name="P503" style:parent-style-name="Textbody" style:family="paragraph">
      <style:paragraph-properties fo:text-align="justify"/>
    </style:style>
    <style:style style:name="T504" style:parent-style-name="SourceText" style:family="text">
      <style:text-properties style:font-name="Liberation Serif"/>
    </style:style>
    <style:style style:name="T505" style:parent-style-name="SourceText" style:family="text">
      <style:text-properties style:font-name="Liberation Serif" fo:font-style="italic" style:font-style-asian="italic" style:font-style-complex="italic"/>
    </style:style>
    <style:style style:name="T506" style:parent-style-name="SourceText" style:family="text">
      <style:text-properties style:font-name="Liberation Serif"/>
    </style:style>
    <style:style style:name="T507" style:parent-style-name="SourceText" style:family="text">
      <style:text-properties style:font-name="Liberation Serif" fo:font-style="italic" style:font-style-asian="italic" style:font-style-complex="italic" fo:background-color="#FFFF00"/>
    </style:style>
    <style:style style:name="T508" style:parent-style-name="SourceText" style:family="text">
      <style:text-properties style:font-name="Liberation Serif"/>
    </style:style>
    <style:style style:name="T509" style:parent-style-name="SourceText" style:family="text">
      <style:text-properties style:font-name="Liberation Serif" fo:font-style="italic" style:font-style-asian="italic" style:font-style-complex="italic" fo:background-color="#FFFF00"/>
    </style:style>
    <style:style style:name="T510" style:parent-style-name="SourceText" style:family="text">
      <style:text-properties style:font-name="Liberation Serif"/>
    </style:style>
    <style:style style:name="P511" style:parent-style-name="Textbody" style:family="paragraph">
      <style:paragraph-properties fo:text-align="justify"/>
    </style:style>
    <style:style style:name="T512" style:parent-style-name="SourceText" style:family="text">
      <style:text-properties style:font-name="Liberation Serif" fo:font-style="italic" style:font-style-asian="italic" style:font-style-complex="italic"/>
    </style:style>
    <style:style style:name="T513" style:parent-style-name="SourceText" style:family="text">
      <style:text-properties style:font-name="Liberation Serif"/>
    </style:style>
    <style:style style:name="P514" style:parent-style-name="Textbody" style:family="paragraph">
      <style:paragraph-properties fo:text-align="justify"/>
    </style:style>
    <style:style style:name="T515" style:parent-style-name="SourceText" style:family="text">
      <style:text-properties style:font-name="Liberation Serif"/>
    </style:style>
    <style:style style:name="P516" style:parent-style-name="Textbody" style:family="paragraph">
      <style:paragraph-properties fo:text-align="justify"/>
    </style:style>
    <style:style style:name="T517" style:parent-style-name="SourceText" style:family="text">
      <style:text-properties style:font-name="Liberation Serif"/>
    </style:style>
    <style:style style:name="P518" style:parent-style-name="Textbody" style:family="paragraph">
      <style:paragraph-properties fo:text-align="justify"/>
    </style:style>
    <style:style style:name="T519" style:parent-style-name="SourceText" style:family="text">
      <style:text-properties style:font-name="Liberation Serif"/>
    </style:style>
    <style:style style:name="T520" style:parent-style-name="SourceText" style:family="text">
      <style:text-properties style:font-name="Liberation Serif" fo:font-style="italic" style:font-style-asian="italic" style:font-style-complex="italic"/>
    </style:style>
    <style:style style:name="T521" style:parent-style-name="SourceText" style:family="text">
      <style:text-properties style:font-name="Liberation Serif"/>
    </style:style>
    <style:style style:name="P522" style:parent-style-name="Textbody" style:family="paragraph">
      <style:paragraph-properties fo:text-align="justify"/>
    </style:style>
    <style:style style:name="T523" style:parent-style-name="SourceText" style:family="text">
      <style:text-properties style:font-name="Liberation Serif"/>
    </style:style>
    <style:style style:name="T524" style:parent-style-name="SourceText" style:family="text">
      <style:text-properties style:font-name="Liberation Serif"/>
    </style:style>
    <style:style style:name="T525" style:parent-style-name="SourceText" style:family="text">
      <style:text-properties style:font-name="Liberation Serif" fo:font-weight="bold" style:font-weight-asian="bold" style:font-weight-complex="bold"/>
    </style:style>
    <style:style style:name="P526" style:parent-style-name="Textbody" style:family="paragraph">
      <style:paragraph-properties fo:text-align="justify"/>
    </style:style>
    <style:style style:name="T527" style:parent-style-name="SourceText" style:family="text">
      <style:text-properties style:font-name="Liberation Serif"/>
    </style:style>
    <style:style style:name="T528" style:parent-style-name="SourceText" style:family="text">
      <style:text-properties style:font-name="Liberation Serif" fo:font-style="italic" style:font-style-asian="italic" style:font-style-complex="italic"/>
    </style:style>
    <style:style style:name="T529" style:parent-style-name="SourceText" style:family="text">
      <style:text-properties style:font-name="Liberation Serif"/>
    </style:style>
    <style:style style:name="P530" style:parent-style-name="Textbody" style:family="paragraph">
      <style:paragraph-properties fo:text-align="justify"/>
    </style:style>
    <style:style style:name="T531" style:parent-style-name="SourceText" style:family="text">
      <style:text-properties style:font-name="Liberation Serif"/>
    </style:style>
    <style:style style:name="T532" style:parent-style-name="SourceText" style:family="text">
      <style:text-properties style:font-name="Liberation Serif" fo:font-style="italic" style:font-style-asian="italic" style:font-style-complex="italic"/>
    </style:style>
    <style:style style:name="T533" style:parent-style-name="SourceText" style:family="text">
      <style:text-properties style:font-name="Liberation Serif"/>
    </style:style>
    <style:style style:name="T534" style:parent-style-name="SourceText" style:family="text">
      <style:text-properties style:font-name="Liberation Serif" fo:font-style="italic" style:font-style-asian="italic" style:font-style-complex="italic" fo:background-color="#FFFF00"/>
    </style:style>
    <style:style style:name="T535" style:parent-style-name="SourceText" style:family="text">
      <style:text-properties style:font-name="Liberation Serif"/>
    </style:style>
    <style:style style:name="P536" style:parent-style-name="Textbody" style:family="paragraph">
      <style:paragraph-properties fo:text-align="justify"/>
    </style:style>
    <style:style style:name="T537" style:parent-style-name="SourceText" style:family="text">
      <style:text-properties style:font-name="Liberation Serif"/>
    </style:style>
    <style:style style:name="T538" style:parent-style-name="SourceText" style:family="text">
      <style:text-properties style:font-name="Liberation Serif" fo:font-style="italic" style:font-style-asian="italic" style:font-style-complex="italic"/>
    </style:style>
    <style:style style:name="T539" style:parent-style-name="SourceText" style:family="text">
      <style:text-properties style:font-name="Liberation Serif"/>
    </style:style>
    <style:style style:name="T540" style:parent-style-name="SourceText" style:family="text">
      <style:text-properties style:font-name="Liberation Serif" fo:font-style="italic" style:font-style-asian="italic" style:font-style-complex="italic"/>
    </style:style>
    <style:style style:name="T541" style:parent-style-name="SourceText" style:family="text">
      <style:text-properties style:font-name="Liberation Serif"/>
    </style:style>
    <style:style style:name="T542" style:parent-style-name="SourceText" style:family="text">
      <style:text-properties style:font-name="Liberation Serif"/>
    </style:style>
    <style:style style:name="T543" style:parent-style-name="SourceText" style:family="text">
      <style:text-properties style:font-name="Liberation Serif" fo:font-weight="bold" style:font-weight-asian="bold" style:font-weight-complex="bold"/>
    </style:style>
    <style:style style:name="P544" style:parent-style-name="Textbody" style:family="paragraph">
      <style:paragraph-properties fo:text-align="justify"/>
    </style:style>
    <style:style style:name="T545" style:parent-style-name="SourceText" style:family="text">
      <style:text-properties style:font-name="Liberation Serif"/>
    </style:style>
    <style:style style:name="T546" style:parent-style-name="SourceText" style:family="text">
      <style:text-properties style:font-name="Liberation Serif" fo:font-style="italic" style:font-style-asian="italic" style:font-style-complex="italic"/>
    </style:style>
    <style:style style:name="T547" style:parent-style-name="SourceText" style:family="text">
      <style:text-properties style:font-name="Liberation Serif"/>
    </style:style>
    <style:style style:name="T548" style:parent-style-name="SourceText" style:family="text">
      <style:text-properties style:font-name="Liberation Serif" fo:font-style="italic" style:font-style-asian="italic" style:font-style-complex="italic"/>
    </style:style>
    <style:style style:name="T549" style:parent-style-name="SourceText" style:family="text">
      <style:text-properties style:font-name="Liberation Serif"/>
    </style:style>
    <style:style style:name="T550" style:parent-style-name="SourceText" style:family="text">
      <style:text-properties style:font-name="Liberation Serif" fo:font-style="italic" style:font-style-asian="italic" style:font-style-complex="italic"/>
    </style:style>
    <style:style style:name="T551" style:parent-style-name="SourceText" style:family="text">
      <style:text-properties style:font-name="Liberation Serif"/>
    </style:style>
    <style:style style:name="T552" style:parent-style-name="SourceText" style:family="text">
      <style:text-properties style:font-name="Liberation Serif" fo:background-color="#FFFF00"/>
    </style:style>
    <style:style style:name="T553" style:parent-style-name="SourceText" style:family="text">
      <style:text-properties style:font-name="Liberation Serif" fo:font-style="italic" style:font-style-asian="italic" style:font-style-complex="italic" fo:background-color="#FFFF00"/>
    </style:style>
    <style:style style:name="T554" style:parent-style-name="SourceText" style:family="text">
      <style:text-properties style:font-name="Liberation Serif"/>
    </style:style>
    <style:style style:name="T555" style:parent-style-name="SourceText" style:family="text">
      <style:text-properties style:font-name="Liberation Serif"/>
    </style:style>
    <style:style style:name="P556" style:parent-style-name="Textbody" style:family="paragraph">
      <style:paragraph-properties fo:text-align="justify"/>
    </style:style>
    <style:style style:name="T557" style:parent-style-name="SourceText" style:family="text">
      <style:text-properties style:font-name="Liberation Serif"/>
    </style:style>
    <style:style style:name="T558" style:parent-style-name="SourceText" style:family="text">
      <style:text-properties fo:font-style="italic" style:font-style-asian="italic" style:font-style-complex="italic"/>
    </style:style>
    <style:style style:name="T559" style:parent-style-name="SourceText" style:family="text">
      <style:text-properties style:font-name="Liberation Serif" fo:font-style="italic" style:font-style-asian="italic" style:font-style-complex="italic"/>
    </style:style>
    <style:style style:name="T560" style:parent-style-name="SourceText" style:family="text">
      <style:text-properties style:font-name="Liberation Serif"/>
    </style:style>
    <style:style style:name="T561" style:parent-style-name="SourceText" style:family="text">
      <style:text-properties style:font-name="Liberation Serif" fo:font-style="italic" style:font-style-asian="italic" style:font-style-complex="italic"/>
    </style:style>
    <style:style style:name="T562" style:parent-style-name="SourceText" style:family="text">
      <style:text-properties fo:font-style="italic" style:font-style-asian="italic" style:font-style-complex="italic"/>
    </style:style>
    <style:style style:name="T563" style:parent-style-name="SourceText" style:family="text">
      <style:text-properties style:font-name="Liberation Serif"/>
    </style:style>
    <style:style style:name="T564" style:parent-style-name="SourceText" style:family="text">
      <style:text-properties fo:font-style="italic" style:font-style-asian="italic" style:font-style-complex="italic"/>
    </style:style>
    <style:style style:name="T565" style:parent-style-name="SourceText" style:family="text">
      <style:text-properties style:font-name="Liberation Serif" fo:font-style="italic" style:font-style-asian="italic" style:font-style-complex="italic"/>
    </style:style>
    <style:style style:name="T566" style:parent-style-name="SourceText" style:family="text">
      <style:text-properties fo:font-style="italic" style:font-style-asian="italic" style:font-style-complex="italic"/>
    </style:style>
    <style:style style:name="T567" style:parent-style-name="SourceText" style:family="text">
      <style:text-properties style:font-name="Liberation Serif"/>
    </style:style>
    <style:style style:name="T568" style:parent-style-name="SourceText" style:family="text">
      <style:text-properties style:font-name="Liberation Serif"/>
    </style:style>
    <style:style style:name="T569" style:parent-style-name="SourceText" style:family="text">
      <style:text-properties style:font-name="Liberation Serif" fo:font-weight="bold" style:font-weight-asian="bold" style:font-weight-complex="bold"/>
    </style:style>
    <style:style style:name="P570" style:parent-style-name="Textbody" style:family="paragraph">
      <style:paragraph-properties fo:text-align="justify"/>
    </style:style>
    <style:style style:name="T571" style:parent-style-name="SourceText" style:family="text">
      <style:text-properties style:font-name="Liberation Serif"/>
    </style:style>
    <style:style style:name="T572" style:parent-style-name="SourceText" style:family="text">
      <style:text-properties style:font-name="Liberation Serif" fo:font-style="italic" style:font-style-asian="italic" style:font-style-complex="italic"/>
    </style:style>
    <style:style style:name="T573" style:parent-style-name="SourceText" style:family="text">
      <style:text-properties style:font-name="Liberation Serif"/>
    </style:style>
    <style:style style:name="P574" style:parent-style-name="Textbody" style:family="paragraph">
      <style:paragraph-properties fo:text-align="justify"/>
    </style:style>
    <style:style style:name="T575" style:parent-style-name="SourceText" style:family="text">
      <style:text-properties style:font-name="Liberation Serif"/>
    </style:style>
    <style:style style:name="P576" style:parent-style-name="Textbody" style:family="paragraph">
      <style:paragraph-properties fo:text-align="justify"/>
    </style:style>
    <style:style style:name="T577" style:parent-style-name="SourceText" style:family="text">
      <style:text-properties style:font-name="Liberation Serif"/>
    </style:style>
    <style:style style:name="T578" style:parent-style-name="SourceText" style:family="text">
      <style:text-properties style:font-name="Liberation Serif" fo:font-style="italic" style:font-style-asian="italic" style:font-style-complex="italic"/>
    </style:style>
    <style:style style:name="T579" style:parent-style-name="SourceText" style:family="text">
      <style:text-properties style:font-name="Liberation Serif"/>
    </style:style>
    <style:style style:name="T580" style:parent-style-name="SourceText" style:family="text">
      <style:text-properties style:font-name="Liberation Serif" fo:font-style="italic" style:font-style-asian="italic" style:font-style-complex="italic"/>
    </style:style>
    <style:style style:name="T581" style:parent-style-name="SourceText" style:family="text">
      <style:text-properties style:font-name="Liberation Serif"/>
    </style:style>
    <style:style style:name="T582" style:parent-style-name="SourceText" style:family="text">
      <style:text-properties style:font-name="Liberation Serif" fo:font-style="italic" style:font-style-asian="italic" style:font-style-complex="italic"/>
    </style:style>
    <style:style style:name="T583" style:parent-style-name="SourceText" style:family="text">
      <style:text-properties style:font-name="Liberation Serif"/>
    </style:style>
    <style:style style:name="T584" style:parent-style-name="SourceText" style:family="text">
      <style:text-properties style:font-name="Liberation Serif" fo:font-style="italic" style:font-style-asian="italic" style:font-style-complex="italic"/>
    </style:style>
    <style:style style:name="T585" style:parent-style-name="SourceText" style:family="text">
      <style:text-properties style:font-name="Liberation Serif"/>
    </style:style>
    <style:style style:name="P586" style:parent-style-name="Textbody" style:family="paragraph">
      <style:paragraph-properties fo:text-align="justify"/>
    </style:style>
    <style:style style:name="T587" style:parent-style-name="SourceText" style:family="text">
      <style:text-properties style:font-name="Liberation Serif" fo:font-style="italic" style:font-style-asian="italic" style:font-style-complex="italic"/>
    </style:style>
    <style:style style:name="T588" style:parent-style-name="SourceText" style:family="text">
      <style:text-properties style:font-name="Liberation Serif"/>
    </style:style>
    <style:style style:name="T589" style:parent-style-name="SourceText" style:family="text">
      <style:text-properties style:font-name="Liberation Serif" fo:font-style="italic" style:font-style-asian="italic" style:font-style-complex="italic"/>
    </style:style>
    <style:style style:name="T590" style:parent-style-name="SourceText" style:family="text">
      <style:text-properties style:font-name="Liberation Serif"/>
    </style:style>
    <style:style style:name="T591" style:parent-style-name="SourceText" style:family="text">
      <style:text-properties style:font-name="Liberation Serif" fo:font-style="italic" style:font-style-asian="italic" style:font-style-complex="italic"/>
    </style:style>
    <style:style style:name="T592" style:parent-style-name="SourceText" style:family="text">
      <style:text-properties style:font-name="Liberation Serif"/>
    </style:style>
    <style:style style:name="T593" style:parent-style-name="SourceText" style:family="text">
      <style:text-properties style:font-name="Liberation Serif" fo:font-style="italic" style:font-style-asian="italic" style:font-style-complex="italic"/>
    </style:style>
    <style:style style:name="T594" style:parent-style-name="SourceText" style:family="text">
      <style:text-properties style:font-name="Liberation Serif"/>
    </style:style>
    <style:style style:name="T595" style:parent-style-name="SourceText" style:family="text">
      <style:text-properties style:font-name="Liberation Serif" fo:font-style="italic" style:font-style-asian="italic" style:font-style-complex="italic"/>
    </style:style>
    <style:style style:name="T596" style:parent-style-name="SourceText" style:family="text">
      <style:text-properties style:font-name="Liberation Serif"/>
    </style:style>
    <style:style style:name="T597" style:parent-style-name="SourceText" style:family="text">
      <style:text-properties style:font-name="Liberation Serif"/>
    </style:style>
    <style:style style:name="T598" style:parent-style-name="SourceText" style:family="text">
      <style:text-properties style:font-name="Liberation Serif" fo:font-style="italic" style:font-style-asian="italic" style:font-style-complex="italic"/>
    </style:style>
    <style:style style:name="T599" style:parent-style-name="SourceText" style:family="text">
      <style:text-properties style:font-name="Liberation Serif"/>
    </style:style>
    <style:style style:name="T600" style:parent-style-name="SourceText" style:family="text">
      <style:text-properties style:font-name="Liberation Serif" fo:font-style="italic" style:font-style-asian="italic" style:font-style-complex="italic"/>
    </style:style>
    <style:style style:name="T601" style:parent-style-name="SourceText" style:family="text">
      <style:text-properties style:font-name="Liberation Serif"/>
    </style:style>
    <style:style style:name="T602" style:parent-style-name="SourceText" style:family="text">
      <style:text-properties style:font-name="Liberation Serif" fo:font-style="italic" style:font-style-asian="italic" style:font-style-complex="italic"/>
    </style:style>
    <style:style style:name="T603" style:parent-style-name="SourceText" style:family="text">
      <style:text-properties style:font-name="Liberation Serif"/>
    </style:style>
    <style:style style:name="P604" style:parent-style-name="Textbody" style:family="paragraph">
      <style:paragraph-properties fo:text-align="justify"/>
    </style:style>
    <style:style style:name="T605" style:parent-style-name="SourceText" style:family="text">
      <style:text-properties style:font-name="Liberation Serif" fo:font-style="italic" style:font-style-asian="italic" style:font-style-complex="italic"/>
    </style:style>
    <style:style style:name="T606" style:parent-style-name="SourceText" style:family="text">
      <style:text-properties style:font-name="Liberation Serif"/>
    </style:style>
    <style:style style:name="P607" style:parent-style-name="Textbody" style:family="paragraph">
      <style:paragraph-properties fo:text-align="justify"/>
    </style:style>
    <style:style style:name="T608" style:parent-style-name="SourceText" style:family="text">
      <style:text-properties style:font-name="Liberation Serif"/>
    </style:style>
    <style:style style:name="T609" style:parent-style-name="SourceText" style:family="text">
      <style:text-properties style:font-name="Liberation Serif" fo:font-style="italic" style:font-style-asian="italic" style:font-style-complex="italic"/>
    </style:style>
    <style:style style:name="T610" style:parent-style-name="SourceText" style:family="text">
      <style:text-properties style:font-name="Liberation Serif"/>
    </style:style>
    <style:style style:name="P611" style:parent-style-name="Textbody" style:family="paragraph">
      <style:paragraph-properties fo:text-align="justify"/>
    </style:style>
    <style:style style:name="T612" style:parent-style-name="SourceText" style:family="text">
      <style:text-properties style:font-name="Liberation Serif"/>
    </style:style>
    <style:style style:name="T613" style:parent-style-name="SourceText" style:family="text">
      <style:text-properties style:font-name="Liberation Serif" fo:font-style="italic" style:font-style-asian="italic" style:font-style-complex="italic"/>
    </style:style>
    <style:style style:name="T614" style:parent-style-name="SourceText" style:family="text">
      <style:text-properties style:font-name="Liberation Serif"/>
    </style:style>
    <style:style style:name="P615" style:parent-style-name="Textbody" style:family="paragraph">
      <style:paragraph-properties fo:text-align="justify"/>
    </style:style>
    <style:style style:name="T616" style:parent-style-name="SourceText" style:family="text">
      <style:text-properties style:font-name="Liberation Serif"/>
    </style:style>
    <style:style style:name="T617" style:parent-style-name="SourceText" style:family="text">
      <style:text-properties style:font-name="Liberation Serif" fo:font-style="italic" style:font-style-asian="italic" style:font-style-complex="italic"/>
    </style:style>
    <style:style style:name="T618" style:parent-style-name="SourceText" style:family="text">
      <style:text-properties style:font-name="Liberation Serif"/>
    </style:style>
    <style:style style:name="T619" style:parent-style-name="SourceText" style:family="text">
      <style:text-properties style:font-name="Liberation Serif" fo:font-style="italic" style:font-style-asian="italic" style:font-style-complex="italic"/>
    </style:style>
    <style:style style:name="T620" style:parent-style-name="SourceText" style:family="text">
      <style:text-properties style:font-name="Liberation Serif"/>
    </style:style>
    <style:style style:name="P621" style:parent-style-name="Standard" style:family="paragraph">
      <style:paragraph-properties fo:text-align="justify"/>
    </style:style>
    <style:style style:name="T622" style:parent-style-name="SourceText" style:family="text">
      <style:text-properties style:font-name="Liberation Serif"/>
    </style:style>
    <style:style style:name="P623" style:parent-style-name="Textbody" style:family="paragraph">
      <style:paragraph-properties fo:text-align="justify" fo:margin-top="0.0395in" fo:margin-bottom="0.1368in"/>
    </style:style>
    <style:style style:name="T624" style:parent-style-name="SourceText" style:family="text">
      <style:text-properties style:font-name="Liberation Serif"/>
    </style:style>
    <style:style style:name="T625" style:parent-style-name="SourceText" style:family="text">
      <style:text-properties style:font-name="Liberation Serif" fo:font-style="italic" style:font-style-asian="italic" style:font-style-complex="italic"/>
    </style:style>
    <style:style style:name="T626" style:parent-style-name="SourceText" style:family="text">
      <style:text-properties style:font-name="Liberation Serif"/>
    </style:style>
    <style:style style:name="T627" style:parent-style-name="SourceText" style:family="text">
      <style:text-properties style:font-name="Liberation Serif" fo:font-style="italic" style:font-style-asian="italic" style:font-style-complex="italic"/>
    </style:style>
    <style:style style:name="T628" style:parent-style-name="SourceText" style:family="text">
      <style:text-properties style:font-name="Liberation Serif"/>
    </style:style>
    <style:style style:name="T629" style:parent-style-name="SourceText" style:family="text">
      <style:text-properties style:font-name="Liberation Serif" fo:font-style="italic" style:font-style-asian="italic" style:font-style-complex="italic"/>
    </style:style>
    <style:style style:name="T630" style:parent-style-name="SourceText" style:family="text">
      <style:text-properties style:font-name="Liberation Serif"/>
    </style:style>
    <style:style style:name="T631" style:parent-style-name="SourceText" style:family="text">
      <style:text-properties style:font-name="Liberation Serif" fo:font-weight="bold" style:font-weight-asian="bold" style:font-weight-complex="bold"/>
    </style:style>
    <style:style style:name="T632" style:parent-style-name="SourceText" style:family="text">
      <style:text-properties style:font-name="Liberation Serif"/>
    </style:style>
    <style:style style:name="T633" style:parent-style-name="SourceText" style:family="text">
      <style:text-properties style:font-name="Liberation Serif" fo:font-weight="bold" style:font-weight-asian="bold" style:font-weight-complex="bold"/>
    </style:style>
    <style:style style:name="T634" style:parent-style-name="SourceText" style:family="text">
      <style:text-properties style:font-name="Liberation Serif"/>
    </style:style>
    <style:style style:name="T635" style:parent-style-name="SourceText" style:family="text">
      <style:text-properties style:font-name="Liberation Serif"/>
    </style:style>
    <style:style style:name="P636" style:parent-style-name="Textbody" style:family="paragraph">
      <style:paragraph-properties fo:text-align="justify"/>
    </style:style>
    <style:style style:name="T637" style:parent-style-name="SourceText" style:family="text">
      <style:text-properties style:font-name="Liberation Serif" fo:color="#222222"/>
    </style:style>
    <style:style style:name="P638" style:parent-style-name="Textbody" style:family="paragraph">
      <style:paragraph-properties fo:text-align="justify"/>
    </style:style>
    <style:style style:name="T639" style:parent-style-name="SourceText" style:family="text">
      <style:text-properties style:font-name="Liberation Serif" fo:color="#222222"/>
    </style:style>
    <style:style style:name="T640" style:parent-style-name="SourceText" style:family="text">
      <style:text-properties style:font-name="Liberation Serif" fo:font-style="italic" style:font-style-asian="italic" style:font-style-complex="italic" fo:color="#222222"/>
    </style:style>
    <style:style style:name="T641" style:parent-style-name="SourceText" style:family="text">
      <style:text-properties style:font-name="Liberation Serif" fo:color="#222222"/>
    </style:style>
    <style:style style:name="T642" style:parent-style-name="SourceText" style:family="text">
      <style:text-properties style:font-name="Liberation Serif" fo:font-style="italic" style:font-style-asian="italic" style:font-style-complex="italic" fo:color="#222222"/>
    </style:style>
    <style:style style:name="T643" style:parent-style-name="SourceText" style:family="text">
      <style:text-properties style:font-name="Liberation Serif" fo:color="#222222"/>
    </style:style>
    <style:style style:name="T644" style:parent-style-name="SourceText" style:family="text">
      <style:text-properties style:font-name="Liberation Serif" fo:color="#222222"/>
    </style:style>
    <style:style style:name="T645" style:parent-style-name="SourceText" style:family="text">
      <style:text-properties style:font-name="Liberation Serif" fo:font-style="italic" style:font-style-asian="italic" style:font-style-complex="italic" fo:color="#222222"/>
    </style:style>
    <style:style style:name="T646" style:parent-style-name="SourceText" style:family="text">
      <style:text-properties style:font-name="Liberation Serif" fo:color="#222222"/>
    </style:style>
    <style:style style:name="P647" style:parent-style-name="Textbody" style:family="paragraph">
      <style:paragraph-properties fo:text-align="justify"/>
    </style:style>
    <style:style style:name="T648" style:parent-style-name="SourceText" style:family="text">
      <style:text-properties style:font-name="Liberation Serif" fo:color="#222222"/>
    </style:style>
    <style:style style:name="T649" style:parent-style-name="SourceText" style:family="text">
      <style:text-properties style:font-name="Liberation Serif" fo:font-style="italic" style:font-style-asian="italic" style:font-style-complex="italic" fo:color="#222222"/>
    </style:style>
    <style:style style:name="T650" style:parent-style-name="SourceText" style:family="text">
      <style:text-properties style:font-name="Liberation Serif" fo:color="#222222"/>
    </style:style>
    <style:style style:name="P651" style:parent-style-name="Textbody" style:family="paragraph">
      <style:paragraph-properties fo:text-align="justify"/>
    </style:style>
    <style:style style:name="T652" style:parent-style-name="SourceText" style:family="text">
      <style:text-properties style:font-name="Liberation Serif" fo:color="#222222"/>
    </style:style>
    <style:style style:name="T653" style:parent-style-name="SourceText" style:family="text">
      <style:text-properties style:font-name="Liberation Serif" fo:font-style="italic" style:font-style-asian="italic" style:font-style-complex="italic" fo:color="#222222"/>
    </style:style>
    <style:style style:name="T654" style:parent-style-name="SourceText" style:family="text">
      <style:text-properties style:font-name="Liberation Serif" fo:color="#222222"/>
    </style:style>
    <style:style style:name="T655" style:parent-style-name="SourceText" style:family="text">
      <style:text-properties style:font-name="Liberation Serif" fo:color="#222222"/>
    </style:style>
    <style:style style:name="P656" style:parent-style-name="Textbody" style:family="paragraph">
      <style:paragraph-properties fo:text-align="justify"/>
    </style:style>
    <style:style style:name="T657" style:parent-style-name="SourceText" style:family="text">
      <style:text-properties style:font-name="Liberation Serif" fo:color="#222222"/>
    </style:style>
    <style:style style:name="P658" style:parent-style-name="Textbody" style:family="paragraph">
      <style:paragraph-properties fo:text-align="justify"/>
    </style:style>
    <style:style style:name="T659" style:parent-style-name="SourceText" style:family="text">
      <style:text-properties style:font-name="Liberation Serif" fo:color="#222222"/>
    </style:style>
    <style:style style:name="P660" style:parent-style-name="Textbody" style:family="paragraph">
      <style:paragraph-properties fo:text-align="justify" fo:margin-top="0.0395in" fo:margin-bottom="0.1368in"/>
    </style:style>
    <style:style style:name="T661" style:parent-style-name="SourceText" style:family="text">
      <style:text-properties style:font-name="Liberation Serif" fo:color="#222222"/>
    </style:style>
    <style:style style:name="T662" style:parent-style-name="SourceText" style:family="text">
      <style:text-properties style:font-name="Liberation Serif" fo:font-style="italic" style:font-style-asian="italic" style:font-style-complex="italic" fo:color="#222222"/>
    </style:style>
    <style:style style:name="T663" style:parent-style-name="SourceText" style:family="text">
      <style:text-properties style:font-name="Liberation Serif" fo:color="#222222"/>
    </style:style>
    <style:style style:name="T664" style:parent-style-name="SourceText" style:family="text">
      <style:text-properties style:font-name="Liberation Serif" fo:font-style="italic" style:font-style-asian="italic" style:font-style-complex="italic" fo:color="#222222"/>
    </style:style>
    <style:style style:name="T665" style:parent-style-name="SourceText" style:family="text">
      <style:text-properties style:font-name="Liberation Serif" fo:color="#222222"/>
    </style:style>
    <style:style style:name="T666" style:parent-style-name="SourceText" style:family="text">
      <style:text-properties style:font-name="Liberation Serif" fo:font-style="italic" style:font-style-asian="italic" style:font-style-complex="italic" fo:color="#222222"/>
    </style:style>
    <style:style style:name="T667" style:parent-style-name="SourceText" style:family="text">
      <style:text-properties style:font-name="Liberation Serif" fo:color="#222222"/>
    </style:style>
    <style:style style:name="P668" style:parent-style-name="Heading" style:family="paragraph">
      <style:paragraph-properties fo:margin-top="0.127in" fo:margin-bottom="0.0437in"/>
    </style:style>
    <style:style style:name="T669" style:parent-style-name="SourceText" style:family="text">
      <style:text-properties style:font-name="Liberation Serif" fo:font-weight="bold" style:font-weight-asian="bold" style:font-weight-complex="bold"/>
    </style:style>
    <style:style style:name="P670" style:parent-style-name="Textbody" style:family="paragraph">
      <style:paragraph-properties fo:text-align="justify"/>
    </style:style>
    <style:style style:name="T671" style:parent-style-name="SourceText" style:family="text">
      <style:text-properties style:font-name="Liberation Serif" fo:font-style="italic" style:font-style-asian="italic" style:font-style-complex="italic"/>
    </style:style>
    <style:style style:name="T672" style:parent-style-name="SourceText" style:family="text">
      <style:text-properties style:font-name="Liberation Serif"/>
    </style:style>
    <style:style style:name="T673" style:parent-style-name="SourceText" style:family="text">
      <style:text-properties style:font-name="Liberation Serif"/>
    </style:style>
    <style:style style:name="T674" style:parent-style-name="SourceText" style:family="text">
      <style:text-properties style:font-name="Liberation Serif" fo:font-style="italic" style:font-style-asian="italic" style:font-style-complex="italic"/>
    </style:style>
    <style:style style:name="T675" style:parent-style-name="SourceText" style:family="text">
      <style:text-properties style:font-name="Liberation Serif"/>
    </style:style>
    <style:style style:name="T676" style:parent-style-name="SourceText" style:family="text">
      <style:text-properties style:font-name="Liberation Serif" fo:font-style="italic" style:font-style-asian="italic" style:font-style-complex="italic"/>
    </style:style>
    <style:style style:name="T677" style:parent-style-name="SourceText" style:family="text">
      <style:text-properties style:font-name="Liberation Serif"/>
    </style:style>
    <style:style style:name="T678" style:parent-style-name="SourceText" style:family="text">
      <style:text-properties style:font-name="Liberation Serif" fo:font-style="italic" style:font-style-asian="italic" style:font-style-complex="italic"/>
    </style:style>
    <style:style style:name="T679" style:parent-style-name="SourceText" style:family="text">
      <style:text-properties style:font-name="Liberation Serif"/>
    </style:style>
    <style:style style:name="P680" style:parent-style-name="Textbody" style:family="paragraph">
      <style:paragraph-properties fo:text-align="justify"/>
    </style:style>
    <style:style style:name="T681" style:parent-style-name="SourceText" style:family="text">
      <style:text-properties style:font-name="Liberation Serif"/>
    </style:style>
    <style:style style:name="T682" style:parent-style-name="SourceText" style:family="text">
      <style:text-properties style:font-name="Liberation Serif" fo:font-style="italic" style:font-style-asian="italic" style:font-style-complex="italic"/>
    </style:style>
    <style:style style:name="T683" style:parent-style-name="SourceText" style:family="text">
      <style:text-properties style:font-name="Liberation Serif"/>
    </style:style>
    <style:style style:name="T684" style:parent-style-name="SourceText" style:family="text">
      <style:text-properties style:font-name="Liberation Serif" fo:font-style="italic" style:font-style-asian="italic" style:font-style-complex="italic"/>
    </style:style>
    <style:style style:name="T685" style:parent-style-name="SourceText" style:family="text">
      <style:text-properties style:font-name="Liberation Serif"/>
    </style:style>
    <style:style style:name="T686" style:parent-style-name="SourceText" style:family="text">
      <style:text-properties style:font-name="Liberation Serif" fo:font-style="italic" style:font-style-asian="italic" style:font-style-complex="italic"/>
    </style:style>
    <style:style style:name="T687" style:parent-style-name="SourceText" style:family="text">
      <style:text-properties style:font-name="Liberation Serif"/>
    </style:style>
    <style:style style:name="T688" style:parent-style-name="SourceText" style:family="text">
      <style:text-properties style:font-name="Liberation Serif" fo:font-style="italic" style:font-style-asian="italic" style:font-style-complex="italic"/>
    </style:style>
    <style:style style:name="T689" style:parent-style-name="SourceText" style:family="text">
      <style:text-properties style:font-name="Liberation Serif"/>
    </style:style>
    <style:style style:name="T690" style:parent-style-name="SourceText" style:family="text">
      <style:text-properties style:font-name="Liberation Serif" fo:font-style="italic" style:font-style-asian="italic" style:font-style-complex="italic" fo:color="#000000" fo:background-color="#FFFF00"/>
    </style:style>
    <style:style style:name="T691" style:parent-style-name="SourceText" style:family="text">
      <style:text-properties style:font-name="Liberation Serif"/>
    </style:style>
    <style:style style:name="P692" style:parent-style-name="Textbody" style:family="paragraph">
      <style:paragraph-properties fo:text-align="justify"/>
    </style:style>
    <style:style style:name="T693" style:parent-style-name="SourceText" style:family="text">
      <style:text-properties style:font-name="Liberation Serif"/>
    </style:style>
    <style:style style:name="T694" style:parent-style-name="SourceText" style:family="text">
      <style:text-properties style:font-name="Liberation Serif" fo:font-style="italic" style:font-style-asian="italic" style:font-style-complex="italic"/>
    </style:style>
    <style:style style:name="T695" style:parent-style-name="SourceText" style:family="text">
      <style:text-properties style:font-name="Liberation Serif"/>
    </style:style>
    <style:style style:name="T696" style:parent-style-name="SourceText" style:family="text">
      <style:text-properties style:font-name="Liberation Serif" fo:font-style="italic" style:font-style-asian="italic" style:font-style-complex="italic"/>
    </style:style>
    <style:style style:name="T697" style:parent-style-name="SourceText" style:family="text">
      <style:text-properties style:font-name="Liberation Serif"/>
    </style:style>
    <style:style style:name="T698" style:parent-style-name="SourceText" style:family="text">
      <style:text-properties style:font-name="Liberation Serif" fo:font-style="italic" style:font-style-asian="italic" style:font-style-complex="italic"/>
    </style:style>
    <style:style style:name="T699" style:parent-style-name="SourceText" style:family="text">
      <style:text-properties style:font-name="Liberation Serif"/>
    </style:style>
    <style:style style:name="T700" style:parent-style-name="SourceText" style:family="text">
      <style:text-properties style:font-name="Liberation Serif" fo:font-style="italic" style:font-style-asian="italic" style:font-style-complex="italic"/>
    </style:style>
    <style:style style:name="T701" style:parent-style-name="SourceText" style:family="text">
      <style:text-properties style:font-name="Liberation Serif"/>
    </style:style>
    <style:style style:name="T702" style:parent-style-name="SourceText" style:family="text">
      <style:text-properties style:font-name="Liberation Serif" fo:font-style="italic" style:font-style-asian="italic" style:font-style-complex="italic"/>
    </style:style>
    <style:style style:name="T703" style:parent-style-name="SourceText" style:family="text">
      <style:text-properties style:font-name="Liberation Serif"/>
    </style:style>
    <style:style style:name="T704" style:parent-style-name="SourceText" style:family="text">
      <style:text-properties style:font-name="Liberation Serif"/>
    </style:style>
    <style:style style:name="P705" style:parent-style-name="Textbody" style:family="paragraph">
      <style:paragraph-properties fo:text-align="justify"/>
    </style:style>
    <style:style style:name="T706" style:parent-style-name="SourceText" style:family="text">
      <style:text-properties style:font-name="Liberation Serif"/>
    </style:style>
    <style:style style:name="P707" style:parent-style-name="Textbody" style:family="paragraph">
      <style:paragraph-properties fo:text-align="justify"/>
    </style:style>
    <style:style style:name="T708" style:parent-style-name="SourceText" style:family="text">
      <style:text-properties style:font-name="Liberation Serif"/>
    </style:style>
    <style:style style:name="T709" style:parent-style-name="SourceText" style:family="text">
      <style:text-properties style:font-name="Liberation Serif"/>
    </style:style>
    <style:style style:name="T710" style:parent-style-name="SourceText" style:family="text">
      <style:text-properties style:font-name="Liberation Serif" fo:font-style="italic" style:font-style-asian="italic" style:font-style-complex="italic"/>
    </style:style>
    <style:style style:name="T711" style:parent-style-name="SourceText" style:family="text">
      <style:text-properties style:font-name="Liberation Serif"/>
    </style:style>
    <style:style style:name="T712" style:parent-style-name="SourceText" style:family="text">
      <style:text-properties style:font-name="Liberation Serif" fo:font-style="italic" style:font-style-asian="italic" style:font-style-complex="italic"/>
    </style:style>
    <style:style style:name="T713" style:parent-style-name="SourceText" style:family="text">
      <style:text-properties style:font-name="Liberation Serif"/>
    </style:style>
    <style:style style:name="P714" style:parent-style-name="Textbody" style:family="paragraph">
      <style:paragraph-properties fo:text-align="justify"/>
    </style:style>
    <style:style style:name="T715" style:parent-style-name="SourceText" style:family="text">
      <style:text-properties style:font-name="Liberation Serif"/>
    </style:style>
    <style:style style:name="T716" style:parent-style-name="SourceText" style:family="text">
      <style:text-properties style:font-name="Liberation Serif" fo:font-style="italic" style:font-style-asian="italic" style:font-style-complex="italic"/>
    </style:style>
    <style:style style:name="T717" style:parent-style-name="SourceText" style:family="text">
      <style:text-properties style:font-name="Liberation Serif"/>
    </style:style>
    <style:style style:name="T718" style:parent-style-name="SourceText" style:family="text">
      <style:text-properties style:font-name="Liberation Serif" fo:font-style="italic" style:font-style-asian="italic" style:font-style-complex="italic"/>
    </style:style>
    <style:style style:name="T719" style:parent-style-name="SourceText" style:family="text">
      <style:text-properties style:font-name="Liberation Serif"/>
    </style:style>
    <style:style style:name="T720" style:parent-style-name="SourceText" style:family="text">
      <style:text-properties style:font-name="Liberation Serif" fo:font-style="italic" style:font-style-asian="italic" style:font-style-complex="italic"/>
    </style:style>
    <style:style style:name="T721" style:parent-style-name="SourceText" style:family="text">
      <style:text-properties style:font-name="Liberation Serif"/>
    </style:style>
    <style:style style:name="T722" style:parent-style-name="SourceText" style:family="text">
      <style:text-properties style:font-name="Liberation Serif" fo:font-style="italic" style:font-style-asian="italic" style:font-style-complex="italic"/>
    </style:style>
    <style:style style:name="T723" style:parent-style-name="SourceText" style:family="text">
      <style:text-properties style:font-name="Liberation Serif"/>
    </style:style>
    <style:style style:name="T724" style:parent-style-name="SourceText" style:family="text">
      <style:text-properties style:font-name="Liberation Serif" fo:font-style="italic" style:font-style-asian="italic" style:font-style-complex="italic"/>
    </style:style>
    <style:style style:name="T725" style:parent-style-name="SourceText" style:family="text">
      <style:text-properties style:font-name="Liberation Serif"/>
    </style:style>
    <style:style style:name="T726" style:parent-style-name="SourceText" style:family="text">
      <style:text-properties style:font-name="Liberation Serif" fo:font-style="italic" style:font-style-asian="italic" style:font-style-complex="italic"/>
    </style:style>
    <style:style style:name="T727" style:parent-style-name="SourceText" style:family="text">
      <style:text-properties style:font-name="Liberation Serif"/>
    </style:style>
    <style:style style:name="T728" style:parent-style-name="SourceText" style:family="text">
      <style:text-properties style:font-name="Liberation Serif"/>
    </style:style>
    <style:style style:name="T729" style:parent-style-name="SourceText" style:family="text">
      <style:text-properties style:font-name="Liberation Serif" fo:font-weight="bold" style:font-weight-asian="bold" style:font-weight-complex="bold"/>
    </style:style>
    <style:style style:name="P730" style:parent-style-name="Textbody" style:family="paragraph">
      <style:paragraph-properties fo:text-align="justify"/>
    </style:style>
    <style:style style:name="T731" style:parent-style-name="SourceText" style:family="text">
      <style:text-properties style:font-name="Liberation Serif"/>
    </style:style>
    <style:style style:name="T732" style:parent-style-name="SourceText" style:family="text">
      <style:text-properties style:font-name="Liberation Serif"/>
    </style:style>
    <style:style style:name="T733" style:parent-style-name="SourceText" style:family="text">
      <style:text-properties fo:language="en" fo:country="US"/>
    </style:style>
    <style:style style:name="T734" style:parent-style-name="SourceText" style:family="text">
      <style:text-properties style:font-name="Liberation Serif" fo:language="en" fo:country="US"/>
    </style:style>
    <style:style style:name="T735" style:parent-style-name="SourceText" style:family="text">
      <style:text-properties style:font-name="Liberation Serif" fo:font-weight="bold" style:font-weight-asian="bold" style:font-weight-complex="bold" fo:language="en" fo:country="US"/>
    </style:style>
    <style:style style:name="T736" style:parent-style-name="SourceText" style:family="text">
      <style:text-properties style:font-name="Liberation Serif" fo:font-weight="bold" style:font-weight-asian="bold" style:font-weight-complex="bold"/>
    </style:style>
    <style:style style:name="T737" style:parent-style-name="SourceText" style:family="text">
      <style:text-properties style:font-name="Liberation Serif" fo:font-weight="bold" style:font-weight-asian="bold" style:font-weight-complex="bold" fo:language="en" fo:country="US"/>
    </style:style>
    <style:style style:name="P738" style:parent-style-name="Textbody" style:family="paragraph">
      <style:paragraph-properties fo:text-align="justify"/>
    </style:style>
    <style:style style:name="T739" style:parent-style-name="SourceText" style:family="text">
      <style:text-properties style:font-name="Liberation Serif"/>
    </style:style>
    <style:style style:name="T740" style:parent-style-name="SourceText" style:family="text">
      <style:text-properties style:font-name="Liberation Serif" fo:language="en" fo:country="US"/>
    </style:style>
    <style:style style:name="T741" style:parent-style-name="SourceText" style:family="text">
      <style:text-properties style:font-name="Liberation Serif"/>
    </style:style>
    <style:style style:name="T742" style:parent-style-name="SourceText" style:family="text">
      <style:text-properties style:font-name="Liberation Serif" fo:language="en" fo:country="US"/>
    </style:style>
    <style:style style:name="T743" style:parent-style-name="SourceText" style:family="text">
      <style:text-properties style:font-name="Liberation Serif"/>
    </style:style>
    <style:style style:name="T744" style:parent-style-name="SourceText" style:family="text">
      <style:text-properties style:font-name="Liberation Serif" fo:language="en" fo:country="US"/>
    </style:style>
    <style:style style:name="T745" style:parent-style-name="SourceText" style:family="text">
      <style:text-properties style:font-name="Liberation Serif" fo:font-style="italic" style:font-style-asian="italic" style:font-style-complex="italic" fo:language="en" fo:country="US"/>
    </style:style>
    <style:style style:name="T746" style:parent-style-name="SourceText" style:family="text">
      <style:text-properties style:font-name="Liberation Serif" fo:language="en" fo:country="US"/>
    </style:style>
    <style:style style:name="T747" style:parent-style-name="SourceText" style:family="text">
      <style:text-properties style:font-name="Liberation Serif"/>
    </style:style>
    <style:style style:name="P748" style:parent-style-name="Textbody" style:family="paragraph">
      <style:paragraph-properties fo:text-align="justify"/>
    </style:style>
    <style:style style:name="T749" style:parent-style-name="SourceText" style:family="text">
      <style:text-properties style:font-name="Liberation Serif"/>
    </style:style>
    <style:style style:name="T750" style:parent-style-name="SourceText" style:family="text">
      <style:text-properties style:font-name="Liberation Serif" fo:font-style="italic" style:font-style-asian="italic" style:font-style-complex="italic"/>
    </style:style>
    <style:style style:name="T751" style:parent-style-name="SourceText" style:family="text">
      <style:text-properties style:font-name="Liberation Serif"/>
    </style:style>
    <style:style style:name="T752" style:parent-style-name="SourceText" style:family="text">
      <style:text-properties style:font-name="Liberation Serif" fo:font-style="italic" style:font-style-asian="italic" style:font-style-complex="italic"/>
    </style:style>
    <style:style style:name="T753" style:parent-style-name="SourceText" style:family="text">
      <style:text-properties style:font-name="Liberation Serif"/>
    </style:style>
    <style:style style:name="P754" style:parent-style-name="Textbody" style:family="paragraph">
      <style:paragraph-properties fo:text-align="justify"/>
    </style:style>
    <style:style style:name="T755" style:parent-style-name="SourceText" style:family="text">
      <style:text-properties style:font-name="Liberation Serif"/>
    </style:style>
    <style:style style:name="T756" style:parent-style-name="SourceText" style:family="text">
      <style:text-properties style:font-name="Liberation Serif" fo:language="be" fo:country="BY"/>
    </style:style>
    <style:style style:name="T757" style:parent-style-name="SourceText" style:family="text">
      <style:text-properties style:font-name="Liberation Serif"/>
    </style:style>
    <style:style style:name="P758" style:parent-style-name="Textbody" style:family="paragraph">
      <style:paragraph-properties fo:text-align="justify"/>
    </style:style>
    <style:style style:name="T759" style:parent-style-name="SourceText" style:family="text">
      <style:text-properties style:font-name="Liberation Serif"/>
    </style:style>
    <style:style style:name="T760" style:parent-style-name="SourceText" style:family="text">
      <style:text-properties style:font-name="Liberation Serif" fo:font-style="italic" style:font-style-asian="italic" style:font-style-complex="italic"/>
    </style:style>
    <style:style style:name="T761" style:parent-style-name="SourceText" style:family="text">
      <style:text-properties style:font-name="Liberation Serif"/>
    </style:style>
    <style:style style:name="P762" style:parent-style-name="Textbody" style:family="paragraph">
      <style:paragraph-properties fo:text-align="justify"/>
    </style:style>
    <style:style style:name="T763" style:parent-style-name="SourceText" style:family="text">
      <style:text-properties style:font-name="Liberation Serif"/>
    </style:style>
    <style:style style:name="P764" style:parent-style-name="Textbody" style:family="paragraph">
      <style:paragraph-properties fo:text-align="justify"/>
    </style:style>
    <style:style style:name="T765" style:parent-style-name="SourceText" style:family="text">
      <style:text-properties style:font-name="Liberation Serif"/>
    </style:style>
    <style:style style:name="T766" style:parent-style-name="SourceText" style:family="text">
      <style:text-properties style:font-name="Liberation Serif" fo:font-style="italic" style:font-style-asian="italic" style:font-style-complex="italic"/>
    </style:style>
    <style:style style:name="T767" style:parent-style-name="SourceText" style:family="text">
      <style:text-properties style:font-name="Liberation Serif"/>
    </style:style>
    <style:style style:name="T768" style:parent-style-name="SourceText" style:family="text">
      <style:text-properties style:font-name="Liberation Serif" fo:font-style="italic" style:font-style-asian="italic" style:font-style-complex="italic"/>
    </style:style>
    <style:style style:name="T769" style:parent-style-name="SourceText" style:family="text">
      <style:text-properties style:font-name="Liberation Serif"/>
    </style:style>
    <style:style style:name="T770" style:parent-style-name="SourceText" style:family="text">
      <style:text-properties style:font-name="Liberation Serif" fo:font-style="italic" style:font-style-asian="italic" style:font-style-complex="italic"/>
    </style:style>
    <style:style style:name="T771" style:parent-style-name="SourceText" style:family="text">
      <style:text-properties style:font-name="Liberation Serif"/>
    </style:style>
    <style:style style:name="P772" style:parent-style-name="Textbody" style:family="paragraph">
      <style:paragraph-properties fo:text-align="justify"/>
    </style:style>
    <style:style style:name="T773" style:parent-style-name="SourceText" style:family="text">
      <style:text-properties style:font-name="Liberation Serif"/>
    </style:style>
    <style:style style:name="T774" style:parent-style-name="SourceText" style:family="text">
      <style:text-properties style:font-name="Liberation Serif" fo:font-style="italic" style:font-style-asian="italic" style:font-style-complex="italic"/>
    </style:style>
    <style:style style:name="T775" style:parent-style-name="SourceText" style:family="text">
      <style:text-properties style:font-name="Liberation Serif"/>
    </style:style>
    <style:style style:name="T776" style:parent-style-name="SourceText" style:family="text">
      <style:text-properties style:font-name="Liberation Serif" fo:language="be" fo:country="BY"/>
    </style:style>
    <style:style style:name="T777" style:parent-style-name="SourceText" style:family="text">
      <style:text-properties style:font-name="Liberation Serif" fo:font-style="italic" style:font-style-asian="italic" style:font-style-complex="italic"/>
    </style:style>
    <style:style style:name="T778" style:parent-style-name="SourceText" style:family="text">
      <style:text-properties style:font-name="Liberation Serif" fo:font-style="italic" style:font-style-asian="italic" style:font-style-complex="italic" fo:language="be" fo:country="BY"/>
    </style:style>
    <style:style style:name="T779" style:parent-style-name="SourceText" style:family="text">
      <style:text-properties style:font-name="Liberation Serif" fo:font-style="italic" style:font-style-asian="italic" style:font-style-complex="italic"/>
    </style:style>
    <style:style style:name="T780" style:parent-style-name="SourceText" style:family="text">
      <style:text-properties style:font-name="Liberation Serif" fo:font-style="italic" style:font-style-asian="italic" style:font-style-complex="italic" fo:language="be" fo:country="BY"/>
    </style:style>
    <style:style style:name="T781" style:parent-style-name="SourceText" style:family="text">
      <style:text-properties style:font-name="Liberation Serif" fo:font-style="italic" style:font-style-asian="italic" fo:language="be" fo:country="BY"/>
    </style:style>
    <style:style style:name="T782" style:parent-style-name="SourceText" style:family="text">
      <style:text-properties style:font-name="Liberation Serif" fo:font-style="italic" style:font-style-asian="italic" style:font-style-complex="italic"/>
    </style:style>
    <style:style style:name="T783" style:parent-style-name="SourceText" style:family="text">
      <style:text-properties style:font-name="Liberation Serif" fo:font-style="italic" style:font-style-asian="italic" style:font-style-complex="italic" fo:language="be" fo:country="BY"/>
    </style:style>
    <style:style style:name="T784" style:parent-style-name="SourceText" style:family="text">
      <style:text-properties style:font-name="Liberation Serif" fo:font-style="italic" style:font-style-asian="italic" style:font-style-complex="italic"/>
    </style:style>
    <style:style style:name="T785" style:parent-style-name="SourceText" style:family="text">
      <style:text-properties style:font-name="Liberation Serif" fo:language="be" fo:country="BY"/>
    </style:style>
    <style:style style:name="P786" style:parent-style-name="Textbody" style:family="paragraph">
      <style:paragraph-properties fo:text-align="justify"/>
    </style:style>
    <style:style style:name="T787" style:parent-style-name="SourceText" style:family="text">
      <style:text-properties style:font-name="Liberation Serif"/>
    </style:style>
    <style:style style:name="T788" style:parent-style-name="SourceText" style:family="text">
      <style:text-properties style:font-name="Liberation Serif" fo:language="be" fo:country="BY"/>
    </style:style>
    <style:style style:name="T789" style:parent-style-name="SourceText" style:family="text">
      <style:text-properties style:font-name="Liberation Serif"/>
    </style:style>
    <style:style style:name="T790" style:parent-style-name="SourceText" style:family="text">
      <style:text-properties style:font-name="Liberation Serif" fo:font-style="italic" style:font-style-asian="italic" style:font-style-complex="italic"/>
    </style:style>
    <style:style style:name="T791" style:parent-style-name="SourceText" style:family="text">
      <style:text-properties style:font-name="Liberation Serif"/>
    </style:style>
    <style:style style:name="P792" style:parent-style-name="Textbody" style:family="paragraph">
      <style:paragraph-properties fo:text-align="justify"/>
    </style:style>
    <style:style style:name="T793" style:parent-style-name="SourceText" style:family="text">
      <style:text-properties style:font-name="Liberation Serif"/>
    </style:style>
    <style:style style:name="T794" style:parent-style-name="SourceText" style:family="text">
      <style:text-properties style:font-name="Liberation Serif" fo:font-style="italic" style:font-style-asian="italic" style:font-style-complex="italic"/>
    </style:style>
    <style:style style:name="T795" style:parent-style-name="SourceText" style:family="text">
      <style:text-properties style:font-name="Liberation Serif"/>
    </style:style>
    <style:style style:name="P796" style:parent-style-name="Textbody" style:family="paragraph">
      <style:paragraph-properties fo:text-align="justify"/>
    </style:style>
    <style:style style:name="T797" style:parent-style-name="SourceText" style:family="text">
      <style:text-properties style:font-name="Liberation Serif"/>
    </style:style>
    <style:style style:name="T798" style:parent-style-name="SourceText" style:family="text">
      <style:text-properties style:font-name="Liberation Serif" fo:font-style="italic" style:font-style-asian="italic" style:font-style-complex="italic"/>
    </style:style>
    <style:style style:name="T799" style:parent-style-name="SourceText" style:family="text">
      <style:text-properties style:font-name="Liberation Serif"/>
    </style:style>
    <style:style style:name="P800" style:parent-style-name="Textbody" style:family="paragraph">
      <style:paragraph-properties fo:text-align="justify"/>
    </style:style>
    <style:style style:name="T801" style:parent-style-name="SourceText" style:family="text">
      <style:text-properties style:font-name="Liberation Serif"/>
    </style:style>
    <style:style style:name="P802" style:parent-style-name="PreformattedText" style:family="paragraph">
      <style:paragraph-properties fo:text-align="justify"/>
    </style:style>
    <style:style style:name="T803" style:parent-style-name="SourceText" style:family="text">
      <style:text-properties style:font-name="DejaVu Sans Mono" fo:font-weight="bold" style:font-weight-asian="bold" style:font-weight-complex="bold" fo:color="#21409A" fo:language="en" fo:country="US"/>
    </style:style>
    <style:style style:name="P804" style:parent-style-name="PreformattedText" style:family="paragraph">
      <style:text-properties style:font-name="DejaVu Sans Mono" fo:font-weight="bold" style:font-weight-asian="bold" style:font-weight-complex="bold" fo:color="#21409A" fo:language="en" fo:country="US"/>
    </style:style>
    <style:style style:name="P805"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806" style:parent-style-name="Textbody" style:family="paragraph">
      <style:paragraph-properties fo:text-align="justify"/>
    </style:style>
    <style:style style:name="T807" style:parent-style-name="SourceText" style:family="text">
      <style:text-properties style:font-name="Liberation Serif"/>
    </style:style>
    <style:style style:name="T808" style:parent-style-name="SourceText" style:family="text">
      <style:text-properties style:font-name="Liberation Serif" fo:font-style="italic" style:font-style-asian="italic" style:font-style-complex="italic"/>
    </style:style>
    <style:style style:name="T809" style:parent-style-name="SourceText" style:family="text">
      <style:text-properties style:font-name="Liberation Serif"/>
    </style:style>
    <style:style style:name="P810" style:parent-style-name="PreformattedText" style:family="paragraph">
      <style:paragraph-properties fo:text-align="justify" fo:margin-top="0.0395in" fo:margin-bottom="0.0395in"/>
    </style:style>
    <style:style style:name="T811" style:parent-style-name="SourceText" style:family="text">
      <style:text-properties style:font-name="DejaVu Sans Mono" fo:font-weight="bold" style:font-weight-asian="bold" style:font-weight-complex="bold" fo:color="#21409A"/>
    </style:style>
    <style:style style:name="T812" style:parent-style-name="SourceText" style:family="text">
      <style:text-properties style:font-name="DejaVu Sans Mono" fo:font-weight="bold" style:font-weight-asian="bold" style:font-weight-complex="bold" fo:color="#21409A" fo:language="en" fo:country="US"/>
    </style:style>
    <style:style style:name="P813" style:parent-style-name="PreformattedText" style:family="paragraph">
      <style:paragraph-properties fo:text-align="justify" fo:margin-top="0.0395in" fo:margin-bottom="0.0395in"/>
    </style:style>
    <style:style style:name="T814" style:parent-style-name="DefaultParagraphFont" style:family="text">
      <style:text-properties style:font-name="Liberation Serif" fo:font-size="12pt" style:font-size-asian="12pt" style:font-size-complex="12pt"/>
    </style:style>
    <style:style style:name="T815" style:parent-style-name="DefaultParagraphFont" style:family="text">
      <style:text-properties style:font-name="Liberation Serif" fo:font-size="12pt" style:font-size-asian="12pt" style:font-size-complex="12pt" fo:language="en" fo:country="US"/>
    </style:style>
    <style:style style:name="T816" style:parent-style-name="DefaultParagraphFont" style:family="text">
      <style:text-properties style:font-name="Liberation Serif" fo:font-size="12pt" style:font-size-asian="12pt" style:font-size-complex="12pt"/>
    </style:style>
    <style:style style:name="T817" style:parent-style-name="DefaultParagraphFont" style:family="text">
      <style:text-properties style:font-name="Liberation Serif" fo:font-size="12pt" style:font-size-asian="12pt" style:font-size-complex="12pt" fo:language="en" fo:country="US"/>
    </style:style>
    <style:style style:name="T818" style:parent-style-name="DefaultParagraphFont" style:family="text">
      <style:text-properties style:font-name="Liberation Serif" fo:font-size="12pt" style:font-size-asian="12pt" style:font-size-complex="12pt"/>
    </style:style>
    <style:style style:name="T819" style:parent-style-name="DefaultParagraphFont" style:family="text">
      <style:text-properties style:font-name="Liberation Serif" fo:font-size="12pt" style:font-size-asian="12pt" style:font-size-complex="12pt" fo:language="en" fo:country="US"/>
    </style:style>
    <style:style style:name="T820" style:parent-style-name="DefaultParagraphFont" style:family="text">
      <style:text-properties style:font-name="Liberation Serif" fo:font-size="12pt" style:font-size-asian="12pt" style:font-size-complex="12pt"/>
    </style:style>
    <style:style style:name="P82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822" style:parent-style-name="Textbody" style:family="paragraph">
      <style:paragraph-properties fo:text-align="justify"/>
    </style:style>
    <style:style style:name="T823" style:parent-style-name="SourceText" style:family="text">
      <style:text-properties style:font-name="Liberation Serif"/>
    </style:style>
    <style:style style:name="T824" style:parent-style-name="SourceText" style:family="text">
      <style:text-properties style:font-name="Liberation Serif" fo:font-style="italic" style:font-style-asian="italic" style:font-style-complex="italic"/>
    </style:style>
    <style:style style:name="T825" style:parent-style-name="SourceText" style:family="text">
      <style:text-properties style:font-name="Liberation Serif"/>
    </style:style>
    <style:style style:name="T826" style:parent-style-name="SourceText" style:family="text">
      <style:text-properties style:font-name="Liberation Serif" fo:font-style="italic" style:font-style-asian="italic" style:font-style-complex="italic"/>
    </style:style>
    <style:style style:name="T827" style:parent-style-name="SourceText" style:family="text">
      <style:text-properties style:font-name="Liberation Serif"/>
    </style:style>
    <style:style style:name="P828" style:parent-style-name="Textbody" style:family="paragraph">
      <style:paragraph-properties fo:text-align="justify"/>
    </style:style>
    <style:style style:name="T829" style:parent-style-name="SourceText" style:family="text">
      <style:text-properties style:font-name="Liberation Serif"/>
    </style:style>
    <style:style style:name="P830" style:parent-style-name="Textbody" style:family="paragraph">
      <style:paragraph-properties fo:text-align="justify"/>
    </style:style>
    <style:style style:name="T831" style:parent-style-name="SourceText" style:family="text">
      <style:text-properties style:font-name="Liberation Serif"/>
    </style:style>
    <style:style style:name="T832" style:parent-style-name="SourceText" style:family="text">
      <style:text-properties style:font-name="Liberation Serif" fo:font-style="italic" style:font-style-asian="italic" style:font-style-complex="italic"/>
    </style:style>
    <style:style style:name="T833" style:parent-style-name="SourceText" style:family="text">
      <style:text-properties style:font-name="Liberation Serif"/>
    </style:style>
    <style:style style:name="T834" style:parent-style-name="SourceText" style:family="text">
      <style:text-properties style:font-name="Liberation Serif" fo:font-style="italic" style:font-style-asian="italic" style:font-style-complex="italic"/>
    </style:style>
    <style:style style:name="T835" style:parent-style-name="SourceText" style:family="text">
      <style:text-properties style:font-name="Liberation Serif"/>
    </style:style>
    <style:style style:name="P836" style:parent-style-name="Textbody" style:family="paragraph">
      <style:paragraph-properties fo:text-align="justify"/>
    </style:style>
    <style:style style:name="T837" style:parent-style-name="SourceText" style:family="text">
      <style:text-properties style:font-name="Liberation Serif"/>
    </style:style>
    <style:style style:name="T838" style:parent-style-name="SourceText" style:family="text">
      <style:text-properties style:font-name="Liberation Serif" fo:font-style="italic" style:font-style-asian="italic" style:font-style-complex="italic"/>
    </style:style>
    <style:style style:name="T839" style:parent-style-name="SourceText" style:family="text">
      <style:text-properties style:font-name="Liberation Serif"/>
    </style:style>
    <style:style style:name="T840" style:parent-style-name="SourceText" style:family="text">
      <style:text-properties style:font-name="Liberation Serif" fo:font-style="italic" style:font-style-asian="italic" style:font-style-complex="italic"/>
    </style:style>
    <style:style style:name="T841" style:parent-style-name="SourceText" style:family="text">
      <style:text-properties style:font-name="Liberation Serif"/>
    </style:style>
    <style:style style:name="P842" style:parent-style-name="Textbody" style:family="paragraph">
      <style:paragraph-properties fo:text-align="justify"/>
    </style:style>
    <style:style style:name="T843" style:parent-style-name="SourceText" style:family="text">
      <style:text-properties style:font-name="Liberation Serif"/>
    </style:style>
    <style:style style:name="T844" style:parent-style-name="SourceText" style:family="text">
      <style:text-properties style:font-name="Liberation Serif" fo:font-style="italic" style:font-style-asian="italic" style:font-style-complex="italic"/>
    </style:style>
    <style:style style:name="T845" style:parent-style-name="SourceText" style:family="text">
      <style:text-properties style:font-name="Liberation Serif"/>
    </style:style>
    <style:style style:name="T846" style:parent-style-name="SourceText" style:family="text">
      <style:text-properties style:font-name="Liberation Serif" fo:font-style="italic" style:font-style-asian="italic" style:font-style-complex="italic"/>
    </style:style>
    <style:style style:name="T847" style:parent-style-name="SourceText" style:family="text">
      <style:text-properties style:font-name="Liberation Serif"/>
    </style:style>
    <style:style style:name="T848" style:parent-style-name="SourceText" style:family="text">
      <style:text-properties style:font-name="Liberation Serif" fo:font-style="italic" style:font-style-asian="italic"/>
    </style:style>
    <style:style style:name="T849" style:parent-style-name="SourceText" style:family="text">
      <style:text-properties style:font-name="Liberation Serif"/>
    </style:style>
    <style:style style:name="T850" style:parent-style-name="SourceText" style:family="text">
      <style:text-properties style:font-name="Liberation Serif" fo:font-style="italic" style:font-style-asian="italic"/>
    </style:style>
    <style:style style:name="T851" style:parent-style-name="SourceText" style:family="text">
      <style:text-properties style:font-name="Liberation Serif"/>
    </style:style>
    <style:style style:name="T852" style:parent-style-name="SourceText" style:family="text">
      <style:text-properties style:font-name="Liberation Serif" fo:font-style="italic" style:font-style-asian="italic" style:font-style-complex="italic"/>
    </style:style>
    <style:style style:name="T853" style:parent-style-name="SourceText" style:family="text">
      <style:text-properties style:font-name="Liberation Serif"/>
    </style:style>
    <style:style style:name="T854" style:parent-style-name="SourceText" style:family="text">
      <style:text-properties style:font-name="Liberation Serif" fo:font-style="italic" style:font-style-asian="italic" style:font-style-complex="italic"/>
    </style:style>
    <style:style style:name="T855" style:parent-style-name="SourceText" style:family="text">
      <style:text-properties style:font-name="Liberation Serif"/>
    </style:style>
    <style:style style:name="P856" style:parent-style-name="Textbody" style:family="paragraph">
      <style:paragraph-properties fo:text-align="justify"/>
    </style:style>
    <style:style style:name="T857" style:parent-style-name="SourceText" style:family="text">
      <style:text-properties style:font-name="Liberation Serif"/>
    </style:style>
    <style:style style:name="T858" style:parent-style-name="SourceText" style:family="text">
      <style:text-properties style:font-name="Liberation Serif" fo:font-style="italic" style:font-style-asian="italic" style:font-style-complex="italic"/>
    </style:style>
    <style:style style:name="T859" style:parent-style-name="SourceText" style:family="text">
      <style:text-properties style:font-name="Liberation Serif"/>
    </style:style>
    <style:style style:name="T860" style:parent-style-name="SourceText" style:family="text">
      <style:text-properties style:font-name="Liberation Serif" fo:font-style="italic" style:font-style-asian="italic"/>
    </style:style>
    <style:style style:name="T861" style:parent-style-name="SourceText" style:family="text">
      <style:text-properties style:font-name="Liberation Serif"/>
    </style:style>
    <style:style style:name="T862" style:parent-style-name="SourceText" style:family="text">
      <style:text-properties style:font-name="Liberation Serif" fo:font-style="italic" style:font-style-asian="italic" style:font-style-complex="italic"/>
    </style:style>
    <style:style style:name="T863" style:parent-style-name="SourceText" style:family="text">
      <style:text-properties style:font-name="Liberation Serif"/>
    </style:style>
    <style:style style:name="P864" style:parent-style-name="Textbody" style:family="paragraph">
      <style:paragraph-properties fo:text-align="justify"/>
    </style:style>
    <style:style style:name="T865" style:parent-style-name="SourceText" style:family="text">
      <style:text-properties style:font-name="Liberation Serif"/>
    </style:style>
    <style:style style:name="T866" style:parent-style-name="SourceText" style:family="text">
      <style:text-properties style:font-name="Liberation Serif" fo:font-style="italic" style:font-style-asian="italic"/>
    </style:style>
    <style:style style:name="T867" style:parent-style-name="SourceText" style:family="text">
      <style:text-properties style:font-name="Liberation Serif"/>
    </style:style>
    <style:style style:name="T868" style:parent-style-name="SourceText" style:family="text">
      <style:text-properties style:font-name="Liberation Serif"/>
    </style:style>
    <style:style style:name="P869" style:parent-style-name="Textbody" style:family="paragraph">
      <style:paragraph-properties fo:text-align="justify"/>
    </style:style>
    <style:style style:name="T870" style:parent-style-name="SourceText" style:family="text">
      <style:text-properties style:font-name="Liberation Serif"/>
    </style:style>
    <style:style style:name="T871" style:parent-style-name="SourceText" style:family="text">
      <style:text-properties style:font-name="Liberation Serif" fo:font-style="italic" style:font-style-asian="italic" style:font-style-complex="italic"/>
    </style:style>
    <style:style style:name="T872" style:parent-style-name="SourceText" style:family="text">
      <style:text-properties style:font-name="Liberation Serif"/>
    </style:style>
    <style:style style:name="P873" style:parent-style-name="Textbody" style:family="paragraph">
      <style:paragraph-properties fo:text-align="justify"/>
    </style:style>
    <style:style style:name="T874" style:parent-style-name="SourceText" style:family="text">
      <style:text-properties style:font-name="Liberation Serif"/>
    </style:style>
    <style:style style:name="P875" style:parent-style-name="Textbody" style:family="paragraph">
      <style:paragraph-properties fo:text-align="justify"/>
    </style:style>
    <style:style style:name="T876" style:parent-style-name="SourceText" style:family="text">
      <style:text-properties style:font-name="Liberation Serif"/>
    </style:style>
    <style:style style:name="T877" style:parent-style-name="SourceText" style:family="text">
      <style:text-properties style:font-name="Liberation Serif" fo:font-style="italic" style:font-style-asian="italic" style:font-style-complex="italic"/>
    </style:style>
    <style:style style:name="T878" style:parent-style-name="SourceText" style:family="text">
      <style:text-properties style:font-name="Liberation Serif"/>
    </style:style>
    <style:style style:name="P879" style:parent-style-name="PreformattedText" style:family="paragraph">
      <style:paragraph-properties fo:text-align="justify"/>
    </style:style>
    <style:style style:name="T880" style:parent-style-name="SourceText" style:family="text">
      <style:text-properties style:font-name="DejaVu Sans Mono" fo:font-weight="bold" style:font-weight-asian="bold" style:font-weight-complex="bold" fo:color="#21409A"/>
    </style:style>
    <style:style style:name="T881" style:parent-style-name="SourceText" style:family="text">
      <style:text-properties style:font-name="DejaVu Sans Mono" fo:font-weight="bold" style:font-weight-asian="bold" style:font-weight-complex="bold" fo:color="#21409A" fo:language="en" fo:country="US"/>
    </style:style>
    <style:style style:name="P882" style:parent-style-name="PreformattedText" style:family="paragraph">
      <style:text-properties style:font-name="DejaVu Sans Mono" fo:font-weight="bold" style:font-weight-asian="bold" style:font-weight-complex="bold" fo:color="#21409A" fo:language="en" fo:country="US"/>
    </style:style>
    <style:style style:name="P883" style:parent-style-name="PreformattedText" style:family="paragraph">
      <style:text-properties style:font-name="DejaVu Sans Mono" fo:font-weight="bold" style:font-weight-asian="bold" style:font-weight-complex="bold" fo:color="#21409A" fo:language="en" fo:country="US"/>
    </style:style>
    <style:style style:name="P884" style:parent-style-name="PreformattedText" style:family="paragraph">
      <style:text-properties style:font-name="DejaVu Sans Mono" fo:font-weight="bold" style:font-weight-asian="bold" style:font-weight-complex="bold" fo:color="#21409A" fo:language="en" fo:country="US"/>
    </style:style>
    <style:style style:name="P885" style:parent-style-name="PreformattedText" style:family="paragraph">
      <style:text-properties style:font-name="DejaVu Sans Mono" fo:font-weight="bold" style:font-weight-asian="bold" style:font-weight-complex="bold" fo:color="#21409A" fo:language="en" fo:country="US"/>
    </style:style>
    <style:style style:name="P886" style:parent-style-name="PreformattedText" style:family="paragraph">
      <style:text-properties style:font-name="DejaVu Sans Mono" fo:font-weight="bold" style:font-weight-asian="bold" style:font-weight-complex="bold" fo:color="#21409A" fo:language="en" fo:country="US"/>
    </style:style>
    <style:style style:name="P887" style:parent-style-name="PreformattedText" style:family="paragraph">
      <style:text-properties style:font-name="DejaVu Sans Mono" fo:font-weight="bold" style:font-weight-asian="bold" style:font-weight-complex="bold" fo:color="#21409A" fo:language="en" fo:country="US"/>
    </style:style>
    <style:style style:name="P888"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T889" style:parent-style-name="SourceText" style:family="text">
      <style:text-properties fo:language="en" fo:country="US"/>
    </style:style>
    <style:style style:name="P890" style:parent-style-name="Textbody" style:family="paragraph">
      <style:paragraph-properties fo:text-align="justify"/>
    </style:style>
    <style:style style:name="T891" style:parent-style-name="SourceText" style:family="text">
      <style:text-properties style:font-name="Liberation Serif"/>
    </style:style>
    <style:style style:name="T892" style:parent-style-name="SourceText" style:family="text">
      <style:text-properties fo:language="en" fo:country="US"/>
    </style:style>
    <style:style style:name="P893" style:parent-style-name="Textbody" style:family="paragraph">
      <style:paragraph-properties fo:text-align="justify"/>
    </style:style>
    <style:style style:name="T894" style:parent-style-name="SourceText" style:family="text">
      <style:text-properties style:font-name="Liberation Serif"/>
    </style:style>
    <style:style style:name="P895" style:parent-style-name="Textbody" style:family="paragraph">
      <style:paragraph-properties fo:text-align="justify"/>
    </style:style>
    <style:style style:name="T896" style:parent-style-name="SourceText" style:family="text">
      <style:text-properties style:font-name="Liberation Serif"/>
    </style:style>
    <style:style style:name="T897" style:parent-style-name="SourceText" style:family="text">
      <style:text-properties style:font-name="Liberation Serif" fo:font-style="italic" style:font-style-asian="italic" style:font-style-complex="italic"/>
    </style:style>
    <style:style style:name="T898" style:parent-style-name="SourceText" style:family="text">
      <style:text-properties style:font-name="Liberation Serif"/>
    </style:style>
    <style:style style:name="T899" style:parent-style-name="SourceText" style:family="text">
      <style:text-properties style:font-name="Liberation Serif" fo:font-style="italic" style:font-style-asian="italic" style:font-style-complex="italic"/>
    </style:style>
    <style:style style:name="T900" style:parent-style-name="SourceText" style:family="text">
      <style:text-properties style:font-name="Liberation Serif"/>
    </style:style>
    <style:style style:name="T901" style:parent-style-name="SourceText" style:family="text">
      <style:text-properties fo:language="en" fo:country="US"/>
    </style:style>
    <style:style style:name="P902" style:parent-style-name="Textbody" style:family="paragraph">
      <style:paragraph-properties fo:text-align="justify"/>
    </style:style>
    <style:style style:name="T903" style:parent-style-name="SourceText" style:family="text">
      <style:text-properties style:font-name="Liberation Serif"/>
    </style:style>
    <style:style style:name="T904" style:parent-style-name="SourceText" style:family="text">
      <style:text-properties style:font-name="Liberation Serif" fo:font-style="italic" style:font-style-asian="italic" style:font-style-complex="italic"/>
    </style:style>
    <style:style style:name="T905" style:parent-style-name="SourceText" style:family="text">
      <style:text-properties style:font-name="Liberation Serif"/>
    </style:style>
    <style:style style:name="T906" style:parent-style-name="SourceText" style:family="text">
      <style:text-properties style:font-name="Liberation Serif" fo:font-style="italic" style:font-style-asian="italic" style:font-style-complex="italic"/>
    </style:style>
    <style:style style:name="T907" style:parent-style-name="SourceText" style:family="text">
      <style:text-properties style:font-name="Liberation Serif"/>
    </style:style>
    <style:style style:name="P908" style:parent-style-name="Textbody" style:family="paragraph">
      <style:paragraph-properties fo:text-align="justify"/>
    </style:style>
    <style:style style:name="T909" style:parent-style-name="SourceText" style:family="text">
      <style:text-properties style:font-name="Liberation Serif"/>
    </style:style>
    <style:style style:name="T910" style:parent-style-name="SourceText" style:family="text">
      <style:text-properties style:font-name="Liberation Serif" fo:font-style="italic" style:font-style-asian="italic" style:font-style-complex="italic"/>
    </style:style>
    <style:style style:name="T911" style:parent-style-name="SourceText" style:family="text">
      <style:text-properties style:font-name="Liberation Serif"/>
    </style:style>
    <style:style style:name="T912" style:parent-style-name="SourceText" style:family="text">
      <style:text-properties style:font-name="Liberation Serif" fo:font-style="italic" style:font-style-asian="italic" style:font-style-complex="italic"/>
    </style:style>
    <style:style style:name="T913" style:parent-style-name="SourceText" style:family="text">
      <style:text-properties style:font-name="Liberation Serif"/>
    </style:style>
    <style:style style:name="P914" style:parent-style-name="Textbody" style:family="paragraph">
      <style:paragraph-properties fo:text-align="justify"/>
    </style:style>
    <style:style style:name="T915" style:parent-style-name="SourceText" style:family="text">
      <style:text-properties style:font-name="Liberation Serif"/>
    </style:style>
    <style:style style:name="T916" style:parent-style-name="SourceText" style:family="text">
      <style:text-properties style:font-name="Liberation Serif" fo:font-style="italic" style:font-style-asian="italic" style:font-style-complex="italic"/>
    </style:style>
    <style:style style:name="T917" style:parent-style-name="SourceText" style:family="text">
      <style:text-properties style:font-name="Liberation Serif"/>
    </style:style>
    <style:style style:name="T918" style:parent-style-name="SourceText" style:family="text">
      <style:text-properties fo:language="en" fo:country="US"/>
    </style:style>
    <style:style style:name="P919" style:parent-style-name="Textbody" style:family="paragraph">
      <style:paragraph-properties fo:text-align="justify"/>
    </style:style>
    <style:style style:name="T920" style:parent-style-name="SourceText" style:family="text">
      <style:text-properties style:font-name="Liberation Serif"/>
    </style:style>
    <style:style style:name="T921" style:parent-style-name="SourceText" style:family="text">
      <style:text-properties style:font-name="Liberation Serif" fo:font-style="italic" style:font-style-asian="italic" style:font-style-complex="italic"/>
    </style:style>
    <style:style style:name="T922" style:parent-style-name="SourceText" style:family="text">
      <style:text-properties style:font-name="Liberation Serif"/>
    </style:style>
    <style:style style:name="T923" style:parent-style-name="SourceText" style:family="text">
      <style:text-properties fo:language="en" fo:country="US"/>
    </style:style>
    <style:style style:name="P924" style:parent-style-name="Textbody" style:family="paragraph">
      <style:paragraph-properties fo:text-align="justify"/>
    </style:style>
    <style:style style:name="T925" style:parent-style-name="SourceText" style:family="text">
      <style:text-properties style:font-name="Liberation Serif"/>
    </style:style>
    <style:style style:name="T926" style:parent-style-name="SourceText" style:family="text">
      <style:text-properties style:font-name="Liberation Serif"/>
    </style:style>
    <style:style style:name="P927" style:parent-style-name="Textbody" style:family="paragraph">
      <style:paragraph-properties fo:text-align="justify"/>
    </style:style>
    <style:style style:name="T928" style:parent-style-name="SourceText" style:family="text">
      <style:text-properties style:font-name="Liberation Serif"/>
    </style:style>
    <style:style style:name="T929" style:parent-style-name="SourceText" style:family="text">
      <style:text-properties style:font-name="Liberation Serif" fo:font-style="italic" style:font-style-asian="italic" style:font-style-complex="italic"/>
    </style:style>
    <style:style style:name="T930" style:parent-style-name="SourceText" style:family="text">
      <style:text-properties style:font-name="Liberation Serif"/>
    </style:style>
    <style:style style:name="T931" style:parent-style-name="SourceText" style:family="text">
      <style:text-properties style:font-name="Liberation Serif" fo:font-style="italic" style:font-style-asian="italic" style:font-style-complex="italic"/>
    </style:style>
    <style:style style:name="T932" style:parent-style-name="SourceText" style:family="text">
      <style:text-properties style:font-name="Liberation Serif"/>
    </style:style>
    <style:style style:name="T933" style:parent-style-name="SourceText" style:family="text">
      <style:text-properties style:font-name="Liberation Serif"/>
    </style:style>
    <style:style style:name="P934" style:parent-style-name="Textbody" style:family="paragraph">
      <style:paragraph-properties fo:text-align="justify"/>
    </style:style>
    <style:style style:name="T935" style:parent-style-name="SourceText" style:family="text">
      <style:text-properties style:font-name="Liberation Serif"/>
    </style:style>
    <style:style style:name="T936" style:parent-style-name="SourceText" style:family="text">
      <style:text-properties style:font-name="Liberation Serif" fo:background-color="#FFF200"/>
    </style:style>
    <style:style style:name="T937" style:parent-style-name="SourceText" style:family="text">
      <style:text-properties style:font-name="Liberation Serif"/>
    </style:style>
    <style:style style:name="T938" style:parent-style-name="SourceText" style:family="text">
      <style:text-properties style:font-name="Liberation Serif" fo:font-style="italic" style:font-style-asian="italic" style:font-style-complex="italic"/>
    </style:style>
    <style:style style:name="T939" style:parent-style-name="SourceText" style:family="text">
      <style:text-properties style:font-name="Liberation Serif"/>
    </style:style>
    <style:style style:name="T940" style:parent-style-name="SourceText" style:family="text">
      <style:text-properties fo:language="en" fo:country="US"/>
    </style:style>
    <style:style style:name="T941" style:parent-style-name="SourceText" style:family="text">
      <style:text-properties fo:language="en" fo:country="US"/>
    </style:style>
    <style:style style:name="P942" style:parent-style-name="Textbody" style:family="paragraph">
      <style:paragraph-properties fo:text-align="justify"/>
    </style:style>
    <style:style style:name="T943" style:parent-style-name="SourceText" style:family="text">
      <style:text-properties style:font-name="Liberation Serif"/>
    </style:style>
    <style:style style:name="T944" style:parent-style-name="SourceText" style:family="text">
      <style:text-properties style:font-name="Liberation Serif" fo:font-style="italic" style:font-style-asian="italic" style:font-style-complex="italic"/>
    </style:style>
    <style:style style:name="T945" style:parent-style-name="SourceText" style:family="text">
      <style:text-properties style:font-name="Liberation Serif"/>
    </style:style>
    <style:style style:name="T946" style:parent-style-name="SourceText" style:family="text">
      <style:text-properties style:font-name="Liberation Serif" fo:font-style="italic" style:font-style-asian="italic" style:font-style-complex="italic"/>
    </style:style>
    <style:style style:name="T947" style:parent-style-name="SourceText" style:family="text">
      <style:text-properties style:font-name="Liberation Serif"/>
    </style:style>
    <style:style style:name="T948" style:parent-style-name="SourceText" style:family="text">
      <style:text-properties style:font-name="Liberation Serif" fo:font-style="italic" style:font-style-asian="italic" style:font-style-complex="italic"/>
    </style:style>
    <style:style style:name="T949" style:parent-style-name="SourceText" style:family="text">
      <style:text-properties style:font-name="Liberation Serif"/>
    </style:style>
    <style:style style:name="T950" style:parent-style-name="SourceText" style:family="text">
      <style:text-properties style:font-name="Liberation Serif" fo:font-style="italic" style:font-style-asian="italic" style:font-style-complex="italic"/>
    </style:style>
    <style:style style:name="T951" style:parent-style-name="SourceText" style:family="text">
      <style:text-properties style:font-name="Liberation Serif"/>
    </style:style>
    <style:style style:name="P952" style:parent-style-name="Textbody" style:family="paragraph">
      <style:paragraph-properties fo:text-align="justify"/>
    </style:style>
    <style:style style:name="T953" style:parent-style-name="SourceText" style:family="text">
      <style:text-properties style:font-name="Liberation Serif"/>
    </style:style>
    <style:style style:name="T954" style:parent-style-name="SourceText" style:family="text">
      <style:text-properties style:font-name="Liberation Serif" fo:font-style="italic" style:font-style-asian="italic" style:font-style-complex="italic"/>
    </style:style>
    <style:style style:name="T955" style:parent-style-name="SourceText" style:family="text">
      <style:text-properties style:font-name="Liberation Serif"/>
    </style:style>
    <style:style style:name="T956" style:parent-style-name="SourceText" style:family="text">
      <style:text-properties style:font-name="Liberation Serif" fo:font-style="italic" style:font-style-asian="italic" style:font-style-complex="italic"/>
    </style:style>
    <style:style style:name="T957" style:parent-style-name="SourceText" style:family="text">
      <style:text-properties style:font-name="Liberation Serif"/>
    </style:style>
    <style:style style:name="T958" style:parent-style-name="SourceText" style:family="text">
      <style:text-properties style:font-name="Liberation Serif" fo:font-style="italic" style:font-style-asian="italic" style:font-style-complex="italic"/>
    </style:style>
    <style:style style:name="T959" style:parent-style-name="SourceText" style:family="text">
      <style:text-properties style:font-name="Liberation Serif"/>
    </style:style>
    <style:style style:name="T960" style:parent-style-name="SourceText" style:family="text">
      <style:text-properties style:font-name="Liberation Serif" fo:font-style="italic" style:font-style-asian="italic"/>
    </style:style>
    <style:style style:name="T961" style:parent-style-name="SourceText" style:family="text">
      <style:text-properties style:font-name="Liberation Serif"/>
    </style:style>
    <style:style style:name="P962" style:parent-style-name="Textbody" style:family="paragraph">
      <style:paragraph-properties fo:text-align="justify"/>
    </style:style>
    <style:style style:name="T963" style:parent-style-name="SourceText" style:family="text">
      <style:text-properties style:font-name="Liberation Serif"/>
    </style:style>
    <style:style style:name="T964" style:parent-style-name="SourceText" style:family="text">
      <style:text-properties style:font-name="Liberation Serif" fo:font-style="italic" style:font-style-asian="italic" style:font-style-complex="italic"/>
    </style:style>
    <style:style style:name="T965" style:parent-style-name="SourceText" style:family="text">
      <style:text-properties style:font-name="Liberation Serif"/>
    </style:style>
    <style:style style:name="T966" style:parent-style-name="SourceText" style:family="text">
      <style:text-properties style:font-name="Liberation Serif" fo:font-style="italic" style:font-style-asian="italic" style:font-style-complex="italic"/>
    </style:style>
    <style:style style:name="T967" style:parent-style-name="SourceText" style:family="text">
      <style:text-properties style:font-name="Liberation Serif"/>
    </style:style>
    <style:style style:name="T968" style:parent-style-name="SourceText" style:family="text">
      <style:text-properties style:font-name="Liberation Serif" fo:font-style="italic" style:font-style-asian="italic" style:font-style-complex="italic"/>
    </style:style>
    <style:style style:name="T969" style:parent-style-name="SourceText" style:family="text">
      <style:text-properties style:font-name="Liberation Serif"/>
    </style:style>
    <style:style style:name="T970" style:parent-style-name="SourceText" style:family="text">
      <style:text-properties style:font-name="Liberation Serif" fo:font-style="italic" style:font-style-asian="italic" style:font-style-complex="italic"/>
    </style:style>
    <style:style style:name="T971" style:parent-style-name="SourceText" style:family="text">
      <style:text-properties style:font-name="Liberation Serif"/>
    </style:style>
    <style:style style:name="P972" style:parent-style-name="Textbody" style:family="paragraph">
      <style:paragraph-properties fo:text-align="justify"/>
    </style:style>
    <style:style style:name="T973" style:parent-style-name="SourceText" style:family="text">
      <style:text-properties style:font-name="Liberation Serif"/>
    </style:style>
    <style:style style:name="T974" style:parent-style-name="SourceText" style:family="text">
      <style:text-properties style:font-name="Liberation Serif" fo:font-style="italic" style:font-style-asian="italic" style:font-style-complex="italic"/>
    </style:style>
    <style:style style:name="T975" style:parent-style-name="SourceText" style:family="text">
      <style:text-properties style:font-name="Liberation Serif"/>
    </style:style>
    <style:style style:name="T976" style:parent-style-name="SourceText" style:family="text">
      <style:text-properties style:font-name="Liberation Serif" fo:font-style="italic" style:font-style-asian="italic" style:font-style-complex="italic"/>
    </style:style>
    <style:style style:name="T977" style:parent-style-name="SourceText" style:family="text">
      <style:text-properties style:font-name="Liberation Serif"/>
    </style:style>
    <style:style style:name="T978" style:parent-style-name="SourceText" style:family="text">
      <style:text-properties style:font-name="Liberation Serif" fo:background-color="#FFF200"/>
    </style:style>
    <style:style style:name="T979" style:parent-style-name="SourceText" style:family="text">
      <style:text-properties style:font-name="Liberation Serif" fo:font-style="italic" style:font-style-asian="italic" style:font-style-complex="italic" fo:background-color="#FFF200"/>
    </style:style>
    <style:style style:name="T980" style:parent-style-name="SourceText" style:family="text">
      <style:text-properties style:font-name="Liberation Serif" fo:background-color="#FFF200"/>
    </style:style>
    <style:style style:name="T981" style:parent-style-name="SourceText" style:family="text">
      <style:text-properties style:font-name="Liberation Serif"/>
    </style:style>
    <style:style style:name="T982" style:parent-style-name="SourceText" style:family="text">
      <style:text-properties fo:language="en" fo:country="US"/>
    </style:style>
    <style:style style:name="P983" style:parent-style-name="Textbody" style:family="paragraph">
      <style:paragraph-properties fo:text-align="justify"/>
    </style:style>
    <style:style style:name="T984" style:parent-style-name="SourceText" style:family="text">
      <style:text-properties style:font-name="Liberation Serif"/>
    </style:style>
    <style:style style:name="P985" style:parent-style-name="Textbody" style:family="paragraph">
      <style:paragraph-properties fo:text-align="justify"/>
    </style:style>
    <style:style style:name="T986" style:parent-style-name="SourceText" style:family="text">
      <style:text-properties style:font-name="Liberation Serif"/>
    </style:style>
    <style:style style:name="T987" style:parent-style-name="SourceText" style:family="text">
      <style:text-properties style:font-name="Liberation Serif" fo:font-style="italic" style:font-style-asian="italic" style:font-style-complex="italic"/>
    </style:style>
    <style:style style:name="T988" style:parent-style-name="SourceText" style:family="text">
      <style:text-properties style:font-name="Liberation Serif"/>
    </style:style>
    <style:style style:name="P989" style:parent-style-name="Textbody" style:family="paragraph">
      <style:paragraph-properties fo:text-align="justify"/>
    </style:style>
    <style:style style:name="T990" style:parent-style-name="SourceText" style:family="text">
      <style:text-properties style:font-name="Liberation Serif"/>
    </style:style>
    <style:style style:name="T991" style:parent-style-name="SourceText" style:family="text">
      <style:text-properties style:font-name="Liberation Serif" fo:font-style="italic" style:font-style-asian="italic" style:font-style-complex="italic"/>
    </style:style>
    <style:style style:name="T992" style:parent-style-name="SourceText" style:family="text">
      <style:text-properties style:font-name="Liberation Serif"/>
    </style:style>
    <style:style style:name="P993" style:parent-style-name="Textbody" style:family="paragraph">
      <style:paragraph-properties fo:text-align="justify"/>
    </style:style>
    <style:style style:name="T994" style:parent-style-name="SourceText" style:family="text">
      <style:text-properties style:font-name="Liberation Serif"/>
    </style:style>
    <style:style style:name="T995" style:parent-style-name="SourceText" style:family="text">
      <style:text-properties style:font-name="Liberation Serif" fo:font-style="italic" style:font-style-asian="italic" style:font-style-complex="italic"/>
    </style:style>
    <style:style style:name="T996" style:parent-style-name="SourceText" style:family="text">
      <style:text-properties style:font-name="Liberation Serif"/>
    </style:style>
    <style:style style:name="P997" style:parent-style-name="Textbody" style:family="paragraph">
      <style:paragraph-properties fo:text-align="justify"/>
    </style:style>
    <style:style style:name="T998" style:parent-style-name="SourceText" style:family="text">
      <style:text-properties style:font-name="Liberation Serif"/>
    </style:style>
    <style:style style:name="T999" style:parent-style-name="SourceText" style:family="text">
      <style:text-properties style:font-name="Liberation Serif" fo:font-style="italic" style:font-style-asian="italic"/>
    </style:style>
    <style:style style:name="T1000" style:parent-style-name="SourceText" style:family="text">
      <style:text-properties style:font-name="Liberation Serif"/>
    </style:style>
    <style:style style:name="T1001" style:parent-style-name="SourceText" style:family="text">
      <style:text-properties style:font-name="Liberation Serif" fo:font-style="italic" style:font-style-asian="italic" style:font-style-complex="italic"/>
    </style:style>
    <style:style style:name="T1002" style:parent-style-name="SourceText" style:family="text">
      <style:text-properties style:font-name="Liberation Serif"/>
    </style:style>
    <style:style style:name="T1003" style:parent-style-name="SourceText" style:family="text">
      <style:text-properties style:font-name="Liberation Serif" fo:font-style="italic" style:font-style-asian="italic" style:font-style-complex="italic"/>
    </style:style>
    <style:style style:name="T1004" style:parent-style-name="SourceText" style:family="text">
      <style:text-properties style:font-name="Liberation Serif"/>
    </style:style>
    <style:style style:name="T1005" style:parent-style-name="SourceText" style:family="text">
      <style:text-properties style:font-name="Liberation Serif" fo:font-style="italic" style:font-style-asian="italic" style:font-style-complex="italic"/>
    </style:style>
    <style:style style:name="T1006" style:parent-style-name="SourceText" style:family="text">
      <style:text-properties style:font-name="Liberation Serif"/>
    </style:style>
    <style:style style:name="P1007" style:parent-style-name="Textbody" style:family="paragraph">
      <style:paragraph-properties fo:text-align="justify"/>
    </style:style>
    <style:style style:name="T1008" style:parent-style-name="SourceText" style:family="text">
      <style:text-properties style:font-name="Liberation Serif"/>
    </style:style>
    <style:style style:name="T1009" style:parent-style-name="SourceText" style:family="text">
      <style:text-properties style:font-name="Liberation Serif" fo:font-style="italic" style:font-style-asian="italic" style:font-style-complex="italic"/>
    </style:style>
    <style:style style:name="T1010" style:parent-style-name="SourceText" style:family="text">
      <style:text-properties style:font-name="Liberation Serif"/>
    </style:style>
    <style:style style:name="T1011" style:parent-style-name="SourceText" style:family="text">
      <style:text-properties style:font-name="Liberation Serif" fo:font-style="italic" style:font-style-asian="italic" fo:language="en" fo:country="US"/>
    </style:style>
    <style:style style:name="T1012" style:parent-style-name="SourceText" style:family="text">
      <style:text-properties style:font-name="Liberation Serif" fo:font-style="italic" style:font-style-asian="italic"/>
    </style:style>
    <style:style style:name="T1013" style:parent-style-name="SourceText" style:family="text">
      <style:text-properties style:font-name="Liberation Serif" fo:font-style="italic" style:font-style-asian="italic" fo:language="en" fo:country="US"/>
    </style:style>
    <style:style style:name="T1014" style:parent-style-name="SourceText" style:family="text">
      <style:text-properties style:font-name="Liberation Serif"/>
    </style:style>
    <style:style style:name="P1015" style:parent-style-name="Textbody" style:family="paragraph">
      <style:paragraph-properties fo:text-align="justify"/>
    </style:style>
    <style:style style:name="T1016" style:parent-style-name="SourceText" style:family="text">
      <style:text-properties style:font-name="Liberation Serif"/>
    </style:style>
    <style:style style:name="T1017" style:parent-style-name="SourceText" style:family="text">
      <style:text-properties style:font-name="Liberation Serif" fo:font-style="italic" style:font-style-asian="italic" style:font-style-complex="italic"/>
    </style:style>
    <style:style style:name="T1018" style:parent-style-name="SourceText" style:family="text">
      <style:text-properties style:font-name="Liberation Serif"/>
    </style:style>
    <style:style style:name="T1019" style:parent-style-name="SourceText" style:family="text">
      <style:text-properties style:font-name="Liberation Serif" fo:font-style="italic" style:font-style-asian="italic" fo:language="en" fo:country="US"/>
    </style:style>
    <style:style style:name="T1020" style:parent-style-name="SourceText" style:family="text">
      <style:text-properties style:font-name="Liberation Serif" fo:font-style="italic" style:font-style-asian="italic"/>
    </style:style>
    <style:style style:name="T1021" style:parent-style-name="SourceText" style:family="text">
      <style:text-properties style:font-name="Liberation Serif" fo:font-style="italic" style:font-style-asian="italic" fo:language="en" fo:country="US"/>
    </style:style>
    <style:style style:name="T1022" style:parent-style-name="SourceText" style:family="text">
      <style:text-properties style:font-name="Liberation Serif"/>
    </style:style>
    <style:style style:name="P1023" style:parent-style-name="Textbody" style:family="paragraph">
      <style:paragraph-properties fo:text-align="justify"/>
    </style:style>
    <style:style style:name="T1024" style:parent-style-name="SourceText" style:family="text">
      <style:text-properties style:font-name="Liberation Serif"/>
    </style:style>
    <style:style style:name="T1025" style:parent-style-name="SourceText" style:family="text">
      <style:text-properties style:font-name="Liberation Serif" fo:font-style="italic" style:font-style-asian="italic"/>
    </style:style>
    <style:style style:name="T1026" style:parent-style-name="SourceText" style:family="text">
      <style:text-properties style:font-name="Liberation Serif"/>
    </style:style>
    <style:style style:name="T1027" style:parent-style-name="SourceText" style:family="text">
      <style:text-properties style:font-name="Liberation Serif" fo:font-style="italic" style:font-style-asian="italic" style:font-style-complex="italic"/>
    </style:style>
    <style:style style:name="T1028" style:parent-style-name="SourceText" style:family="text">
      <style:text-properties style:font-name="Liberation Serif"/>
    </style:style>
    <style:style style:name="P1029" style:parent-style-name="Textbody" style:family="paragraph">
      <style:paragraph-properties fo:text-align="justify"/>
    </style:style>
    <style:style style:name="T1030" style:parent-style-name="SourceText" style:family="text">
      <style:text-properties style:font-name="Liberation Serif"/>
    </style:style>
    <style:style style:name="T1031" style:parent-style-name="SourceText" style:family="text">
      <style:text-properties style:font-name="Liberation Serif" fo:font-style="italic" style:font-style-asian="italic" style:font-style-complex="italic"/>
    </style:style>
    <style:style style:name="T1032" style:parent-style-name="SourceText" style:family="text">
      <style:text-properties style:font-name="Liberation Serif"/>
    </style:style>
    <style:style style:name="P1033" style:parent-style-name="Textbody" style:family="paragraph">
      <style:paragraph-properties fo:text-align="justify" fo:line-height="100%"/>
    </style:style>
    <style:style style:name="T1034" style:parent-style-name="DefaultParagraphFont" style:family="text">
      <style:text-properties fo:font-size="10pt" style:font-size-asian="10pt" style:font-size-complex="10pt"/>
    </style:style>
    <style:style style:name="P1035" style:parent-style-name="Textbody" style:family="paragraph">
      <style:paragraph-properties fo:text-align="justify" fo:line-height="100%"/>
    </style:style>
    <style:style style:name="T1036" style:parent-style-name="DefaultParagraphFont" style:family="text">
      <style:text-properties fo:font-size="10pt" style:font-size-asian="10pt" style:font-size-complex="10pt"/>
    </style:style>
    <style:style style:name="T1037" style:parent-style-name="DefaultParagraphFont" style:family="text">
      <style:text-properties fo:font-style="italic" style:font-style-asian="italic" fo:font-size="10pt" style:font-size-asian="10pt" style:font-size-complex="10pt" fo:language="en" fo:country="US"/>
    </style:style>
    <style:style style:name="T1038" style:parent-style-name="DefaultParagraphFont" style:family="text">
      <style:text-properties fo:font-style="italic" style:font-style-asian="italic" fo:font-size="10pt" style:font-size-asian="10pt" style:font-size-complex="10pt"/>
    </style:style>
    <style:style style:name="T1039" style:parent-style-name="DefaultParagraphFont" style:family="text">
      <style:text-properties fo:font-style="italic" style:font-style-asian="italic" fo:font-size="10pt" style:font-size-asian="10pt" style:font-size-complex="10pt" fo:language="en" fo:country="US"/>
    </style:style>
    <style:style style:name="T1040" style:parent-style-name="DefaultParagraphFont" style:family="text">
      <style:text-properties fo:font-size="10pt" style:font-size-asian="10pt" style:font-size-complex="10pt"/>
    </style:style>
    <style:style style:name="P1041" style:parent-style-name="Textbody" style:family="paragraph">
      <style:paragraph-properties fo:text-align="justify" fo:line-height="100%"/>
      <style:text-properties fo:font-size="10pt" style:font-size-asian="10pt" style:font-size-complex="10pt"/>
    </style:style>
    <style:style style:name="P1042" style:parent-style-name="Textbody" style:family="paragraph">
      <style:paragraph-properties fo:text-align="justify" fo:line-height="100%"/>
    </style:style>
    <style:style style:name="T1043" style:parent-style-name="DefaultParagraphFont" style:family="text">
      <style:text-properties fo:font-size="10pt" style:font-size-asian="10pt" style:font-size-complex="10pt"/>
    </style:style>
    <style:style style:name="T1044" style:parent-style-name="DefaultParagraphFont" style:family="text">
      <style:text-properties fo:font-size="10pt" style:font-size-asian="10pt" style:font-size-complex="10pt" fo:language="en" fo:country="US"/>
    </style:style>
    <style:style style:name="P1045" style:parent-style-name="Textbody" style:family="paragraph">
      <style:paragraph-properties fo:text-align="justify" fo:line-height="100%"/>
    </style:style>
    <style:style style:name="T1046" style:parent-style-name="DefaultParagraphFont" style:family="text">
      <style:text-properties fo:font-size="10pt" style:font-size-asian="10pt" style:font-size-complex="10pt"/>
    </style:style>
    <style:style style:name="T1047" style:parent-style-name="DefaultParagraphFont" style:family="text">
      <style:text-properties fo:font-style="italic" style:font-style-asian="italic" fo:font-size="10pt" style:font-size-asian="10pt" style:font-size-complex="10pt" fo:language="en" fo:country="US"/>
    </style:style>
    <style:style style:name="T1048" style:parent-style-name="DefaultParagraphFont" style:family="text">
      <style:text-properties fo:font-style="italic" style:font-style-asian="italic" fo:font-size="10pt" style:font-size-asian="10pt" style:font-size-complex="10pt"/>
    </style:style>
    <style:style style:name="T1049" style:parent-style-name="DefaultParagraphFont" style:family="text">
      <style:text-properties fo:font-style="italic" style:font-style-asian="italic" fo:font-size="10pt" style:font-size-asian="10pt" style:font-size-complex="10pt" fo:language="en" fo:country="US"/>
    </style:style>
    <style:style style:name="T1050" style:parent-style-name="DefaultParagraphFont" style:family="text">
      <style:text-properties fo:font-size="10pt" style:font-size-asian="10pt" style:font-size-complex="10pt"/>
    </style:style>
    <style:style style:name="T1051" style:parent-style-name="DefaultParagraphFont" style:family="text">
      <style:text-properties fo:font-size="10pt" style:font-size-asian="10pt" style:font-size-complex="10pt" fo:language="en" fo:country="US"/>
    </style:style>
    <style:style style:name="T1052" style:parent-style-name="DefaultParagraphFont" style:family="text">
      <style:text-properties fo:font-size="10pt" style:font-size-asian="10pt" style:font-size-complex="10pt"/>
    </style:style>
    <style:style style:name="P1053" style:parent-style-name="Textbody" style:family="paragraph">
      <style:paragraph-properties fo:text-align="justify" fo:line-height="100%"/>
    </style:style>
    <style:style style:name="T1054" style:parent-style-name="DefaultParagraphFont" style:family="text">
      <style:text-properties fo:font-size="10pt" style:font-size-asian="10pt" style:font-size-complex="10pt"/>
    </style:style>
    <style:style style:name="T1055" style:parent-style-name="DefaultParagraphFont" style:family="text">
      <style:text-properties fo:font-size="10pt" style:font-size-asian="10pt" style:font-size-complex="10pt" fo:language="en" fo:country="US"/>
    </style:style>
    <style:style style:name="T1056" style:parent-style-name="DefaultParagraphFont" style:family="text">
      <style:text-properties fo:font-size="10pt" style:font-size-asian="10pt" style:font-size-complex="10pt"/>
    </style:style>
    <style:style style:name="T1057" style:parent-style-name="DefaultParagraphFont" style:family="text">
      <style:text-properties fo:font-size="10pt" style:font-size-asian="10pt" style:font-size-complex="10pt" fo:language="en" fo:country="US"/>
    </style:style>
    <style:style style:name="T1058" style:parent-style-name="DefaultParagraphFont" style:family="text">
      <style:text-properties fo:font-size="10pt" style:font-size-asian="10pt" style:font-size-complex="10pt"/>
    </style:style>
    <style:style style:name="P1059" style:parent-style-name="Textbody" style:family="paragraph">
      <style:paragraph-properties fo:text-align="justify" fo:line-height="100%"/>
      <style:text-properties fo:font-size="10pt" style:font-size-asian="10pt" style:font-size-complex="10pt"/>
    </style:style>
    <style:style style:name="P1060" style:parent-style-name="Textbody" style:family="paragraph">
      <style:paragraph-properties fo:text-align="justify" fo:line-height="100%"/>
    </style:style>
    <style:style style:name="T1061" style:parent-style-name="DefaultParagraphFont" style:family="text">
      <style:text-properties fo:font-size="10pt" style:font-size-asian="10pt" style:font-size-complex="10pt"/>
    </style:style>
    <style:style style:name="T1062" style:parent-style-name="DefaultParagraphFont" style:family="text">
      <style:text-properties fo:font-style="italic" style:font-style-asian="italic" fo:font-size="10pt" style:font-size-asian="10pt" style:font-size-complex="10pt" fo:language="en" fo:country="US"/>
    </style:style>
    <style:style style:name="T1063" style:parent-style-name="DefaultParagraphFont" style:family="text">
      <style:text-properties fo:font-style="italic" style:font-style-asian="italic" fo:font-size="10pt" style:font-size-asian="10pt" style:font-size-complex="10pt"/>
    </style:style>
    <style:style style:name="T1064" style:parent-style-name="DefaultParagraphFont" style:family="text">
      <style:text-properties fo:font-style="italic" style:font-style-asian="italic" fo:font-size="10pt" style:font-size-asian="10pt" style:font-size-complex="10pt" fo:language="en" fo:country="US"/>
    </style:style>
    <style:style style:name="T1065" style:parent-style-name="DefaultParagraphFont" style:family="text">
      <style:text-properties fo:font-size="10pt" style:font-size-asian="10pt" style:font-size-complex="10pt"/>
    </style:style>
    <style:style style:name="P1066" style:parent-style-name="Textbody" style:family="paragraph">
      <style:paragraph-properties fo:text-align="justify" fo:line-height="100%"/>
    </style:style>
    <style:style style:name="T1067" style:parent-style-name="DefaultParagraphFont" style:family="text">
      <style:text-properties fo:font-size="10pt" style:font-size-asian="10pt" style:font-size-complex="10pt"/>
    </style:style>
    <style:style style:name="T1068" style:parent-style-name="DefaultParagraphFont" style:family="text">
      <style:text-properties fo:font-size="10pt" style:font-size-asian="10pt" style:font-size-complex="10pt" fo:language="en" fo:country="US"/>
    </style:style>
    <style:style style:name="T1069" style:parent-style-name="DefaultParagraphFont" style:family="text">
      <style:text-properties fo:font-size="10pt" style:font-size-asian="10pt" style:font-size-complex="10pt"/>
    </style:style>
    <style:style style:name="P1070" style:parent-style-name="Textbody" style:family="paragraph">
      <style:paragraph-properties fo:text-align="justify" fo:line-height="100%"/>
      <style:text-properties fo:font-size="10pt" style:font-size-asian="10pt" style:font-size-complex="10pt"/>
    </style:style>
    <style:style style:name="P1071" style:parent-style-name="Textbody" style:family="paragraph">
      <style:paragraph-properties fo:text-align="justify" fo:line-height="100%"/>
    </style:style>
    <style:style style:name="T1072" style:parent-style-name="DefaultParagraphFont" style:family="text">
      <style:text-properties fo:font-size="10pt" style:font-size-asian="10pt" style:font-size-complex="10pt"/>
    </style:style>
    <style:style style:name="T1073" style:parent-style-name="DefaultParagraphFont" style:family="text">
      <style:text-properties fo:font-style="italic" style:font-style-asian="italic" fo:font-size="10pt" style:font-size-asian="10pt" style:font-size-complex="10pt" fo:language="en" fo:country="US"/>
    </style:style>
    <style:style style:name="T1074" style:parent-style-name="DefaultParagraphFont" style:family="text">
      <style:text-properties fo:font-style="italic" style:font-style-asian="italic" fo:font-size="10pt" style:font-size-asian="10pt" style:font-size-complex="10pt"/>
    </style:style>
    <style:style style:name="T1075" style:parent-style-name="DefaultParagraphFont" style:family="text">
      <style:text-properties fo:font-style="italic" style:font-style-asian="italic" fo:font-size="10pt" style:font-size-asian="10pt" style:font-size-complex="10pt" fo:language="en" fo:country="US"/>
    </style:style>
    <style:style style:name="T1076" style:parent-style-name="DefaultParagraphFont" style:family="text">
      <style:text-properties fo:font-style="italic" style:font-style-asian="italic" fo:font-size="10pt" style:font-size-asian="10pt" style:font-size-complex="10pt"/>
    </style:style>
    <style:style style:name="T1077" style:parent-style-name="DefaultParagraphFont" style:family="text">
      <style:text-properties fo:font-size="10pt" style:font-size-asian="10pt" style:font-size-complex="10pt"/>
    </style:style>
    <style:style style:name="P1078" style:parent-style-name="Textbody" style:family="paragraph">
      <style:paragraph-properties fo:text-align="justify" fo:line-height="100%"/>
    </style:style>
    <style:style style:name="T1079" style:parent-style-name="DefaultParagraphFont" style:family="text">
      <style:text-properties fo:font-size="10pt" style:font-size-asian="10pt" style:font-size-complex="10pt"/>
    </style:style>
    <style:style style:name="T1080" style:parent-style-name="DefaultParagraphFont" style:family="text">
      <style:text-properties fo:font-style="italic" style:font-style-asian="italic" fo:font-size="10pt" style:font-size-asian="10pt" style:font-size-complex="10pt" fo:language="en" fo:country="US"/>
    </style:style>
    <style:style style:name="T1081" style:parent-style-name="DefaultParagraphFont" style:family="text">
      <style:text-properties fo:font-style="italic" style:font-style-asian="italic" fo:font-size="10pt" style:font-size-asian="10pt" style:font-size-complex="10pt"/>
    </style:style>
    <style:style style:name="T1082" style:parent-style-name="DefaultParagraphFont" style:family="text">
      <style:text-properties fo:font-style="italic" style:font-style-asian="italic" fo:font-size="10pt" style:font-size-asian="10pt" style:font-size-complex="10pt" fo:language="en" fo:country="US"/>
    </style:style>
    <style:style style:name="T1083" style:parent-style-name="DefaultParagraphFont" style:family="text">
      <style:text-properties fo:font-size="10pt" style:font-size-asian="10pt" style:font-size-complex="10pt"/>
    </style:style>
    <style:style style:name="P1084" style:parent-style-name="Textbody" style:family="paragraph">
      <style:paragraph-properties fo:text-align="justify" fo:line-height="100%"/>
    </style:style>
    <style:style style:name="T1085" style:parent-style-name="DefaultParagraphFont" style:family="text">
      <style:text-properties fo:font-size="10pt" style:font-size-asian="10pt" style:font-size-complex="10pt"/>
    </style:style>
    <style:style style:name="T1086" style:parent-style-name="DefaultParagraphFont" style:family="text">
      <style:text-properties fo:font-size="10pt" style:font-size-asian="10pt" style:font-size-complex="10pt" fo:language="en" fo:country="US"/>
    </style:style>
    <style:style style:name="T1087" style:parent-style-name="DefaultParagraphFont" style:family="text">
      <style:text-properties fo:font-size="10pt" style:font-size-asian="10pt" style:font-size-complex="10pt"/>
    </style:style>
    <style:style style:name="T1088" style:parent-style-name="DefaultParagraphFont" style:family="text">
      <style:text-properties fo:font-size="10pt" style:font-size-asian="10pt" style:font-size-complex="10pt" fo:language="en" fo:country="US"/>
    </style:style>
    <style:style style:name="T1089" style:parent-style-name="DefaultParagraphFont" style:family="text">
      <style:text-properties fo:font-size="10pt" style:font-size-asian="10pt" style:font-size-complex="10pt"/>
    </style:style>
    <style:style style:name="P1090" style:parent-style-name="Textbody" style:family="paragraph">
      <style:paragraph-properties fo:text-align="justify" fo:line-height="100%"/>
    </style:style>
    <style:style style:name="T1091" style:parent-style-name="DefaultParagraphFont" style:family="text">
      <style:text-properties fo:font-size="10pt" style:font-size-asian="10pt" style:font-size-complex="10pt"/>
    </style:style>
    <style:style style:name="T1092" style:parent-style-name="DefaultParagraphFont" style:family="text">
      <style:text-properties fo:font-size="10pt" style:font-size-asian="10pt" style:font-size-complex="10pt" fo:language="en" fo:country="US"/>
    </style:style>
    <style:style style:name="T1093" style:parent-style-name="DefaultParagraphFont" style:family="text">
      <style:text-properties fo:font-size="10pt" style:font-size-asian="10pt" style:font-size-complex="10pt"/>
    </style:style>
    <style:style style:name="T1094" style:parent-style-name="DefaultParagraphFont" style:family="text">
      <style:text-properties fo:font-size="10pt" style:font-size-asian="10pt" style:font-size-complex="10pt" fo:language="en" fo:country="US"/>
    </style:style>
    <style:style style:name="T1095" style:parent-style-name="DefaultParagraphFont" style:family="text">
      <style:text-properties fo:font-size="10pt" style:font-size-asian="10pt" style:font-size-complex="10pt"/>
    </style:style>
    <style:style style:name="T1096" style:parent-style-name="DefaultParagraphFont" style:family="text">
      <style:text-properties fo:font-size="10pt" style:font-size-asian="10pt" style:font-size-complex="10pt" fo:language="en" fo:country="US"/>
    </style:style>
    <style:style style:name="P1097" style:parent-style-name="Textbody" style:family="paragraph">
      <style:paragraph-properties fo:text-align="justify" fo:line-height="100%"/>
      <style:text-properties fo:font-size="10pt" style:font-size-asian="10pt" style:font-size-complex="10pt"/>
    </style:style>
    <style:style style:name="P1098" style:parent-style-name="Textbody" style:family="paragraph">
      <style:paragraph-properties fo:text-align="justify" fo:line-height="100%"/>
    </style:style>
    <style:style style:name="T1099" style:parent-style-name="DefaultParagraphFont" style:family="text">
      <style:text-properties fo:font-size="10pt" style:font-size-asian="10pt" style:font-size-complex="10pt"/>
    </style:style>
    <style:style style:name="T1100" style:parent-style-name="DefaultParagraphFont" style:family="text">
      <style:text-properties fo:font-size="10pt" style:font-size-asian="10pt" style:font-size-complex="10pt" fo:language="en" fo:country="US"/>
    </style:style>
    <style:style style:name="T1101" style:parent-style-name="DefaultParagraphFont" style:family="text">
      <style:text-properties fo:font-size="10pt" style:font-size-asian="10pt" style:font-size-complex="10pt"/>
    </style:style>
    <style:style style:name="T1102" style:parent-style-name="DefaultParagraphFont" style:family="text">
      <style:text-properties fo:font-size="10pt" style:font-size-asian="10pt" style:font-size-complex="10pt" fo:language="en" fo:country="US"/>
    </style:style>
    <style:style style:name="T1103" style:parent-style-name="DefaultParagraphFont" style:family="text">
      <style:text-properties fo:font-size="10pt" style:font-size-asian="10pt" style:font-size-complex="10pt"/>
    </style:style>
    <style:style style:name="T1104" style:parent-style-name="DefaultParagraphFont" style:family="text">
      <style:text-properties fo:font-size="10pt" style:font-size-asian="10pt" style:font-size-complex="10pt" fo:language="en" fo:country="US"/>
    </style:style>
    <style:style style:name="T1105" style:parent-style-name="DefaultParagraphFont" style:family="text">
      <style:text-properties fo:font-size="10pt" style:font-size-asian="10pt" style:font-size-complex="10pt"/>
    </style:style>
    <style:style style:name="P1106" style:parent-style-name="Textbody" style:family="paragraph">
      <style:paragraph-properties fo:text-align="justify" fo:line-height="100%"/>
    </style:style>
    <style:style style:name="T1107" style:parent-style-name="DefaultParagraphFont" style:family="text">
      <style:text-properties fo:font-size="10pt" style:font-size-asian="10pt" style:font-size-complex="10pt"/>
    </style:style>
    <style:style style:name="T1108" style:parent-style-name="DefaultParagraphFont" style:family="text">
      <style:text-properties fo:font-style="italic" style:font-style-asian="italic" fo:font-size="10pt" style:font-size-asian="10pt" style:font-size-complex="10pt" fo:language="en" fo:country="US"/>
    </style:style>
    <style:style style:name="T1109" style:parent-style-name="DefaultParagraphFont" style:family="text">
      <style:text-properties fo:font-style="italic" style:font-style-asian="italic" fo:font-size="10pt" style:font-size-asian="10pt" style:font-size-complex="10pt"/>
    </style:style>
    <style:style style:name="T1110" style:parent-style-name="DefaultParagraphFont" style:family="text">
      <style:text-properties fo:font-style="italic" style:font-style-asian="italic" fo:font-size="10pt" style:font-size-asian="10pt" style:font-size-complex="10pt" fo:language="en" fo:country="US"/>
    </style:style>
    <style:style style:name="T1111" style:parent-style-name="DefaultParagraphFont" style:family="text">
      <style:text-properties fo:font-style="italic" style:font-style-asian="italic" fo:font-size="10pt" style:font-size-asian="10pt" style:font-size-complex="10pt"/>
    </style:style>
    <style:style style:name="T1112" style:parent-style-name="DefaultParagraphFont" style:family="text">
      <style:text-properties fo:font-size="10pt" style:font-size-asian="10pt" style:font-size-complex="10pt"/>
    </style:style>
    <style:style style:name="P1113" style:parent-style-name="Textbody" style:family="paragraph">
      <style:paragraph-properties fo:text-align="justify" fo:line-height="100%"/>
      <style:text-properties fo:font-size="10pt" style:font-size-asian="10pt" style:font-size-complex="10pt"/>
    </style:style>
    <style:style style:name="P1114" style:parent-style-name="Textbody" style:family="paragraph">
      <style:paragraph-properties fo:text-align="justify" fo:line-height="100%"/>
      <style:text-properties fo:font-size="10pt" style:font-size-asian="10pt" style:font-size-complex="10pt"/>
    </style:style>
    <style:style style:name="P1115" style:parent-style-name="Textbody" style:family="paragraph">
      <style:paragraph-properties fo:text-align="justify" fo:line-height="100%"/>
      <style:text-properties fo:font-size="10pt" style:font-size-asian="10pt" style:font-size-complex="10pt"/>
    </style:style>
    <style:style style:name="P1116" style:parent-style-name="Textbody" style:family="paragraph">
      <style:paragraph-properties fo:text-align="justify" fo:line-height="100%"/>
    </style:style>
    <style:style style:name="T1117" style:parent-style-name="DefaultParagraphFont" style:family="text">
      <style:text-properties fo:font-size="10pt" style:font-size-asian="10pt" style:font-size-complex="10pt"/>
    </style:style>
    <style:style style:name="T1118" style:parent-style-name="DefaultParagraphFont" style:family="text">
      <style:text-properties fo:font-size="10pt" style:font-size-asian="10pt" style:font-size-complex="10pt" fo:language="en" fo:country="US"/>
    </style:style>
    <style:style style:name="P1119" style:parent-style-name="Textbody" style:family="paragraph">
      <style:paragraph-properties fo:text-align="justify" fo:line-height="100%"/>
      <style:text-properties fo:font-size="10pt" style:font-size-asian="10pt" style:font-size-complex="10pt" fo:language="en" fo:country="US"/>
    </style:style>
    <style:style style:name="P1120" style:parent-style-name="Textbody" style:family="paragraph">
      <style:paragraph-properties fo:text-align="justify" fo:line-height="100%"/>
    </style:style>
    <style:style style:name="T1121" style:parent-style-name="DefaultParagraphFont" style:family="text">
      <style:text-properties fo:font-size="10pt" style:font-size-asian="10pt" style:font-size-complex="10pt"/>
    </style:style>
    <style:style style:name="T1122" style:parent-style-name="DefaultParagraphFont" style:family="text">
      <style:text-properties fo:font-style="italic" style:font-style-asian="italic" fo:font-size="10pt" style:font-size-asian="10pt" style:font-size-complex="10pt" fo:language="en" fo:country="US"/>
    </style:style>
    <style:style style:name="T1123" style:parent-style-name="DefaultParagraphFont" style:family="text">
      <style:text-properties fo:font-style="italic" style:font-style-asian="italic" fo:font-size="10pt" style:font-size-asian="10pt" style:font-size-complex="10pt"/>
    </style:style>
    <style:style style:name="T1124" style:parent-style-name="DefaultParagraphFont" style:family="text">
      <style:text-properties fo:font-style="italic" style:font-style-asian="italic" fo:font-size="10pt" style:font-size-asian="10pt" style:font-size-complex="10pt" fo:language="en" fo:country="US"/>
    </style:style>
    <style:style style:name="T1125" style:parent-style-name="DefaultParagraphFont" style:family="text">
      <style:text-properties fo:font-size="10pt" style:font-size-asian="10pt" style:font-size-complex="10pt"/>
    </style:style>
    <style:style style:name="T1126" style:parent-style-name="DefaultParagraphFont" style:family="text">
      <style:text-properties fo:font-style="italic" style:font-style-asian="italic" fo:font-size="10pt" style:font-size-asian="10pt" style:font-size-complex="10pt" fo:language="en" fo:country="US"/>
    </style:style>
    <style:style style:name="T1127" style:parent-style-name="DefaultParagraphFont" style:family="text">
      <style:text-properties fo:font-style="italic" style:font-style-asian="italic" fo:font-size="10pt" style:font-size-asian="10pt" style:font-size-complex="10pt"/>
    </style:style>
    <style:style style:name="T1128" style:parent-style-name="DefaultParagraphFont" style:family="text">
      <style:text-properties fo:font-style="italic" style:font-style-asian="italic" fo:font-size="10pt" style:font-size-asian="10pt" style:font-size-complex="10pt" fo:language="en" fo:country="US"/>
    </style:style>
    <style:style style:name="T1129" style:parent-style-name="DefaultParagraphFont" style:family="text">
      <style:text-properties fo:font-size="10pt" style:font-size-asian="10pt" style:font-size-complex="10pt"/>
    </style:style>
    <style:style style:name="T1130" style:parent-style-name="DefaultParagraphFont" style:family="text">
      <style:text-properties fo:font-style="italic" style:font-style-asian="italic" fo:font-size="10pt" style:font-size-asian="10pt" style:font-size-complex="10pt" fo:language="en" fo:country="US"/>
    </style:style>
    <style:style style:name="T1131" style:parent-style-name="DefaultParagraphFont" style:family="text">
      <style:text-properties fo:font-style="italic" style:font-style-asian="italic" fo:font-size="10pt" style:font-size-asian="10pt" style:font-size-complex="10pt"/>
    </style:style>
    <style:style style:name="T1132" style:parent-style-name="DefaultParagraphFont" style:family="text">
      <style:text-properties fo:font-style="italic" style:font-style-asian="italic" fo:font-size="10pt" style:font-size-asian="10pt" style:font-size-complex="10pt" fo:language="en" fo:country="US"/>
    </style:style>
    <style:style style:name="T1133" style:parent-style-name="DefaultParagraphFont" style:family="text">
      <style:text-properties fo:font-style="italic" style:font-style-asian="italic" fo:font-size="10pt" style:font-size-asian="10pt" style:font-size-complex="10pt"/>
    </style:style>
    <style:style style:name="T1134" style:parent-style-name="DefaultParagraphFont" style:family="text">
      <style:text-properties fo:font-size="10pt" style:font-size-asian="10pt" style:font-size-complex="10pt"/>
    </style:style>
    <style:style style:name="P1135" style:parent-style-name="Textbody" style:family="paragraph">
      <style:paragraph-properties fo:text-align="justify" fo:line-height="100%"/>
    </style:style>
    <style:style style:name="T1136" style:parent-style-name="DefaultParagraphFont" style:family="text">
      <style:text-properties fo:font-size="10pt" style:font-size-asian="10pt" style:font-size-complex="10pt"/>
    </style:style>
    <style:style style:name="T1137" style:parent-style-name="DefaultParagraphFont" style:family="text">
      <style:text-properties fo:font-size="10pt" style:font-size-asian="10pt" style:font-size-complex="10pt" fo:language="en" fo:country="US"/>
    </style:style>
    <style:style style:name="P1138" style:parent-style-name="Textbody" style:family="paragraph">
      <style:paragraph-properties fo:text-align="justify" fo:line-height="100%"/>
    </style:style>
    <style:style style:name="T1139" style:parent-style-name="DefaultParagraphFont" style:family="text">
      <style:text-properties fo:font-size="10pt" style:font-size-asian="10pt" style:font-size-complex="10pt"/>
    </style:style>
    <style:style style:name="T1140" style:parent-style-name="DefaultParagraphFont" style:family="text">
      <style:text-properties fo:font-style="italic" style:font-style-asian="italic" fo:font-size="10pt" style:font-size-asian="10pt" style:font-size-complex="10pt" fo:language="en" fo:country="US"/>
    </style:style>
    <style:style style:name="T1141" style:parent-style-name="DefaultParagraphFont" style:family="text">
      <style:text-properties fo:font-style="italic" style:font-style-asian="italic" fo:font-size="10pt" style:font-size-asian="10pt" style:font-size-complex="10pt"/>
    </style:style>
    <style:style style:name="T1142" style:parent-style-name="DefaultParagraphFont" style:family="text">
      <style:text-properties fo:font-style="italic" style:font-style-asian="italic" fo:font-size="10pt" style:font-size-asian="10pt" style:font-size-complex="10pt" fo:language="en" fo:country="US"/>
    </style:style>
    <style:style style:name="T1143" style:parent-style-name="DefaultParagraphFont" style:family="text">
      <style:text-properties fo:font-size="10pt" style:font-size-asian="10pt" style:font-size-complex="10pt"/>
    </style:style>
    <style:style style:name="T1144" style:parent-style-name="DefaultParagraphFont" style:family="text">
      <style:text-properties fo:font-style="italic" style:font-style-asian="italic" fo:font-size="10pt" style:font-size-asian="10pt" style:font-size-complex="10pt" fo:language="en" fo:country="US"/>
    </style:style>
    <style:style style:name="T1145" style:parent-style-name="DefaultParagraphFont" style:family="text">
      <style:text-properties fo:font-style="italic" style:font-style-asian="italic" fo:font-size="10pt" style:font-size-asian="10pt" style:font-size-complex="10pt"/>
    </style:style>
    <style:style style:name="T1146" style:parent-style-name="DefaultParagraphFont" style:family="text">
      <style:text-properties fo:font-style="italic" style:font-style-asian="italic" fo:font-size="10pt" style:font-size-asian="10pt" style:font-size-complex="10pt" fo:language="en" fo:country="US"/>
    </style:style>
    <style:style style:name="T1147" style:parent-style-name="DefaultParagraphFont" style:family="text">
      <style:text-properties fo:font-size="10pt" style:font-size-asian="10pt" style:font-size-complex="10pt"/>
    </style:style>
    <style:style style:name="P1148" style:parent-style-name="Textbody" style:family="paragraph">
      <style:paragraph-properties fo:text-align="justify" fo:line-height="100%"/>
      <style:text-properties fo:font-size="10pt" style:font-size-asian="10pt" style:font-size-complex="10pt"/>
    </style:style>
    <style:style style:name="P1149" style:parent-style-name="Textbody" style:family="paragraph">
      <style:paragraph-properties fo:text-align="justify" fo:line-height="100%"/>
      <style:text-properties fo:font-size="10pt" style:font-size-asian="10pt" style:font-size-complex="10pt"/>
    </style:style>
    <style:style style:name="P1150" style:parent-style-name="Textbody" style:family="paragraph">
      <style:paragraph-properties fo:text-align="justify" fo:line-height="100%"/>
    </style:style>
    <style:style style:name="P1151" style:parent-style-name="PreformattedText" style:family="paragraph">
      <style:text-properties style:font-name="DejaVu Sans Mono" fo:font-weight="bold" style:font-weight-asian="bold" style:font-weight-complex="bold" fo:color="#21409A"/>
    </style:style>
    <style:style style:name="T1152" style:parent-style-name="DefaultParagraphFont" style:family="text">
      <style:text-properties style:font-name="DejaVu Sans Mono" fo:font-weight="bold" style:font-weight-asian="bold" style:font-weight-complex="bold" fo:color="#21409A"/>
    </style:style>
    <style:style style:name="T1153" style:parent-style-name="DefaultParagraphFont" style:family="text">
      <style:text-properties style:font-name="DejaVu Sans Mono" fo:font-weight="bold" style:font-weight-asian="bold" style:font-weight-complex="bold" fo:color="#21409A" fo:language="en" fo:country="US"/>
    </style:style>
    <style:style style:name="T1154" style:parent-style-name="DefaultParagraphFont" style:family="text">
      <style:text-properties style:font-name="DejaVu Sans Mono" fo:font-weight="bold" style:font-weight-asian="bold" style:font-weight-complex="bold" fo:color="#21409A"/>
    </style:style>
    <style:style style:name="T1155" style:parent-style-name="DefaultParagraphFont" style:family="text">
      <style:text-properties style:font-name="DejaVu Sans Mono" fo:font-weight="bold" style:font-weight-asian="bold" style:font-weight-complex="bold" fo:color="#21409A" fo:language="en" fo:country="US"/>
    </style:style>
    <style:style style:name="T1156" style:parent-style-name="DefaultParagraphFont" style:family="text">
      <style:text-properties style:font-name="DejaVu Sans Mono" fo:font-weight="bold" style:font-weight-asian="bold" style:font-weight-complex="bold" fo:color="#21409A"/>
    </style:style>
    <style:style style:name="T1157" style:parent-style-name="DefaultParagraphFont" style:family="text">
      <style:text-properties style:font-name="DejaVu Sans Mono" fo:font-weight="bold" style:font-weight-asian="bold" style:font-weight-complex="bold" fo:color="#21409A" fo:language="en" fo:country="US"/>
    </style:style>
    <style:style style:name="T1158" style:parent-style-name="DefaultParagraphFont" style:family="text">
      <style:text-properties style:font-name="DejaVu Sans Mono" fo:font-weight="bold" style:font-weight-asian="bold" style:font-weight-complex="bold" fo:color="#21409A"/>
    </style:style>
    <style:style style:name="T1159" style:parent-style-name="DefaultParagraphFont" style:family="text">
      <style:text-properties style:font-name="DejaVu Sans Mono" fo:font-weight="bold" style:font-weight-asian="bold" style:font-weight-complex="bold" fo:color="#21409A" fo:language="en" fo:country="US"/>
    </style:style>
    <style:style style:name="T1160" style:parent-style-name="DefaultParagraphFont" style:family="text">
      <style:text-properties style:font-name="DejaVu Sans Mono" fo:font-weight="bold" style:font-weight-asian="bold" style:font-weight-complex="bold" fo:color="#21409A"/>
    </style:style>
    <style:style style:name="P1161" style:parent-style-name="PreformattedText" style:family="paragraph">
      <style:text-properties style:font-name="DejaVu Sans Mono" fo:font-weight="bold" style:font-weight-asian="bold" style:font-weight-complex="bold" fo:color="#21409A"/>
    </style:style>
    <style:style style:name="P1162" style:parent-style-name="Textbody" style:family="paragraph">
      <style:paragraph-properties fo:text-align="justify"/>
    </style:style>
    <style:style style:name="T1163" style:parent-style-name="DefaultParagraphFont" style:family="text">
      <style:text-properties fo:font-style="italic" style:font-style-asian="italic" fo:language="en" fo:country="US"/>
    </style:style>
    <style:style style:name="T1164" style:parent-style-name="DefaultParagraphFont" style:family="text">
      <style:text-properties fo:font-style="italic" style:font-style-asian="italic"/>
    </style:style>
    <style:style style:name="T1165" style:parent-style-name="DefaultParagraphFont" style:family="text">
      <style:text-properties fo:font-style="italic" style:font-style-asian="italic" fo:language="en" fo:country="US"/>
    </style:style>
    <style:style style:name="T1166" style:parent-style-name="DefaultParagraphFont" style:family="text">
      <style:text-properties fo:font-style="italic" style:font-style-asian="italic" fo:language="en" fo:country="US"/>
    </style:style>
    <style:style style:name="T1167" style:parent-style-name="DefaultParagraphFont" style:family="text">
      <style:text-properties fo:font-style="italic" style:font-style-asian="italic" style:font-style-complex="italic" fo:language="en" fo:country="US"/>
    </style:style>
    <style:style style:name="T1168" style:parent-style-name="DefaultParagraphFont" style:family="text">
      <style:text-properties fo:font-style="italic" style:font-style-asian="italic" style:font-style-complex="italic"/>
    </style:style>
    <style:style style:name="T1169" style:parent-style-name="DefaultParagraphFont" style:family="text">
      <style:text-properties fo:font-style="italic" style:font-style-asian="italic" style:font-style-complex="italic" fo:language="en" fo:country="US"/>
    </style:style>
    <style:style style:name="T1170" style:parent-style-name="DefaultParagraphFont" style:family="text">
      <style:text-properties fo:font-style="italic" style:font-style-asian="italic" fo:language="en" fo:country="US"/>
    </style:style>
    <style:style style:name="T1171" style:parent-style-name="DefaultParagraphFont" style:family="text">
      <style:text-properties fo:font-style="italic" style:font-style-asian="italic"/>
    </style:style>
    <style:style style:name="T1172" style:parent-style-name="DefaultParagraphFont" style:family="text">
      <style:text-properties fo:font-style="italic" style:font-style-asian="italic" fo:language="en" fo:country="US"/>
    </style:style>
    <style:style style:name="T1173" style:parent-style-name="DefaultParagraphFont" style:family="text">
      <style:text-properties fo:font-style="italic" style:font-style-asian="italic" style:font-style-complex="italic" fo:language="en" fo:country="US"/>
    </style:style>
    <style:style style:name="T1174" style:parent-style-name="DefaultParagraphFont" style:family="text">
      <style:text-properties fo:font-style="italic" style:font-style-asian="italic" style:font-style-complex="italic"/>
    </style:style>
    <style:style style:name="T1175" style:parent-style-name="DefaultParagraphFont" style:family="text">
      <style:text-properties fo:font-style="italic" style:font-style-asian="italic" style:font-style-complex="italic" fo:language="en" fo:country="US"/>
    </style:style>
    <style:style style:name="T1176" style:parent-style-name="DefaultParagraphFont" style:family="text">
      <style:text-properties fo:font-style="italic" style:font-style-asian="italic" fo:language="en" fo:country="US"/>
    </style:style>
    <style:style style:name="T1177" style:parent-style-name="DefaultParagraphFont" style:family="text">
      <style:text-properties fo:font-style="italic" style:font-style-asian="italic"/>
    </style:style>
    <style:style style:name="T1178" style:parent-style-name="DefaultParagraphFont" style:family="text">
      <style:text-properties fo:font-style="italic" style:font-style-asian="italic" fo:language="en" fo:country="US"/>
    </style:style>
    <style:style style:name="P1179" style:parent-style-name="Textbody" style:family="paragraph">
      <style:paragraph-properties fo:text-align="justify"/>
    </style:style>
    <style:style style:name="T1180" style:parent-style-name="DefaultParagraphFont" style:family="text">
      <style:text-properties fo:font-style="italic" style:font-style-asian="italic" fo:language="en" fo:country="US"/>
    </style:style>
    <style:style style:name="T1181" style:parent-style-name="DefaultParagraphFont" style:family="text">
      <style:text-properties fo:font-style="italic" style:font-style-asian="italic"/>
    </style:style>
    <style:style style:name="T1182" style:parent-style-name="DefaultParagraphFont" style:family="text">
      <style:text-properties fo:font-style="italic" style:font-style-asian="italic" fo:language="en" fo:country="US"/>
    </style:style>
    <style:style style:name="P1183" style:parent-style-name="Textbody" style:family="paragraph">
      <style:paragraph-properties fo:text-align="justify"/>
    </style:style>
    <style:style style:name="T1184" style:parent-style-name="DefaultParagraphFont" style:family="text">
      <style:text-properties fo:font-style="italic" style:font-style-asian="italic" fo:language="en" fo:country="US"/>
    </style:style>
    <style:style style:name="T1185" style:parent-style-name="DefaultParagraphFont" style:family="text">
      <style:text-properties fo:font-style="italic" style:font-style-asian="italic"/>
    </style:style>
    <style:style style:name="T1186" style:parent-style-name="DefaultParagraphFont" style:family="text">
      <style:text-properties fo:font-style="italic" style:font-style-asian="italic" fo:language="en" fo:country="US"/>
    </style:style>
    <style:style style:name="T1187" style:parent-style-name="DefaultParagraphFont" style:family="text">
      <style:text-properties fo:font-style="italic" style:font-style-asian="italic" fo:language="en" fo:country="US"/>
    </style:style>
    <style:style style:name="T1188" style:parent-style-name="DefaultParagraphFont" style:family="text">
      <style:text-properties fo:font-style="italic" style:font-style-asian="italic"/>
    </style:style>
    <style:style style:name="T1189" style:parent-style-name="DefaultParagraphFont" style:family="text">
      <style:text-properties fo:font-style="italic" style:font-style-asian="italic" fo:language="en" fo:country="US"/>
    </style:style>
    <style:style style:name="P1190" style:parent-style-name="Heading3" style:family="paragraph">
      <style:text-properties fo:language="en" fo:country="US"/>
    </style:style>
    <style:style style:name="P1191" style:parent-style-name="Heading3" style:family="paragraph">
      <style:text-properties fo:language="en" fo:country="US"/>
    </style:style>
    <style:style style:name="P1192" style:parent-style-name="Textbody" style:family="paragraph">
      <style:paragraph-properties fo:text-align="justify"/>
    </style:style>
    <style:style style:name="T1193" style:parent-style-name="DefaultParagraphFont" style:family="text">
      <style:text-properties fo:font-style="italic" style:font-style-asian="italic" style:font-style-complex="italic"/>
    </style:style>
    <style:style style:name="P1194" style:parent-style-name="Textbody" style:family="paragraph">
      <style:paragraph-properties fo:text-align="justify"/>
    </style:style>
    <style:style style:name="T1195" style:parent-style-name="DefaultParagraphFont" style:family="text">
      <style:text-properties fo:font-style="italic" style:font-style-asian="italic" style:font-style-complex="italic"/>
    </style:style>
    <style:style style:name="T1196" style:parent-style-name="DefaultParagraphFont" style:family="text">
      <style:text-properties fo:font-style="italic" style:font-style-asian="italic" style:font-style-complex="italic"/>
    </style:style>
    <style:style style:name="T1197" style:parent-style-name="DefaultParagraphFont" style:family="text">
      <style:text-properties fo:font-style="italic" style:font-style-asian="italic" style:font-style-complex="italic"/>
    </style:style>
    <style:style style:name="P1198" style:parent-style-name="Textbody" style:family="paragraph">
      <style:paragraph-properties fo:text-align="justify"/>
    </style:style>
    <style:style style:name="T1199" style:parent-style-name="DefaultParagraphFont" style:family="text">
      <style:text-properties fo:font-style="italic" style:font-style-asian="italic" style:font-style-complex="italic"/>
    </style:style>
    <style:style style:name="T1200" style:parent-style-name="DefaultParagraphFont" style:family="text">
      <style:text-properties fo:font-style="italic" style:font-style-asian="italic" style:font-style-complex="italic"/>
    </style:style>
    <style:style style:name="T1201" style:parent-style-name="DefaultParagraphFont" style:family="text">
      <style:text-properties fo:font-style="italic" style:font-style-asian="italic" style:font-style-complex="italic"/>
    </style:style>
    <style:style style:name="P1202" style:parent-style-name="Textbody" style:family="paragraph">
      <style:paragraph-properties fo:text-align="justify"/>
    </style:style>
    <style:style style:name="T1203" style:parent-style-name="DefaultParagraphFont" style:family="text">
      <style:text-properties fo:font-style="italic" style:font-style-asian="italic" style:font-style-complex="italic"/>
    </style:style>
    <style:style style:name="P1204" style:parent-style-name="PreformattedText" style:family="paragraph">
      <style:text-properties style:font-name="DejaVu Sans Mono" fo:font-weight="bold" style:font-weight-asian="bold" style:font-weight-complex="bold" fo:color="#21409A" fo:language="en" fo:country="US"/>
    </style:style>
    <style:style style:name="P1205" style:parent-style-name="PreformattedText" style:family="paragraph">
      <style:text-properties style:font-name="DejaVu Sans Mono" fo:font-weight="bold" style:font-weight-asian="bold" style:font-weight-complex="bold" fo:color="#21409A" fo:language="en" fo:country="US"/>
    </style:style>
    <style:style style:name="P1206" style:parent-style-name="PreformattedText" style:family="paragraph">
      <style:text-properties style:font-name="DejaVu Sans Mono" fo:font-weight="bold" style:font-weight-asian="bold" style:font-weight-complex="bold" fo:color="#21409A" fo:language="en" fo:country="US"/>
    </style:style>
    <style:style style:name="T1207" style:parent-style-name="DefaultParagraphFont" style:family="text">
      <style:text-properties style:font-name="DejaVu Sans Mono" fo:font-weight="bold" style:font-weight-asian="bold" style:font-weight-complex="bold" fo:color="#21409A" fo:language="en" fo:country="US"/>
    </style:style>
    <style:style style:name="T1208" style:parent-style-name="DefaultParagraphFont" style:family="text">
      <style:text-properties style:font-name="DejaVu Sans Mono" fo:font-weight="bold" style:font-weight-asian="bold" style:font-weight-complex="bold" fo:color="#21409A"/>
    </style:style>
    <style:style style:name="T1209" style:parent-style-name="DefaultParagraphFont" style:family="text">
      <style:text-properties style:font-name="DejaVu Sans Mono" fo:font-weight="bold" style:font-weight-asian="bold" style:font-weight-complex="bold" fo:color="#21409A" fo:language="en" fo:country="US"/>
    </style:style>
    <style:style style:name="T1210" style:parent-style-name="DefaultParagraphFont" style:family="text">
      <style:text-properties style:font-name="DejaVu Sans Mono" fo:font-weight="bold" style:font-weight-asian="bold" style:font-weight-complex="bold" fo:color="#21409A"/>
    </style:style>
    <style:style style:name="T1211" style:parent-style-name="DefaultParagraphFont" style:family="text">
      <style:text-properties style:font-name="DejaVu Sans Mono" fo:font-weight="bold" style:font-weight-asian="bold" style:font-weight-complex="bold" fo:color="#21409A" fo:language="en" fo:country="US"/>
    </style:style>
    <style:style style:name="T1212" style:parent-style-name="DefaultParagraphFont" style:family="text">
      <style:text-properties style:font-name="DejaVu Sans Mono" fo:font-weight="bold" style:font-weight-asian="bold" style:font-weight-complex="bold" fo:color="#21409A"/>
    </style:style>
    <style:style style:name="P1213" style:parent-style-name="Textbody" style:family="paragraph">
      <style:paragraph-properties fo:text-align="justify"/>
    </style:style>
    <style:style style:name="P1214" style:parent-style-name="PreformattedText" style:family="paragraph">
      <style:text-properties style:font-name="DejaVu Sans Mono" fo:font-weight="bold" style:font-weight-asian="bold" style:font-weight-complex="bold" fo:color="#21409A" fo:language="en" fo:country="US"/>
    </style:style>
    <style:style style:name="P1215" style:parent-style-name="PreformattedText" style:family="paragraph">
      <style:text-properties style:font-name="DejaVu Sans Mono" fo:font-weight="bold" style:font-weight-asian="bold" style:font-weight-complex="bold" fo:color="#21409A" fo:language="en" fo:country="US"/>
    </style:style>
    <style:style style:name="P1216" style:parent-style-name="Heading3" style:family="paragraph">
      <style:text-properties fo:language="en" fo:country="US"/>
    </style:style>
    <style:style style:name="P1217" style:parent-style-name="Heading3" style:family="paragraph">
      <style:text-properties fo:language="en" fo:country="US"/>
    </style:style>
    <style:style style:name="P1218" style:parent-style-name="Textbody" style:family="paragraph">
      <style:paragraph-properties fo:text-align="justify"/>
    </style:style>
    <style:style style:name="P1219" style:parent-style-name="Textbody" style:family="paragraph">
      <style:paragraph-properties fo:text-align="justify"/>
    </style:style>
    <style:style style:name="P1220" style:parent-style-name="Textbody" style:family="paragraph">
      <style:paragraph-properties fo:text-align="justify"/>
    </style:style>
    <style:style style:name="P1221" style:parent-style-name="Textbody" style:family="paragraph">
      <style:paragraph-properties fo:text-align="justify"/>
    </style:style>
    <style:style style:name="T1222" style:parent-style-name="DefaultParagraphFont" style:family="text">
      <style:text-properties fo:font-style="italic" style:font-style-asian="italic" style:font-style-complex="italic"/>
    </style:style>
    <style:style style:name="T1223" style:parent-style-name="DefaultParagraphFont" style:family="text">
      <style:text-properties fo:font-style="italic" style:font-style-asian="italic" style:font-style-complex="italic"/>
    </style:style>
    <style:style style:name="P1224" style:parent-style-name="Textbody" style:family="paragraph">
      <style:paragraph-properties fo:text-align="justify"/>
    </style:style>
    <style:style style:name="P1225" style:parent-style-name="Textbody" style:family="paragraph">
      <style:paragraph-properties fo:text-align="justify"/>
    </style:style>
    <style:style style:name="P1226" style:parent-style-name="Textbody" style:family="paragraph">
      <style:paragraph-properties fo:text-align="justify"/>
    </style:style>
    <style:style style:name="T1227" style:parent-style-name="DefaultParagraphFont" style:family="text">
      <style:text-properties fo:font-style="italic" style:font-style-asian="italic" style:font-style-complex="italic"/>
    </style:style>
    <style:style style:name="P1228" style:parent-style-name="Textbody" style:family="paragraph">
      <style:paragraph-properties fo:text-align="justify"/>
    </style:style>
    <style:style style:name="P1229" style:parent-style-name="PreformattedText" style:family="paragraph">
      <style:text-properties style:font-name="DejaVu Sans Mono" fo:font-weight="bold" style:font-weight-asian="bold" style:font-weight-complex="bold" fo:color="#21409A" fo:language="en" fo:country="US"/>
    </style:style>
    <style:style style:name="T1230" style:parent-style-name="DefaultParagraphFont" style:family="text">
      <style:text-properties style:font-name="DejaVu Sans Mono" fo:font-weight="bold" style:font-weight-asian="bold" style:font-weight-complex="bold" fo:color="#21409A" fo:language="en" fo:country="US"/>
    </style:style>
    <style:style style:name="P1231" style:parent-style-name="Textbody" style:family="paragraph">
      <style:paragraph-properties fo:text-align="justify"/>
    </style:style>
    <style:style style:name="T1232" style:parent-style-name="DefaultParagraphFont" style:family="text">
      <style:text-properties fo:font-style="italic" style:font-style-asian="italic" style:font-style-complex="italic"/>
    </style:style>
    <style:style style:name="T1233" style:parent-style-name="DefaultParagraphFont" style:family="text">
      <style:text-properties fo:font-style="italic" style:font-style-asian="italic" style:font-style-complex="italic"/>
    </style:style>
    <style:style style:name="T1234" style:parent-style-name="DefaultParagraphFont" style:family="text">
      <style:text-properties fo:font-style="italic" style:font-style-asian="italic" style:font-style-complex="italic"/>
    </style:style>
    <style:style style:name="P1235" style:parent-style-name="Textbody" style:family="paragraph">
      <style:paragraph-properties fo:text-align="justify" fo:line-height="100%"/>
      <style:text-properties style:font-name="Verdana" fo:font-weight="bold" style:font-weight-asian="bold" style:font-weight-complex="bold" fo:color="#000000" fo:font-size="13.5pt" style:font-size-asian="13.5pt" style:font-size-complex="13.5pt" fo:background-color="#FFFFFF" fo:language="en" fo:country="US"/>
    </style:style>
    <style:style style:name="P1236" style:parent-style-name="Textbody" style:family="paragraph">
      <style:paragraph-properties fo:text-align="justify"/>
    </style:style>
    <style:style style:name="P1237" style:parent-style-name="Heading3" style:family="paragraph">
      <style:text-properties fo:language="en" fo:country="US"/>
    </style:style>
    <style:style style:name="P1238" style:parent-style-name="Textbody" style:family="paragraph">
      <style:paragraph-properties fo:text-align="justify"/>
    </style:style>
    <style:style style:name="T1239" style:parent-style-name="DefaultParagraphFont" style:family="text">
      <style:text-properties fo:font-style="italic" style:font-style-asian="italic"/>
    </style:style>
    <style:style style:name="T1240" style:parent-style-name="DefaultParagraphFont" style:family="text">
      <style:text-properties fo:font-style="italic" style:font-style-asian="italic"/>
    </style:style>
    <style:style style:name="P1241" style:parent-style-name="Heading3" style:family="paragraph">
      <style:text-properties fo:language="en" fo:country="US"/>
    </style:style>
    <style:style style:name="P1242" style:parent-style-name="Textbody" style:family="paragraph">
      <style:paragraph-properties fo:text-align="justify"/>
    </style:style>
    <style:style style:name="T1243" style:parent-style-name="DefaultParagraphFont" style:family="text">
      <style:text-properties fo:language="en" fo:country="US"/>
    </style:style>
    <style:style style:name="P1244" style:parent-style-name="Textbody" style:family="paragraph">
      <style:paragraph-properties fo:text-align="justify"/>
    </style:style>
    <style:style style:name="T1245" style:parent-style-name="DefaultParagraphFont" style:family="text">
      <style:text-properties fo:font-style="italic" style:font-style-asian="italic"/>
    </style:style>
    <style:style style:name="T1246" style:parent-style-name="DefaultParagraphFont" style:family="text">
      <style:text-properties fo:font-style="italic" style:font-style-asian="italic"/>
    </style:style>
    <style:style style:name="T1247" style:parent-style-name="DefaultParagraphFont" style:family="text">
      <style:text-properties fo:font-style="italic" style:font-style-asian="italic"/>
    </style:style>
    <style:style style:name="T1248" style:parent-style-name="DefaultParagraphFont" style:family="text">
      <style:text-properties fo:language="be" fo:country="BY"/>
    </style:style>
    <style:style style:name="P1249" style:parent-style-name="Textbody" style:family="paragraph">
      <style:paragraph-properties fo:text-align="justify"/>
    </style:style>
    <style:style style:name="P1250" style:parent-style-name="Textbody" style:family="paragraph">
      <style:paragraph-properties fo:text-align="justify"/>
    </style:style>
    <style:style style:name="P1251" style:parent-style-name="Textbody" style:family="paragraph">
      <style:paragraph-properties fo:text-align="justify"/>
    </style:style>
    <style:style style:name="T1252" style:parent-style-name="DefaultParagraphFont" style:family="text">
      <style:text-properties fo:font-style="italic" style:font-style-asian="italic"/>
    </style:style>
    <style:style style:name="T1253" style:parent-style-name="DefaultParagraphFont" style:family="text">
      <style:text-properties fo:font-style="italic" style:font-style-asian="italic"/>
    </style:style>
    <style:style style:name="P1254" style:parent-style-name="Textbody" style:family="paragraph">
      <style:paragraph-properties fo:text-align="justify"/>
    </style:style>
    <style:style style:name="T1255" style:parent-style-name="DefaultParagraphFont" style:family="text">
      <style:text-properties fo:font-style="italic" style:font-style-asian="italic"/>
    </style:style>
    <style:style style:name="P1256" style:parent-style-name="Textbody" style:family="paragraph">
      <style:paragraph-properties fo:text-align="justify"/>
    </style:style>
    <style:style style:name="T1257" style:parent-style-name="DefaultParagraphFont" style:family="text">
      <style:text-properties fo:language="en" fo:country="US"/>
    </style:style>
    <style:style style:name="P1258" style:parent-style-name="Heading3" style:family="paragraph">
      <style:text-properties fo:language="en" fo:country="US"/>
    </style:style>
    <style:style style:name="P1259"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0"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2"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3"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4" style:parent-style-name="DefaultParagraphFont" style:family="text">
      <style:text-properties style:font-name-asian="Times New Roman" style:font-name-complex="Courier New" fo:color="#222222" style:letter-kerning="false" fo:language="en" fo:country="US" style:language-asian="en" style:country-asian="US" style:language-complex="ar" style:country-complex="SA"/>
    </style:style>
    <style:style style:name="T1265"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6"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7"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268"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69"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270"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P1272"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3"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4"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5"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6"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277"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8"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79"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80"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28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P1282" style:parent-style-name="Heading3" style:family="paragraph">
      <style:text-properties fo:language="en" fo:country="US"/>
    </style:style>
    <style:style style:name="P1283" style:parent-style-name="Textbody" style:family="paragraph">
      <style:paragraph-properties fo:text-align="justify"/>
    </style:style>
    <style:style style:name="T1284" style:parent-style-name="DefaultParagraphFont" style:family="text">
      <style:text-properties fo:language="en" fo:country="US"/>
    </style:style>
    <style:style style:name="T1285" style:parent-style-name="DefaultParagraphFont" style:family="text">
      <style:text-properties fo:font-style="italic" style:font-style-asian="italic"/>
    </style:style>
    <style:style style:name="P1286" style:parent-style-name="Textbody" style:family="paragraph">
      <style:paragraph-properties fo:text-align="justify"/>
    </style:style>
    <style:style style:name="P1287" style:parent-style-name="Textbody" style:family="paragraph">
      <style:paragraph-properties fo:text-align="justify" fo:line-height="100%"/>
      <style:text-properties fo:font-size="10pt" style:font-size-asian="10pt" style:font-size-complex="10pt" fo:language="en" fo:country="U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Оглавление</text:p>
          <text:p text:style-name="P2"><text:a xlink:href="#__RefHeading___Toc114_1213527551" office:target-frame-name="_top" xlink:show="replace">Заглавие<text:tab/>3</text:a></text:p>
          <text:p text:style-name="P3"><text:a xlink:href="#__RefHeading___Toc116_1213527551" office:target-frame-name="_top" xlink:show="replace">Синтаксис<text:tab/>3</text:a></text:p>
          <text:p text:style-name="P4"><text:a xlink:href="#__RefHeading___Toc118_1213527551" office:target-frame-name="_top" xlink:show="replace">Пример программы<text:tab/>3</text:a></text:p>
          <text:p text:style-name="P5"><text:a xlink:href="#__RefHeading___Toc133_1213527551" office:target-frame-name="_top" xlink:show="replace">О этом документе<text:tab/>4</text:a></text:p>
          <text:p text:style-name="P6"><text:a xlink:href="#__RefHeading___Toc138_1213527551" office:target-frame-name="_top" xlink:show="replace">Что прочесть для быстрого ознакомления<text:tab/>4</text:a></text:p>
          <text:p text:style-name="P7"><text:a xlink:href="#__RefHeading___Toc140_1213527551" office:target-frame-name="_top" xlink:show="replace">О libev<text:tab/>4</text:a></text:p>
          <text:p text:style-name="P8"><text:a xlink:href="#__RefHeading___Toc144_1213527551" office:target-frame-name="_top" xlink:show="replace">Функциональность<text:tab/>4</text:a></text:p>
          <text:p text:style-name="P9"><text:a xlink:href="#__RefHeading___Toc148_1213527551" office:target-frame-name="_top" xlink:show="replace">Соглашения<text:tab/>5</text:a></text:p>
          <text:p text:style-name="P10"><text:a xlink:href="#__RefHeading___Toc150_1213527551" office:target-frame-name="_top" xlink:show="replace">Представление времени<text:tab/>5</text:a></text:p>
          <text:p text:style-name="P11"><text:a xlink:href="#__RefHeading___Toc152_1213527551" office:target-frame-name="_top" xlink:show="replace">Обработка ошибок<text:tab/>5</text:a></text:p>
          <text:p text:style-name="P12"><text:a xlink:href="#__RefHeading___Toc154_1213527551" office:target-frame-name="_top" xlink:show="replace">Глобальные функции<text:tab/>5</text:a></text:p>
          <text:p text:style-name="P13"><text:a xlink:href="#__RefHeading___Toc156_1213527551" office:target-frame-name="_top" xlink:show="replace">ev_tstamp ev_time ()<text:tab/>5</text:a></text:p>
          <text:p text:style-name="P14"><text:a xlink:href="#__RefHeading___Toc158_1213527551" office:target-frame-name="_top" xlink:show="replace">ev_sleep(ev_tstamp interval)<text:tab/>6</text:a></text:p>
          <text:p text:style-name="P15"><text:a xlink:href="#__RefHeading___Toc160_1213527551" office:target-frame-name="_top" xlink:show="replace">int ev_version_major ()<text:tab/>6</text:a></text:p>
          <text:p text:style-name="P16"><text:a xlink:href="#__RefHeading___Toc162_1213527551" office:target-frame-name="_top" xlink:show="replace">int ev_version_minor ()<text:tab/>6</text:a></text:p>
          <text:p text:style-name="P17"><text:a xlink:href="#__RefHeading___Toc215_1213527551" office:target-frame-name="_top" xlink:show="replace">unsigned int ev_supported_backends ()<text:tab/>6</text:a></text:p>
          <text:p text:style-name="P18"><text:a xlink:href="#__RefHeading___Toc217_1213527551" office:target-frame-name="_top" xlink:show="replace">unsigned int ev_recommended_backends ()<text:tab/>6</text:a></text:p>
          <text:p text:style-name="P19"><text:a xlink:href="#__RefHeading___Toc221_1213527551" office:target-frame-name="_top" xlink:show="replace">unsigned int ev_embeddable_backends ()<text:tab/>7</text:a></text:p>
          <text:p text:style-name="P20"><text:a xlink:href="#__RefHeading___Toc223_1213527551" office:target-frame-name="_top" xlink:show="replace">ev_set_allocator (void *(*cb)(void *ptr, long size) throw ())<text:tab/>7</text:a></text:p>
          <text:p text:style-name="P21"><text:a xlink:href="#__RefHeading___Toc225_1213527551" office:target-frame-name="_top" xlink:show="replace">ev_set_syserr_cb (void (*cb)(const char *msg) throw ())<text:tab/>8</text:a></text:p>
          <text:p text:style-name="P22"><text:a xlink:href="#__RefHeading___Toc228_1213527551" office:target-frame-name="_top" xlink:show="replace">ev_feed_signal (int signum)<text:tab/>8</text:a></text:p>
          <text:p text:style-name="P23"><text:a xlink:href="#__RefHeading___Toc230_1213527551" office:target-frame-name="_top" xlink:show="replace">Функции контролирующие цикл обработки событий<text:tab/>8</text:a></text:p>
          <text:p text:style-name="P24"><text:a xlink:href="#__RefHeading___Toc233_1213527551" office:target-frame-name="_top" xlink:show="replace">struct ev_loop *ev_default_loop (unsigned int flags)<text:tab/>9</text:a></text:p>
          <text:p text:style-name="P25"><text:a xlink:href="#__RefHeading___Toc235_1213527551" office:target-frame-name="_top" xlink:show="replace">struct ev_loop *ev_loop_new (unsigned int flags)<text:tab/>9</text:a></text:p>
          <text:p text:style-name="P26"><text:a xlink:href="#__RefHeading___Toc399_1213527551" office:target-frame-name="_top" xlink:show="replace">ev_loop_destroy (loop)<text:tab/>15</text:a></text:p>
          <text:p text:style-name="P27"><text:a xlink:href="#__RefHeading___Toc401_1213527551" office:target-frame-name="_top" xlink:show="replace">ev_loop_fork (loop)<text:tab/>16</text:a></text:p>
          <text:p text:style-name="P28"><text:a xlink:href="#__RefHeading___Toc403_1213527551" office:target-frame-name="_top" xlink:show="replace">int ev_is_default_loop (loop)<text:tab/>17</text:a></text:p>
          <text:p text:style-name="P29"><text:a xlink:href="#__RefHeading___Toc405_1213527551" office:target-frame-name="_top" xlink:show="replace">unsigned int ev_iteration (loop)<text:tab/>17</text:a></text:p>
          <text:p text:style-name="P30"><text:a xlink:href="#__RefHeading___Toc407_1213527551" office:target-frame-name="_top" xlink:show="replace">unsigned int ev_depth (loop)<text:tab/>17</text:a></text:p>
          <text:p text:style-name="P31"><text:a xlink:href="#__RefHeading___Toc409_1213527551" office:target-frame-name="_top" xlink:show="replace">unsigned int ev_backend (loop)<text:tab/>17</text:a></text:p>
          <text:p text:style-name="P32"><text:a xlink:href="#__RefHeading___Toc411_1213527551" office:target-frame-name="_top" xlink:show="replace">ev_tstamp ev_now (loop)<text:tab/>17</text:a></text:p>
          <text:p text:style-name="P33"><text:a xlink:href="#__RefHeading___Toc413_1213527551" office:target-frame-name="_top" xlink:show="replace">ev_now_update (loop)<text:tab/>17</text:a></text:p>
          <text:p text:style-name="P34"><text:a xlink:href="#__RefHeading___Toc415_1213527551" office:target-frame-name="_top" xlink:show="replace">ev_suspend (loop)<text:tab/>17</text:a></text:p>
          <text:p text:style-name="P35"><text:a xlink:href="#__RefHeading___Toc417_1213527551" office:target-frame-name="_top" xlink:show="replace">ev_resume (loop)<text:tab/>17</text:a></text:p>
          <text:p text:style-name="P36"><text:a xlink:href="#__RefHeading___Toc3698_778546294" office:target-frame-name="_top" xlink:show="replace">bool ev_run (loop, int flags)<text:tab/>18</text:a></text:p>
          <text:p text:style-name="P37"><text:a xlink:href="#__RefHeading___Toc4779_97013820" office:target-frame-name="_top" xlink:show="replace">ev_break (loop, how)<text:tab/>20</text:a></text:p>
          <text:p text:style-name="P38"><text:a xlink:href="#__RefHeading___Toc4781_97013820" office:target-frame-name="_top" xlink:show="replace">ev_ref (loop)<text:tab/>20</text:a></text:p>
          <text:p text:style-name="P39"><text:a xlink:href="#__RefHeading___Toc4783_97013820" office:target-frame-name="_top" xlink:show="replace">ev_unref (loop)<text:tab/>20</text:a></text:p>
          <text:p text:style-name="P40"><text:a xlink:href="#__RefHeading___Toc9869_97013820" office:target-frame-name="_top" xlink:show="replace">ev_set_io_collect_interval (loop, ev_tstamp interval)<text:tab/>20</text:a></text:p>
          <text:p text:style-name="P41"><text:a xlink:href="#__RefHeading___Toc9871_97013820" office:target-frame-name="_top" xlink:show="replace">ev_set_timeout_collect_interval (loop, ev_tstamp interval)<text:tab/>20</text:a></text:p>
          <text:p text:style-name="P42"><text:a xlink:href="#__RefHeading___Toc10291_97013820" office:target-frame-name="_top" xlink:show="replace">ev_invoke_pending (loop)<text:tab/>21</text:a></text:p>
          <text:p text:style-name="P43"><text:a xlink:href="#__RefHeading___Toc10293_97013820" office:target-frame-name="_top" xlink:show="replace">ev_set_invoke_pending_cb (loop, void (*invoke_pending_cb)(EV_P))<text:tab/>22</text:a></text:p>
          <text:p text:style-name="P44"><text:a xlink:href="#__RefHeading___Toc10295_97013820" office:target-frame-name="_top" xlink:show="replace">ev_set_loop_release_cb (loop, void (*release)(EV_P) throw (), void (*acquire)(EV_P) throw ())<text:tab/>22</text:a></text:p>
          <text:p text:style-name="P45"><text:a xlink:href="#__RefHeading___Toc10297_97013820" office:target-frame-name="_top" xlink:show="replace">ev_set_userdata (loop, void *data)<text:tab/>22</text:a></text:p>
          <text:p text:style-name="P46"><text:a xlink:href="#__RefHeading___Toc10299_97013820" office:target-frame-name="_top" xlink:show="replace">void *ev_userdata (loop)<text:tab/>22</text:a></text:p>
          <text:p text:style-name="P47"><text:a xlink:href="#__RefHeading___Toc10301_97013820" office:target-frame-name="_top" xlink:show="replace">ev_verify (loop)<text:tab/>22</text:a></text:p>
          <text:p text:style-name="P48"><text:a xlink:href="#__RefHeading___Toc10303_97013820" office:target-frame-name="_top" xlink:show="replace">ANATOMY OF A WATCHER<text:tab/>22</text:a></text:p>
        </text:index-body>
      </text:table-of-content>
      <text:h text:style-name="Heading1" text:outline-level="1"/>
      <text:h text:style-name="P49" text:outline-level="1"><text:bookmark-start text:name="__RefHeading___Toc114_1213527551"/><text:bookmark-start text:name="_Toc13485041"/><text:bookmark-start text:name="_Toc13504403"/><text:soft-page-break/>Заглавие<text:bookmark-end text:name="__RefHeading___Toc114_1213527551"/><text:bookmark-end text:name="_Toc13485041"/><text:bookmark-end text:name="_Toc13504403"/></text:h>
      <text:p text:style-name="P50">libev – высокопроизводительный полнофункциональный цикл обработки событий, написанный на языке C.</text:p>
      <text:h text:style-name="Heading1" text:outline-level="1"><text:bookmark-start text:name="__RefHeading___Toc116_1213527551"/><text:bookmark-start text:name="_Toc13485042"/><text:bookmark-start text:name="_Toc13504404"/>Синтаксис<text:bookmark-end text:name="__RefHeading___Toc116_1213527551"/><text:bookmark-end text:name="_Toc13485042"/><text:bookmark-end text:name="_Toc13504404"/></text:h>
      <text:p text:style-name="PreformattedText"><text:span text:style-name="T51">#</text:span><text:span text:style-name="T52">include</text:span><text:span text:style-name="T53"><text:s/>&lt;</text:span><text:span text:style-name="T54">ev</text:span><text:span text:style-name="T55">.</text:span><text:span text:style-name="T56">h</text:span><text:span text:style-name="T57">&gt;</text:span></text:p>
      <text:h text:style-name="Heading2" text:outline-level="2"><text:bookmark-start text:name="__RefHeading___Toc118_1213527551"/><text:bookmark-start text:name="_Toc13485043"/><text:bookmark-start text:name="_Toc13504405"/>Пример программы<text:bookmark-end text:name="__RefHeading___Toc118_1213527551"/><text:bookmark-end text:name="_Toc13485043"/><text:bookmark-end text:name="_Toc13504405"/></text:h>
      <text:section text:name="Sect1" text:style-name="S1">
        <text:p text:style-name="PreformattedText"><text:span text:style-name="T58"><text:s text:c="3"/></text:span><text:span text:style-name="T59">// требуется включение одного заголовочного файла</text:span></text:p>
        <text:p text:style-name="PreformattedText"><text:span text:style-name="T60"><text:s text:c="3"/>#</text:span><text:span text:style-name="T61">include</text:span><text:span text:style-name="T62"><text:s/>&lt;</text:span><text:span text:style-name="T63">ev</text:span><text:span text:style-name="T64">.</text:span><text:span text:style-name="T65">h</text:span><text:span text:style-name="T66">&gt;</text:span></text:p>
        <text:p text:style-name="PreformattedText"><text:span text:style-name="T67"><text:s text:c="3"/>#</text:span><text:span text:style-name="T68">include</text:span><text:span text:style-name="T69"><text:s/>&lt;</text:span><text:span text:style-name="T70">stdio</text:span><text:span text:style-name="T71">.</text:span><text:span text:style-name="T72">h</text:span><text:span text:style-name="T73">&gt; // для вывода</text:span></text:p>
        <text:p text:style-name="PreformattedText"/>
        <text:p text:style-name="PreformattedText"><text:span text:style-name="T74"><text:s text:c="3"/>// каждый тип стража описывается своей typedef struct</text:span></text:p>
        <text:p text:style-name="PreformattedText"><text:span text:style-name="T75"><text:s text:c="3"/>// с именем ev_TYPE (где TYPE – тип стража)</text:span></text:p>
        <text:p text:style-name="PreformattedText"><text:span text:style-name="T76"><text:s text:c="3"/></text:span><text:span text:style-name="T77">ev_io stdin_watcher;</text:span></text:p>
        <text:p text:style-name="PreformattedText"><text:span text:style-name="T78"><text:s text:c="3"/>ev_timer timeout_watcher;</text:span></text:p>
        <text:p text:style-name="P79"/>
        <text:p text:style-name="PreformattedText"><text:span text:style-name="T80"><text:s text:c="3"/></text:span><text:span text:style-name="T81">// все ОВ (обратные вызовы) стражей описаны одним прототипом</text:span></text:p>
        <text:p text:style-name="PreformattedText"><text:span text:style-name="T82"><text:s text:c="3"/>// этот ОВ будет вызван, когда данные поступят на stdin</text:span></text:p>
        <text:p text:style-name="PreformattedText"><text:span text:style-name="T83"><text:s text:c="3"/></text:span><text:span text:style-name="T84">static void</text:span></text:p>
        <text:p text:style-name="PreformattedText"><text:span text:style-name="T85"><text:s text:c="3"/>stdin_cb (EV_P_ ev_io *w, int revents)</text:span></text:p>
        <text:p text:style-name="PreformattedText"><text:span text:style-name="T86"><text:s text:c="3"/></text:span><text:span text:style-name="T87">{</text:span></text:p>
        <text:p text:style-name="PreformattedText"><text:span text:style-name="T88"><text:s text:c="5"/></text:span><text:span text:style-name="T89">puts</text:span><text:span text:style-name="T90"><text:s/>("</text:span><text:span text:style-name="T91">stdin</text:span><text:span text:style-name="T92"><text:s/></text:span><text:span text:style-name="T93">ready</text:span><text:span text:style-name="T94">");</text:span></text:p>
        <text:p text:style-name="PreformattedText"><text:span text:style-name="T95"><text:s text:c="5"/>// для однократного события, страж должен быть остановлен вручную</text:span></text:p>
        <text:p text:style-name="PreformattedText"><text:span text:style-name="T96"><text:s text:c="5"/>// с помощью соответствующей функции остановки.</text:span></text:p>
        <text:p text:style-name="PreformattedText"><text:span text:style-name="T97"><text:s text:c="5"/></text:span><text:span text:style-name="T98">ev_io_stop (EV_A_ w);</text:span></text:p>
        <text:p text:style-name="P99"/>
        <text:p text:style-name="PreformattedText"><text:span text:style-name="T100"><text:s text:c="5"/></text:span><text:span text:style-name="T101">// это приведёт все вложенные ev_run к приращению итераций</text:span></text:p>
        <text:p text:style-name="PreformattedText"><text:span text:style-name="T102"><text:s text:c="5"/></text:span><text:span text:style-name="T103">ev_break (EV_A_ EVBREAK_ALL);</text:span></text:p>
        <text:p text:style-name="PreformattedText"><text:span text:style-name="T104"><text:s text:c="3"/></text:span><text:span text:style-name="T105">}</text:span></text:p>
        <text:p text:style-name="PreformattedText"/>
        <text:p text:style-name="PreformattedText"><text:span text:style-name="T106"><text:s text:c="3"/>// другой ОВ, на этот раз для time-out</text:span></text:p>
        <text:p text:style-name="PreformattedText"><text:span text:style-name="T107"><text:s text:c="3"/></text:span><text:span text:style-name="T108">static void</text:span></text:p>
        <text:p text:style-name="PreformattedText"><text:span text:style-name="T109"><text:s text:c="3"/>timeout_cb (EV_P_ ev_timer *w, int revents)</text:span></text:p>
        <text:p text:style-name="PreformattedText"><text:span text:style-name="T110"><text:s text:c="3"/></text:span><text:span text:style-name="T111">{</text:span></text:p>
        <text:p text:style-name="PreformattedText"><text:span text:style-name="T112"><text:s text:c="5"/></text:span><text:span text:style-name="T113">puts</text:span><text:span text:style-name="T114"><text:s/>("</text:span><text:span text:style-name="T115">timeout</text:span><text:span text:style-name="T116">");</text:span></text:p>
        <text:p text:style-name="PreformattedText"><text:span text:style-name="T117"><text:s text:c="5"/>// это приведёт наиболее вложенный ev_run к приращению итераций</text:span></text:p>
        <text:p text:style-name="PreformattedText"><text:span text:style-name="T118"><text:tab/></text:span><text:span text:style-name="T119">ev_break (EV_A_ EVBREAK_ONE);</text:span></text:p>
        <text:p text:style-name="PreformattedText"><text:span text:style-name="T120"><text:s text:c="3"/></text:span><text:span text:style-name="T121">}</text:span></text:p>
        <text:p text:style-name="PreformattedText"/>
        <text:p text:style-name="PreformattedText"><text:span text:style-name="T122"><text:s text:c="3"/></text:span><text:span text:style-name="T123">int</text:span></text:p>
        <text:p text:style-name="PreformattedText"><text:span text:style-name="T124"><text:s text:c="3"/></text:span><text:span text:style-name="T125">main</text:span><text:span text:style-name="T126"><text:s/>(</text:span><text:span text:style-name="T127">void</text:span><text:span text:style-name="T128">)</text:span></text:p>
        <text:p text:style-name="PreformattedText"><text:span text:style-name="T129"><text:s text:c="3"/>{</text:span></text:p>
        <text:p text:style-name="PreformattedText"><text:span text:style-name="T130"><text:tab/>// используется цикл обработки событий по умолчанию</text:span></text:p>
        <text:p text:style-name="PreformattedText"><text:span text:style-name="T131"><text:tab/>// пока вами не будет установлен нужный явным образом</text:span></text:p>
        <text:p text:style-name="PreformattedText"><text:span text:style-name="T132"><text:s text:c="5"/></text:span><text:span text:style-name="T133">struct ev_loop *loop = EV_DEFAULT;</text:span></text:p>
        <text:p text:style-name="P134"/>
        <text:p text:style-name="PreformattedText"><text:span text:style-name="T135"><text:s text:c="5"/></text:span><text:span text:style-name="T136">// инициализация стража io (ввода/вывода), и затем его запуск</text:span></text:p>
        <text:p text:style-name="PreformattedText"><text:span text:style-name="T137"><text:s text:c="5"/>// он будет следить за тем когда<text:s/></text:span><text:span text:style-name="T138">stdin</text:span><text:span text:style-name="T139"><text:s/>станет готов для чтения</text:span></text:p>
        <text:p text:style-name="PreformattedText"><text:span text:style-name="T140"><text:s text:c="5"/></text:span><text:span text:style-name="T141">ev_io_init (&amp;stdin_watcher, stdin_cb, /*STDIN_FILENO*/ 0, EV_READ);</text:span></text:p>
        <text:p text:style-name="PreformattedText"><text:span text:style-name="T142"><text:s text:c="5"/>ev_io_start (loop, &amp;stdin_watcher);</text:span></text:p>
        <text:p text:style-name="P143"/>
        <text:p text:style-name="PreformattedText"><text:span text:style-name="T144"><text:s text:c="5"/></text:span><text:span text:style-name="T145">// инициализация стража для таймера, и затем его запуск</text:span></text:p>
        <text:p text:style-name="PreformattedText"><text:span text:style-name="T146"><text:s text:c="5"/>// простой не повторяющийся 5.5 секундный таймер</text:span></text:p>
        <text:p text:style-name="PreformattedText"><text:span text:style-name="T147"><text:s text:c="5"/></text:span><text:span text:style-name="T148">ev</text:span><text:span text:style-name="T149">_</text:span><text:span text:style-name="T150">timer</text:span><text:span text:style-name="T151">_</text:span><text:span text:style-name="T152">init</text:span><text:span text:style-name="T153"><text:s/>(&amp;</text:span><text:span text:style-name="T154">timeout</text:span><text:span text:style-name="T155">_</text:span><text:span text:style-name="T156">watcher</text:span><text:span text:style-name="T157">,<text:s/></text:span><text:span text:style-name="T158">timeout</text:span><text:span text:style-name="T159">_</text:span><text:span text:style-name="T160">cb</text:span><text:span text:style-name="T161">, 5.5, 0.);</text:span></text:p>
        <text:p text:style-name="PreformattedText"><text:span text:style-name="T162"><text:s text:c="5"/></text:span><text:span text:style-name="T163">ev_timer_start (loop, &amp;timeout_watcher);</text:span></text:p>
        <text:p text:style-name="P164"/>
        <text:p text:style-name="PreformattedText"><text:span text:style-name="T165"><text:s text:c="5"/></text:span><text:span text:style-name="T166">// теперь ждём когда события наступят</text:span></text:p>
        <text:p text:style-name="PreformattedText"><text:span text:style-name="T167"><text:s text:c="5"/></text:span><text:span text:style-name="T168">ev</text:span><text:span text:style-name="T169">_</text:span><text:span text:style-name="T170">run</text:span><text:span text:style-name="T171"><text:s/>(</text:span><text:span text:style-name="T172">loop</text:span><text:span text:style-name="T173">, 0);</text:span></text:p>
        <text:p text:style-name="PreformattedText"/>
        <text:p text:style-name="PreformattedText"><text:span text:style-name="T174"><text:s text:c="5"/>// прерывание было вызвано, выходим</text:span></text:p>
        <text:p text:style-name="PreformattedText"><text:span text:style-name="T175"><text:s text:c="5"/></text:span><text:span text:style-name="T176">return</text:span><text:span text:style-name="T177"><text:s/>0;</text:span></text:p>
        <text:p text:style-name="PreformattedText"><text:span text:style-name="T178"><text:s text:c="3"/>}</text:span></text:p>
      </text:section>
      <text:section text:name="Sect2" text:style-name="S2">
        <text:h text:style-name="Heading1" text:outline-level="1"><text:bookmark-start text:name="__RefHeading___Toc133_1213527551"/><text:bookmark-start text:name="_Toc13485044"/><text:bookmark-start text:name="_Toc13504406"/>Об<text:s/>этом документе<text:bookmark-end text:name="__RefHeading___Toc133_1213527551"/><text:bookmark-end text:name="_Toc13485044"/><text:bookmark-end text:name="_Toc13504406"/></text:h>
        <text:p text:style-name="P179">Этот документ содержит описание библиотеки libev.</text:p>
        <text:p text:style-name="P180">Последняя версия этого документа в виде web страницы, которая вероятно более<text:s/>пригодна<text:s/>для<text:s/>быстрой<text:s/>навигации при беглом чтении:<text:s/><text:a xlink:href="http://pod.tst.eu/http:/cvs.schmorp.de/libev/ev.pod" office:target-frame-name="_top" xlink:show="replace">http://pod.tst.eu/http://cvs.schmorp.de/libev/ev.pod</text:a><text:span text:style-name="T181">.</text:span></text:p>
        <text:p text:style-name="P182"><text:bookmark-start text:name="result_box"/><text:bookmark-end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text:s/><text:span text:style-name="T183">СОП</text:span>), и не введение в СОП с<text:s/>libev.</text:p>
        <text:p text:style-name="P184">Это руководство также предполагает знакомство читателя с СОП в целом.</text:p>
        <text:h text:style-name="Heading1" text:outline-level="1"><text:bookmark-start text:name="_Toc13485045"/><text:bookmark-start text:name="_Toc13504407"/><text:bookmark-start text:name="__RefHeading___Toc138_1213527551"/>Что прочесть<text:s/><text:bookmark-end text:name="_Toc13485045"/><text:bookmark-end text:name="_Toc13504407"/>для быстрого ознакомления<text:bookmark-end text:name="__RefHeading___Toc138_1213527551"/></text:h>
        <text:p text:style-name="P185">Это очень подробное руководство, но к сожалению, из-за этого оно очень длинное. Если вам нужно только базовое представление о libev, я советую прочесть<text:s/><text:span text:style-name="T186">анатомия стража</text:span>, затем<text:s/><text:a xlink:href="#3.1.Пример программы|outline" office:target-frame-name="_top" xlink:show="replace">Пример программы</text:a>, что выше, и просмотреть<text:s/><text:a xlink:href="#8.Глобальные функции|outline" office:target-frame-name="_top" xlink:show="replace">Г</text:a><text:a xlink:href="#8.Глобальные функции|outline" office:target-frame-name="_top" xlink:show="replace">лобальные функции</text:a>,<text:s/>также параграфы о<text:s/><text:span text:style-name="T187">ev_io</text:span><text:s/>и<text:s/><text:span text:style-name="T188">ev_timer</text:span><text:span text:style-name="T189"><text:s/>в<text:s/></text:span><text:span text:style-name="T190">типы стражей</text:span><text:span text:style-name="T191">.</text:span></text:p>
        <text:h text:style-name="Heading1" text:outline-level="1"><text:bookmark-start text:name="__RefHeading___Toc140_1213527551"/><text:bookmark-start text:name="_Toc13485046"/><text:bookmark-start text:name="_Toc13504408"/><text:span text:style-name="T192">О libev</text:span><text:bookmark-end text:name="__RefHeading___Toc140_1213527551"/><text:bookmark-end text:name="_Toc13485046"/><text:bookmark-end text:name="_Toc13504408"/></text:h>
        <text:p text:style-name="P193"><text:span text:style-name="T194">libev – цикл обработки событий: вы 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p>
        <text:p text:style-name="P195"><text:span text:style-name="T196">Для этого, libev должна более или мене полностью контролировать ваш процесс (или поток) выполняя обработку<text:s/></text:span><text:span text:style-name="T197">цикла событий<text:s/></text:span><text:span text:style-name="T198">(или<text:s/></text:span><text:span text:style-name="T199">цикла обработки событий,<text:s/></text:span><text:span text:style-name="T200">далее<text:s/></text:span><text:span text:style-name="T201">ЦС</text:span><text:span text:style-name="T202">), передавая события через механизм обратных вызовов (далее<text:s/></text:span><text:span text:style-name="T203">ОВ</text:span><text:span text:style-name="T204">).</text:span></text:p>
        <text:p text:style-name="P205"><text:span text:style-name="T206">Вы регистрируете интерес к конкретным событиям назначая так называемые<text:s/></text:span><text:span text:style-name="T207">событийные стражи</text:span><text:span text:style-name="T208">, представляющие из себя относительно небольшие Си-структуры</text:span><text:span text:style-name="T209">,</text:span><text:span text:style-name="T210"><text:s/>содержащие описание интересующего события, и переданные в libev<text:s/></text:span><text:span text:style-name="T211">запуском</text:span><text:span text:style-name="T212"><text:s/>стража.</text:span></text:p>
        <text:h text:style-name="Heading2" text:outline-level="2"><text:bookmark-start text:name="__RefHeading___Toc144_1213527551"/><text:bookmark-start text:name="_Toc13485047"/><text:bookmark-start text:name="_Toc13504409"/><text:span text:style-name="T213">Функциональность</text:span><text:bookmark-end text:name="__RefHeading___Toc144_1213527551"/><text:bookmark-end text:name="_Toc13485047"/><text:bookmark-end text:name="_Toc13504409"/></text:h>
        <text:p text:style-name="P214"><text:span text:style-name="T215">libev поддерживает<text:s/></text:span><text:span text:style-name="T216">select</text:span><text:span text:style-name="T217">,<text:s/></text:span><text:span text:style-name="T218">poll</text:span><text:span text:style-name="T219">, Linux<text:s/></text:span><text:span text:style-name="T220">epoll</text:span><text:span text:style-name="T221">, BSD<text:s/></text:span><text:span text:style-name="T222">kqueue</text:span><text:span text:style-name="T223"><text:s/>и Solaris<text:s/></text:span><text:span text:style-name="T224">event port</text:span><text:span text:style-name="T225"><text:s/>для событий файловых дескрипторов (</text:span><text:span text:style-name="T226">ev_io</text:span><text:span text:style-name="T227">), Linux<text:s/></text:span><text:span text:style-name="T228">inotify</text:span><text:span text:style-name="T229"><text:s/>интерфейс (для<text:s/></text:span><text:span text:style-name="T230">ev_stat</text:span><text:span text:style-name="T231">), Linux<text:s/></text:span><text:span text:style-name="T232">eventfd/signalfd<text:s/></text:span><text:span text:style-name="T233">(для быстрого и понятного межпоточного взаимодействия (</text:span><text:span text:style-name="T234">ev_async</text:span><text:span text:style-name="T235">) / обработка сигналов (</text:span><text:span text:style-name="T236">ev_signal</text:span><text:span text:style-name="T237">)) относительные таймеры (</text:span><text:span text:style-name="T238">ev_timer</text:span><text:span text:style-name="T239">), абсолютные таймеры с изменяемым интервалом (</text:span><text:span text:style-name="T240">ev_periodic</text:span><text:span text:style-name="T241">), синхронные сигналы (</text:span><text:span text:style-name="T242">ev_signal</text:span><text:span text:style-name="T243">), события изменения статуса процесса (</text:span><text:span text:style-name="T244">ev_child</text:span><text:span text:style-name="T245">), и стражи взаимодействующие с самим ЦС (</text:span><text:span text:style-name="T246">ev_idle</text:span><text:span text:style-name="T247">,<text:s/></text:span><text:span text:style-name="T248">ev_embed</text:span><text:span text:style-name="T249">,<text:s/></text:span><text:span text:style-name="T250">ev_prepare</text:span><text:span text:style-name="T251"><text:s/>и<text:s/></text:span><text:span text:style-name="T252">ev_check</text:span><text:span text:style-name="T253">), а также файловые стражи (</text:span><text:span text:style-name="T254">ev_stat</text:span><text:span text:style-name="T255">) и даже ограничено<text:s/></text:span><text:span text:style-name="T256">fork</text:span><text:span text:style-name="T257"><text:s/>события (</text:span><text:span text:style-name="T258">ev_fork</text:span><text:span text:style-name="T259">).</text:span></text:p>
        <text:p text:style-name="P260"><text:span text:style-name="T261">libev очень быстра (см. этот<text:s/></text:span><text:a xlink:href="http://libev.schmorp.de/bench.html" office:target-frame-name="_top" xlink:show="replace"><text:span text:style-name="T262">бенч</text:span></text:a><text:span text:style-name="T263"><text:s/>сравнивающий libev c libevent).</text:span></text:p>
        <text:h text:style-name="Heading2" text:outline-level="2"><text:bookmark-start text:name="__RefHeading___Toc148_1213527551"/><text:bookmark-start text:name="_Toc13485048"/><text:bookmark-start text:name="_Toc13504410"/><text:soft-page-break/><text:span text:style-name="T264">Соглашения</text:span><text:bookmark-end text:name="__RefHeading___Toc148_1213527551"/><text:bookmark-end text:name="_Toc13485048"/><text:bookmark-end text:name="_Toc13504410"/></text:h>
        <text:p text:style-name="P265">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text:s/><text:span text:style-name="T266">EMBED</text:span><text:s/>в этом руководстве. Если libev была сконфигурирована без поддержки множественных ЦС, то все функции,<text:s/>принимающие первым аргументом имя<text:s/><text:span text:style-name="T267">цикла<text:s/></text:span>(тип которого всегда<text:s/><text:span text:style-name="T268">struct ev_loop *</text:span>) лишаются этого аргумента.</text:p>
        <text:h text:style-name="Heading2" text:outline-level="2"><text:bookmark-start text:name="__RefHeading___Toc150_1213527551"/><text:bookmark-start text:name="_Toc13485049"/><text:bookmark-start text:name="_Toc13504411"/>Представление времени<text:bookmark-end text:name="__RefHeading___Toc150_1213527551"/><text:bookmark-end text:name="_Toc13485049"/><text:bookmark-end text:name="_Toc13504411"/></text:h>
        <text:p text:style-name="P269">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text:s/>называемый<text:s/><text:span text:style-name="T270">ev_tstamp</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271">Не соответствуя своему названию, компонент<text:s/><text:span text:style-name="T272">stamp</text:span><text:s/>может использоваться для вычисления разницы во времени (например,<text:s/>задержек) в libev.</text:p>
        <text:h text:style-name="Heading1" text:outline-level="1"><text:bookmark-start text:name="__RefHeading___Toc152_1213527551"/><text:bookmark-start text:name="_Toc13485050"/><text:bookmark-start text:name="_Toc13504412"/>Обработка ошибок<text:bookmark-end text:name="__RefHeading___Toc152_1213527551"/><text:bookmark-end text:name="_Toc13485050"/><text:bookmark-end text:name="_Toc13504412"/></text:h>
        <text:p text:style-name="P273">libev генерирует три класса ошибок: ошибки операционной системы, ошибки использования и внутренние ошибки (баги).</text:p>
        <text:p text:style-name="P274">Когда libev отлавливает ошибки операционной системы,<text:s/>которые она не может обработать (например,<text:s/>системный вызов приводит libev в состояние с которым она не может справиться), вызывается callback установленный при помощи<text:s/><text:span text:style-name="T275">ev_set_syserr_cb,</text:span><text:s/>который как предполагается решит проблему или завершит выполнение. По умолчанию выводится диагностическое сообщение и вызывается<text:s/><text:span text:style-name="T276">abort()</text:span>.</text:p>
        <text:p text:style-name="P277">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text:s/><text:span text:style-name="T278">abort()<text:s/></text:span>(средствами<text:s/><text:span text:style-name="T279">assert,<text:s/></text:span>так что NDEBUG отключит эту проверку): это программная ошибка при вызове функций libev и она должна быть исправлена.</text:p>
        <text:p text:style-name="P280">В libev также имеется несколько внутренних<text:s/><text:span text:style-name="T281">assert</text:span><text:s/>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1" text:outline-level="1"><text:bookmark-start text:name="__RefHeading___Toc154_1213527551"/><text:bookmark-start text:name="_Toc13485051"/><text:bookmark-start text:name="_Toc13504413"/>Глобальные функции<text:bookmark-end text:name="__RefHeading___Toc154_1213527551"/><text:bookmark-end text:name="_Toc13485051"/><text:bookmark-end text:name="_Toc13504413"/></text:h>
        <text:p text:style-name="P282">Эти функции могут быть вызваны в любой момент, даже до инициализации библиотеки.</text:p>
        <text:h text:style-name="Heading3" text:outline-level="3"><text:bookmark-start text:name="__RefHeading___Toc156_1213527551"/><text:bookmark-start text:name="_Toc13485052"/><text:bookmark-start text:name="_Toc13504414"/>ev_tstamp ev_time ()<text:bookmark-end text:name="__RefHeading___Toc156_1213527551"/><text:bookmark-end text:name="_Toc13485052"/><text:bookmark-end text:name="_Toc13504414"/></text:h>
        <text:p text:style-name="P283">Возвращает текущее время, которое используется в libev. Пожалуйста, имейте в виду, что<text:s/><text:span text:style-name="T284">функция<text:s/></text:span><text:span text:style-name="T285">ev_now</text:span><text:s/>обычно быстрее и возвращает именно нужное вам время. Также интересна комбинация<text:s/><text:span text:style-name="T286">ev_now_update</text:span><text:s/>и<text:s/><text:span text:style-name="T287">ev_now</text:span>.</text:p>
        <text:h text:style-name="Heading3" text:outline-level="3"><text:bookmark-start text:name="__RefHeading___Toc158_1213527551"/><text:bookmark-start text:name="_Toc13485053"/><text:bookmark-start text:name="_Toc13504415"/>ev_sleep(ev_tstamp interval)<text:bookmark-end text:name="__RefHeading___Toc158_1213527551"/><text:bookmark-end text:name="_Toc13485053"/><text:bookmark-end text:name="_Toc13504415"/></text:h>
        <text:p text:style-name="P288">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text:s/><text:soft-page-break/>немного раньше, даже если не возникнет прерывания). Вернёт управление мгновенно если<text:s/><text:span text:style-name="T289">interval &lt;= 0</text:span>.</text:p>
        <text:p text:style-name="Textbody">По сути это аналог<text:s/><text:span text:style-name="T290">sleep()</text:span>.</text:p>
        <text:p text:style-name="P291">Диапазон<text:s/><text:span text:style-name="T292">interval</text:span><text:s/>ограничен – libev гарантированно работает c интервалами до одних суток (<text:span text:style-name="T293">interval &lt;= 86400</text:span>).</text:p>
        <text:h text:style-name="P294" text:outline-level="3"><text:bookmark-start text:name="__RefHeading___Toc160_1213527551"/><text:bookmark-start text:name="_Toc13485054"/><text:bookmark-start text:name="_Toc13504416"/>int ev_version_major ()<text:bookmark-end text:name="__RefHeading___Toc160_1213527551"/><text:bookmark-end text:name="_Toc13485054"/><text:bookmark-end text:name="_Toc13504416"/></text:h>
        <text:h text:style-name="P295" text:outline-level="3"><text:bookmark-start text:name="__RefHeading___Toc162_1213527551"/><text:bookmark-start text:name="_Toc13485055"/><text:bookmark-start text:name="_Toc13504417"/>int ev_version_minor ()<text:bookmark-end text:name="__RefHeading___Toc162_1213527551"/><text:bookmark-end text:name="_Toc13485055"/><text:bookmark-end text:name="_Toc13504417"/></text:h>
        <text:p text:style-name="P296">Вы можете узнать основной и младший номера версии библиотеки, с помощью вызова функций<text:s/><text:span text:style-name="T297">ev_version_major<text:s/></text:span>и<text:s/><text:span text:style-name="T298">ev_version_minor</text:span>. Если вы хотите, вы можете сопоставить их с глобальными значениями<text:s/><text:span text:style-name="T299">EV_VERSION_MAJOR</text:span><text:s/>и<text:s/><text:span text:style-name="T300">EV_VERSION_MINOR</text:span>, которые определяют версию библиотеки с которой была скомпилирована ваша программа.</text:p>
        <text:p text:style-name="P301">Эти номера версий ссылаются на ABI версии библиотеки, а не на релиз.</text:p>
        <text:p text:style-name="P302">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303">Пример: убедиться, что мы случайно не слинкованы с неверной версией<text:s/><text:bookmark-start text:name="result_box2"/><text:bookmark-end text:name="result_box2"/>(обратите внимание, однако, что это не обнаружит других несоответствий ABI, таких как LFS или повторное размещение).</text:p>
        <text:p text:style-name="P304"><text:span text:style-name="T305"><text:s text:c="3"/></text:span><text:span text:style-name="T306">assert (("libev version mismatch",</text:span></text:p>
        <text:p text:style-name="P307"><text:s text:c="12"/>ev_version_major () == EV_VERSION_MAJOR</text:p>
        <text:p text:style-name="P308"><text:s text:c="12"/>&amp;&amp; ev_version_minor () &gt;= EV_VERSION_MINOR));</text:p>
        <text:h text:style-name="P309" text:outline-level="3"><text:bookmark-start text:name="__RefHeading___Toc215_1213527551"/><text:bookmark-start text:name="_Toc13485056"/><text:bookmark-start text:name="_Toc13504418"/>unsigned int ev_supported_backends ()<text:bookmark-end text:name="__RefHeading___Toc215_1213527551"/><text:bookmark-end text:name="_Toc13485056"/><text:bookmark-end text:name="_Toc13504418"/></text:h>
        <text:p text:style-name="P310">Возвращает набор всех бэкэндов (т.е. им соответствующее<text:s/><text:span text:style-name="T311">EV_BACKEND_*</text:span><text:s/>значения) скомпилированное в этот бинарник libev (независимо от их поддержки системой на которой вы запущены). См.<text:s/><text:span text:style-name="T312">ev_default_loop</text:span><text:s/>для описания набора значений.</text:p>
        <text:p text:style-name="P313">Пример: убедимся, что нам доступен метод epoll, потому что это здорово и должно у нас быть и дайте нам на него торрент, пожалуйста!!!11</text:p>
        <text:p text:style-name="PreformattedText"><text:span text:style-name="T314"><text:s text:c="2"/></text:span><text:span text:style-name="T315"><text:s/></text:span><text:span text:style-name="T316">assert (("sorry, no epoll, no sex",</text:span></text:p>
        <text:p text:style-name="P317"><text:s text:c="12"/>ev_supported_backends () &amp; EVBACKEND_EPOLL));</text:p>
        <text:h text:style-name="P318" text:outline-level="3"><text:bookmark-start text:name="__RefHeading___Toc217_1213527551"/><text:bookmark-start text:name="_Toc13485057"/><text:bookmark-start text:name="_Toc13504419"/>unsigned int ev_recommended_backends ()<text:bookmark-end text:name="__RefHeading___Toc217_1213527551"/><text:bookmark-end text:name="_Toc13485057"/><text:bookmark-end text:name="_Toc13504419"/></text:h>
        <text:p text:style-name="P319">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text:s/><text:span text:style-name="T320">ev_supported_backends()</text:span>, например kqueue будет пропущен на большинстве BSD и не будет авто определён до тех пор пока вы явно не запросите его (предполагается вы знаете что делаете).<text:s/><text:bookmark-start text:name="result_box3"/><text:bookmark-end text:name="result_box3"/>Это набор бэкэндов, будет рассматриваться libev, если вы не укажите бэкенды явно.</text:p>
        <text:h text:style-name="P321" text:outline-level="3"><text:bookmark-start text:name="__RefHeading___Toc221_1213527551"/><text:bookmark-start text:name="_Toc13485058"/><text:bookmark-start text:name="_Toc13504420"/>unsigned int ev_embeddable_backends ()<text:bookmark-end text:name="__RefHeading___Toc221_1213527551"/><text:bookmark-end text:name="_Toc13485058"/><text:bookmark-end text:name="_Toc13504420"/></text:h>
        <text:p text:style-name="P322">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text:s/><text:soft-page-break/>найти какие встраиваемые бэкэнды поддерживаются на текущей системе, вам следует взглянуть на (ev_embeddable_backends() &amp; ev_supported_backends()),<text:s/><text:bookmark-start text:name="result_box4"/><text:bookmark-end text:name="result_box4"/>аналогично рекомендуемым.</text:p>
        <text:p text:style-name="P323">Взгляните на<text:s/><text:span text:style-name="T324">ev_embed</text:span><text:s/>стражи для большей информации.</text:p>
        <text:h text:style-name="P325" text:outline-level="3"><text:bookmark-start text:name="__RefHeading___Toc223_1213527551"/><text:bookmark-start text:name="_Toc13485059"/><text:bookmark-start text:name="_Toc13504421"/>ev_set_allocator (void *(*cb)(void *ptr, long size) throw ())<text:bookmark-end text:name="__RefHeading___Toc223_1213527551"/><text:bookmark-end text:name="_Toc13485059"/><text:bookmark-end text:name="_Toc13504421"/></text:h>
        <text:p text:style-name="P326">Устанавливает используемую функцию выделения памяти (прототип аналогичен — семантически идентичен функции<text:s/><text:span text:style-name="T327">realloc</text:span><text:s/>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T328">size != 0</text:span>), библиотека может выполнить<text:s/><text:span text:style-name="T329">abort()</text:span><text:s/>или предпринять другие деструктивные действия.</text:p>
        <text:p text:style-name="P330">С тех пор как некоторые системы (как минимум OpenBSD и Darwin) не реализуют корректно работающий<text:s/><text:span text:style-name="T331">realloc</text:span>, libev использует обёртку для<text:s/><text:span text:style-name="T332">realloc</text:span><text:s/>и<text:s/><text:span text:style-name="T333">free</text:span><text:s/>функций по умолчанию.</text:p>
        <text:p text:style-name="P334">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335">Пример: код<text:s/><text:span text:style-name="T336">realloc</text:span><text:s/>в libev по умолчанию, что может быть полезным в качестве основы вашей собственной реализации.</text:p>
        <text:p text:style-name="P337"><text:span text:style-name="T338"><text:s text:c="3"/></text:span><text:span text:style-name="T339">static void *</text:span></text:p>
        <text:p text:style-name="P340"><text:s text:c="3"/>ev_realloc_emul (void *ptr, long size) EV_NOEXCEPT</text:p>
        <text:p text:style-name="P341"><text:s text:c="3"/>{</text:p>
        <text:p text:style-name="P342"><text:s text:c="5"/>if (size)</text:p>
        <text:p text:style-name="P343"><text:s text:c="7"/>return realloc (ptr, size);</text:p>
        <text:p text:style-name="P344"/>
        <text:p text:style-name="PreformattedText"><text:span text:style-name="T345"><text:s text:c="5"/></text:span><text:span text:style-name="T346">free (ptr);</text:span></text:p>
        <text:p text:style-name="P347"><text:s text:c="5"/>return 0;</text:p>
        <text:p text:style-name="P348"><text:s text:c="3"/>}</text:p>
        <text:p text:style-name="P349">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350"><text:span text:style-name="T351"><text:s text:c="3"/></text:span><text:span text:style-name="T352">static void *</text:span></text:p>
        <text:p text:style-name="PreformattedText"><text:span text:style-name="T353"><text:s text:c="3"/>persistent_realloc (void<text:s/></text:span><text:span text:style-name="T354">*ptr</text:span><text:span text:style-name="T355">, size_t size) EV_NOEXCEPT</text:span></text:p>
        <text:p text:style-name="P356"><text:s text:c="3"/>{</text:p>
        <text:p text:style-name="P357"><text:s text:c="5"/>if(!size) {</text:p>
        <text:p text:style-name="P358"><text:s text:c="7"/>free (ptr);</text:p>
        <text:p text:style-name="P359"><text:s text:c="7"/>return 0;</text:p>
        <text:p text:style-name="P360"><text:s text:c="5"/>}</text:p>
        <text:p text:style-name="P361"/>
        <text:p text:style-name="P362"><text:s text:c="5"/>for (;;) {</text:p>
        <text:p text:style-name="PreformattedText"><text:span text:style-name="T363"><text:s text:c="9"/>void<text:s/></text:span><text:span text:style-name="T364">*newptr</text:span><text:span text:style-name="T365"><text:s/>= realloc (ptr, size);</text:span></text:p>
        <text:p text:style-name="P366"><text:s text:c="9"/>if (newptr)</text:p>
        <text:p text:style-name="P367"><text:s text:c="11"/>return newptr;</text:p>
        <text:p text:style-name="P368"/>
        <text:p text:style-name="PreformattedText"><text:span text:style-name="T369"><text:s text:c="9"/></text:span><text:span text:style-name="T370">sleep</text:span><text:span text:style-name="T371"><text:s/>(60);</text:span></text:p>
        <text:p text:style-name="P372"><text:s text:c="7"/>}</text:p>
        <text:p text:style-name="P373"><text:s text:c="3"/>}</text:p>
        <text:p text:style-name="P374"/>
        <text:p text:style-name="P375"><text:s text:c="3"/>...</text:p>
        <text:p text:style-name="P376"><text:s text:c="3"/>ev_set_allocator (persistent_realloc);</text:p>
        <text:h text:style-name="P377" text:outline-level="3"><text:bookmark-start text:name="__RefHeading___Toc225_1213527551"/><text:bookmark-start text:name="_Toc13485060"/><text:bookmark-start text:name="_Toc13504422"/><text:soft-page-break/>ev_set_syserr_cb (void (*cb)(const char *msg) throw ())<text:bookmark-end text:name="__RefHeading___Toc225_1213527551"/><text:bookmark-end text:name="_Toc13485060"/><text:bookmark-end text:name="_Toc13504422"/></text:h>
        <text:p text:style-name="P378">Устанавливает ОВ для случая возникновении ошибок в повторных системных вызовах (таких как неудачный вызов<text:s/><text:span text:style-name="T379">select</text:span>,<text:s/><text:span text:style-name="T380">poll</text:span>,<text:s/><text:span text:style-name="T381">epoll_wait</text:span>).<text:s/><text:bookmark-start text:name="result_box5"/><text:bookmark-end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text:s/><text:span text:style-name="T382">abort()</text:span>).</text:p>
        <text:p text:style-name="P383">Пример. Это в целом то же самое, что делает libev.</text:p>
        <text:p text:style-name="P384"><text:span text:style-name="T385"><text:s text:c="3"/></text:span><text:span text:style-name="T386">static void</text:span></text:p>
        <text:p text:style-name="PreformattedText"><text:span text:style-name="T387"><text:s text:c="3"/>fatal_error (const char<text:s/></text:span><text:span text:style-name="T388">*msg</text:span><text:span text:style-name="T389">) EV_NOEXCEPT</text:span></text:p>
        <text:p text:style-name="P390"><text:s text:c="3"/>{</text:p>
        <text:p text:style-name="P391"><text:s text:c="5"/>perror (msg);</text:p>
        <text:p text:style-name="P392"><text:s text:c="5"/>abort ();</text:p>
        <text:p text:style-name="P393"><text:s text:c="3"/>}</text:p>
        <text:p text:style-name="P394"/>
        <text:p text:style-name="P395"><text:s text:c="3"/>...</text:p>
        <text:p text:style-name="P396"><text:s text:c="3"/>ev_set_syserr_cb (fatal_error);</text:p>
        <text:h text:style-name="P397" text:outline-level="3"><text:bookmark-start text:name="__RefHeading___Toc228_1213527551"/><text:bookmark-start text:name="_Toc13485061"/><text:bookmark-start text:name="_Toc13504423"/>ev_feed_signal (int signum)<text:bookmark-end text:name="__RefHeading___Toc228_1213527551"/><text:bookmark-end text:name="_Toc13485061"/><text:bookmark-end text:name="_Toc13504423"/></text:h>
        <text:p text:style-name="P398">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399">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text:s/><text:span text:style-name="T400">EVFLAG_NOSIGMASK</text:span><text:s/>при создании всех циклов), а в одном потоке, использовать<text:s/><text:span text:style-name="T401">sigwait<text:s/></text:span>или любой другой механизм ожидания сигналов, с последующей <text:s/>«передачей» в libev вызовом<text:s/><text:span text:style-name="T402">ev_feed_signal</text:span><text:span text:style-name="T403">.</text:span></text:p>
        <text:h text:style-name="Heading1" text:outline-level="1"><text:bookmark-start text:name="__RefHeading___Toc230_1213527551"/><text:bookmark-start text:name="_Toc13485062"/><text:bookmark-start text:name="_Toc13504424"/>Функции контролирующие цикл обработки событий<text:bookmark-end text:name="__RefHeading___Toc230_1213527551"/><text:bookmark-end text:name="_Toc13485062"/><text:bookmark-end text:name="_Toc13504424"/></text:h>
        <text:p text:style-name="P404">ЦС описывается<text:s/><text:span text:style-name="T405">struct ev_loop *</text:span><text:s/>(где<text:s/><text:span text:style-name="T406">struct — не</text:span><text:s/>опция в данном случае, если только совместимость с libev 3 не была отключена, так как libev 3 имела функцию с таким же именем как эта структура).</text:p>
        <text:p text:style-name="P407">Библиотека оперирует двумя типами таких циклов, цикл<text:s/><text:span text:style-name="T408">по умолчанию</text:span>, который поддерживает обработку событий дочерних процессов, и<text:s/><text:span text:style-name="T409">динамически</text:span><text:s/>создаваемые циклы, которые не поддерживают этого.</text:p>
        <text:h text:style-name="P410" text:outline-level="3"><text:bookmark-start text:name="__RefHeading___Toc233_1213527551"/><text:bookmark-start text:name="_Toc13485063"/><text:bookmark-start text:name="_Toc13504425"/>struct ev_loop *ev_default_loop (unsigned int flags)<text:bookmark-end text:name="__RefHeading___Toc233_1213527551"/><text:bookmark-end text:name="_Toc13485063"/><text:bookmark-end text:name="_Toc13504425"/></text:h>
        <text:p text:style-name="P411">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text:s/><text:span text:style-name="T412">flags<text:s/></text:span>описываются более подробно в заметке о<text:s/><text:span text:style-name="T413">ev_loop_new</text:span>.</text:p>
        <text:p text:style-name="P414">Если цикл по умолчанию уже инициализирован то эта функция просто вернёт его (игнорируя флаги. Если такое поведение вызывает сомнения, проверьте<text:s/><text:span text:style-name="T415">ev_backend()</text:span><text:span text:style-name="T416"><text:s/></text:span>после). В противном случае, она создаст новый цикл в соответствии с переданными флагами, которые почти всегда должны быть<text:s/><text:span text:style-name="T417">0</text:span>, за исключением когда сам вызывающий вызван из<text:s/><text:span text:style-name="T418">ev_run</text:span><text:span text:style-name="T419">,<text:s/></text:span>или иным образом считается «основной программой».</text:p>
        <text:soft-page-break/>
        <text:p text:style-name="P420">Если вы не знаете какой цикл событий использовать, используйте тот который возвращает эта функция (или воспользуйтесь макросом<text:s/><text:span text:style-name="T421">EV_DEFAULT</text:span>).</text:p>
        <text:p text:style-name="P422">Имейте в виду, что эта функция<text:s/><text:span text:style-name="T423">не</text:span><text:s/>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424">Только цикл по умолчанию может обрабатывать стражей<text:s/><text:span text:style-name="T425">ev_child</text:span><text:span text:style-name="T426">.</text:span><text:s/>Для этого, он всегда регистрирует обработчик для<text:s/><text:span text:style-name="T427">SIGCHLD</text:span>. Если это проблема для вашего приложения, вы можете создать динамический цикл с<text:s/><text:span text:style-name="T428">ev_loop_new,<text:s/></text:span>который не делает этого, или вы можете просто переопределить обработчик сигнала<text:s/><text:span text:style-name="T429">SIGCHLD</text:span><text:s/><text:span text:style-name="T430">после</text:span><text:s/>вызова<text:s/><text:span text:style-name="T431">ev_default_init.</text:span></text:p>
        <text:p text:style-name="P432">Пример: это наиболее типичное использование.</text:p>
        <text:p text:style-name="P433"><text:span text:style-name="T434"><text:s text:c="3"/></text:span><text:span text:style-name="T435">if (!ev_default_loop (0))</text:span></text:p>
        <text:p text:style-name="P436"><text:s text:c="5"/><text:tab/>fatal ("could not initialise libev, bad $LIBEV_FLAGS in environment?");</text:p>
        <text:p text:style-name="P437">Пример: ограничивает libev в выборе select или poll <text:s/>в качестве бэкэнда, и игнорирует настройки окружения:</text:p>
        <text:p text:style-name="P438"><text:span text:style-name="T439"><text:s text:c="3"/></text:span><text:span text:style-name="T440">ev_default_loop (EVBACKEND_POLL | EVBACKEND_SELECT | EVFLAG_NOENV);</text:span></text:p>
        <text:h text:style-name="P441" text:outline-level="3"><text:bookmark-start text:name="__RefHeading___Toc235_1213527551"/><text:bookmark-start text:name="_Toc13485064"/><text:bookmark-start text:name="_Toc13504426"/>struct ev_loop *ev_loop_new (unsigned int flags)<text:bookmark-end text:name="__RefHeading___Toc235_1213527551"/><text:bookmark-end text:name="_Toc13485064"/><text:bookmark-end text:name="_Toc13504426"/></text:h>
        <text:p text:style-name="P442">Функция создаёт и инициализирует новый объект ЦС. Если не удаётся инициализировать цикл, возвращает<text:s/><text:span text:style-name="T443">false</text:span>.</text:p>
        <text:p text:style-name="P444">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445">Аргумент<text:s/><text:span text:style-name="T446">flags<text:s/></text:span>может быть использован для указания особого поведения или выбора бэкендов, но обычно это<text:s/><text:span text:style-name="T447">0</text:span><text:s/>(или<text:s/><text:span text:style-name="T448">EVFLAG_AUTO</text:span>).</text:p>
        <text:p text:style-name="P449">Доступны следующие флаги:</text:p>
        <text:p text:style-name="Heading"><text:span text:style-name="SourceText">EVFLAG_AUTO</text:span></text:p>
        <text:p text:style-name="P450"><text:span text:style-name="T451">Значение flags по умолчанию. Используйте его, если у вас нет подсказки (это правильный выбор, поверьте мне).</text:span></text:p>
        <text:p text:style-name="Heading"><text:span text:style-name="SourceText">EVFLAG_NOENV</text:span></text:p>
        <text:p text:style-name="P452"><text:span text:style-name="T453">Если бит этого флага присутствует в значении (или программа выполняет setupid или setgid) то libev<text:s/></text:span><text:span text:style-name="T454">не будет</text:span><text:span text:style-name="T455"><text:s/>просматривать переменную окружения<text:s/></text:span><text:span text:style-name="T456">LIBEV_FLAGS</text:span><text:span text:style-name="T457">.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p>
        <text:soft-page-break/>
        <text:p text:style-name="Heading"><text:span text:style-name="SourceText">EVFLAG_FORKCHECK</text:span></text:p>
        <text:p text:style-name="P458"><text:span text:style-name="T459">Вместо ручного вызова<text:s/></text:span><text:span text:style-name="T460">ev_loop_fork</text:span><text:span text:style-name="T461"><text:s/>после<text:s/></text:span><text:span text:style-name="T462">fork</text:span><text:span text:style-name="T463">, вы можете заставить libev делать проверку на<text:s/></text:span><text:span text:style-name="T464">fork</text:span><text:span text:style-name="T465"><text:s/>в каждой итерации по средствам включения этого флага.</text:span></text:p>
        <text:p text:style-name="P466"><text:span text:style-name="T467">Это достигается вызовом<text:s/></text:span><text:span text:style-name="T468">getpid()</text:span><text:span text:style-name="T469"><text:s/>на каждой итерации цикла, и по правде это сильно замедляет ваш цикл обработки событий, если вы делаете множество итераций и мало реальной работы, однако это обычно незаметно (на моём GNU/Linux например,<text:s/></text:span><text:span text:style-name="T470">getpid()</text:span><text:span text:style-name="T471"><text:s/>на самом деле простая 5-и шаговая последовательность без системных вызовов и она очень быстра, но мой GNU/Linux также поддерживает<text:s/></text:span><text:span text:style-name="T472">pthread_atfork</text:span><text:span text:style-name="T473"><text:s/>который ещё быстрее). (Обновление: в glibc версии 2.25 оптимизация<text:s/></text:span><text:span text:style-name="T474">getpid()<text:s/></text:span><text:span text:style-name="T475">снова удалена).</text:span></text:p>
        <text:p text:style-name="P476"><text:span text:style-name="T477">Большое преимущество этого флага — то, что вы можете забыть о<text:s/></text:span><text:span text:style-name="T478">fork<text:s/></text:span><text:span text:style-name="T479">(и вы забыли о том, что забыли сообщить libev о<text:s/></text:span><text:span text:style-name="T480">fork</text:span><text:span text:style-name="T481">инге,<text:s/></text:span><text:bookmark-start text:name="result_box6"/><text:bookmark-end text:name="result_box6"/><text:span text:style-name="T482">хотя вам все равно придется игнорировать<text:s/></text:span><text:span text:style-name="T483">SIGPIPE</text:span><text:span text:style-name="T484">) когда используете этот флаг.</text:span></text:p>
        <text:p text:style-name="P485"><text:span text:style-name="T486">Этот флаг не может быть переопределён или установлен в переменной окружения<text:s/></text:span><text:span text:style-name="T487">LIBEV_FLAGS</text:span><text:span text:style-name="T488">.</text:span></text:p>
        <text:p text:style-name="Heading"><text:span text:style-name="SourceText">EVFLAG_NOINOTIFY</text:span></text:p>
        <text:p text:style-name="P489"><text:span text:style-name="T490">Когда этот флаг установлен, libev не будет пытаться использовать<text:s/></text:span><text:span text:style-name="T491">inotify</text:span><text:span text:style-name="T492"><text:s/>API для<text:s/></text:span><text:span text:style-name="T493">ev_stat</text:span><text:span text:style-name="T494"><text:s/></text:span><text:span text:style-name="T495">стражей.<text:s/></text:span><text:bookmark-start text:name="result_box7"/><text:bookmark-end text:name="result_box7"/><text:span text:style-name="T496">Помимо отладки и тестирования, этот флаг может быть полезен для экономии<text:s/></text:span><text:span text:style-name="T497">inotify</text:span><text:span text:style-name="T498"><text:s/>файловых дескрипторов, поскольку в противном случае каждый цикл, использующий<text:s/></text:span><text:span text:style-name="T499">ev_stat</text:span><text:span text:style-name="T500"><text:s/>наблюдатели, потребляет один<text:s/></text:span><text:span text:style-name="T501">inotify</text:span><text:span text:style-name="T502"><text:s/>дескриптор.</text:span></text:p>
        <text:p text:style-name="Heading"><text:span text:style-name="SourceText">EVFLAG_SIGNALFD</text:span></text:p>
        <text:p text:style-name="P503"><text:bookmark-start text:name="result_box8"/><text:bookmark-end text:name="result_box8"/><text:span text:style-name="T504">Когда этот флаг установлен, libev будет пытаться использовать<text:s/></text:span><text:span text:style-name="T505">signalfd</text:span><text:span text:style-name="T506"><text:s/>API для своих стражей<text:s/></text:span><text:span text:style-name="T507">ev_signal</text:span><text:span text:style-name="T508"><text:s/>(и<text:s/></text:span><text:span text:style-name="T509">ev_child</text:span><text:span text:style-name="T510">).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p>
        <text:p text:style-name="P511"><text:span text:style-name="T512">Signalfd</text:span><text:span text:style-name="T513"><text:s/>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ть свои маски сигналов.</text:span></text:p>
        <text:p text:style-name="Heading"><text:span text:style-name="SourceText">EVFLAG_NOSIGMASK</text:span></text:p>
        <text:p text:style-name="P514"><text:bookmark-start text:name="result_box9"/><text:bookmark-end text:name="result_box9"/><text:span text:style-name="T515">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p>
        <text:p text:style-name="P516"><text:span text:style-name="T517">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p>
        <text:p text:style-name="P518"><text:span text:style-name="T519">Также требуется для POSIX в потоковой программе, так как libev вызывает<text:s/></text:span><text:span text:style-name="T520">sigprocmask</text:span><text:span text:style-name="T521">, поведение которого официально не определено.</text:span></text:p>
        <text:p text:style-name="P522"><text:span text:style-name="T523">Поведение этого флага станет умолчанием в будущих версиях libev.</text:span></text:p>
        <text:soft-page-break/>
        <text:p text:style-name="Heading"><text:span text:style-name="SourceText">EVBACKEND_SELECT</text:span><text:span text:style-name="T524"><text:s/></text:span><text:span text:style-name="T525">(значение 1, портируемый бэкенд select)</text:span></text:p>
        <text:p text:style-name="P526"><text:span text:style-name="T527">Это стандартный бэкэнд<text:s/></text:span><text:span text:style-name="T528">select(2). Не полностью</text:span><text:span text:style-name="T529"><text:s/>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p>
        <text:p text:style-name="P530"><text:span text:style-name="T531">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text:s/></text:span><text:span text:style-name="T532">accept()<text:s/></text:span><text:span text:style-name="T533">в цикле на как можно большем количестве соединений за одну итерацию. Вы могли бы также обратить внимание на<text:s/></text:span><text:span text:style-name="T534">ev_set_io_collect_interval()</text:span><text:span text:style-name="T535"><text:s/>для увеличения количества готовых к чтению дескрипторов за одну итерацию.</text:span></text:p>
        <text:p text:style-name="P536"><text:span text:style-name="T537">Этот бэкэнд сопоставляет<text:s/></text:span><text:span text:style-name="T538">EV_READ</text:span><text:span text:style-name="T539"><text:s/>c множеством readfd и<text:s/></text:span><text:span text:style-name="T540">EV_WRITE</text:span><text:span text:style-name="T541"><text:s/>с множеством writefd (и для обхода ошибок на Microsoft Windows, также на exceptfds для этой платформы).</text:span></text:p>
        <text:p text:style-name="Heading"><text:span text:style-name="SourceText">EVBACKEND_POLL</text:span><text:span text:style-name="T542"><text:s/></text:span><text:span text:style-name="T543">(значение 2, poll бэкенд, доступен везде, кроме windows)</text:span></text:p>
        <text:p text:style-name="P544"><text:span text:style-name="T545">Это стандартный бэкенд<text:s/></text:span><text:span text:style-name="T546">poll</text:span><text:span text:style-name="T547">(2). Он более сложен чем<text:s/></text:span><text:span text:style-name="T548">select</text:span><text:span text:style-name="T549">, но обрабатывает разбросанные fds лучше и не имеет ис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text:s/></text:span><text:span text:style-name="T550">select</text:span><text:span text:style-name="T551">, то есть O(N_fds).<text:s/></text:span><text:span text:style-name="T552">Смотреть заметку о<text:s/></text:span><text:span text:style-name="T553">EVBACKEND_SELECT</text:span><text:span text:style-name="T554">, выше,<text:s/></text:span><text:bookmark-start text:name="result_box10"/><text:bookmark-end text:name="result_box10"/><text:span text:style-name="T555">для рекомендаций по производительности.</text:span></text:p>
        <text:p text:style-name="P556"><text:span text:style-name="T557">Бэкенды соотносятся<text:s/></text:span><text:span text:style-name="T558">EV_READ</text:span><text:span text:style-name="T559"><text:s/></text:span><text:span text:style-name="T560">с</text:span><text:span text:style-name="T561"><text:s/></text:span><text:span text:style-name="T562">POLLIN | POLLERR | POLLHUP</text:span><text:span text:style-name="T563">, и<text:s/></text:span><text:span text:style-name="T564">EV_WRITE</text:span><text:span text:style-name="T565"><text:s/>к<text:s/></text:span><text:span text:style-name="T566">POLLOUT | POLLERR | POLLHUP</text:span><text:span text:style-name="T567">.</text:span></text:p>
        <text:p text:style-name="Heading"><text:span text:style-name="SourceText">EVBACKEND_EPOLL</text:span><text:span text:style-name="T568"><text:s/></text:span><text:span text:style-name="T569">(значение 4, Linux)</text:span></text:p>
        <text:p text:style-name="P570"><text:span text:style-name="T571">Использование Linux- специфичного<text:s/></text:span><text:span text:style-name="T572">epoll(7)</text:span><text:span text:style-name="T573"><text:s/>интерфейса (для обоих до- и после- 2.6.9 kernel).</text:span></text:p>
        <text:p text:style-name="P574"><text:span text:style-name="T575">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 как O(N_fd), где N_fd является количеством fd (или наибольшим fd), epoll масштабируется как O(1) или как O(active_fd).</text:span></text:p>
        <text:p text:style-name="P576"><text:span text:style-name="T577">Механизм<text:s/></text:span><text:span text:style-name="T578">epoll</text:span><text:span text:style-name="T579"><text:s/>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text:s/></text:span><text:span text:style-name="T580">select</text:span><text:span text:style-name="T581"><text:s/>на той же самой платформе даёт 0.1 мс точность) и так далее. Наибольшие претензии вызывает fork race, — если программа вызывает fork тогда<text:s/></text:span><text:span text:style-name="T582">оба</text:span><text:span text:style-name="T583">, родительский и дочерний процессы, должны пересоздать<text:s/></text:span><text:span text:style-name="T584">epoll</text:span><text:span text:style-name="T585"><text:s/>набор, что может занять определённое время (один системный вызов на каждый файловый дескриптор) и это конечно сложно отследить.</text:span></text:p>
        <text:p text:style-name="P586"><text:span text:style-name="T587">Epoll</text:span><text:span text:style-name="T588"><text:s/>также общеизвестно глюченный — встраивание fd<text:s/></text:span><text:span text:style-name="T589">epoll</text:span><text:span text:style-name="T590"><text:s/></text:span><text:span text:style-name="T591">должно</text:span><text:span text:style-name="T592"><text:s/>работать, но конечно же<text:s/></text:span><text:span text:style-name="T593">не работает</text:span><text:span text:style-name="T594">, и<text:s/></text:span><text:span text:style-name="T595">epoll</text:span><text:span text:style-name="T596"><text:s/>любит сообщать о событиях для полностью несоответствующих файловых дескрипторов (даже для уже закрытых, поэтому их даже не получается удалить из<text:s/></text:span><text:soft-page-break/><text:span text:style-name="T597">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text:s/></text:span><text:bookmark-start text:name="result_box11"/><text:bookmark-end text:name="result_box11"/><text:span text:style-name="T598">Epoll</text:span><text:span text:style-name="T599"><text:s/>также ошибочно округляет тайм ауты, но не сообщает, когда и на сколько, поэтому иногда вам приходится получать задержки, потому что<text:s/></text:span><text:span text:style-name="T600">epoll</text:span><text:span text:style-name="T601"><text:s/>возвращается сразу, несмотря на ненулевой тайм-аут. И, наконец, но не последнее, он также отказывается работать с некоторыми файловыми дескрипторами, с которыми отлично работает<text:s/></text:span><text:span text:style-name="T602">select</text:span><text:span text:style-name="T603"><text:s/>(файлы, многие символьные устройства ...).</text:span></text:p>
        <text:p text:style-name="P604"><text:span text:style-name="T605">Epoll —<text:s/></text:span><text:span text:style-name="T606">катастрофа среди ЦС, франкенполл, собранный в спешке, с не продуманным дизайном и интерфейсом. О, боль, когда же это закончится …</text:span></text:p>
        <text:p text:style-name="P607"><text:span text:style-name="T608">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text:s/></text:span><text:span text:style-name="T609">dup()<text:s/></text:span><text:span text:style-name="T610">файловый дескриптор может не работать правильно если вы зарегистрировали событие на оба файловых дескриптора.</text:span></text:p>
        <text:p text:style-name="P611"><text:span text:style-name="T612">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ет libev удалить и пересоздать объект<text:s/></text:span><text:span text:style-name="T613">epoll,<text:s/></text:span><text:span text:style-name="T614">что займёт продолжительное время и, следовательно этого надо избегать.</text:span></text:p>
        <text:p text:style-name="P615"><text:span text:style-name="T616">Это значит, что на практике,<text:s/></text:span><text:span text:style-name="T617">EVBACKEND_SELECT</text:span><text:span text:style-name="T618"><text:s/>может оказаться быстрее чем<text:s/></text:span><text:span text:style-name="T619">epoll</text:span><text:span text:style-name="T620"><text:s/>для возможно сотен файловых дескрипторов, в зависимости от использования. Как печально.</text:span></text:p>
        <text:p text:style-name="P621"><text:span text:style-name="T622">Номинально встраивается в другие ЦС, эта возможность не работает во многих проверенных версиях ядра, но возможно в текущей всё исправлено.</text:span></text:p>
        <text:p text:style-name="P623"><text:span text:style-name="T624">Это бэкэнд сопоставляет<text:s/></text:span><text:span text:style-name="T625">EV_READ</text:span><text:span text:style-name="T626"><text:s/>и<text:s/></text:span><text:span text:style-name="T627">EV_WRITE</text:span><text:span text:style-name="T628"><text:s/>одинаковым образом как<text:s/></text:span><text:span text:style-name="T629">EVBACKEND_POLL</text:span><text:span text:style-name="T630">.</text:span></text:p>
        <text:p text:style-name="Heading"><text:span text:style-name="SourceText">EVBACKEND_LINUXAIO<text:s/></text:span><text:span text:style-name="T631">(значение 64, Linux)</text:span></text:p>
        <text:p text:style-name="Textbody"><text:span text:style-name="T632">Использование Linux-специфичного Linux AIO (</text:span><text:span text:style-name="T633">не<text:s/></text:span><text:span text:style-name="T634">aio(7), а io_submit(2)) доступено в ядрах после 4.18 (но libev пытается его использовать c версии 4.19+).</text:span></text:p>
        <text:p text:style-name="Textbody"><text:span text:style-name="T635">Это еще один провальный Linux-специфичный ЦС.</text:span></text:p>
        <text:p text:style-name="P636"><text:span text:style-name="T637">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p>
        <text:p text:style-name="P638"><text:span text:style-name="T639">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text:s/></text:span><text:span text:style-name="T640">epoll<text:s/></text:span><text:span text:style-name="T641">(таких как не возможность удаления источника сообщений из набора<text:s/></text:span><text:span text:style-name="T642">epoll</text:span><text:span text:style-name="T643">), это звучит слишком хорошо, чтобы быть правдой. Но<text:s/></text:span><text:soft-page-break/><text:span text:style-name="T644">этот бэкенд страдает от целого ряда новых ограничений, заставляя вас вернуться к<text:s/></text:span><text:span text:style-name="T645">epoll</text:span><text:span text:style-name="T646">, несмотря на все его проблемы с дизайном.</text:span></text:p>
        <text:p text:style-name="P647"><text:span text:style-name="T648">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text:s/></text:span><text:span text:style-name="T649">epoll</text:span><text:span text:style-name="T650">, когда ЦС активен.</text:span></text:p>
        <text:p text:style-name="P651"><text:span text:style-name="T652">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text:s/></text:span><text:span text:style-name="T653">dev/null,</text:span><text:span text:style-name="T654">и многое другое, но tty не работает правильно (известный<text:s/></text:span><text:a xlink:href="https://lore.kernel.org/patchwork/patch/1047453/" office:target-frame-name="_top" xlink:show="replace"><text:span text:style-name="SourceText">баг</text:span></text:a><text:span text:style-name="T655"><text:s/>который совсем не заботит разработчиков), так что это не (пока?) ЦС общего назначения.</text:span></text:p>
        <text:p text:style-name="P656"><text:span text:style-name="T657">В целом, похоже, разработчики Linux просто не хотят, чтобы существовал портируемый ЦС, кроме select или poll.</text:span></text:p>
        <text:p text:style-name="P658"><text:span text:style-name="T659">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p>
        <text:p text:style-name="P660"><text:span text:style-name="T661">Это бэкэнд сопоставляет<text:s/></text:span><text:span text:style-name="T662">EV_READ</text:span><text:span text:style-name="T663"><text:s/>и<text:s/></text:span><text:span text:style-name="T664">EV_WRITE</text:span><text:span text:style-name="T665"><text:s/>одинаковым образом как<text:s/></text:span><text:span text:style-name="T666">EVBACKEND_POLL</text:span><text:span text:style-name="T667">.</text:span></text:p>
        <text:p text:style-name="P668"><text:span text:style-name="SourceText">EVBACKEND_KQUEUE<text:s/></text:span><text:span text:style-name="T669">(значение 8, большинство BSD клонов)</text:span></text:p>
        <text:p text:style-name="P670"><text:span text:style-name="T671">kqueue</text:span><text:span text:style-name="T672"><text:s/>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text:s/></text:span><text:bookmark-start text:name="result_box14"/><text:bookmark-end text:name="result_box14"/><text:span text:style-name="T673">В отличие от epoll, чья проблема в дизайне,<text:s/></text:span><text:span text:style-name="T674">kqueue</text:span><text:span text:style-name="T675"><text:s/>баги могут (и со временем будут) будут исправлены без изменения API для уже существующих программ. По этой причине<text:s/></text:span><text:span text:style-name="T676">kqueue</text:span><text:span text:style-name="T677"><text:s/>не определяется автоматически пока вы явно не укажите его флаг (то есть используя<text:s/></text:span><text:span text:style-name="T678">EVBACKEND_KQUEUE</text:span><text:span text:style-name="T679">) или libev была скомпилирована на хорошо известной системе как NetBSD.</text:span></text:p>
        <text:p text:style-name="P680"><text:span text:style-name="T681">Вы можете встроить<text:s/></text:span><text:span text:style-name="T682">kqueue</text:span><text:span text:style-name="T683"><text:s/>в обычный бэкенд</text:span><text:span text:style-name="T684"><text:s/>poll<text:s/></text:span><text:span text:style-name="T685">или<text:s/></text:span><text:span text:style-name="T686">select</text:span><text:span text:style-name="T687"><text:s/>и использовать его только для сокетов (после того как убедитесь, что сокеты работают с<text:s/></text:span><text:span text:style-name="T688">kqueue</text:span><text:span text:style-name="T689"><text:s/>правильно на целевой платформе). См.<text:s/></text:span><text:span text:style-name="T690">ev_embed</text:span><text:span text:style-name="T691"><text:s/>страж для большей информации.</text:span></text:p>
        <text:p text:style-name="P692"><text:span text:style-name="T693">Она масштабируется таким же образом как и<text:s/></text:span><text:span text:style-name="T694">epoll</text:span><text:span text:style-name="T695">,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text:s/></text:span><text:span text:style-name="T696">EVBACKEND_EPOLL</text:span><text:span text:style-name="T697">, он по-прежнему добавляет до двух изменений событий за раз. Поддержка<text:s/></text:span><text:span text:style-name="T698">fork()<text:s/></text:span><text:span text:style-name="T699">очень плоха (вы можете получить утечку fd при<text:s/></text:span><text:span text:style-name="T700">fork(),<text:s/></text:span><text:span text:style-name="T701">но это более разумно чем в<text:s/></text:span><text:span text:style-name="T702">epoll</text:span><text:span text:style-name="T703">) и<text:s/></text:span><text:bookmark-start text:name="result_box15"/><text:bookmark-end text:name="result_box15"/><text:span text:style-name="T704">он автоматически отключает fds в подобных сложнообноруживаемых случаях.</text:span></text:p>
        <text:p text:style-name="P705"><text:bookmark-start text:name="result_box16"/><text:bookmark-end text:name="result_box16"/><text:span text:style-name="T706">Этот бэкенд обычно хорош в большинстве ситуаций.</text:span></text:p>
        <text:p text:style-name="P707"><text:bookmark-start text:name="result_box17"/><text:bookmark-end text:name="result_box17"/><text:span text:style-name="T708">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text:s/></text:span><text:soft-page-break/><text:span text:style-name="T709">другой цикл событий (например,<text:s/></text:span><text:span text:style-name="T710">EVBACKEND_SELECT</text:span><text:span text:style-name="T711"><text:s/>или<text:s/></text:span><text:span text:style-name="T712">EVBACKEND_POLL</text:span><text:span text:style-name="T713"><text:s/>(но poll конечно также ломается на OS X)) и, как я и сказал используйте его только для сокетов.</text:span></text:p>
        <text:p text:style-name="P714"><text:span text:style-name="T715">Этот бэкэед соотносит<text:s/></text:span><text:span text:style-name="T716">EV_READ</text:span><text:span text:style-name="T717"><text:s/>как</text:span><text:span text:style-name="T718"><text:s/>EVFILT_READ</text:span><text:span text:style-name="T719"><text:s/>kevent с<text:s/></text:span><text:span text:style-name="T720">NOTE_EOF</text:span><text:span text:style-name="T721">, и<text:s/></text:span><text:span text:style-name="T722">EV_WRITE</text:span><text:span text:style-name="T723"><text:s/>как<text:s/></text:span><text:span text:style-name="T724">EVFILT_WRITE</text:span><text:span text:style-name="T725"><text:s/>kevent с<text:s/></text:span><text:span text:style-name="T726">NOTE_EOF</text:span><text:span text:style-name="T727">.</text:span></text:p>
        <text:p text:style-name="Heading"><text:span text:style-name="SourceText">EVBACKEND_DEVPOLL</text:span><text:span text:style-name="T728"><text:s/></text:span><text:span text:style-name="T729">(значение 16, Solaris 8)</text:span></text:p>
        <text:p text:style-name="P730"><text:span text:style-name="T731">Пока не реализовано (и скорее всего не будет, до тех пор, пока вы не пришлёте мне реализацию).<text:s/></text:span><text:bookmark-start text:name="result_box18"/><text:bookmark-end text:name="result_box18"/><text:span text:style-name="T732">Согласно сообщениям, /dev/poll поддерживает только сокеты и не встраивается, что очень сильно ограничивает полезность этого бэкенда.</text:span></text:p>
        <text:p text:style-name="Heading"><text:span text:style-name="T733">EVBACKEND_PORT</text:span><text:span text:style-name="T734"><text:s/></text:span><text:span text:style-name="T735">(</text:span><text:span text:style-name="T736">знаечение</text:span><text:span text:style-name="T737"><text:s/>32, Solaris 10)</text:span></text:p>
        <text:p text:style-name="P738"><text:span text:style-name="T739">Этот</text:span><text:span text:style-name="T740"><text:s/></text:span><text:span text:style-name="T741">механизм</text:span><text:span text:style-name="T742"><text:s/></text:span><text:span text:style-name="T743">использует</text:span><text:span text:style-name="T744"><text:s/>event port</text:span><text:span text:style-name="T745"><text:s/></text:span><text:span text:style-name="T746">Solaris 10.<text:s/></text:span><text:span text:style-name="T747">Как и всё на Solaris, он очень медленный, но он очень хорошо масштабируется (O (active_fds)).</text:span></text:p>
        <text:p text:style-name="P748"><text:span text:style-name="T749">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text:s/></text:span><text:span text:style-name="T750">EVBACKEND_SELECT<text:s/></text:span><text:span text:style-name="T751">и<text:s/></text:span><text:span text:style-name="T752">EVBACKEND_POLL</text:span><text:span text:style-name="T753">.</text:span></text:p>
        <text:p text:style-name="P754"><text:span text:style-name="T755">Положительная сторона этого бэкенда — полное выполнение спецификаций во всех тестах и полная встраиваемость, что редко для<text:s/></text:span><text:span text:style-name="T756">ОС</text:span><text:span text:style-name="T757">-специфичных бэкендов (я предпочитаю предсказуемость обходным путям).</text:span></text:p>
        <text:p text:style-name="P758"><text:span text:style-name="T759">Отрицательная сторона —<text:s/></text:span><text:span text:style-name="T760">причудливость. Он<text:s/></text:span><text:span text:style-name="T761">настолько странный, что даже сам sun ошибается в своих примерах кода: функция опроса событий иногда передаёт события 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оизошло ли событие или нет, потому что вам нужно повторно активировать стража.</text:span></text:p>
        <text:p text:style-name="P762"><text:span text:style-name="T763">К счастью, libev, похоже, способен обойти этот идиотизм.</text:span></text:p>
        <text:p text:style-name="P764"><text:span text:style-name="T765">Этот бэкенд сопоставляет<text:s/></text:span><text:span text:style-name="T766">EV_READ</text:span><text:span text:style-name="T767"><text:s/>и<text:s/></text:span><text:span text:style-name="T768">EV_WRITE</text:span><text:span text:style-name="T769"><text:s/>так же, как<text:s/></text:span><text:span text:style-name="T770">EVBACKEND_POLL</text:span><text:span text:style-name="T771">.</text:span></text:p>
        <text:p text:style-name="Heading"><text:span text:style-name="SourceText">EVBACKEND_ALL</text:span></text:p>
        <text:p text:style-name="P772"><text:bookmark-start text:name="result_box20"/><text:bookmark-end text:name="result_box20"/><text:span text:style-name="T773">Пробует все бэкэнды (даже потенциально сломанные, которые не будут проверяться с<text:s/></text:span><text:span text:style-name="T774">EVFLAG_AUTO</text:span><text:span text:style-name="T775">).</text:span><text:span text:style-name="T776"><text:s/>т.к. это маска, допустимо<text:s/></text:span><text:span text:style-name="T777">EVBACKEND</text:span><text:span text:style-name="T778">_</text:span><text:span text:style-name="T779">ALL</text:span><text:span text:style-name="T780"><text:s/></text:span><text:span text:style-name="T781">&amp; ~</text:span><text:span text:style-name="T782">EVBACKEND</text:span><text:span text:style-name="T783">_</text:span><text:span text:style-name="T784">KQUEUE</text:span><text:span text:style-name="T785">.</text:span></text:p>
        <text:p text:style-name="P786"><text:span text:style-name="T787">Определенно не рекомендуется использовать этот флаг.<text:s/></text:span><text:span text:style-name="T788">Вместо этого используйте, что<text:s/></text:span><text:span text:style-name="T789">возвращает</text:span><text:span text:style-name="T790"><text:s/>ev_recommended_backends()</text:span><text:span text:style-name="T791">, или просто не указывать бэкенд вообще.</text:span></text:p>
        <text:p text:style-name="Heading"><text:span text:style-name="SourceText">EVBACKEND_MASK</text:span></text:p>
        <text:p text:style-name="P792"><text:bookmark-start text:name="result_box21"/><text:bookmark-end text:name="result_box21"/><text:span text:style-name="T793">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text:s/></text:span><text:span text:style-name="T794">LIBEV_FLAGS</text:span><text:span text:style-name="T795">).</text:span></text:p>
        <text:p text:style-name="P796"><text:bookmark-start text:name="result_box22"/><text:bookmark-end text:name="result_box22"/><text:soft-page-break/><text:span text:style-name="T797">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text:s/></text:span><text:span text:style-name="T798">ev_recommended_backends()</text:span><text:span text:style-name="T799">.</text:span></text:p>
        <text:p text:style-name="P800"><text:span text:style-name="T801">Пример. Попробуйте создать цикл событий, который использует epoll и ничего другого.</text:span></text:p>
        <text:p text:style-name="P802"><text:span text:style-name="T803">struct ev_loop *epoller = ev_loop_new (EVBACKEND_EPOLL | EVFLAG_NOENV);</text:span></text:p>
        <text:p text:style-name="P804"><text:s text:c="3"/>if (!epoller)</text:p>
        <text:p text:style-name="P805"><text:s text:c="5"/>fatal ("no epoll found here, maybe it hides under your chair");</text:p>
        <text:p text:style-name="P806"><text:bookmark-start text:name="result_box23"/><text:bookmark-end text:name="result_box23"/><text:span text:style-name="T807">Пример: используйте все, что предлагает libev, но убедитесь, что<text:s/></text:span><text:span text:style-name="T808">kqueue</text:span><text:span text:style-name="T809"><text:s/>используется, если доступно.</text:span></text:p>
        <text:p text:style-name="P810"><text:span text:style-name="T811"><text:s/></text:span><text:span text:style-name="T812">struct ev_loop *loop = ev_loop_new (ev_recommended_backends () | EVBACKEND_KQUEUE);</text:span></text:p>
        <text:p text:style-name="P813"><text:span text:style-name="T814">Пример: подобно, на<text:s/></text:span><text:span text:style-name="T815">Linux</text:span><text:span text:style-name="T816">, вы возможно захотите получить преимущества от использования<text:s/></text:span><text:span text:style-name="T817">Linux</text:span><text:span text:style-name="T818"><text:s/></text:span><text:span text:style-name="T819">AIO</text:span><text:span text:style-name="T820"><text:s/>или отступить к чему-нибудь другому, если это невозможно.</text:span></text:p>
        <text:p text:style-name="P821">struct ev_loop *loop = ev_loop_new (ev_recommended_backends () | EVBACKEND_LINUXAIO);</text:p>
        <text:h text:style-name="Heading3" text:outline-level="3"><text:bookmark-start text:name="__RefHeading___Toc399_1213527551"/><text:bookmark-start text:name="_Toc13485065"/><text:bookmark-start text:name="_Toc13504427"/><text:span text:style-name="SourceText">ev_loop_destroy (loop)</text:span><text:bookmark-end text:name="__RefHeading___Toc399_1213527551"/><text:bookmark-end text:name="_Toc13485065"/><text:bookmark-end text:name="_Toc13504427"/></text:h>
        <text:p text:style-name="P822"><text:bookmark-start text:name="result_box24"/><text:bookmark-end text:name="result_box24"/><text:span text:style-name="T823">Уничтожает объект ЦС (освобождает всю память и состояние ядра и т. д.). Ни один из активных стражей не будет остановлен в обычном смысле, так, например,<text:s/></text:span><text:span text:style-name="T824">ev_is_active</text:span><text:span text:style-name="T825"><text:s/>может по-прежнему возвращать true. Это ваша обязанность либо полностью остановить все стражи, прежде чем вызывать эту функцию, либо справиться с этим фактом (как правило, это самая простая вещь, вы можете просто игнорировать наблюдатели и/или выполнить<text:s/></text:span><text:span text:style-name="T826">free()</text:span><text:span text:style-name="T827">, например).</text:span></text:p>
        <text:p text:style-name="P828"><text:span text:style-name="T829">Обратите внимание, что определенное глобальное состояние, такое как состояние сигнала (и установленные обработчики сигналов), не будут восстановлены этой функцией, как и связанные стражи (такие как сигналы и стражи потомков) должны быть остановлены вручную.</text:span></text:p>
        <text:p text:style-name="P830"><text:span text:style-name="T831">Эта функция обычно используется для объектов цикла, выделенных<text:s/></text:span><text:span text:style-name="T832">ev_loop_new</text:span><text:span text:style-name="T833">, но также может использоваться для цикла по умолчанию, возвращаемом<text:s/></text:span><text:span text:style-name="T834">ev_default_loop</text:span><text:span text:style-name="T835">, и в последнем случае она не является потокобезопасой.</text:span></text:p>
        <text:p text:style-name="P836"><text:span text:style-name="T837">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ы. Если вам нужны динамически выделенные циклы, лучше использовать<text:s/></text:span><text:span text:style-name="T838">ev_loop_new</text:span><text:span text:style-name="T839"><text:s/>и<text:s/></text:span><text:span text:style-name="T840">ev_loop_destroy</text:span><text:span text:style-name="T841">.</text:span></text:p>
        <text:h text:style-name="Heading3" text:outline-level="3"><text:bookmark-start text:name="__RefHeading___Toc401_1213527551"/><text:bookmark-start text:name="_Toc13485066"/><text:bookmark-start text:name="_Toc13504428"/><text:span text:style-name="SourceText">ev_loop_fork (loop)</text:span><text:bookmark-end text:name="__RefHeading___Toc401_1213527551"/><text:bookmark-end text:name="_Toc13485066"/><text:bookmark-end text:name="_Toc13504428"/></text:h>
        <text:p text:style-name="P842"><text:bookmark-start text:name="result_box25"/><text:bookmark-end text:name="result_box25"/><text:span text:style-name="T843">Эта функция устанавливает флаг, который приводит к переинициализации бэкндов на следующей итерации<text:s/></text:span><text:span text:style-name="T844">ev_run</text:span><text:span text:style-name="T845">. Несмотря на название, вы можете вызывать её в любое время, когда можно запускать или останавливать стражи (за исключением ОВ<text:s/></text:span><text:span text:style-name="T846">ev_prepare</text:span><text:span text:style-name="T847">), но наибольший смысл после<text:s/></text:span><text:span text:style-name="T848">fork</text:span><text:span text:style-name="T849"><text:s/>в дочернем процессе. Вы<text:s/></text:span><text:span text:style-name="T850">должны</text:span><text:span text:style-name="T851"><text:s/>вызвать её (или использовать<text:s/></text:span><text:span text:style-name="T852">EVFLAG_FORKCHECK</text:span><text:span text:style-name="T853">) в дочернем процессе перед возобновлением ЦС или вызовом<text:s/></text:span><text:span text:style-name="T854">ev_run</text:span><text:span text:style-name="T855">.</text:span></text:p>
        <text:p text:style-name="P856"><text:span text:style-name="T857">Кроме того, если вы хотите повторно использовать цикл (через эту функцию или<text:s/></text:span><text:span text:style-name="T858">EVFLAG_FORKCHECK</text:span><text:span text:style-name="T859">), вы<text:s/></text:span><text:span text:style-name="T860">также</text:span><text:span text:style-name="T861"><text:s/>должны игнорировать<text:s/></text:span><text:span text:style-name="T862">SIGPIPE</text:span><text:span text:style-name="T863">.</text:span></text:p>
        <text:p text:style-name="P864"><text:span text:style-name="T865">Опять же, вы должны вызвать её для каждлго ЦС, который хотите повторно использовать после fork,<text:s/></text:span><text:span text:style-name="T866">даже если вы не планируете использовать ЦС в родительском процессе</text:span><text:span text:style-name="T867">. Это связано с<text:s/></text:span><text:soft-page-break/><text:span text:style-name="T868">тем, что некоторые интерфейсы ядра *cough* kqueue *cough* делают забавные вещи во время fork.</text:span></text:p>
        <text:p text:style-name="P869"><text:span text:style-name="T870">С другой стороны, нужно вызвать эту функцию в дочернем процессе, если и только если вы хотите использовать ЦС в дочернем процессе. Если вы просто fork + exec или создаете новый цикл в дочернем процессе, вам не нужно вызывать её вообще (на самом деле<text:s/></text:span><text:span text:style-name="T871">epoll<text:s/></text:span><text:span text:style-name="T872">настолько сильно кривой, что он создаёт отличие, но libev обычно сама обнаруживает это и выполняет дорогостоящее пересоздание бэкэнда).</text:span></text:p>
        <text:p text:style-name="P873"><text:span text:style-name="T874">Сама функция довольно быстрая, и обычно не проблема вызвать её на всякий случай после fork.</text:span></text:p>
        <text:p text:style-name="P875"><text:span text:style-name="T876">Пример: автоматизация вызова<text:s/></text:span><text:span text:style-name="T877">ev_loop_fork</text:span><text:span text:style-name="T878"><text:s/>в ЦС по умолчанию при использовании pthreads.</text:span></text:p>
        <text:p text:style-name="P879"><text:span text:style-name="T880"><text:s text:c="3"/></text:span><text:span text:style-name="T881">static void</text:span></text:p>
        <text:p text:style-name="P882"><text:s text:c="3"/>post_fork_child (void)</text:p>
        <text:p text:style-name="P883"><text:s text:c="3"/>{</text:p>
        <text:p text:style-name="P884"><text:s text:c="5"/>ev_loop_fork (EV_DEFAULT);</text:p>
        <text:p text:style-name="P885"><text:s text:c="3"/>}</text:p>
        <text:p text:style-name="P886"/>
        <text:p text:style-name="P887"><text:s text:c="3"/>...</text:p>
        <text:p text:style-name="P888"><text:s text:c="3"/>pthread_atfork (0, 0, post_fork_child);</text:p>
        <text:h text:style-name="Heading3" text:outline-level="3"><text:bookmark-start text:name="__RefHeading___Toc403_1213527551"/><text:bookmark-start text:name="_Toc13485067"/><text:bookmark-start text:name="_Toc13504429"/><text:span text:style-name="T889">int ev_is_default_loop (loop)</text:span><text:bookmark-end text:name="__RefHeading___Toc403_1213527551"/><text:bookmark-end text:name="_Toc13485067"/><text:bookmark-end text:name="_Toc13504429"/></text:h>
        <text:p text:style-name="P890"><text:bookmark-start text:name="result_box26"/><text:bookmark-end text:name="result_box26"/><text:span text:style-name="T891">Возвращает true, если переданный цикл является, по сути, циклом по умолчанию, и false в противном случае.</text:span></text:p>
        <text:h text:style-name="Heading3" text:outline-level="3"><text:bookmark-start text:name="__RefHeading___Toc405_1213527551"/><text:bookmark-start text:name="_Toc13485068"/><text:bookmark-start text:name="_Toc13504430"/><text:span text:style-name="T892">unsigned int ev_iteration (loop)</text:span><text:bookmark-end text:name="__RefHeading___Toc405_1213527551"/><text:bookmark-end text:name="_Toc13485068"/><text:bookmark-end text:name="_Toc13504430"/></text:h>
        <text:p text:style-name="P893"><text:bookmark-start text:name="result_box27"/><text:bookmark-end text:name="result_box27"/><text:span text:style-name="T894">Возвращает текущий счетчик 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p>
        <text:p text:style-name="P895"><text:span text:style-name="T896">Это значение иногда может быть полезно в качестве счётчика итераций (он «считает» число итераций цикла), он примерно соответствует количеству вызовов<text:s/></text:span><text:span text:style-name="T897">ev_prepare</text:span><text:span text:style-name="T898"><text:s/>и<text:s/></text:span><text:span text:style-name="T899">ev_check —<text:s/></text:span><text:span text:style-name="T900">и увеличивается между этапами подготовки и проверки.</text:span></text:p>
        <text:h text:style-name="Heading3" text:outline-level="3"><text:bookmark-start text:name="__RefHeading___Toc407_1213527551"/><text:bookmark-start text:name="_Toc13485069"/><text:bookmark-start text:name="_Toc13504431"/><text:span text:style-name="T901">unsigned int ev_depth (loop)</text:span><text:bookmark-end text:name="__RefHeading___Toc407_1213527551"/><text:bookmark-end text:name="_Toc13485069"/><text:bookmark-end text:name="_Toc13504431"/></text:h>
        <text:p text:style-name="P902"><text:bookmark-start text:name="result_box28"/><text:bookmark-end text:name="result_box28"/><text:span text:style-name="T903">Возвращает количество раз,<text:s/></text:span><text:span text:style-name="T904">ev_run</text:span><text:span text:style-name="T905"><text:s/>был введен за вычетом количества раз, когда<text:s/></text:span><text:span text:style-name="T906">ev_run</text:span><text:span text:style-name="T907"><text:s/>был нормально завершен, другими словами, глубина рекурсии.</text:span></text:p>
        <text:p text:style-name="P908"><text:span text:style-name="T909">Вне<text:s/></text:span><text:span text:style-name="T910">ev_run</text:span><text:span text:style-name="T911"><text:s/>это число равно нулю. В ОВ это число равно 1, если<text:s/></text:span><text:span text:style-name="T912">ev_run</text:span><text:span text:style-name="T913"><text:s/>не был вызван рекурсивно (или из другого потока), в таком случае оно больше.</text:span></text:p>
        <text:p text:style-name="P914"><text:span text:style-name="T915">Оставлять<text:s/></text:span><text:span text:style-name="T916">ev_run</text:span><text:span text:style-name="T917"><text:s/>ненормальным (setjmp / longjmp, отменять поток, генерировать исключения и т. д.), не считается «выходом» - считайте это подсказкой, и избегайте такого неджентльменского поведения.</text:span></text:p>
        <text:h text:style-name="Heading3" text:outline-level="3"><text:bookmark-start text:name="__RefHeading___Toc409_1213527551"/><text:bookmark-start text:name="_Toc13485070"/><text:bookmark-start text:name="_Toc13504432"/><text:span text:style-name="T918">unsigned int ev_backend (loop)</text:span><text:bookmark-end text:name="__RefHeading___Toc409_1213527551"/><text:bookmark-end text:name="_Toc13485070"/><text:bookmark-end text:name="_Toc13504432"/></text:h>
        <text:p text:style-name="P919"><text:bookmark-start text:name="result_box29"/><text:bookmark-end text:name="result_box29"/><text:span text:style-name="T920">Возвращает один из флагов<text:s/></text:span><text:span text:style-name="T921">EVBACKEND_ *</text:span><text:span text:style-name="T922">, указывающий используемый бэкэнд события.</text:span></text:p>
        <text:h text:style-name="Heading3" text:outline-level="3"><text:bookmark-start text:name="_Toc13504433"/><text:bookmark-start text:name="_Toc13485071"/><text:bookmark-start text:name="__RefHeading___Toc411_1213527551"/><text:span text:style-name="T923">ev_tstamp ev_now (loop)</text:span><text:bookmark-end text:name="_Toc13504433"/><text:bookmark-end text:name="_Toc13485071"/><text:bookmark-end text:name="__RefHeading___Toc411_1213527551"/></text:h>
        <text:p text:style-name="P924"><text:bookmark-start text:name="result_box30"/><text:bookmark-end text:name="result_box30"/><text:span text:style-name="T925">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text:s/></text:span><text:soft-page-break/><text:span text:style-name="T926">это также базовое время, для относительных таймеров. Вы можете рассматривать его как временную отметку происходящего события (или, вернее, когда libev, узнала о нём).</text:span></text:p>
        <text:h text:style-name="Heading3" text:outline-level="3"><text:bookmark-start text:name="__RefHeading___Toc413_1213527551"/><text:bookmark-start text:name="_Toc13485072"/><text:bookmark-start text:name="_Toc13504434"/><text:span text:style-name="SourceText">ev_now_update (loop)</text:span><text:bookmark-end text:name="__RefHeading___Toc413_1213527551"/><text:bookmark-end text:name="_Toc13485072"/><text:bookmark-end text:name="_Toc13504434"/></text:h>
        <text:p text:style-name="P927"><text:bookmark-start text:name="result_box31"/><text:bookmark-end text:name="result_box31"/><text:span text:style-name="T928">Устанавливает текущее время, запрашивая ядро, обновляя время, возвращаемое<text:s/></text:span><text:span text:style-name="T929">ev_now()</text:span><text:span text:style-name="T930"><text:s/>во время работы. Это дорогостоящая операция и обычно выполняется автоматически в<text:s/></text:span><text:span text:style-name="T931">ev_run()</text:span><text:span text:style-name="T932">.</text:span><text:span text:style-name="T933"><text:line-break/>Эта функция редко бывает полезной, но когда какой-либо ОВ выполняется очень долго, не возвращая в ЦС, обновить текущее время libev является хорошей идеей.</text:span></text:p>
        <text:p text:style-name="P934"><text:span text:style-name="T935">См. Также<text:s/></text:span><text:span text:style-name="T936">Особая проблема обновления времени</text:span><text:span text:style-name="T937"><text:s/>в разделе<text:s/></text:span><text:span text:style-name="T938">ev_timer</text:span><text:span text:style-name="T939">.</text:span></text:p>
        <text:h text:style-name="Heading3" text:outline-level="3"><text:bookmark-start text:name="__RefHeading___Toc415_1213527551"/><text:bookmark-start text:name="_Toc13485073"/><text:bookmark-start text:name="_Toc13504435"/><text:span text:style-name="T940">ev_suspend (loop)</text:span><text:bookmark-end text:name="__RefHeading___Toc415_1213527551"/><text:bookmark-end text:name="_Toc13485073"/><text:bookmark-end text:name="_Toc13504435"/></text:h>
        <text:h text:style-name="Heading3" text:outline-level="3"><text:bookmark-start text:name="__RefHeading___Toc417_1213527551"/><text:bookmark-start text:name="_Toc13485074"/><text:bookmark-start text:name="_Toc13504436"/><text:span text:style-name="T941">ev_resume (loop)</text:span><text:bookmark-end text:name="__RefHeading___Toc417_1213527551"/><text:bookmark-end text:name="_Toc13485074"/><text:bookmark-end text:name="_Toc13504436"/></text:h>
        <text:p text:style-name="P942"><text:bookmark-start text:name="result_box32"/><text:bookmark-end text:name="result_box32"/><text:span text:style-name="T943">Эти две функции приостанавливают и возобновляют работу ЦС. ЦС не используется некоторое время, тайм-ауты не обрабатываются. Типичным примером использования будет интерактивная программа, такая как игра: когда 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text:s/></text:span><text:span text:style-name="T944">ev_suspend</text:span><text:span text:style-name="T945"><text:s/>в вашем обработчике<text:s/></text:span><text:span text:style-name="T946">SIGTSTP</text:span><text:span text:style-name="T947">, отправив себе<text:s/></text:span><text:span text:style-name="T948">SIGSTOP</text:span><text:span text:style-name="T949"><text:s/>и вызвав<text:s/></text:span><text:span text:style-name="T950">ev_resume</text:span><text:span text:style-name="T951"><text:s/>непосредственно после этого, чтобы возобновить работу таймера.</text:span></text:p>
        <text:p text:style-name="P952"><text:span text:style-name="T953">Фактически, все стражи<text:s/></text:span><text:span text:style-name="T954">ev_timer</text:span><text:span text:style-name="T955"><text:s/>будут задержаны на время, между вызовами<text:s/></text:span><text:span text:style-name="T956">ev_suspend</text:span><text:span text:style-name="T957"><text:s/>и<text:s/></text:span><text:span text:style-name="T958">ev_resume</text:span><text:span text:style-name="T959">, и все<text:s/></text:span><text:span text:style-name="T960">ev_periodic</text:span><text:span text:style-name="T961"><text:s/>стражи будут сохранены (то есть они потеряют свои события, которые произошли в течении времени приостановки).</text:span></text:p>
        <text:p text:style-name="P962"><text:span text:style-name="T963">После вызова<text:s/></text:span><text:span text:style-name="T964">ev_suspend</text:span><text:span text:style-name="T965"><text:s/>вы не должны вызывать никаких функций к данному циклу кроме<text:s/></text:span><text:span text:style-name="T966">ev_resume</text:span><text:span text:style-name="T967">, и вы не должны вызывать<text:s/></text:span><text:span text:style-name="T968">ev_resume</text:span><text:span text:style-name="T969"><text:s/>без предшествующего вызова<text:s/></text:span><text:span text:style-name="T970">ev_suspend</text:span><text:span text:style-name="T971">.</text:span></text:p>
        <text:p text:style-name="P972"><text:span text:style-name="T973">Вызов<text:s/></text:span><text:span text:style-name="T974">ev_suspend</text:span><text:span text:style-name="T975">/</text:span><text:span text:style-name="T976">ev_resume</text:span><text:span text:style-name="T977"><text:s/>в качестве побочного эффекта может влияет на время обновления ЦС (</text:span><text:span text:style-name="T978">см.<text:s/></text:span><text:span text:style-name="T979">ev_now_update</text:span><text:span text:style-name="T980">)</text:span><text:span text:style-name="T981">.</text:span></text:p>
        <text:h text:style-name="Heading3" text:outline-level="3"><text:bookmark-start text:name="_Toc13485075"/><text:bookmark-start text:name="__RefHeading___Toc3698_778546294"/><text:bookmark-start text:name="_Toc13504437"/><text:span text:style-name="T982">bool ev_run (loop, int flags)</text:span><text:bookmark-end text:name="_Toc13485075"/><text:bookmark-end text:name="__RefHeading___Toc3698_778546294"/><text:bookmark-end text:name="_Toc13504437"/></text:h>
        <text:p text:style-name="P983"><text:span text:style-name="T984">Наконец, обработчик событий. Эта функция обычно вызывается после того, как вы инициализировали все свои стражи и хотите начать обработку 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p>
        <text:p text:style-name="P985"><text:span text:style-name="T986">Если аргумент flags указан как 0, он будет обрабатывать события до тех пор, пока будут активны стражи или не будет вызван<text:s/></text:span><text:span text:style-name="T987">ev_break</text:span><text:span text:style-name="T988">.</text:span></text:p>
        <text:p text:style-name="P989"><text:span text:style-name="T990">Возвращает false, если больше нет активных стражей (что обычно означает «все задания выполнены» или «взаимоблокировка»), и true во всех других случаях (что обычно означает «вам следует снова вызвать<text:s/></text:span><text:span text:style-name="T991">ev_run</text:span><text:span text:style-name="T992">»).</text:span></text:p>
        <text:p text:style-name="P993"><text:span text:style-name="T994">Обратите внимание, что явный вызов<text:s/></text:span><text:span text:style-name="T995">ev_break</text:span><text:span text:style-name="T996"><text:s/>обычно лучше, чем полагаться на то, что все стражи будут остановлены при принятии решения о завершении программы (особенно в интерактивных программах), но иметь программу, в которой ЦС работает столько, сколько требуется и не больше, благодаря тому, что все его стражи останавливаются вовремя, это действительно красиво.</text:span></text:p>
        <text:soft-page-break/>
        <text:p text:style-name="P997"><text:span text:style-name="T998">Эта функция<text:s/></text:span><text:span text:style-name="T999">в основном</text:span><text:span text:style-name="T1000"><text:s/>безопасна для исключений - вы можете выйти из<text:s/></text:span><text:span text:style-name="T1001">ev_run</text:span><text:span text:style-name="T1002">, вызвав longjmp в ОВ, возбудив исключение C++ и так далее. Это не уменьшит значение<text:s/></text:span><text:span text:style-name="T1003">ev_depth</text:span><text:span text:style-name="T1004"><text:s/>и не сбрасывает ожидающие<text:s/></text:span><text:span text:style-name="T1005">EVBREAK_ONE</text:span><text:span text:style-name="T1006">.</text:span></text:p>
        <text:p text:style-name="P1007"><text:span text:style-name="T1008">Со значением флага<text:s/></text:span><text:span text:style-name="T1009">EVRUN_NOWAIT</text:span><text:span text:style-name="T1010"><text:s/></text:span><text:span text:style-name="T1011">ev</text:span><text:span text:style-name="T1012">_</text:span><text:span text:style-name="T1013">run</text:span><text:span text:style-name="T1014"><text:s/>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 управление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p>
        <text:p text:style-name="P1015"><text:span text:style-name="T1016">Со значением флага<text:s/></text:span><text:span text:style-name="T1017">EVRUN_ONCE</text:span><text:span text:style-name="T1018"><text:s/></text:span><text:span text:style-name="T1019">ev</text:span><text:span text:style-name="T1020">_</text:span><text:span text:style-name="T1021">run</text:span><text:span text:style-name="T1022"><text:s/>будет искать новые события (ожидать при необходимости) и обрабатывать их и любые уже ожидающие. Будет блокировать ваш процесс до тех пор, пока не будет получено хотя бы одно новое событие (которое может оказаться внутренним для самого libev, поэтому нет гарантий, что будет вызван зарегистрированный пользователем ОВ), и вернет управление после одной итерации цикла.</text:span></text:p>
        <text:p text:style-name="P1023"><text:span text:style-name="T1024">Это полезно, если вы ожидаете какое-то внешнее событие в сочетании с чем-то, что не может быть выражено с помощью других стражей libev (т.е. "создание собственного<text:s/></text:span><text:span text:style-name="T1025">ev_run</text:span><text:span text:style-name="T1026">"). Однако пара стражей<text:s/></text:span><text:span text:style-name="T1027">ev_prepare / ev_check</text:span><text:span text:style-name="T1028"><text:s/>обычно является лучшим средством для таких ситуаций.</text:span></text:p>
        <text:p text:style-name="P1029"><text:span text:style-name="T1030">Вот ужасные подробности того, что делает<text:s/></text:span><text:span text:style-name="T1031">ev_run</text:span><text:span text:style-name="T1032"><text:s/>(это для общего понимания, без гарантий того, что в будущих версиях все будет именно так):</text:span></text:p>
        <text:list text:style-name="LFO1" text:continue-numbering="true">
          <text:list-item>
            <text:p text:style-name="P1033"><text:span text:style-name="T1034">Увеличить счётчик глубины цикла.</text:span></text:p>
          </text:list-item>
          <text:list-item>
            <text:p text:style-name="P1035"><text:span text:style-name="T1036">Сбросить<text:s/></text:span><text:span text:style-name="T1037">ev</text:span><text:span text:style-name="T1038">_</text:span><text:span text:style-name="T1039">break</text:span><text:span text:style-name="T1040"><text:s/>статус.</text:span></text:p>
          </text:list-item>
          <text:list-item>
            <text:p text:style-name="P1041">До первой итерации, вызвать все ожидающие стражи.</text:p>
          </text:list-item>
        </text:list>
        <text:p text:style-name="P1042"><text:span text:style-name="T1043">ЦИКЛ</text:span><text:span text:style-name="T1044">:</text:span></text:p>
        <text:list text:style-name="LFO1" text:continue-numbering="true">
          <text:list-item>
            <text:p text:style-name="P1045"><text:span text:style-name="T1046">Если<text:s/></text:span><text:span text:style-name="T1047">EVFLAG</text:span><text:span text:style-name="T1048">_</text:span><text:span text:style-name="T1049">FORKCHECK</text:span><text:span text:style-name="T1050"><text:s/>был использован, проверить на<text:s/></text:span><text:span text:style-name="T1051">fork</text:span><text:span text:style-name="T1052">.</text:span></text:p>
          </text:list-item>
          <text:list-item>
            <text:p text:style-name="P1053"><text:span text:style-name="T1054">Если<text:s/></text:span><text:span text:style-name="T1055">fork</text:span><text:span text:style-name="T1056"><text:s/>был обнаружен (любым способом), собрать в очередь и вызвать<text:s/></text:span><text:span text:style-name="T1057">fork</text:span><text:span text:style-name="T1058"><text:s/>стражи.</text:span></text:p>
          </text:list-item>
          <text:list-item>
            <text:p text:style-name="P1059">Вызвать по очередь все подготовленные стражи.</text:p>
          </text:list-item>
          <text:list-item>
            <text:p text:style-name="P1060"><text:span text:style-name="T1061">Если<text:s/></text:span><text:span text:style-name="T1062">ev</text:span><text:span text:style-name="T1063">_</text:span><text:span text:style-name="T1064">break</text:span><text:span text:style-name="T1065"><text:s/>был вызван, прейти к КОНЦУ.</text:span></text:p>
          </text:list-item>
          <text:list-item>
            <text:p text:style-name="P1066"><text:span text:style-name="T1067">Если мы были<text:s/></text:span><text:span text:style-name="T1068">fork</text:span><text:span text:style-name="T1069">’нуты, отсоединиться и пересоздать состояние ядра для того что бы не беспокоить др. процесс.</text:span></text:p>
          </text:list-item>
          <text:list-item>
            <text:p text:style-name="P1070">Обновит состояние ядра со всеми ожидающимися изменениями.</text:p>
          </text:list-item>
          <text:list-item>
            <text:p text:style-name="P1071"><text:span text:style-name="T1072">Обновить "время ЦС" (</text:span><text:span text:style-name="T1073">ev</text:span><text:span text:style-name="T1074">_</text:span><text:span text:style-name="T1075">now</text:span><text:span text:style-name="T1076">()</text:span><text:span text:style-name="T1077">).</text:span></text:p>
          </text:list-item>
          <text:list-item>
            <text:p text:style-name="P1078"><text:span text:style-name="T1079">Подсчитать на сколько заснуть или заблокировать если вообще (активировать стражи простоя,<text:s/></text:span><text:span text:style-name="T1080">EVRUN</text:span><text:span text:style-name="T1081">_</text:span><text:span text:style-name="T1082">NOWAIT</text:span><text:span text:style-name="T1083"><text:s/>или при отсутствии активных стражей перезапуститься без засыпания).</text:span></text:p>
          </text:list-item>
          <text:list-item>
            <text:p text:style-name="P1084"><text:span text:style-name="T1085">Заснуть если<text:s/></text:span><text:span text:style-name="T1086">I</text:span><text:span text:style-name="T1087">/</text:span><text:span text:style-name="T1088">O</text:span><text:span text:style-name="T1089"><text:s/>и таймер требуют этого.</text:span></text:p>
          </text:list-item>
          <text:list-item>
            <text:p text:style-name="P1090"><text:span text:style-name="T1091">Увеличить</text:span><text:span text:style-name="T1092"><text:s/></text:span><text:span text:style-name="T1093">счётчик</text:span><text:span text:style-name="T1094"><text:s/></text:span><text:span text:style-name="T1095">цикла</text:span><text:span text:style-name="T1096">.</text:span></text:p>
          </text:list-item>
          <text:list-item>
            <text:p text:style-name="P1097">Заблокировать процесс в ожидании каких-нибудь событий.</text:p>
          </text:list-item>
          <text:list-item>
            <text:p text:style-name="P1098"><text:span text:style-name="T1099">Очередь из всех появившихся <text:s/></text:span><text:span text:style-name="T1100">I</text:span><text:span text:style-name="T1101">/</text:span><text:span text:style-name="T1102">O</text:span><text:span text:style-name="T1103"><text:s/>(</text:span><text:span text:style-name="T1104">fd</text:span><text:span text:style-name="T1105">) событий.</text:span></text:p>
          </text:list-item>
          <text:list-item>
            <text:p text:style-name="P1106"><text:span text:style-name="T1107">Обновить "время ЦС" (</text:span><text:span text:style-name="T1108">ev</text:span><text:span text:style-name="T1109">_</text:span><text:span text:style-name="T1110">now</text:span><text:span text:style-name="T1111">()</text:span><text:span text:style-name="T1112">).</text:span></text:p>
          </text:list-item>
          <text:list-item>
            <text:p text:style-name="P1113">Очередь всех закончившихся таймеров.</text:p>
          </text:list-item>
          <text:list-item>
            <text:p text:style-name="P1114">Очередь всех закончившихся периодических таймеров.</text:p>
          </text:list-item>
          <text:list-item>
            <text:p text:style-name="P1115">Очередь всех стражей простоя с приоритетом выше чем у ожидающих событий.</text:p>
          </text:list-item>
          <text:list-item>
            <text:p text:style-name="P1116"><text:span text:style-name="T1117">Очередь проверки всех стражей</text:span><text:span text:style-name="T1118">.</text:span></text:p>
          </text:list-item>
          <text:list-item>
            <text:p text:style-name="P1119">Call all queued watchers in reverse order (i.e. check watchers first). Signals and child watchers are implemented as I/O watchers, and will <text:s text:c="2"/>be handled here by queueing them when their watcher gets executed.</text:p>
          </text:list-item>
          <text:list-item>
            <text:p text:style-name="P1120"><text:span text:style-name="T1121">Если<text:s/></text:span><text:span text:style-name="T1122">ev</text:span><text:span text:style-name="T1123">_</text:span><text:span text:style-name="T1124">break</text:span><text:span text:style-name="T1125"><text:s/>был вызван, или<text:s/></text:span><text:span text:style-name="T1126">EVRUN</text:span><text:span text:style-name="T1127">_</text:span><text:span text:style-name="T1128">ONCE</text:span><text:span text:style-name="T1129"><text:s/>или<text:s/></text:span><text:span text:style-name="T1130">EVRUN</text:span><text:span text:style-name="T1131">_</text:span><text:span text:style-name="T1132">NOWAIT</text:span><text:span text:style-name="T1133"><text:s/></text:span><text:span text:style-name="T1134">был использован, или не активных стражей, прейти к КОНЦУ, в противном случае продоллжить ЦИКЛ.</text:span></text:p>
          </text:list-item>
        </text:list>
        <text:p text:style-name="P1135"><text:span text:style-name="T1136">КОНЕЦ</text:span><text:span text:style-name="T1137">:</text:span></text:p>
        <text:list text:style-name="LFO1" text:continue-numbering="true">
          <text:list-item>
            <text:p text:style-name="P1138"><text:span text:style-name="T1139">Сбросить<text:s/></text:span><text:span text:style-name="T1140">ev</text:span><text:span text:style-name="T1141">_</text:span><text:span text:style-name="T1142">break</text:span><text:span text:style-name="T1143"><text:s/>сли он был<text:s/></text:span><text:span text:style-name="T1144">EVBREAK</text:span><text:span text:style-name="T1145">_</text:span><text:span text:style-name="T1146">ONE</text:span><text:span text:style-name="T1147">.</text:span></text:p>
          </text:list-item>
          <text:list-item>
            <text:p text:style-name="P1148">Уменьшить счётчик глубины цикла.</text:p>
          </text:list-item>
          <text:list-item>
            <text:p text:style-name="P1149">Вернуть управление.</text:p>
          </text:list-item>
        </text:list>
        <text:p text:style-name="P1150">Пример: создать очередь из нескольких работ и запустить цикл, пока они не закончатся.</text:p>
        <text:p text:style-name="P1151"><text:tab/>регистрируются стражи событий, у них должна быть работа</text:p>
        <text:p text:style-name="PreformattedText"><text:span text:style-name="T1152"><text:tab/></text:span><text:span text:style-name="T1153">ev</text:span><text:span text:style-name="T1154">_</text:span><text:span text:style-name="T1155">run</text:span><text:span text:style-name="T1156"><text:s/>(</text:span><text:span text:style-name="T1157">my</text:span><text:span text:style-name="T1158">_</text:span><text:span text:style-name="T1159">loop</text:span><text:span text:style-name="T1160">, 0);</text:span></text:p>
        <text:p text:style-name="P1161"><text:tab/>работа выполнена или кто-то вызвал остановку</text:p>
        <text:h text:style-name="Heading3" text:outline-level="3"><text:bookmark-start text:name="__RefHeading___Toc4779_97013820"/>ev_break (loop, how)<text:bookmark-end text:name="__RefHeading___Toc4779_97013820"/></text:h>
        <text:p text:style-name="P1162">Может быть использована для досрочного выхода из<text:s/><text:span text:style-name="T1163">ev</text:span><text:span text:style-name="T1164">_</text:span><text:span text:style-name="T1165">run</text:span><text:s/>(но только после обработки всех ожидающих событий). Аргумент<text:s/><text:span text:style-name="T1166">how</text:span><text:s/>должен быть либо<text:s/><text:span text:style-name="T1167">EVBREAK</text:span><text:span text:style-name="T1168">_</text:span><text:span text:style-name="T1169">ONE</text:span>, который обеспечит возврат из текущего<text:s/><text:span text:style-name="T1170">ev</text:span><text:span text:style-name="T1171">_</text:span><text:span text:style-name="T1172">run</text:span>, или<text:s/><text:span text:style-name="T1173">EVBREAK</text:span><text:span text:style-name="T1174">_</text:span><text:span text:style-name="T1175">ALL</text:span>, который обеспечит возврат из рекурсивно вызванного<text:s/><text:span text:style-name="T1176">ev</text:span><text:span text:style-name="T1177">_</text:span><text:span text:style-name="T1178">run</text:span>.</text:p>
        <text:p text:style-name="P1179">Это "состояние выхода" будет сброшено при следующем вызове<text:s/><text:span text:style-name="T1180">ev</text:span><text:span text:style-name="T1181">_</text:span><text:span text:style-name="T1182">run</text:span>.</text:p>
        <text:p text:style-name="P1183">Безопасно вызывать<text:s/><text:span text:style-name="T1184">ev</text:span><text:span text:style-name="T1185">_</text:span><text:span text:style-name="T1186">break</text:span><text:s/>из вне<text:s/><text:span text:style-name="T1187">ev</text:span><text:span text:style-name="T1188">_</text:span><text:span text:style-name="T1189">run</text:span>, в этом случае не будет никакого эффекта.</text:p>
        <text:h text:style-name="P1190" text:outline-level="3"><text:bookmark-start text:name="__RefHeading___Toc4781_97013820"/>ev_ref<text:s/>(loop)<text:bookmark-end text:name="__RefHeading___Toc4781_97013820"/></text:h>
        <text:h text:style-name="P1191" text:outline-level="3"><text:bookmark-start text:name="__RefHeading___Toc4783_97013820"/>ev_unref (loop)<text:bookmark-end text:name="__RefHeading___Toc4783_97013820"/></text:h>
        <text:p text:style-name="P1192">Ref/unref могут быть использованы для добавления и удаления счетчика ссылок на ЦС: каждый страж содержит одну ссылку, и пока счетчик ссылок не нулевой,<text:s/><text:span text:style-name="T1193">ev_run<text:s/></text:span>не вернёт управление.</text:p>
        <text:p text:style-name="P1194">Это полезно когда у вас есть страж который вы не намереваетесь останавливать, но тем не менее он не должен препятствовать выходу из<text:s/><text:span text:style-name="T1195">ev_run.<text:s/></text:span>В этом случае надо вызвать<text:s/><text:span text:style-name="T1196">ev_unref</text:span><text:s/>после запуска стража и<text:s/><text:span text:style-name="T1197">ev_ref</text:span><text:s/>перед его остановкой.</text:p>
        <text:p text:style-name="P1198">Например, сама libev делает это для своего внутреннего сигнального пайпа: он скрыт для пользователя libev и не должен препятствовать выходу из<text:s/><text:span text:style-name="T1199">ev_run</text:span><text:s/>если не зарегистрированы активные стражи событий. Это также отличный вариант для повторяющихся таймеров или сторонних библиотек. Просто помните вызвать<text:s/><text:span text:style-name="T1200">ev_unref</text:span><text:s/>после запуска и ref перед остановкой (но только, если страж не был активным до, или был активным до, соответственно. Обратите также внимание, что libev может сама останавливать стражи (например, неповторяющиеся таймеры), и в этом случае вы должны вызвать<text:s/><text:span text:style-name="T1201">ev_ref</text:span><text:s/>из ОВ).</text:p>
        <text:soft-page-break/>
        <text:p text:style-name="P1202">Пример: создадим страж сигнала, но не позволим работать<text:s/><text:span text:style-name="T1203">ev_run</text:span><text:s/>когда больше ничего не активно.</text:p>
        <text:p text:style-name="P1204">ev_signal exitsig;</text:p>
        <text:p text:style-name="P1205"><text:s text:c="3"/>ev_signal_init (&amp;exitsig, sig_cb, SIGINT);</text:p>
        <text:p text:style-name="P1206"><text:s text:c="3"/>ev_signal_start (loop, &amp;exitsig);</text:p>
        <text:p text:style-name="PreformattedText"><text:span text:style-name="T1207"><text:s text:c="3"/>ev</text:span><text:span text:style-name="T1208">_</text:span><text:span text:style-name="T1209">unref</text:span><text:span text:style-name="T1210"><text:s/>(</text:span><text:span text:style-name="T1211">loop</text:span><text:span text:style-name="T1212">);</text:span></text:p>
        <text:p text:style-name="P1213">Пример: по какой то странной причине, отменим регистрацию обработчика снова.</text:p>
        <text:p text:style-name="P1214">ev_ref (loop);</text:p>
        <text:p text:style-name="P1215"><text:s text:c="3"/>ev_signal_stop (loop, &amp;exitsig);</text:p>
        <text:h text:style-name="P1216" text:outline-level="3"><text:bookmark-start text:name="__RefHeading___Toc9869_97013820"/>ev_set_io_collect_interval (loop, ev_tstamp interval)<text:bookmark-end text:name="__RefHeading___Toc9869_97013820"/></text:h>
        <text:h text:style-name="P1217" text:outline-level="3"><text:bookmark-start text:name="__RefHeading___Toc9871_97013820"/>ev_set_timeout_collect_interval (loop, ev_tstamp interval)<text:bookmark-end text:name="__RefHeading___Toc9871_97013820"/></text:h>
        <text:p text:style-name="P1218">Эти продвинутые функции влияют на время, которое libev будет тратить на ожидание событий. Оба временных интервала по умолчанию равны 0, что означает, что libev будет пытаться вызывать ОВ таймеров/повторяющихся таймеров и ОВ ввода/вывода с минимальной задержкой.</text:p>
        <text:p text:style-name="P1219">Установка более высоких значений (интервал должен быть&gt; = 0) позволяет libev задерживать ОВ ввода/вывода и таймеров/повторяющихся таймеров для повышения эффективности итераций цикла (или для увеличения возможностей энергосбережения).</text:p>
        <text:p text:style-name="P1220">Идея состоит в том, что иногда ваша программа работает достаточно быстро, чтобы обрабатывать одно (или очень мало) событий за цикл. Хотя это делает программу отзывчивой, но также тратит много времени ЦП на опрос новых событий, особенно с такими бэкэндами, как select(), которые тратят много ресурсов ЦП на итерацию, но могут доставлять много событий за раз.</text:p>
        <text:p text:style-name="P1221">Установив более высокий интервал опроса I/O, вы позволяете libev тратить больше времени на сбор I/O событий, поэтому вы можете обрабатывать больше событий за одну итерацию за счет увеличения задержки. Тайм-ауты (как<text:s/><text:span text:style-name="T1222">ev_periodic</text:span>, так и<text:s/><text:span text:style-name="T1223">ev_timer</text:span>) не будут затронуты. Установка этого значения в ненулевое значение приведет к дополнительному вызову ev_sleep() в большинстве итераций цикла. Время ожидания гарантирует, что libev не будет опрашивать I/O события чаще, чем один раз в течение этого интервала, в среднем (при условии, что точность времени достаточно высока).</text:p>
        <text:p text:style-name="P1224">Аналогично, устанавливая более высокий интервал проверки тайм-аутов, вы позволяете libev тратить больше времени на сбор тайм-аутов за счет увеличения задержки/лага/неточности (ОВ стража будет вызываться позже). На стражи ev_io это не повлияет. Установка этого значения в ненулевое значение не приведет к дополнительным расходам ресурсов в libev.</text:p>
        <text:p text:style-name="P1225">Многие (нагруженные) программы обычно могут получить выгоду, от установки интервала опроса I/O и тайм-аутов на значение около 0,1 или около того, что часто достаточно для интерактивных серверов (конечно, не для игр). Обычно не имеет смысла устанавливать его на более низкое значение, чем 0,01, так как это стремится к точности синхронизации большинства систем. Если вы проводите транзакции с внешним миром и не можете увеличить параллельность, то этот параметр ограничит количество ваших транзакции в секунду (если вам нужно выполнить один опрос для одной транзакции, а интервал опроса I/O равен 0,01, тогда вы можете делать более 100 транзакций в секунду).</text:p>
        <text:soft-page-break/>
        <text:p text:style-name="P1226">Установка интервала опроса тайм-аута может улучшить энергоэффективность, так как программа будет «склеивать» ОВ таймеров, которые «близки» по времени, вместе, задерживая некоторые из них, тем самым уменьшая количество засыпаний и пробуждений процесса. Еще один полезный метод для сокращения итераций — использовать стражи<text:s/><text:span text:style-name="T1227">ev_periodic</text:span><text:s/>и следить за тем, чтобы они запускались, скажем, только в пределах одной секунды.</text:p>
        <text:p text:style-name="P1228">Пример: нам нужна только 0,1<text:s/>с грануляцией<text:s/>тайм-аута, и мы не хотим опрашивать чаще, чем 100 раз в секунду:</text:p>
        <text:p text:style-name="P1229">ev_set_timeout_collect_interval (EV_DEFAULT_UC_ 0.1);</text:p>
        <text:p text:style-name="PreformattedText"><text:span text:style-name="T1230">ev_set_io_collect_interval (EV_DEFAULT_UC_ 0.01);</text:span></text:p>
        <text:h text:style-name="Heading3" text:outline-level="3"><text:bookmark-start text:name="__RefHeading___Toc10291_97013820"/>ev_invoke_pending (loop)<text:bookmark-end text:name="__RefHeading___Toc10291_97013820"/></text:h>
        <text:p text:style-name="P1231">Этот вызов просто вызовет всех ожидающих стражи при сбросе их ожидающего состояния. Обычно<text:s/><text:span text:style-name="T1232">ev_run</text:span><text:s/>делает это автоматически, когда это необходимо, но при переопределении ОВ этот вызов оказывается полезным. Эта функция может быть вызвана из стража — это может быть полезно, например, когда вы хотите сделать какой-то длительный расчет и хотите передать дальнейшую обработку событий другому потоку (вы все равно должны убедиться, что только один поток выполняется внутри<text:s/><text:span text:style-name="T1233">ev_invoke_pending</text:span><text:s/>или<text:s/><text:span text:style-name="T1234">ev_run</text:span>, конечно же ).</text:p>
        <text:p text:style-name="P1235">int ev_pending_count (loop)</text:p>
        <text:p text:style-name="P1236">Возвращает количество ожидающих<text:s/>стражей –<text:s/>ноль<text:s/>указывает, что ни один<text:s/>страж<text:s/>не ожидает.</text:p>
        <text:h text:style-name="P1237" text:outline-level="3"><text:bookmark-start text:name="__RefHeading___Toc10293_97013820"/>ev_set_invoke_pending_cb (loop, void (*invoke_pending_cb)(EV_P))<text:bookmark-end text:name="__RefHeading___Toc10293_97013820"/></text:h>
        <text:p text:style-name="P1238">Это переопределяет функциональность отложенного вызова цикла: вместо того, чтобы вызывать все ожидающие<text:s/>стражи, когда они<text:s/>готовы,<text:s/><text:span text:style-name="T1239">ev_run</text:span><text:s/>будет вызывать этот<text:s/>ОВ. Это полезно, например,<text:s/>если<text:s/>вы хотите<text:s/>фактически<text:s/>вызвать<text:s/>стражей<text:s/>внутри другого<text:s/>контекста (другого потока и т. д.).</text:p>
        <text:p text:style-name="Textbody">Если вы хотите сбросить<text:s/>ОВ, используйте<text:s/><text:span text:style-name="T1240">ev_invoke_pending</text:span><text:s/>в качестве нового<text:s/>ОВ.</text:p>
        <text:h text:style-name="P1241" text:outline-level="3"><text:bookmark-start text:name="__RefHeading___Toc10295_97013820"/>ev_set_loop_release_cb (loop, void (*release)(EV_P) throw (), void (*acquire)(EV_P) throw ())<text:bookmark-end text:name="__RefHeading___Toc10295_97013820"/></text:h>
        <text:p text:style-name="P1242">Иногда вы хотите разделить один и тот же цикл между несколькими потоками. Это можно сделать относительно просто, завернув вызовы<text:s/><text:span text:style-name="T1243">libev</text:span><text:s/>в mutex_lock / unlock.</text:p>
        <text:p text:style-name="P1244">Однако<text:s/><text:span text:style-name="T1245">ev_run</text:span><text:s/>может работать неопределенное время, поэтому нереально ждать<text:s/>выхода<text:s/>из него. Одним из способов решения этой проблемы является пробуждение цикла событий с помощью<text:s/><text:span text:style-name="T1246">ev_break</text:span><text:s/>и<text:s/><text:span text:style-name="T1247">ev_async_send</text:span>, другой способ – установить<text:s/>release<text:s/>и<text:s/>acquire<text:s/><text:span text:style-name="T1248">ОВ<text:s/></text:span>для цикла.</text:p>
        <text:p text:style-name="P1249">Если<text:s/>это<text:s/>установлено, то release будет вызываться непосредственно перед тем, как поток будет приостановлен в ожидании новых событий, а acquis вызывается сразу после этого.<text:s/></text:p>
        <text:p text:style-name="P1250">В идеале, release просто вызовет вашу функцию mutex_unlock, а<text:s/>acquire<text:s/>просто вызовет функцию mutex_lock снова.</text:p>
        <text:p text:style-name="P1251">В то время как модификации<text:s/>ЦС<text:s/>разрешены между вызовами<text:s/>release<text:s/>и<text:s/>acquire<text:s/>(это их единственная цель в конце концов), никакие сделанные изменения не будут влиять на<text:s/>ЦС, то есть добавление<text:s/>стражей<text:s/>не повлияет на набор файловых дескрипторов, которые<text:s/><text:soft-page-break/>просматриваются, или на время ожидания.<text:s/>Используйте<text:s/>страж<text:s/><text:span text:style-name="T1252">ev_async</text:span>, чтобы разбудить<text:s/><text:span text:style-name="T1253">ev_run</text:span>, когда вы хотите, чтобы он записывал любые сделанные вами изменения.<text:s/></text:p>
        <text:p text:style-name="P1254">Теоретически, потоки, выполняющие<text:s/><text:span text:style-name="T1255">ev_run</text:span>, будут безопасны при асинхронной отмене между вызовами<text:s/>release и<text:s/>acquire.<text:s/></text:p>
        <text:p text:style-name="P1256">См. также пример блокировки в разделе THREADS далее в этом документе.</text:p>
        <text:h text:style-name="Heading3" text:outline-level="3"><text:bookmark-start text:name="__RefHeading___Toc10297_97013820"/><text:span text:style-name="T1257">ev_set_userdata (loop, void *data)</text:span><text:bookmark-end text:name="__RefHeading___Toc10297_97013820"/></text:h>
        <text:h text:style-name="P1258" text:outline-level="3"><text:bookmark-start text:name="__RefHeading___Toc10299_97013820"/>void *ev_userdata (loop)<text:bookmark-end text:name="__RefHeading___Toc10299_97013820"/></text:h>
        <text:p text:style-name="P1259"><text:span text:style-name="T1260">Установка<text:s/></text:span><text:span text:style-name="T1261">и получ</text:span><text:span text:style-name="T1262">ение одного</text:span><text:span text:style-name="T1263"><text:s/></text:span><text:span text:style-name="T1264">void</text:span><text:span text:style-name="T1265">*, связанную с циклом.<text:s/></text:span><text:span text:style-name="T1266">Если<text:s/></text:span><text:span text:style-name="T1267">ev_set_userdata</text:span><text:span text:style-name="T1268"><text:s/>никогда не вызывался, тогда<text:s/></text:span><text:span text:style-name="T1269">ev_userdata</text:span><text:span text:style-name="T1270"><text:s/>возвращает<text:s/></text:span><text:span text:style-name="T1271">0.</text:span></text:p>
        <text:p text:style-name="P1272"><text:span text:style-name="T1273">Эти две функции могут использоваться для связывания произвольных данных с циклом и предназначены исключительно для<text:s/></text:span><text:span text:style-name="T1274">ОВ</text:span><text:span text:style-name="T1275"><text:s/></text:span><text:span text:style-name="T1276">invoke_pending_cb</text:span><text:span text:style-name="T1277">, release и</text:span><text:span text:style-name="T1278"><text:s/></text:span>acquire<text:span text:style-name="T1279">, описанных выше, но, конечно, могут испол</text:span><text:span text:style-name="T1280">ьзоваться также для любых других целей</text:span><text:span text:style-name="T1281">.</text:span></text:p>
        <text:h text:style-name="P1282" text:outline-level="3"><text:bookmark-start text:name="__RefHeading___Toc10301_97013820"/>ev_verify<text:s/>(loop)<text:bookmark-end text:name="__RefHeading___Toc10301_97013820"/></text:h>
        <text:p text:style-name="P1283"><text:bookmark-start text:name="__RefHeading___Toc10303_97013820"/>Эта функция делает что-то только когда<text:s/><text:span text:style-name="T1284">c</text:span>компилированна с поддержкой<text:s/><text:span text:style-name="T1285">EV_VERIFY</text:span>, что является значением по умолчанию для неминимальных сборок. Она пытается пройти через все внутренние структуры и проверить их на валидность. Если что-либо будет признано несовместимым, она выведет сообщение об ошибке в стандартный поток ошибок и вызовет abort().<text:s/></text:p>
        <text:p text:style-name="P1286">Она может быть использована для обнаружения ошибок внутри самого libev: при нормальных обстоятельствах эта функция никогда не прервёт выполнение, так как, конечно, libev сохраняет свои структуры данных согласованными.</text:p>
        <text:h text:style-name="Heading1" text:outline-level="1"><text:bookmark-end text:name="__RefHeading___Toc10303_97013820"/>АНАТОМИ СТРАЖА</text:h>
        <text:p text:style-name="P128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TMLPreformatted" style:display-name="HTML Preformatted" style:family="paragraph" style:parent-style-name="Normal">
      <style:text-properties style:font-name="Consolas" style:font-name-asian="Consola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Courier New"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Char" style:display-name="HTML Preformatted Char" style:family="text" style:parent-style-name="DefaultParagraphFont">
      <style:text-properties style:font-name="Consolas" style:font-name-asian="Consolas" style:font-name-complex="Mangal" fo:font-size="10pt" style:font-size-asian="10pt" style:font-size-complex="9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ergurjev</dc:creator>
    <meta:creation-date>2017-09-29T15:40:00Z</meta:creation-date>
    <dc:date>2019-07-09T10:34:00Z</dc:date>
    <meta:template xlink:href="Normal.dotm" xlink:type="simple"/>
    <meta:editing-cycles>251</meta:editing-cycles>
    <meta:editing-duration>PT61980S</meta:editing-duration>
    <meta:document-statistic meta:page-count="22" meta:paragraph-count="105" meta:word-count="7919" meta:character-count="52957" meta:row-count="376" meta:non-whitespace-character-count="45143"/>
  </office:meta>
</office:document-meta>
</file>